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mbria" svg:font-family="Cambri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Wingdings" svg:font-family="Wingdings" style:font-family-generic="roman"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Symbol" svg:font-family="Symbol" style:font-family-generic="system" style:font-pitch="variable"/>
    <style:font-face style:name="Wingdings1" svg:font-family="Wingdings"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3.5556in" fo:margin-left="1.2986in" table:align="left" style:writing-mode="lr-tb"/>
    </style:style>
    <style:style style:name="Table1.A" style:family="table-column">
      <style:table-column-properties style:column-width="0.5in"/>
    </style:style>
    <style:style style:name="Table1.B" style:family="table-column">
      <style:table-column-properties style:column-width="2.125in"/>
    </style:style>
    <style:style style:name="Table1.C" style:family="table-column">
      <style:table-column-properties style:column-width="0.9306in"/>
    </style:style>
    <style:style style:name="Table1.A1" style:family="table-cell">
      <style:table-cell-properties fo:background-color="#b2b2b2" fo:padding="0.0382in" fo:border-left="0.05pt solid #000000" fo:border-right="none" fo:border-top="0.05pt solid #000000" fo:border-bottom="0.05pt solid #000000">
        <style:background-image/>
      </style:table-cell-properties>
    </style:style>
    <style:style style:name="Table1.C1" style:family="table-cell">
      <style:table-cell-properties fo:background-color="#b2b2b2"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ab8692"/>
    </style:style>
    <style:style style:name="P3" style:family="paragraph" style:parent-style-name="Standard">
      <style:text-properties fo:font-weight="bold" style:font-weight-asian="bold"/>
    </style:style>
    <style:style style:name="P4" style:family="paragraph" style:parent-style-name="Standard">
      <style:text-properties fo:font-weight="bold" officeooo:paragraph-rsid="006c5ef7" style:font-weight-asian="bold"/>
    </style:style>
    <style:style style:name="P5" style:family="paragraph" style:parent-style-name="Standard">
      <style:text-properties fo:font-weight="bold" officeooo:paragraph-rsid="012c708d" style:font-weight-asian="bold"/>
    </style:style>
    <style:style style:name="P6" style:family="paragraph" style:parent-style-name="Standard">
      <style:text-properties fo:font-weight="bold" officeooo:rsid="022a585d" officeooo:paragraph-rsid="022a585d" style:font-weight-asian="bold"/>
    </style:style>
    <style:style style:name="P7" style:family="paragraph" style:parent-style-name="Standard">
      <style:text-properties fo:font-weight="bold" officeooo:rsid="015f1dbe" officeooo:paragraph-rsid="015f1dbe" style:font-weight-asian="bold"/>
    </style:style>
    <style:style style:name="P8" style:family="paragraph" style:parent-style-name="Standard">
      <style:text-properties fo:font-weight="bold" officeooo:rsid="022cf98b" officeooo:paragraph-rsid="022cf98b" style:font-weight-asian="bold"/>
    </style:style>
    <style:style style:name="P9" style:family="paragraph" style:parent-style-name="Standard">
      <style:text-properties officeooo:rsid="001876dc" officeooo:paragraph-rsid="001876dc"/>
    </style:style>
    <style:style style:name="P10" style:family="paragraph" style:parent-style-name="Standard">
      <style:text-properties fo:font-style="italic" officeooo:rsid="004a00e7" style:font-style-asian="italic" style:font-style-complex="italic"/>
    </style:style>
    <style:style style:name="P11" style:family="paragraph" style:parent-style-name="Standard">
      <style:text-properties fo:font-style="italic" officeooo:rsid="0064eba0" officeooo:paragraph-rsid="0064eba0" style:font-style-asian="italic" style:font-style-complex="italic"/>
    </style:style>
    <style:style style:name="P12" style:family="paragraph" style:parent-style-name="Standard">
      <style:text-properties fo:font-style="italic" officeooo:paragraph-rsid="006c5ef7" style:font-style-asian="italic" style:font-style-complex="italic"/>
    </style:style>
    <style:style style:name="P13" style:family="paragraph" style:parent-style-name="Standard">
      <style:text-properties fo:font-style="italic" officeooo:rsid="00689a3d" officeooo:paragraph-rsid="00689a3d" style:font-style-asian="italic" style:font-style-complex="italic"/>
    </style:style>
    <style:style style:name="P14" style:family="paragraph" style:parent-style-name="Standard">
      <style:text-properties fo:font-style="italic" officeooo:rsid="00689a3d" officeooo:paragraph-rsid="0064eba0" style:font-style-asian="italic" style:font-style-complex="italic"/>
    </style:style>
    <style:style style:name="P15" style:family="paragraph" style:parent-style-name="Standard">
      <style:text-properties fo:font-style="italic" officeooo:rsid="01aec5eb" officeooo:paragraph-rsid="01aec5eb" style:font-style-asian="italic" style:font-style-complex="italic"/>
    </style:style>
    <style:style style:name="P16" style:family="paragraph" style:parent-style-name="Standard">
      <style:text-properties fo:font-style="italic" officeooo:rsid="01a84fc0" officeooo:paragraph-rsid="0116e692" style:font-style-asian="italic" style:font-style-complex="italic"/>
    </style:style>
    <style:style style:name="P17" style:family="paragraph" style:parent-style-name="Standard">
      <style:text-properties fo:font-style="italic" officeooo:rsid="0202a579" officeooo:paragraph-rsid="0202a579" style:font-style-asian="italic" style:font-style-complex="italic"/>
    </style:style>
    <style:style style:name="P18" style:family="paragraph" style:parent-style-name="Standard">
      <style:text-properties fo:font-style="italic" officeooo:paragraph-rsid="006c5ef7" style:font-style-asian="italic"/>
    </style:style>
    <style:style style:name="P19" style:family="paragraph" style:parent-style-name="Standard">
      <style:text-properties officeooo:paragraph-rsid="006c5ef7" style:font-style-complex="italic"/>
    </style:style>
    <style:style style:name="P20" style:family="paragraph" style:parent-style-name="Standard">
      <style:text-properties officeooo:rsid="010c224d" officeooo:paragraph-rsid="010c224d" style:font-style-complex="italic"/>
    </style:style>
    <style:style style:name="P21" style:family="paragraph" style:parent-style-name="Standard">
      <style:text-properties fo:font-style="normal" officeooo:rsid="00530266" officeooo:paragraph-rsid="00530266" style:font-style-asian="normal" style:font-style-complex="normal"/>
    </style:style>
    <style:style style:name="P22" style:family="paragraph" style:parent-style-name="Standard">
      <style:text-properties fo:font-style="normal" officeooo:rsid="00530266" officeooo:paragraph-rsid="019b1566" style:font-style-asian="normal" style:font-style-complex="normal"/>
    </style:style>
    <style:style style:name="P23" style:family="paragraph" style:parent-style-name="Standard">
      <style:text-properties fo:font-style="normal" officeooo:rsid="006a3268" officeooo:paragraph-rsid="00693399" style:font-style-asian="normal" style:font-style-complex="normal"/>
    </style:style>
    <style:style style:name="P24" style:family="paragraph" style:parent-style-name="Standard">
      <style:text-properties fo:font-style="normal" officeooo:rsid="006eae71" officeooo:paragraph-rsid="006eae71" style:font-style-asian="normal" style:font-style-complex="normal"/>
    </style:style>
    <style:style style:name="P25" style:family="paragraph" style:parent-style-name="Standard">
      <style:text-properties fo:font-style="normal" officeooo:rsid="006eae71" officeooo:paragraph-rsid="00689a3d" style:font-style-asian="normal" style:font-style-complex="normal"/>
    </style:style>
    <style:style style:name="P26" style:family="paragraph" style:parent-style-name="Standard">
      <style:text-properties fo:font-style="normal" officeooo:rsid="00782692" officeooo:paragraph-rsid="00782692" style:font-style-asian="normal" style:font-style-complex="normal"/>
    </style:style>
    <style:style style:name="P27" style:family="paragraph" style:parent-style-name="Standard">
      <style:text-properties fo:font-style="normal" officeooo:rsid="006b64c7" officeooo:paragraph-rsid="006b64c7" style:font-style-asian="normal" style:font-style-complex="normal"/>
    </style:style>
    <style:style style:name="P28" style:family="paragraph" style:parent-style-name="Standard">
      <style:text-properties fo:font-style="normal" officeooo:rsid="01402d13" officeooo:paragraph-rsid="01402d13" style:font-style-asian="normal" style:font-style-complex="normal"/>
    </style:style>
    <style:style style:name="P29" style:family="paragraph" style:parent-style-name="Standard">
      <style:text-properties fo:font-style="normal" officeooo:rsid="014ecfda" officeooo:paragraph-rsid="014ecfda" style:font-style-asian="normal" style:font-style-complex="normal"/>
    </style:style>
    <style:style style:name="P30" style:family="paragraph" style:parent-style-name="Standard">
      <style:text-properties fo:font-style="normal" officeooo:rsid="00fdadb7" officeooo:paragraph-rsid="00fdadb7" style:font-style-asian="normal" style:font-style-complex="normal"/>
    </style:style>
    <style:style style:name="P31" style:family="paragraph" style:parent-style-name="Standard">
      <style:text-properties fo:font-style="normal" officeooo:rsid="00fdadb7" officeooo:paragraph-rsid="01d9b00d" style:font-style-asian="normal" style:font-style-complex="normal"/>
    </style:style>
    <style:style style:name="P32" style:family="paragraph" style:parent-style-name="Standard">
      <style:text-properties fo:font-style="normal" officeooo:rsid="01d1eaee" officeooo:paragraph-rsid="01d1eaee" style:font-style-asian="normal" style:font-style-complex="normal"/>
    </style:style>
    <style:style style:name="P33" style:family="paragraph" style:parent-style-name="Standard">
      <style:text-properties fo:font-style="normal" fo:font-weight="bold" officeooo:rsid="00d8aa2b" officeooo:paragraph-rsid="00d8aa2b" style:font-style-asian="normal" style:font-weight-asian="bold" style:font-style-complex="normal" style:font-weight-complex="bold"/>
    </style:style>
    <style:style style:name="P34" style:family="paragraph" style:parent-style-name="Standard">
      <style:text-properties fo:font-style="normal" fo:font-weight="bold" officeooo:rsid="00d8aa2b" officeooo:paragraph-rsid="010e4f51" style:font-style-asian="normal" style:font-weight-asian="bold" style:font-style-complex="normal" style:font-weight-complex="bold"/>
    </style:style>
    <style:style style:name="P35" style:family="paragraph" style:parent-style-name="Standard">
      <style:text-properties fo:font-style="normal" fo:font-weight="bold" officeooo:rsid="00d8aa2b" officeooo:paragraph-rsid="023d1fbd" style:font-style-asian="normal" style:font-weight-asian="bold" style:font-style-complex="normal" style:font-weight-complex="bold"/>
    </style:style>
    <style:style style:name="P36" style:family="paragraph" style:parent-style-name="Standard">
      <style:text-properties fo:font-style="normal" fo:font-weight="bold" officeooo:rsid="00fea552" officeooo:paragraph-rsid="01543abd" style:font-style-asian="normal" style:font-weight-asian="bold" style:font-style-complex="normal" style:font-weight-complex="bold"/>
    </style:style>
    <style:style style:name="P37" style:family="paragraph" style:parent-style-name="Standard">
      <style:text-properties fo:font-style="normal" fo:font-weight="bold" officeooo:rsid="02293342" officeooo:paragraph-rsid="01543abd" style:font-style-asian="normal" style:font-weight-asian="bold" style:font-style-complex="normal" style:font-weight-complex="bold"/>
    </style:style>
    <style:style style:name="P38" style:family="paragraph" style:parent-style-name="Standard">
      <style:text-properties fo:font-style="normal" fo:font-weight="bold" officeooo:rsid="015ff516" officeooo:paragraph-rsid="015f1dbe" style:font-style-asian="normal" style:font-weight-asian="bold" style:font-style-complex="normal" style:font-weight-complex="bold"/>
    </style:style>
    <style:style style:name="P39" style:family="paragraph" style:parent-style-name="Standard">
      <style:text-properties fo:font-style="normal" fo:font-weight="normal" officeooo:rsid="01eedbcf" officeooo:paragraph-rsid="0067e994" style:font-style-asian="normal" style:font-weight-asian="normal" style:font-style-complex="normal" style:font-weight-complex="normal"/>
    </style:style>
    <style:style style:name="P40" style:family="paragraph" style:parent-style-name="Standard">
      <style:text-properties fo:font-style="normal" fo:font-weight="normal" officeooo:rsid="0159a696" officeooo:paragraph-rsid="021779aa" style:font-style-asian="normal" style:font-weight-asian="normal" style:font-style-complex="normal" style:font-weight-complex="normal"/>
    </style:style>
    <style:style style:name="P41" style:family="paragraph" style:parent-style-name="Standard">
      <style:text-properties fo:font-style="normal" fo:font-weight="normal" officeooo:rsid="015c3f70" officeooo:paragraph-rsid="0217a5af" style:font-style-asian="normal" style:font-weight-asian="normal" style:font-style-complex="normal" style:font-weight-complex="normal"/>
    </style:style>
    <style:style style:name="P42" style:family="paragraph" style:parent-style-name="Standard">
      <style:text-properties officeooo:paragraph-rsid="006c5ef7"/>
    </style:style>
    <style:style style:name="P43" style:family="paragraph" style:parent-style-name="Standard">
      <style:text-properties officeooo:paragraph-rsid="00b1a86a"/>
    </style:style>
    <style:style style:name="P44" style:family="paragraph" style:parent-style-name="Standard">
      <style:text-properties fo:color="#ff0000"/>
    </style:style>
    <style:style style:name="P45" style:family="paragraph" style:parent-style-name="Standard">
      <style:paragraph-properties fo:text-align="justify" style:justify-single-word="false"/>
      <style:text-properties fo:color="#000000" officeooo:paragraph-rsid="008b5600"/>
    </style:style>
    <style:style style:name="P46" style:family="paragraph" style:parent-style-name="Standard">
      <style:paragraph-properties fo:text-align="justify" style:justify-single-word="false"/>
      <style:text-properties fo:color="#000000" officeooo:paragraph-rsid="001876dc"/>
    </style:style>
    <style:style style:name="P47" style:family="paragraph" style:parent-style-name="Standard">
      <style:paragraph-properties fo:text-align="justify" style:justify-single-word="false"/>
      <style:text-properties fo:color="#000000" officeooo:paragraph-rsid="017bc543"/>
    </style:style>
    <style:style style:name="P48" style:family="paragraph" style:parent-style-name="Standard">
      <style:paragraph-properties fo:text-align="justify" style:justify-single-word="false"/>
      <style:text-properties fo:color="#000000" officeooo:paragraph-rsid="00abe560"/>
    </style:style>
    <style:style style:name="P49" style:family="paragraph" style:parent-style-name="Standard">
      <style:paragraph-properties fo:text-align="justify" style:justify-single-word="false"/>
      <style:text-properties fo:color="#000000" officeooo:rsid="016f8e14" officeooo:paragraph-rsid="016f8e14"/>
    </style:style>
    <style:style style:name="P50" style:family="paragraph" style:parent-style-name="Standard">
      <style:paragraph-properties fo:text-align="justify" style:justify-single-word="false"/>
      <style:text-properties fo:color="#000000" officeooo:rsid="017bc543" officeooo:paragraph-rsid="017bc543"/>
    </style:style>
    <style:style style:name="P51" style:family="paragraph" style:parent-style-name="Standard">
      <style:paragraph-properties fo:text-align="justify" style:justify-single-word="false"/>
      <style:text-properties fo:color="#000000" officeooo:rsid="00ab8692" officeooo:paragraph-rsid="018e0afa"/>
    </style:style>
    <style:style style:name="P52" style:family="paragraph" style:parent-style-name="Standard">
      <style:paragraph-properties fo:text-align="justify" style:justify-single-word="false"/>
      <style:text-properties officeooo:rsid="0067e994" officeooo:paragraph-rsid="00b1a86a"/>
    </style:style>
    <style:style style:name="P53" style:family="paragraph" style:parent-style-name="Standard">
      <style:text-properties style:use-window-font-color="true" fo:font-weight="normal" officeooo:rsid="010fe9e2" officeooo:paragraph-rsid="00600036" style:font-weight-asian="normal" style:font-weight-complex="normal"/>
    </style:style>
    <style:style style:name="P54" style:family="paragraph" style:parent-style-name="Standard">
      <style:text-properties style:use-window-font-color="true" fo:font-style="italic" fo:font-weight="normal" officeooo:rsid="01a84fc0" officeooo:paragraph-rsid="01b97f58" style:font-style-asian="italic" style:font-weight-asian="normal" style:font-style-complex="italic" style:font-weight-complex="normal"/>
    </style:style>
    <style:style style:name="P55" style:family="paragraph" style:parent-style-name="Standard">
      <style:text-properties officeooo:paragraph-rsid="011b57c1"/>
    </style:style>
    <style:style style:name="P56" style:family="paragraph" style:parent-style-name="Standard">
      <style:text-properties officeooo:rsid="00600036" officeooo:paragraph-rsid="01c214e6"/>
    </style:style>
    <style:style style:name="P57" style:family="paragraph" style:parent-style-name="List_20_Paragraph">
      <style:text-properties style:font-name="Wingdings" officeooo:paragraph-rsid="006c5ef7" style:font-name-asian="Wingdings1" style:font-name-complex="Wingdings1"/>
    </style:style>
    <style:style style:name="P58" style:family="paragraph" style:parent-style-name="List_20_Paragraph">
      <style:paragraph-properties fo:margin-left="0in" fo:margin-right="0in" fo:text-indent="0in" style:auto-text-indent="false"/>
      <style:text-properties fo:font-style="normal" officeooo:paragraph-rsid="006c5ef7" style:font-style-asian="normal" style:font-style-complex="normal"/>
    </style:style>
    <style:style style:name="P59" style:family="paragraph" style:parent-style-name="List_20_Paragraph">
      <style:paragraph-properties fo:margin-left="0in" fo:margin-right="0in" fo:text-indent="0in" style:auto-text-indent="false"/>
      <style:text-properties officeooo:paragraph-rsid="006c5ef7"/>
    </style:style>
    <style:style style:name="P60" style:family="paragraph" style:parent-style-name="List_20_Paragraph">
      <style:paragraph-properties fo:margin-left="0in" fo:margin-right="0in" fo:text-indent="0in" style:auto-text-indent="false"/>
      <style:text-properties officeooo:rsid="00d4c12c" officeooo:paragraph-rsid="00d4c12c"/>
    </style:style>
    <style:style style:name="P61" style:family="paragraph" style:parent-style-name="List_20_Paragraph">
      <style:paragraph-properties fo:margin-left="0in" fo:margin-right="0in" fo:text-indent="0in" style:auto-text-indent="false"/>
      <style:text-properties officeooo:rsid="0244f9ea" officeooo:paragraph-rsid="0244f9ea"/>
    </style:style>
    <style:style style:name="P62" style:family="paragraph" style:parent-style-name="List_20_Paragraph">
      <style:paragraph-properties fo:margin-left="0in" fo:margin-right="0in" fo:text-indent="0in" style:auto-text-indent="false"/>
      <style:text-properties officeooo:rsid="02486296" officeooo:paragraph-rsid="02486296"/>
    </style:style>
    <style:style style:name="P63" style:family="paragraph" style:parent-style-name="List_20_Paragraph">
      <style:paragraph-properties fo:margin-left="0in" fo:margin-right="0in" fo:text-indent="0in" style:auto-text-indent="false"/>
      <style:text-properties officeooo:rsid="024aab75" officeooo:paragraph-rsid="024aab75"/>
    </style:style>
    <style:style style:name="P64" style:family="paragraph" style:parent-style-name="List_20_Paragraph">
      <style:paragraph-properties fo:margin-left="0in" fo:margin-right="0in" fo:text-indent="0in" style:auto-text-indent="false"/>
      <style:text-properties officeooo:rsid="024d0326" officeooo:paragraph-rsid="024d0326"/>
    </style:style>
    <style:style style:name="P65" style:family="paragraph" style:parent-style-name="Standard">
      <style:paragraph-properties fo:margin-left="0in" fo:margin-right="0in" fo:text-indent="0in" style:auto-text-indent="false"/>
      <style:text-properties fo:font-style="normal" fo:font-weight="normal" officeooo:rsid="0159a696" officeooo:paragraph-rsid="01ffe913" style:font-style-asian="normal" style:font-weight-asian="normal" style:font-style-complex="normal" style:font-weight-complex="normal"/>
    </style:style>
    <style:style style:name="P66" style:family="paragraph" style:parent-style-name="Table_20_Contents">
      <style:text-properties officeooo:rsid="005404ad" officeooo:paragraph-rsid="0153c5ec"/>
    </style:style>
    <style:style style:name="P67" style:family="paragraph" style:parent-style-name="Table_20_Contents">
      <style:text-properties officeooo:rsid="005673f7" officeooo:paragraph-rsid="0153c5ec"/>
    </style:style>
    <style:style style:name="P68" style:family="paragraph" style:parent-style-name="Table_20_Contents">
      <style:text-properties officeooo:rsid="008034d4" officeooo:paragraph-rsid="0153c5ec"/>
    </style:style>
    <style:style style:name="P69" style:family="paragraph" style:parent-style-name="Table_20_Contents">
      <style:text-properties officeooo:rsid="0116a6a2" officeooo:paragraph-rsid="0153c5ec"/>
    </style:style>
    <style:style style:name="P70" style:family="paragraph" style:parent-style-name="Table_20_Contents">
      <style:text-properties officeooo:rsid="007e8413" officeooo:paragraph-rsid="0153c5ec"/>
    </style:style>
    <style:style style:name="P71" style:family="paragraph" style:parent-style-name="Figure">
      <style:text-properties fo:font-style="normal" fo:font-weight="bold" officeooo:rsid="00d8aa2b" officeooo:paragraph-rsid="0150db63" style:font-style-asian="normal" style:font-weight-asian="bold" style:font-style-complex="normal" style:font-weight-complex="bold"/>
    </style:style>
    <style:style style:name="P72" style:family="paragraph" style:parent-style-name="Figure">
      <style:text-properties fo:font-style="normal" fo:font-weight="bold" officeooo:rsid="00d8aa2b" officeooo:paragraph-rsid="0151ee19" style:font-style-asian="normal" style:font-weight-asian="bold" style:font-style-complex="normal" style:font-weight-complex="bold"/>
    </style:style>
    <style:style style:name="P73" style:family="paragraph" style:parent-style-name="Figure">
      <style:text-properties fo:font-style="normal" fo:font-weight="bold" officeooo:rsid="00d8aa2b" officeooo:paragraph-rsid="0153c5ec" style:font-style-asian="normal" style:font-weight-asian="bold" style:font-style-complex="normal" style:font-weight-complex="bold"/>
    </style:style>
    <style:style style:name="P74" style:family="paragraph" style:parent-style-name="Figure">
      <style:text-properties fo:font-style="normal" fo:font-weight="bold" officeooo:rsid="00d8aa2b" officeooo:paragraph-rsid="023d1fbd" style:font-style-asian="normal" style:font-weight-asian="bold" style:font-style-complex="normal" style:font-weight-complex="bold"/>
    </style:style>
    <style:style style:name="P75" style:family="paragraph" style:parent-style-name="Figure">
      <style:text-properties fo:font-weight="bold" officeooo:paragraph-rsid="0227bc78" style:font-weight-asian="bold"/>
    </style:style>
    <style:style style:name="P76" style:family="paragraph" style:parent-style-name="Standard" style:master-page-name="Standard">
      <style:paragraph-properties style:page-number="auto"/>
      <style:text-properties fo:font-weight="bold" officeooo:rsid="023f9cba" officeooo:paragraph-rsid="023f9cba" style:font-weight-asian="bold"/>
    </style:style>
    <style:style style:name="P77" style:family="paragraph" style:parent-style-name="Standard">
      <style:text-properties officeooo:paragraph-rsid="0258460d"/>
    </style:style>
    <style:style style:name="P78" style:family="paragraph" style:parent-style-name="Standard">
      <style:text-properties style:font-name="Cambria" fo:font-size="12pt"/>
    </style:style>
    <style:style style:name="P79" style:family="paragraph" style:parent-style-name="Standard">
      <style:paragraph-properties fo:margin-left="0in" fo:margin-right="0in" fo:text-indent="0in" style:auto-text-indent="false"/>
      <style:text-properties officeooo:rsid="0258460d" officeooo:paragraph-rsid="0258460d"/>
    </style:style>
    <style:style style:name="P80" style:family="paragraph" style:parent-style-name="Standard">
      <style:paragraph-properties fo:margin-left="0in" fo:margin-right="0in" fo:text-indent="0in" style:auto-text-indent="false"/>
      <style:text-properties officeooo:rsid="025b4bd3" officeooo:paragraph-rsid="025b4bd3"/>
    </style:style>
    <style:style style:name="P81" style:family="paragraph" style:parent-style-name="Standard">
      <style:paragraph-properties fo:margin-left="0.3335in" fo:margin-right="0in" fo:margin-top="0in" fo:margin-bottom="0.0972in" loext:contextual-spacing="false" fo:line-height="120%" fo:text-indent="-0.3335in" style:auto-text-indent="false"/>
      <style:text-properties style:font-name="Cambria" fo:font-size="12pt"/>
    </style:style>
    <style:style style:name="P82" style:family="paragraph" style:parent-style-name="List_20_Paragraph">
      <style:paragraph-properties fo:margin-left="0in" fo:margin-right="0in" fo:text-indent="0in" style:auto-text-indent="false"/>
      <style:text-properties officeooo:paragraph-rsid="006c5ef7"/>
    </style:style>
    <style:style style:name="P83" style:family="paragraph" style:parent-style-name="List_20_Paragraph">
      <style:paragraph-properties fo:margin-left="0in" fo:margin-right="0in" fo:text-indent="0in" style:auto-text-indent="false"/>
      <style:text-properties fo:font-style="italic" officeooo:rsid="0258460d" officeooo:paragraph-rsid="0258460d" style:font-style-asian="italic" style:font-style-complex="italic"/>
    </style:style>
    <style:style style:name="T1" style:family="text">
      <style:text-properties style:use-window-font-color="true" fo:font-weight="normal" style:font-weight-asian="normal" style:font-weight-complex="normal"/>
    </style:style>
    <style:style style:name="T2" style:family="text">
      <style:text-properties style:use-window-font-color="true" fo:font-weight="normal" officeooo:rsid="0061d3c0" style:font-weight-asian="normal" style:font-weight-complex="normal"/>
    </style:style>
    <style:style style:name="T3" style:family="text">
      <style:text-properties style:use-window-font-color="true" fo:font-weight="normal" officeooo:rsid="01182d23" style:font-weight-asian="normal" style:font-weight-complex="normal"/>
    </style:style>
    <style:style style:name="T4" style:family="text">
      <style:text-properties style:use-window-font-color="true" fo:font-weight="normal" officeooo:rsid="011b8c90" style:font-weight-asian="normal" style:font-weight-complex="normal"/>
    </style:style>
    <style:style style:name="T5" style:family="text">
      <style:text-properties style:use-window-font-color="true" fo:font-weight="normal" officeooo:rsid="011cc029" style:font-weight-asian="normal" style:font-weight-complex="normal"/>
    </style:style>
    <style:style style:name="T6" style:family="text">
      <style:text-properties style:use-window-font-color="true" fo:font-weight="normal" officeooo:rsid="011cd1ad" style:font-weight-asian="normal" style:font-weight-complex="normal"/>
    </style:style>
    <style:style style:name="T7" style:family="text">
      <style:text-properties style:use-window-font-color="true" fo:font-weight="normal" officeooo:rsid="0125099a" style:font-weight-asian="normal" style:font-weight-complex="normal"/>
    </style:style>
    <style:style style:name="T8" style:family="text">
      <style:text-properties style:use-window-font-color="true" fo:font-weight="normal" officeooo:rsid="012606c2" style:font-weight-asian="normal" style:font-weight-complex="normal"/>
    </style:style>
    <style:style style:name="T9" style:family="text">
      <style:text-properties style:use-window-font-color="true" fo:font-weight="normal" officeooo:rsid="01285dd7" style:font-weight-asian="normal" style:font-weight-complex="normal"/>
    </style:style>
    <style:style style:name="T10" style:family="text">
      <style:text-properties style:use-window-font-color="true" fo:font-weight="normal" officeooo:rsid="01288dfb" style:font-weight-asian="normal" style:font-weight-complex="normal"/>
    </style:style>
    <style:style style:name="T11" style:family="text">
      <style:text-properties style:use-window-font-color="true" fo:font-weight="normal" officeooo:rsid="01a99434" style:font-weight-asian="normal" style:font-weight-complex="normal"/>
    </style:style>
    <style:style style:name="T12" style:family="text">
      <style:text-properties style:use-window-font-color="true" fo:font-weight="normal" officeooo:rsid="01a9e081" style:font-weight-asian="normal" style:font-weight-complex="normal"/>
    </style:style>
    <style:style style:name="T13" style:family="text">
      <style:text-properties style:use-window-font-color="true" fo:font-weight="normal" officeooo:rsid="011b57c1" style:font-weight-asian="normal" style:font-weight-complex="normal"/>
    </style:style>
    <style:style style:name="T14" style:family="text">
      <style:text-properties style:use-window-font-color="true" fo:font-weight="normal" officeooo:rsid="01b687f0" style:font-weight-asian="normal" style:font-weight-complex="normal"/>
    </style:style>
    <style:style style:name="T15" style:family="text">
      <style:text-properties style:use-window-font-color="true" fo:font-weight="normal" officeooo:rsid="01c05ab9" style:font-weight-asian="normal" style:font-weight-complex="normal"/>
    </style:style>
    <style:style style:name="T16" style:family="text">
      <style:text-properties style:use-window-font-color="true" fo:font-weight="normal" officeooo:rsid="01c214e6" style:font-weight-asian="normal" style:font-weight-complex="normal"/>
    </style:style>
    <style:style style:name="T17" style:family="text">
      <style:text-properties style:use-window-font-color="true" fo:font-weight="normal" officeooo:rsid="01c3f788" style:font-weight-asian="normal" style:font-weight-complex="normal"/>
    </style:style>
    <style:style style:name="T18" style:family="text">
      <style:text-properties style:use-window-font-color="true" fo:font-weight="normal" officeooo:rsid="01be104a" style:font-weight-asian="normal" style:font-weight-complex="normal"/>
    </style:style>
    <style:style style:name="T19" style:family="text">
      <style:text-properties style:use-window-font-color="true" fo:font-weight="normal" officeooo:rsid="01c7bd91" style:font-weight-asian="normal" style:font-weight-complex="normal"/>
    </style:style>
    <style:style style:name="T20" style:family="text">
      <style:text-properties style:use-window-font-color="true" fo:font-weight="normal" officeooo:rsid="01c8e4eb" style:font-weight-asian="normal" style:font-weight-complex="normal"/>
    </style:style>
    <style:style style:name="T21" style:family="text">
      <style:text-properties style:use-window-font-color="true" fo:font-weight="normal" officeooo:rsid="0251fb2e" style:font-weight-asian="normal" style:font-weight-complex="normal"/>
    </style:style>
    <style:style style:name="T22" style:family="text">
      <style:text-properties style:use-window-font-color="true" style:text-position="0% 100%" fo:font-weight="normal" officeooo:rsid="011cd1ad" style:font-weight-asian="normal" style:font-weight-complex="normal"/>
    </style:style>
    <style:style style:name="T23" style:family="text">
      <style:text-properties style:use-window-font-color="true" style:text-position="0% 100%" fo:font-weight="normal" officeooo:rsid="012606c2" style:font-weight-asian="normal" style:font-weight-complex="normal"/>
    </style:style>
    <style:style style:name="T24" style:family="text">
      <style:text-properties style:use-window-font-color="true" style:text-position="0% 100%" fo:font-weight="normal" officeooo:rsid="01c7bd91" style:font-weight-asian="normal" style:font-weight-complex="normal"/>
    </style:style>
    <style:style style:name="T25" style:family="text">
      <style:text-properties style:use-window-font-color="true" style:text-position="0% 100%" fo:font-weight="normal" officeooo:rsid="01cb6b65" style:font-weight-asian="normal" style:font-weight-complex="normal"/>
    </style:style>
    <style:style style:name="T26" style:family="text">
      <style:text-properties style:use-window-font-color="true" style:text-position="0% 100%" fo:font-weight="normal" officeooo:rsid="01cc04d5" style:font-weight-asian="normal" style:font-weight-complex="normal"/>
    </style:style>
    <style:style style:name="T27" style:family="text">
      <style:text-properties style:use-window-font-color="true" style:text-position="0% 100%" fo:font-weight="normal" officeooo:rsid="01d9b00d" style:font-weight-asian="normal" style:font-weight-complex="normal"/>
    </style:style>
    <style:style style:name="T28" style:family="text">
      <style:text-properties fo:color="#ff0000"/>
    </style:style>
    <style:style style:name="T29" style:family="text">
      <style:text-properties fo:color="#ff0000" fo:font-weight="bold" style:font-weight-asian="bold" style:font-weight-complex="bold"/>
    </style:style>
    <style:style style:name="T30" style:family="text">
      <style:text-properties fo:color="#ff0000" fo:font-weight="bold" officeooo:rsid="0061d3c0" style:font-weight-asian="bold" style:font-weight-complex="bold"/>
    </style:style>
    <style:style style:name="T31" style:family="text">
      <style:text-properties fo:color="#ff0000" fo:font-weight="bold" officeooo:rsid="00cfe5d3" style:font-weight-asian="bold" style:font-weight-complex="bold"/>
    </style:style>
    <style:style style:name="T32" style:family="text">
      <style:text-properties fo:color="#ff0000" fo:font-weight="bold" officeooo:rsid="00e9e198" style:font-weight-asian="bold" style:font-weight-complex="bold"/>
    </style:style>
    <style:style style:name="T33" style:family="text">
      <style:text-properties fo:color="#ff0000" fo:font-weight="bold" officeooo:rsid="012d4204" style:font-weight-asian="bold" style:font-weight-complex="bold"/>
    </style:style>
    <style:style style:name="T34" style:family="text">
      <style:text-properties fo:color="#ff0000" fo:font-weight="bold" officeooo:rsid="006b9be6" style:font-weight-asian="bold" style:font-weight-complex="bold"/>
    </style:style>
    <style:style style:name="T35" style:family="text">
      <style:text-properties fo:color="#ff0000" fo:font-weight="bold" officeooo:rsid="01439d28" style:font-weight-asian="bold" style:font-weight-complex="bold"/>
    </style:style>
    <style:style style:name="T36" style:family="text">
      <style:text-properties fo:color="#ff0000" fo:font-weight="bold" officeooo:rsid="019b4816" style:font-weight-asian="bold" style:font-weight-complex="bold"/>
    </style:style>
    <style:style style:name="T37" style:family="text">
      <style:text-properties fo:color="#ff0000" fo:font-weight="bold" officeooo:rsid="011b57c1" style:font-weight-asian="bold" style:font-weight-complex="bold"/>
    </style:style>
    <style:style style:name="T38" style:family="text">
      <style:text-properties fo:color="#ff0000" fo:font-weight="bold" officeooo:rsid="015c3f70" style:font-weight-asian="bold" style:font-weight-complex="bold"/>
    </style:style>
    <style:style style:name="T39" style:family="text">
      <style:text-properties fo:color="#ff0000" fo:font-weight="bold" officeooo:rsid="018115e8" style:font-weight-asian="bold" style:font-weight-complex="bold"/>
    </style:style>
    <style:style style:name="T40" style:family="text">
      <style:text-properties fo:color="#ff0000" fo:font-weight="bold" officeooo:rsid="023d1fbd" style:font-weight-asian="bold" style:font-weight-complex="bold"/>
    </style:style>
    <style:style style:name="T41" style:family="text">
      <style:text-properties fo:color="#ff0000" fo:font-weight="bold" officeooo:rsid="023d2684" style:font-weight-asian="bold" style:font-weight-complex="bold"/>
    </style:style>
    <style:style style:name="T42" style:family="text">
      <style:text-properties fo:color="#ff0000" fo:font-weight="bold" officeooo:rsid="02465cdd" style:font-weight-asian="bold" style:font-weight-complex="bold"/>
    </style:style>
    <style:style style:name="T43" style:family="text">
      <style:text-properties fo:color="#ff0000" style:text-position="0% 100%" fo:font-style="italic" style:font-style-asian="italic" style:font-style-complex="italic"/>
    </style:style>
    <style:style style:name="T44" style:family="text">
      <style:text-properties fo:color="#ff0000" style:text-position="0% 100%" fo:font-weight="normal" officeooo:rsid="011d2d1c" style:font-weight-asian="normal" style:font-weight-complex="normal"/>
    </style:style>
    <style:style style:name="T45" style:family="text">
      <style:text-properties fo:color="#ff0000" fo:font-style="italic" style:font-style-asian="italic" style:font-style-complex="italic"/>
    </style:style>
    <style:style style:name="T46" style:family="text">
      <style:text-properties fo:color="#ff0000" fo:font-style="italic" officeooo:rsid="001b09ea" style:font-style-asian="italic" style:font-style-complex="italic"/>
    </style:style>
    <style:style style:name="T47" style:family="text">
      <style:text-properties fo:color="#ff0000" fo:font-style="italic" officeooo:rsid="00aaa1fc" style:font-style-asian="italic" style:font-style-complex="italic"/>
    </style:style>
    <style:style style:name="T48" style:family="text">
      <style:text-properties fo:color="#ff0000" style:text-underline-style="none" fo:font-weight="bold" officeooo:rsid="024f0221" style:font-weight-asian="bold" style:font-weight-complex="bold"/>
    </style:style>
    <style:style style:name="T49" style:family="text">
      <style:text-properties fo:font-style="italic" style:font-style-asian="italic"/>
    </style:style>
    <style:style style:name="T50" style:family="text">
      <style:text-properties fo:font-style="italic" officeooo:rsid="00b50ca2" style:font-style-asian="italic" style:font-style-complex="italic"/>
    </style:style>
    <style:style style:name="T51" style:family="text">
      <style:text-properties style:font-name="Wingdings" style:font-name-asian="Wingdings1" style:font-name-complex="Wingdings1"/>
    </style:style>
    <style:style style:name="T52" style:family="text">
      <style:text-properties style:text-position="0% 100%"/>
    </style:style>
    <style:style style:name="T53" style:family="text">
      <style:text-properties style:text-position="0% 100%" officeooo:rsid="008b5600"/>
    </style:style>
    <style:style style:name="T54" style:family="text">
      <style:text-properties style:text-position="0% 100%" officeooo:rsid="003cda63"/>
    </style:style>
    <style:style style:name="T55" style:family="text">
      <style:text-properties style:text-position="0% 100%" officeooo:rsid="00ac9d9f"/>
    </style:style>
    <style:style style:name="T56" style:family="text">
      <style:text-properties style:text-position="0% 100%" officeooo:rsid="008d859b"/>
    </style:style>
    <style:style style:name="T57" style:family="text">
      <style:text-properties style:text-position="0% 100%" officeooo:rsid="00a7768c"/>
    </style:style>
    <style:style style:name="T58" style:family="text">
      <style:text-properties style:text-position="0% 100%" fo:font-weight="normal" style:font-weight-asian="normal" style:font-weight-complex="normal"/>
    </style:style>
    <style:style style:name="T59" style:family="text">
      <style:text-properties style:text-position="0% 100%" officeooo:rsid="00afaa55"/>
    </style:style>
    <style:style style:name="T60" style:family="text">
      <style:text-properties style:text-position="0% 100%" officeooo:rsid="00b50ca2"/>
    </style:style>
    <style:style style:name="T61" style:family="text">
      <style:text-properties style:text-position="0% 100%" officeooo:rsid="01987ed9"/>
    </style:style>
    <style:style style:name="T62" style:family="text">
      <style:text-properties style:text-position="0% 100%" officeooo:rsid="019c8b8c"/>
    </style:style>
    <style:style style:name="T63" style:family="text">
      <style:text-properties style:text-position="0% 100%" officeooo:rsid="012d4204"/>
    </style:style>
    <style:style style:name="T64" style:family="text">
      <style:text-properties style:text-position="0% 100%" officeooo:rsid="01439d28"/>
    </style:style>
    <style:style style:name="T65" style:family="text">
      <style:text-properties style:text-position="0% 100%" officeooo:rsid="01f50f65"/>
    </style:style>
    <style:style style:name="T66" style:family="text">
      <style:text-properties style:text-position="0% 100%" officeooo:rsid="020ee438"/>
    </style:style>
    <style:style style:name="T67" style:family="text">
      <style:text-properties style:text-position="0% 100%" officeooo:rsid="020feb40"/>
    </style:style>
    <style:style style:name="T68" style:family="text">
      <style:text-properties style:text-position="0% 100%" officeooo:rsid="0210f570"/>
    </style:style>
    <style:style style:name="T69" style:family="text">
      <style:text-properties style:text-position="0% 100%" officeooo:rsid="0212dbff"/>
    </style:style>
    <style:style style:name="T70" style:family="text">
      <style:text-properties style:text-position="0% 100%" officeooo:rsid="0214a55a"/>
    </style:style>
    <style:style style:name="T71" style:family="text">
      <style:text-properties style:text-position="0% 100%" fo:font-style="normal" officeooo:rsid="022ce597" style:font-style-asian="normal" style:font-style-complex="normal" style:font-weight-complex="bold"/>
    </style:style>
    <style:style style:name="T72" style:family="text">
      <style:text-properties style:text-position="0% 100%" fo:font-style="normal" officeooo:rsid="026970e5" style:font-style-asian="normal" style:font-style-complex="normal"/>
    </style:style>
    <style:style style:name="T73" style:family="text">
      <style:text-properties style:text-position="0% 100%" officeooo:rsid="010c224d"/>
    </style:style>
    <style:style style:name="T74" style:family="text">
      <style:text-properties officeooo:rsid="00205a00"/>
    </style:style>
    <style:style style:name="T75" style:family="text">
      <style:text-properties officeooo:rsid="0026797d"/>
    </style:style>
    <style:style style:name="T76" style:family="text">
      <style:text-properties officeooo:rsid="0031ab9b"/>
    </style:style>
    <style:style style:name="T77" style:family="text">
      <style:text-properties officeooo:rsid="0039c16e"/>
    </style:style>
    <style:style style:name="T78" style:family="text">
      <style:text-properties officeooo:rsid="003cda63"/>
    </style:style>
    <style:style style:name="T79" style:family="text">
      <style:text-properties officeooo:rsid="00550e12"/>
    </style:style>
    <style:style style:name="T80" style:family="text">
      <style:text-properties officeooo:rsid="005673f7"/>
    </style:style>
    <style:style style:name="T81" style:family="text">
      <style:text-properties officeooo:rsid="006b9be6"/>
    </style:style>
    <style:style style:name="T82" style:family="text">
      <style:text-properties officeooo:rsid="006c5ef7"/>
    </style:style>
    <style:style style:name="T83" style:family="text">
      <style:text-properties officeooo:rsid="00733db0"/>
    </style:style>
    <style:style style:name="T84" style:family="text">
      <style:text-properties officeooo:rsid="008b5600"/>
    </style:style>
    <style:style style:name="T85" style:family="text">
      <style:text-properties officeooo:rsid="00abe560"/>
    </style:style>
    <style:style style:name="T86" style:family="text">
      <style:text-properties officeooo:rsid="00ac9d9f"/>
    </style:style>
    <style:style style:name="T87" style:family="text">
      <style:text-properties officeooo:rsid="00afaa55"/>
    </style:style>
    <style:style style:name="T88" style:family="text">
      <style:text-properties officeooo:rsid="00b1a86a"/>
    </style:style>
    <style:style style:name="T89" style:family="text">
      <style:text-properties officeooo:rsid="00b50ca2"/>
    </style:style>
    <style:style style:name="T90" style:family="text">
      <style:text-properties officeooo:rsid="00b643c2"/>
    </style:style>
    <style:style style:name="T91" style:family="text">
      <style:text-properties officeooo:rsid="008d859b"/>
    </style:style>
    <style:style style:name="T92" style:family="text">
      <style:text-properties officeooo:rsid="008b1d57"/>
    </style:style>
    <style:style style:name="T93" style:family="text">
      <style:text-properties officeooo:rsid="0092f70a"/>
    </style:style>
    <style:style style:name="T94" style:family="text">
      <style:text-properties officeooo:rsid="009e71c3"/>
    </style:style>
    <style:style style:name="T95" style:family="text">
      <style:text-properties officeooo:rsid="00a27458"/>
    </style:style>
    <style:style style:name="T96" style:family="text">
      <style:text-properties officeooo:rsid="00a7768c"/>
    </style:style>
    <style:style style:name="T97" style:family="text">
      <style:text-properties officeooo:rsid="00d8aa2b"/>
    </style:style>
    <style:style style:name="T98" style:family="text">
      <style:text-properties officeooo:rsid="00e1250a"/>
    </style:style>
    <style:style style:name="T99" style:family="text">
      <style:text-properties officeooo:rsid="00e13248"/>
    </style:style>
    <style:style style:name="T100" style:family="text">
      <style:text-properties officeooo:rsid="00fcf0c3"/>
    </style:style>
    <style:style style:name="T101" style:family="text">
      <style:text-properties officeooo:rsid="00fdf0e9"/>
    </style:style>
    <style:style style:name="T102" style:family="text">
      <style:text-properties officeooo:rsid="00fe94fe"/>
    </style:style>
    <style:style style:name="T103" style:family="text">
      <style:text-properties officeooo:rsid="00fea552"/>
    </style:style>
    <style:style style:name="T104" style:family="text">
      <style:text-properties officeooo:rsid="010c224d"/>
    </style:style>
    <style:style style:name="T105" style:family="text">
      <style:text-properties officeooo:rsid="01137556"/>
    </style:style>
    <style:style style:name="T106" style:family="text">
      <style:text-properties officeooo:rsid="0115411c"/>
    </style:style>
    <style:style style:name="T107" style:family="text">
      <style:text-properties officeooo:rsid="01178397"/>
    </style:style>
    <style:style style:name="T108" style:family="text">
      <style:text-properties officeooo:rsid="01202a08"/>
    </style:style>
    <style:style style:name="T109" style:family="text">
      <style:text-properties officeooo:rsid="012d4204"/>
    </style:style>
    <style:style style:name="T110" style:family="text">
      <style:text-properties officeooo:rsid="013095fd"/>
    </style:style>
    <style:style style:name="T111" style:family="text">
      <style:text-properties officeooo:rsid="01362c44"/>
    </style:style>
    <style:style style:name="T112" style:family="text">
      <style:text-properties officeooo:rsid="0141da08"/>
    </style:style>
    <style:style style:name="T113" style:family="text">
      <style:text-properties officeooo:rsid="01439d28"/>
    </style:style>
    <style:style style:name="T114" style:family="text">
      <style:text-properties officeooo:rsid="0149ae24"/>
    </style:style>
    <style:style style:name="T115" style:family="text">
      <style:text-properties officeooo:rsid="01543abd"/>
    </style:style>
    <style:style style:name="T116" style:family="text">
      <style:text-properties fo:font-style="normal" style:font-style-asian="normal" style:font-style-complex="normal" style:font-weight-complex="bold"/>
    </style:style>
    <style:style style:name="T117" style:family="text">
      <style:text-properties fo:font-style="normal" officeooo:rsid="00fea552" style:font-style-asian="normal" style:font-style-complex="normal" style:font-weight-complex="bold"/>
    </style:style>
    <style:style style:name="T118" style:family="text">
      <style:text-properties fo:font-style="normal" officeooo:rsid="015d2973" style:font-style-asian="normal" style:font-style-complex="normal" style:font-weight-complex="bold"/>
    </style:style>
    <style:style style:name="T119" style:family="text">
      <style:text-properties fo:font-style="normal" officeooo:rsid="015ff516" style:font-style-asian="normal" style:font-style-complex="normal" style:font-weight-complex="bold"/>
    </style:style>
    <style:style style:name="T120" style:family="text">
      <style:text-properties fo:font-style="normal" officeooo:rsid="02293342" style:font-style-asian="normal" style:font-style-complex="normal" style:font-weight-complex="bold"/>
    </style:style>
    <style:style style:name="T121" style:family="text">
      <style:text-properties fo:font-style="normal" officeooo:rsid="022ad5c4" style:font-style-asian="normal" style:font-style-complex="normal" style:font-weight-complex="bold"/>
    </style:style>
    <style:style style:name="T122" style:family="text">
      <style:text-properties fo:font-style="normal" officeooo:rsid="022b798f" style:font-style-asian="normal" style:font-style-complex="normal" style:font-weight-complex="bold"/>
    </style:style>
    <style:style style:name="T123" style:family="text">
      <style:text-properties fo:font-style="normal" officeooo:rsid="022c67f0" style:font-style-asian="normal" style:font-style-complex="normal" style:font-weight-complex="bold"/>
    </style:style>
    <style:style style:name="T124" style:family="text">
      <style:text-properties fo:font-style="normal" officeooo:rsid="022ce597" style:font-style-asian="normal" style:font-style-complex="normal" style:font-weight-complex="bold"/>
    </style:style>
    <style:style style:name="T125" style:family="text">
      <style:text-properties fo:font-style="normal" officeooo:rsid="023007dd" style:font-style-asian="normal" style:font-style-complex="normal" style:font-weight-complex="bold"/>
    </style:style>
    <style:style style:name="T126" style:family="text">
      <style:text-properties fo:font-style="normal" officeooo:rsid="02301ae3" style:font-style-asian="normal" style:font-style-complex="normal" style:font-weight-complex="bold"/>
    </style:style>
    <style:style style:name="T127" style:family="text">
      <style:text-properties fo:font-style="normal" officeooo:rsid="02321301" style:font-style-asian="normal" style:font-style-complex="normal" style:font-weight-complex="bold"/>
    </style:style>
    <style:style style:name="T128" style:family="text">
      <style:text-properties fo:font-style="normal" officeooo:rsid="02326bd6" style:font-style-asian="normal" style:font-style-complex="normal" style:font-weight-complex="bold"/>
    </style:style>
    <style:style style:name="T129" style:family="text">
      <style:text-properties fo:font-style="normal" officeooo:rsid="023354bd" style:font-style-asian="normal" style:font-style-complex="normal" style:font-weight-complex="bold"/>
    </style:style>
    <style:style style:name="T130" style:family="text">
      <style:text-properties fo:font-style="normal" officeooo:rsid="02351de5" style:font-style-asian="normal" style:font-style-complex="normal" style:font-weight-complex="bold"/>
    </style:style>
    <style:style style:name="T131" style:family="text">
      <style:text-properties fo:font-style="normal" officeooo:rsid="0235d20e" style:font-style-asian="normal" style:font-style-complex="normal" style:font-weight-complex="bold"/>
    </style:style>
    <style:style style:name="T132" style:family="text">
      <style:text-properties fo:font-style="normal" officeooo:rsid="0237bf34" style:font-style-asian="normal" style:font-style-complex="normal" style:font-weight-complex="bold"/>
    </style:style>
    <style:style style:name="T133" style:family="text">
      <style:text-properties fo:font-style="normal" officeooo:rsid="023d1fbd" style:font-style-asian="normal" style:font-style-complex="normal" style:font-weight-complex="bold"/>
    </style:style>
    <style:style style:name="T134" style:family="text">
      <style:text-properties fo:font-style="normal" officeooo:rsid="02262766" style:font-style-asian="normal" style:font-style-complex="normal" style:font-weight-complex="bold"/>
    </style:style>
    <style:style style:name="T135" style:family="text">
      <style:text-properties fo:font-style="normal" officeooo:rsid="023d2684" style:font-style-asian="normal" style:font-style-complex="normal" style:font-weight-complex="bold"/>
    </style:style>
    <style:style style:name="T136" style:family="text">
      <style:text-properties fo:font-style="normal" officeooo:rsid="02659fb7" style:font-style-asian="normal" style:font-style-complex="normal"/>
    </style:style>
    <style:style style:name="T137" style:family="text">
      <style:text-properties fo:font-style="normal" officeooo:rsid="026970e5" style:font-style-asian="normal" style:font-style-complex="normal"/>
    </style:style>
    <style:style style:name="T138" style:family="text">
      <style:text-properties fo:font-style="normal" officeooo:rsid="026d425f" style:font-style-asian="normal" style:font-style-complex="normal"/>
    </style:style>
    <style:style style:name="T139" style:family="text">
      <style:text-properties officeooo:rsid="015b7e5a"/>
    </style:style>
    <style:style style:name="T140" style:family="text">
      <style:text-properties officeooo:rsid="015c3f70"/>
    </style:style>
    <style:style style:name="T141" style:family="text">
      <style:text-properties style:text-position="super 58%" officeooo:rsid="015c3f70"/>
    </style:style>
    <style:style style:name="T142" style:family="text">
      <style:text-properties officeooo:rsid="016172ee"/>
    </style:style>
    <style:style style:name="T143" style:family="text">
      <style:text-properties officeooo:rsid="0161d969"/>
    </style:style>
    <style:style style:name="T144" style:family="text">
      <style:text-properties officeooo:rsid="0161f8c8"/>
    </style:style>
    <style:style style:name="T145" style:family="text">
      <style:text-properties officeooo:rsid="01629316"/>
    </style:style>
    <style:style style:name="T146" style:family="text">
      <style:text-properties officeooo:rsid="0166b755"/>
    </style:style>
    <style:style style:name="T147" style:family="text">
      <style:text-properties officeooo:rsid="016742ea"/>
    </style:style>
    <style:style style:name="T148" style:family="text">
      <style:text-properties officeooo:rsid="016a1db1"/>
    </style:style>
    <style:style style:name="T149" style:family="text">
      <style:text-properties officeooo:rsid="016c13ad"/>
    </style:style>
    <style:style style:name="T150" style:family="text">
      <style:text-properties fo:font-weight="normal" style:font-weight-asian="normal" style:font-weight-complex="normal"/>
    </style:style>
    <style:style style:name="T151" style:family="text">
      <style:text-properties fo:font-weight="normal" officeooo:rsid="017190a8" style:font-weight-asian="normal" style:font-weight-complex="normal"/>
    </style:style>
    <style:style style:name="T152" style:family="text">
      <style:text-properties fo:font-weight="normal" officeooo:rsid="0174ab87" style:font-weight-asian="normal" style:font-weight-complex="normal"/>
    </style:style>
    <style:style style:name="T153" style:family="text">
      <style:text-properties fo:font-weight="normal" officeooo:rsid="00b50ca2" style:font-weight-asian="normal" style:font-weight-complex="normal"/>
    </style:style>
    <style:style style:name="T154" style:family="text">
      <style:text-properties fo:font-weight="normal" officeooo:rsid="018477a2" style:font-weight-asian="normal" style:font-weight-complex="normal"/>
    </style:style>
    <style:style style:name="T155" style:family="text">
      <style:text-properties officeooo:rsid="01709557"/>
    </style:style>
    <style:style style:name="T156" style:family="text">
      <style:text-properties officeooo:rsid="018115e8"/>
    </style:style>
    <style:style style:name="T157" style:family="text">
      <style:text-properties officeooo:rsid="018cd427"/>
    </style:style>
    <style:style style:name="T158" style:family="text">
      <style:text-properties officeooo:rsid="0197737b"/>
    </style:style>
    <style:style style:name="T159" style:family="text">
      <style:text-properties officeooo:rsid="01978e2f"/>
    </style:style>
    <style:style style:name="T160" style:family="text">
      <style:text-properties officeooo:rsid="01987ed9"/>
    </style:style>
    <style:style style:name="T161" style:family="text">
      <style:text-properties officeooo:rsid="019c8b8c"/>
    </style:style>
    <style:style style:name="T162" style:family="text">
      <style:text-properties officeooo:rsid="01b1ef07"/>
    </style:style>
    <style:style style:name="T163" style:family="text">
      <style:text-properties officeooo:rsid="01cc04d5"/>
    </style:style>
    <style:style style:name="T164" style:family="text">
      <style:text-properties officeooo:rsid="01d36971"/>
    </style:style>
    <style:style style:name="T165" style:family="text">
      <style:text-properties officeooo:rsid="01d9b00d"/>
    </style:style>
    <style:style style:name="T166" style:family="text">
      <style:text-properties officeooo:rsid="01f50f65"/>
    </style:style>
    <style:style style:name="T167" style:family="text">
      <style:text-properties officeooo:rsid="02052318"/>
    </style:style>
    <style:style style:name="T168" style:family="text">
      <style:text-properties officeooo:rsid="020a45e7"/>
    </style:style>
    <style:style style:name="T169" style:family="text">
      <style:text-properties officeooo:rsid="021b112e"/>
    </style:style>
    <style:style style:name="T170" style:family="text">
      <style:text-properties officeooo:rsid="02211899"/>
    </style:style>
    <style:style style:name="T171" style:family="text">
      <style:text-properties officeooo:rsid="0221b691"/>
    </style:style>
    <style:style style:name="T172" style:family="text">
      <style:text-properties officeooo:rsid="022329bb"/>
    </style:style>
    <style:style style:name="T173" style:family="text">
      <style:text-properties officeooo:rsid="0224e4b9"/>
    </style:style>
    <style:style style:name="T174" style:family="text">
      <style:text-properties officeooo:rsid="0225af01"/>
    </style:style>
    <style:style style:name="T175" style:family="text">
      <style:text-properties officeooo:rsid="022813fd"/>
    </style:style>
    <style:style style:name="T176" style:family="text">
      <style:text-properties officeooo:rsid="023d1fbd"/>
    </style:style>
    <style:style style:name="T177" style:family="text">
      <style:text-properties officeooo:rsid="02417464"/>
    </style:style>
    <style:style style:name="T178" style:family="text">
      <style:text-properties officeooo:rsid="0242e125"/>
    </style:style>
    <style:style style:name="T179" style:family="text">
      <style:text-properties officeooo:rsid="024473c5"/>
    </style:style>
    <style:style style:name="T180" style:family="text">
      <style:text-properties officeooo:rsid="02465cdd"/>
    </style:style>
    <style:style style:name="T181" style:family="text">
      <style:text-properties officeooo:rsid="024696bb"/>
    </style:style>
    <style:style style:name="T182" style:family="text">
      <style:text-properties officeooo:rsid="02475f89"/>
    </style:style>
    <style:style style:name="T183" style:family="text">
      <style:text-properties officeooo:rsid="02486296"/>
    </style:style>
    <style:style style:name="T184" style:family="text">
      <style:text-properties officeooo:rsid="0249144a"/>
    </style:style>
    <style:style style:name="T185" style:family="text">
      <style:text-properties officeooo:rsid="024f0221"/>
    </style:style>
    <style:style style:name="T186" style:family="text">
      <style:text-properties officeooo:rsid="0251fb2e"/>
    </style:style>
    <style:style style:name="T187" style:family="text">
      <style:text-properties officeooo:rsid="0259ad42"/>
    </style:style>
    <style:style style:name="T188" style:family="text">
      <style:text-properties officeooo:rsid="0259f436"/>
    </style:style>
    <style:style style:name="T189" style:family="text">
      <style:text-properties officeooo:rsid="025a4e76"/>
    </style:style>
    <style:style style:name="T190" style:family="text">
      <style:text-properties fo:color="#000000" style:text-position="0% 100%" fo:font-weight="normal" style:font-weight-asian="normal" style:font-weight-complex="normal"/>
    </style:style>
    <style:style style:name="T191" style:family="text">
      <style:text-properties fo:color="#000000" fo:font-weight="normal" style:font-weight-asian="normal" style:font-weight-complex="normal"/>
    </style:style>
    <style:style style:name="T192" style:family="text">
      <style:text-properties fo:color="#000000" fo:font-weight="normal" officeooo:rsid="0026797d" style:font-weight-asian="normal" style:font-weight-complex="normal"/>
    </style:style>
    <style:style style:name="T193" style:family="text">
      <style:text-properties fo:color="#000000" officeooo:rsid="0026797d"/>
    </style:style>
    <style:style style:name="T194" style:family="text">
      <style:text-properties officeooo:rsid="026525eb"/>
    </style:style>
    <style:style style:name="T195" style:family="text">
      <style:text-properties officeooo:rsid="02659fb7"/>
    </style:style>
    <style:style style:name="T196" style:family="text">
      <style:text-properties officeooo:rsid="026eb0eb"/>
    </style:style>
    <style:style style:name="T197" style:family="text">
      <style:text-properties officeooo:rsid="0270f3ef"/>
    </style:style>
    <style:style style:name="T198" style:family="text">
      <style:text-properties officeooo:rsid="0271bf06"/>
    </style:style>
    <style:style style:name="T199" style:family="text">
      <style:text-properties officeooo:rsid="027210ab"/>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6">Do enhancer-associated long intergenic noncoding RNAs contribute to nuclear <text:span text:style-name="T177">architecture</text:span> ?</text:p>
      <text:p text:style-name="P3"/>
      <text:p text:style-name="P3">1. Introduction :</text:p>
      <text:p text:style-name="P1"/>
      <text:p text:style-name="P45"><text:span text:style-name="T142">It was only recently discovered that a surprisingly </text:span>large proportion of the mammalian transcriptome does not code for proteins. <text:span text:style-name="T143">T</text:span>o date, the number of <text:span text:style-name="T143">annotated </text:span>noncoding genes is more than 3 times <text:span text:style-name="T144">higher than </text:span>protein-coding genes <text:reference-mark-start text:name="ADDIN CSL_CITATION {&quot;mendeley&quot;: {&quot;plainTextFormattedCitation&quot;: &quot;(Iyer et al., 2015)&quot;, &quot;previouslyFormattedCitation&quot;: &quot;(Iyer et al., 2015)&quot;, &quot;formattedCitation&quot;: &quot;(Iyer et al., 2015)&quot;}, &quot;schema&quot;: &quot;https://github.com/citation-style-language/schema/raw/master/csl-citation.json&quot;, &quot;citationItems&quot;: [{&quot;uris&quot;: [&quot;http://www.mendeley.com/documents/?uuid=de9c638c-ea34-4284-8149-148a813c8a2d&quot;], &quot;id&quot;: &quot;ITEM-1&quot;, &quot;itemData&quot;: {&quot;DOI&quot;: &quot;10.1038/ng.3192.The&quot;, &quot;issued&quot;: {&quot;date-parts&quot;: [[&quot;2015&quot;]]}, &quot;type&quot;: &quot;article-journal&quot;, &quot;issue&quot;: &quot;3&quot;, &quot;ISBN&quot;: &quot;1061-4036&quot;, &quot;volume&quot;: &quot;47&quot;, &quot;id&quot;: &quot;ITEM-1&quot;, &quot;ISSN&quot;: &quot;1061-4036&quot;, &quot;container-title&quot;: &quot;Nat Genet.&quot;, &quot;abstract&quot;: &quot;Long noncoding RNAs (lncRNAs) are emerging as important regulators of tissue physiology and disease processes including cancer. To delineate genome-wide lncRNA expression, we curated 7,256 RNA sequencing (RNA-seq) libraries from tumors, normal tissues and cell lines comprising over 43 Tb of sequence from 25 independent studies. We applied ab initio assembly methodology to this data set, yielding a consensus human transcriptome of 91,013 expressed genes. Over 68% (58,648) of genes were classified as lncRNAs, of which 79% were previously unannotated. About 1% (597) of the lncRNAs harbored ultraconserved elements, and 7% (3,900) overlapped disease-associated SNPs. To prioritize lineage-specific, disease-associated lncRNA expression, we employed non-parametric differential expression testing and nominated 7,942 lineage- or cancer-associated lncRNA genes. The lncRNA landscape characterized here may shed light on normal biology and cancer pathogenesis and may be valuable for future biomarker development.&quot;, &quot;page&quot;: &quot;199-208&quot;, &quot;author&quot;: [{&quot;given&quot;: &quot;Matthew K&quot;, &quot;suffix&quot;: &quot;&quot;, &quot;family&quot;: &quot;Iyer&quot;, &quot;dropping-particle&quot;: &quot;&quot;, &quot;parse-names&quot;: false, &quot;non-dropping-particle&quot;: &quot;&quot;}, {&quot;given&quot;: &quot;Yashar S&quot;, &quot;suffix&quot;: &quot;&quot;, &quot;family&quot;: &quot;Niknafs&quot;, &quot;dropping-particle&quot;: &quot;&quot;, &quot;parse-names&quot;: false, &quot;non-dropping-particle&quot;: &quot;&quot;}, {&quot;given&quot;: &quot;Rohit&quot;, &quot;suffix&quot;: &quot;&quot;, &quot;family&quot;: &quot;Malik&quot;, &quot;dropping-particle&quot;: &quot;&quot;, &quot;parse-names&quot;: false, &quot;non-dropping-particle&quot;: &quot;&quot;}, {&quot;given&quot;: &quot;Udit&quot;, &quot;suffix&quot;: &quot;&quot;, &quot;family&quot;: &quot;Singhal&quot;, &quot;dropping-particle&quot;: &quot;&quot;, &quot;parse-names&quot;: false, &quot;non-dropping-particle&quot;: &quot;&quot;}, {&quot;given&quot;: &quot;Anirban&quot;, &quot;suffix&quot;: &quot;&quot;, &quot;family&quot;: &quot;Sahu&quot;, &quot;dropping-particle&quot;: &quot;&quot;, &quot;parse-names&quot;: false, &quot;non-dropping-particle&quot;: &quot;&quot;}, {&quot;given&quot;: &quot;Yasuyuki&quot;, &quot;suffix&quot;: &quot;&quot;, &quot;family&quot;: &quot;Hosono&quot;, &quot;dropping-particle&quot;: &quot;&quot;, &quot;parse-names&quot;: false, &quot;non-dropping-particle&quot;: &quot;&quot;}, {&quot;given&quot;: &quot;Terrence R&quot;, &quot;suffix&quot;: &quot;&quot;, &quot;family&quot;: &quot;Barrette&quot;, &quot;dropping-particle&quot;: &quot;&quot;, &quot;parse-names&quot;: false, &quot;non-dropping-particle&quot;: &quot;&quot;}, {&quot;given&quot;: &quot;John R.&quot;, &quot;suffix&quot;: &quot;&quot;, &quot;family&quot;: &quot;Presner&quot;, &quot;dropping-particle&quot;: &quot;&quot;, &quot;parse-names&quot;: false, &quot;non-dropping-particle&quot;: &quot;&quot;}, {&quot;given&quot;: &quot;Joseph R&quot;, &quot;suffix&quot;: &quot;&quot;, &quot;family&quot;: &quot;Evans&quot;, &quot;dropping-particle&quot;: &quot;&quot;, &quot;parse-names&quot;: false, &quot;non-dropping-particle&quot;: &quot;&quot;}, {&quot;given&quot;: &quot;Shuang&quot;, &quot;suffix&quot;: &quot;&quot;, &quot;family&quot;: &quot;Zhao&quot;, &quot;dropping-particle&quot;: &quot;&quot;, &quot;parse-names&quot;: false, &quot;non-dropping-particle&quot;: &quot;&quot;}, {&quot;given&quot;: &quot;Anton&quot;, &quot;suffix&quot;: &quot;&quot;, &quot;family&quot;: &quot;Poliakov&quot;, &quot;dropping-particle&quot;: &quot;&quot;, &quot;parse-names&quot;: false, &quot;non-dropping-particle&quot;: &quot;&quot;}, {&quot;given&quot;: &quot;Xuhong&quot;, &quot;suffix&quot;: &quot;&quot;, &quot;family&quot;: &quot;Cao&quot;, &quot;dropping-particle&quot;: &quot;&quot;, &quot;parse-names&quot;: false, &quot;non-dropping-particle&quot;: &quot;&quot;}, {&quot;given&quot;: &quot;Saravana M&quot;, &quot;suffix&quot;: &quot;&quot;, &quot;family&quot;: &quot;Dhanasekaran&quot;, &quot;dropping-particle&quot;: &quot;&quot;, &quot;parse-names&quot;: false, &quot;non-dropping-particle&quot;: &quot;&quot;}, {&quot;given&quot;: &quot;Yi-Mi&quot;, &quot;suffix&quot;: &quot;&quot;, &quot;family&quot;: &quot;Wu&quot;, &quot;dropping-particle&quot;: &quot;&quot;, &quot;parse-names&quot;: false, &quot;non-dropping-particle&quot;: &quot;&quot;}, {&quot;given&quot;: &quot;Dan R&quot;, &quot;suffix&quot;: &quot;&quot;, &quot;family&quot;: &quot;Robinson&quot;, &quot;dropping-particle&quot;: &quot;&quot;, &quot;parse-names&quot;: false, &quot;non-dropping-particle&quot;: &quot;&quot;}, {&quot;given&quot;: &quot;David G&quot;, &quot;suffix&quot;: &quot;&quot;, &quot;family&quot;: &quot;Beer&quot;, &quot;dropping-particle&quot;: &quot;&quot;, &quot;parse-names&quot;: false, &quot;non-dropping-particle&quot;: &quot;&quot;}, {&quot;given&quot;: &quot;Felix&quot;, &quot;suffix&quot;: &quot;&quot;, &quot;family&quot;: &quot;Feng&quot;, &quot;dropping-particle&quot;: &quot;&quot;, &quot;parse-names&quot;: false, &quot;non-dropping-particle&quot;: &quot;&quot;}, {&quot;given&quot;: &quot;Hariharan K&quot;, &quot;suffix&quot;: &quot;&quot;, &quot;family&quot;: &quot;Iyer&quot;, &quot;dropping-particle&quot;: &quot;&quot;, &quot;parse-names&quot;: false, &quot;non-dropping-particle&quot;: &quot;&quot;}, {&quot;given&quot;: &quot;Arul M.&quot;, &quot;suffix&quot;: &quot;&quot;, &quot;family&quot;: &quot;Chinnnaiyan&quot;, &quot;dropping-particle&quot;: &quot;&quot;, &quot;parse-names&quot;: false, &quot;non-dropping-particle&quot;: &quot;&quot;}], &quot;title&quot;: &quot;The Landscape of Long Noncoding RNAs in the Human Transcriptome&quot;, &quot;PMID&quot;: &quot;25599403&quot;}}], &quot;properties&quot;: {&quot;noteIndex&quot;: 0}} RND52oBpDT4qQ"/><text:span text:style-name="T52">(Iyer et al., 2015)</text:span><text:reference-mark-end text:name="ADDIN CSL_CITATION {&quot;mendeley&quot;: {&quot;plainTextFormattedCitation&quot;: &quot;(Iyer et al., 2015)&quot;, &quot;previouslyFormattedCitation&quot;: &quot;(Iyer et al., 2015)&quot;, &quot;formattedCitation&quot;: &quot;(Iyer et al., 2015)&quot;}, &quot;schema&quot;: &quot;https://github.com/citation-style-language/schema/raw/master/csl-citation.json&quot;, &quot;citationItems&quot;: [{&quot;uris&quot;: [&quot;http://www.mendeley.com/documents/?uuid=de9c638c-ea34-4284-8149-148a813c8a2d&quot;], &quot;id&quot;: &quot;ITEM-1&quot;, &quot;itemData&quot;: {&quot;DOI&quot;: &quot;10.1038/ng.3192.The&quot;, &quot;issued&quot;: {&quot;date-parts&quot;: [[&quot;2015&quot;]]}, &quot;type&quot;: &quot;article-journal&quot;, &quot;issue&quot;: &quot;3&quot;, &quot;ISBN&quot;: &quot;1061-4036&quot;, &quot;volume&quot;: &quot;47&quot;, &quot;id&quot;: &quot;ITEM-1&quot;, &quot;ISSN&quot;: &quot;1061-4036&quot;, &quot;container-title&quot;: &quot;Nat Genet.&quot;, &quot;abstract&quot;: &quot;Long noncoding RNAs (lncRNAs) are emerging as important regulators of tissue physiology and disease processes including cancer. To delineate genome-wide lncRNA expression, we curated 7,256 RNA sequencing (RNA-seq) libraries from tumors, normal tissues and cell lines comprising over 43 Tb of sequence from 25 independent studies. We applied ab initio assembly methodology to this data set, yielding a consensus human transcriptome of 91,013 expressed genes. Over 68% (58,648) of genes were classified as lncRNAs, of which 79% were previously unannotated. About 1% (597) of the lncRNAs harbored ultraconserved elements, and 7% (3,900) overlapped disease-associated SNPs. To prioritize lineage-specific, disease-associated lncRNA expression, we employed non-parametric differential expression testing and nominated 7,942 lineage- or cancer-associated lncRNA genes. The lncRNA landscape characterized here may shed light on normal biology and cancer pathogenesis and may be valuable for future biomarker development.&quot;, &quot;page&quot;: &quot;199-208&quot;, &quot;author&quot;: [{&quot;given&quot;: &quot;Matthew K&quot;, &quot;suffix&quot;: &quot;&quot;, &quot;family&quot;: &quot;Iyer&quot;, &quot;dropping-particle&quot;: &quot;&quot;, &quot;parse-names&quot;: false, &quot;non-dropping-particle&quot;: &quot;&quot;}, {&quot;given&quot;: &quot;Yashar S&quot;, &quot;suffix&quot;: &quot;&quot;, &quot;family&quot;: &quot;Niknafs&quot;, &quot;dropping-particle&quot;: &quot;&quot;, &quot;parse-names&quot;: false, &quot;non-dropping-particle&quot;: &quot;&quot;}, {&quot;given&quot;: &quot;Rohit&quot;, &quot;suffix&quot;: &quot;&quot;, &quot;family&quot;: &quot;Malik&quot;, &quot;dropping-particle&quot;: &quot;&quot;, &quot;parse-names&quot;: false, &quot;non-dropping-particle&quot;: &quot;&quot;}, {&quot;given&quot;: &quot;Udit&quot;, &quot;suffix&quot;: &quot;&quot;, &quot;family&quot;: &quot;Singhal&quot;, &quot;dropping-particle&quot;: &quot;&quot;, &quot;parse-names&quot;: false, &quot;non-dropping-particle&quot;: &quot;&quot;}, {&quot;given&quot;: &quot;Anirban&quot;, &quot;suffix&quot;: &quot;&quot;, &quot;family&quot;: &quot;Sahu&quot;, &quot;dropping-particle&quot;: &quot;&quot;, &quot;parse-names&quot;: false, &quot;non-dropping-particle&quot;: &quot;&quot;}, {&quot;given&quot;: &quot;Yasuyuki&quot;, &quot;suffix&quot;: &quot;&quot;, &quot;family&quot;: &quot;Hosono&quot;, &quot;dropping-particle&quot;: &quot;&quot;, &quot;parse-names&quot;: false, &quot;non-dropping-particle&quot;: &quot;&quot;}, {&quot;given&quot;: &quot;Terrence R&quot;, &quot;suffix&quot;: &quot;&quot;, &quot;family&quot;: &quot;Barrette&quot;, &quot;dropping-particle&quot;: &quot;&quot;, &quot;parse-names&quot;: false, &quot;non-dropping-particle&quot;: &quot;&quot;}, {&quot;given&quot;: &quot;John R.&quot;, &quot;suffix&quot;: &quot;&quot;, &quot;family&quot;: &quot;Presner&quot;, &quot;dropping-particle&quot;: &quot;&quot;, &quot;parse-names&quot;: false, &quot;non-dropping-particle&quot;: &quot;&quot;}, {&quot;given&quot;: &quot;Joseph R&quot;, &quot;suffix&quot;: &quot;&quot;, &quot;family&quot;: &quot;Evans&quot;, &quot;dropping-particle&quot;: &quot;&quot;, &quot;parse-names&quot;: false, &quot;non-dropping-particle&quot;: &quot;&quot;}, {&quot;given&quot;: &quot;Shuang&quot;, &quot;suffix&quot;: &quot;&quot;, &quot;family&quot;: &quot;Zhao&quot;, &quot;dropping-particle&quot;: &quot;&quot;, &quot;parse-names&quot;: false, &quot;non-dropping-particle&quot;: &quot;&quot;}, {&quot;given&quot;: &quot;Anton&quot;, &quot;suffix&quot;: &quot;&quot;, &quot;family&quot;: &quot;Poliakov&quot;, &quot;dropping-particle&quot;: &quot;&quot;, &quot;parse-names&quot;: false, &quot;non-dropping-particle&quot;: &quot;&quot;}, {&quot;given&quot;: &quot;Xuhong&quot;, &quot;suffix&quot;: &quot;&quot;, &quot;family&quot;: &quot;Cao&quot;, &quot;dropping-particle&quot;: &quot;&quot;, &quot;parse-names&quot;: false, &quot;non-dropping-particle&quot;: &quot;&quot;}, {&quot;given&quot;: &quot;Saravana M&quot;, &quot;suffix&quot;: &quot;&quot;, &quot;family&quot;: &quot;Dhanasekaran&quot;, &quot;dropping-particle&quot;: &quot;&quot;, &quot;parse-names&quot;: false, &quot;non-dropping-particle&quot;: &quot;&quot;}, {&quot;given&quot;: &quot;Yi-Mi&quot;, &quot;suffix&quot;: &quot;&quot;, &quot;family&quot;: &quot;Wu&quot;, &quot;dropping-particle&quot;: &quot;&quot;, &quot;parse-names&quot;: false, &quot;non-dropping-particle&quot;: &quot;&quot;}, {&quot;given&quot;: &quot;Dan R&quot;, &quot;suffix&quot;: &quot;&quot;, &quot;family&quot;: &quot;Robinson&quot;, &quot;dropping-particle&quot;: &quot;&quot;, &quot;parse-names&quot;: false, &quot;non-dropping-particle&quot;: &quot;&quot;}, {&quot;given&quot;: &quot;David G&quot;, &quot;suffix&quot;: &quot;&quot;, &quot;family&quot;: &quot;Beer&quot;, &quot;dropping-particle&quot;: &quot;&quot;, &quot;parse-names&quot;: false, &quot;non-dropping-particle&quot;: &quot;&quot;}, {&quot;given&quot;: &quot;Felix&quot;, &quot;suffix&quot;: &quot;&quot;, &quot;family&quot;: &quot;Feng&quot;, &quot;dropping-particle&quot;: &quot;&quot;, &quot;parse-names&quot;: false, &quot;non-dropping-particle&quot;: &quot;&quot;}, {&quot;given&quot;: &quot;Hariharan K&quot;, &quot;suffix&quot;: &quot;&quot;, &quot;family&quot;: &quot;Iyer&quot;, &quot;dropping-particle&quot;: &quot;&quot;, &quot;parse-names&quot;: false, &quot;non-dropping-particle&quot;: &quot;&quot;}, {&quot;given&quot;: &quot;Arul M.&quot;, &quot;suffix&quot;: &quot;&quot;, &quot;family&quot;: &quot;Chinnnaiyan&quot;, &quot;dropping-particle&quot;: &quot;&quot;, &quot;parse-names&quot;: false, &quot;non-dropping-particle&quot;: &quot;&quot;}], &quot;title&quot;: &quot;The Landscape of Long Noncoding RNAs in the Human Transcriptome&quot;, &quot;PMID&quot;: &quot;25599403&quot;}}], &quot;properties&quot;: {&quot;noteIndex&quot;: 0}} RND52oBpDT4qQ"/>⁠. Among<text:span text:style-name="T145">st all</text:span> noncoding RNAs, long noncoding RNAs (&gt;200bp) that do not overlap protein-coding genes are the most abundant (long intergenic noncoding RNAs, lincRNAs). <text:span text:style-name="T84">Functional and evolutionary analyses, together with extensive characterization of a handful of lincRNAs, demonstrate that these transcripts are involved in gene regulation processes transcriptionally and post-transcriptionally, and that they can contribute to <text:s/>organismal traits and diseases </text:span><text:reference-mark-start text:name="ADDIN CSL_CITATION {&quot;mendeley&quot;: {&quot;plainTextFormattedCitation&quot;: &quot;(Kornienko, Guenzl, Barlow, &amp; Pauler, 2013)&quot;, &quot;previouslyFormattedCitation&quot;: &quot;(Kornienko, Guenzl, Barlow, &amp; Pauler, 2013)&quot;, &quot;formattedCitation&quot;: &quot;(Kornienko, Guenzl, Barlow, &amp; Pauler, 2013)&quot;}, &quot;schema&quot;: &quot;https://github.com/citation-style-language/schema/raw/master/csl-citation.json&quot;, &quot;citationItems&quot;: [{&quot;uris&quot;: [&quot;http://www.mendeley.com/documents/?uuid=87994fa5-021d-484c-95ca-47e4a22d1305&quot;], &quot;id&quot;: &quot;ITEM-1&quot;, &quot;itemData&quot;: {&quot;DOI&quot;: &quot;10.1186/1741-7007-11-59&quot;, &quot;issued&quot;: {&quot;date-parts&quot;: [[&quot;2013&quot;]]}, &quot;type&quot;: &quot;article-journal&quot;, &quot;issue&quot;: &quot;1&quot;, &quot;ISBN&quot;: &quot;1741-7007 (Electronic)\\r1741-7007 (Linking)&quot;, &quot;volume&quot;: &quot;11&quot;, &quot;id&quot;: &quot;ITEM-1&quot;, &quot;ISSN&quot;: &quot;1741-7007&quot;, &quot;container-title&quot;: &quot;BMC biology&quot;, &quot;abstract&quot;: &quot;Long non-protein-coding RNAs (lncRNAs) are proposed to be the largest transcript class in the mouse and human transcriptomes. Two important questions are whether all lncRNAs are functional and how they could exert a function. Several lncRNAs have been shown to function through their product, but this is not the only possible mode of action. In this review we focus on a role for the process of lncRNA transcription, independent of the lncRNA product, in regulating protein-coding-gene activity in cis. We discuss examples where lncRNA transcription leads to gene silencing or activation, and describe strategies to determine if the lncRNA product or its transcription causes the regulatory effect.&quot;, &quot;page&quot;: &quot;59&quot;, &quot;author&quot;: [{&quot;given&quot;: &quot;Aleksandra E&quot;, &quot;suffix&quot;: &quot;&quot;, &quot;family&quot;: &quot;Kornienko&quot;, &quot;dropping-particle&quot;: &quot;&quot;, &quot;parse-names&quot;: false, &quot;non-dropping-particle&quot;: &quot;&quot;}, {&quot;given&quot;: &quot;Philipp M&quot;, &quot;suffix&quot;: &quot;&quot;, &quot;family&quot;: &quot;Guenzl&quot;, &quot;dropping-particle&quot;: &quot;&quot;, &quot;parse-names&quot;: false, &quot;non-dropping-particle&quot;: &quot;&quot;}, {&quot;given&quot;: &quot;Denise P&quot;, &quot;suffix&quot;: &quot;&quot;, &quot;family&quot;: &quot;Barlow&quot;, &quot;dropping-particle&quot;: &quot;&quot;, &quot;parse-names&quot;: false, &quot;non-dropping-particle&quot;: &quot;&quot;}, {&quot;given&quot;: &quot;Florian M&quot;, &quot;suffix&quot;: &quot;&quot;, &quot;family&quot;: &quot;Pauler&quot;, &quot;dropping-particle&quot;: &quot;&quot;, &quot;parse-names&quot;: false, &quot;non-dropping-particle&quot;: &quot;&quot;}], &quot;title&quot;: &quot;Gene regulation by the act of long non-coding RNA transcription.&quot;, &quot;PMID&quot;: &quot;23721193&quot;}}], &quot;properties&quot;: {&quot;noteIndex&quot;: 0}} RNDYWzsmhFh8W"/><text:span text:style-name="T53">(Kornienko, Guenzl, Barlow, &amp; Pauler, 2013)</text:span><text:reference-mark-end text:name="ADDIN CSL_CITATION {&quot;mendeley&quot;: {&quot;plainTextFormattedCitation&quot;: &quot;(Kornienko, Guenzl, Barlow, &amp; Pauler, 2013)&quot;, &quot;previouslyFormattedCitation&quot;: &quot;(Kornienko, Guenzl, Barlow, &amp; Pauler, 2013)&quot;, &quot;formattedCitation&quot;: &quot;(Kornienko, Guenzl, Barlow, &amp; Pauler, 2013)&quot;}, &quot;schema&quot;: &quot;https://github.com/citation-style-language/schema/raw/master/csl-citation.json&quot;, &quot;citationItems&quot;: [{&quot;uris&quot;: [&quot;http://www.mendeley.com/documents/?uuid=87994fa5-021d-484c-95ca-47e4a22d1305&quot;], &quot;id&quot;: &quot;ITEM-1&quot;, &quot;itemData&quot;: {&quot;DOI&quot;: &quot;10.1186/1741-7007-11-59&quot;, &quot;issued&quot;: {&quot;date-parts&quot;: [[&quot;2013&quot;]]}, &quot;type&quot;: &quot;article-journal&quot;, &quot;issue&quot;: &quot;1&quot;, &quot;ISBN&quot;: &quot;1741-7007 (Electronic)\\r1741-7007 (Linking)&quot;, &quot;volume&quot;: &quot;11&quot;, &quot;id&quot;: &quot;ITEM-1&quot;, &quot;ISSN&quot;: &quot;1741-7007&quot;, &quot;container-title&quot;: &quot;BMC biology&quot;, &quot;abstract&quot;: &quot;Long non-protein-coding RNAs (lncRNAs) are proposed to be the largest transcript class in the mouse and human transcriptomes. Two important questions are whether all lncRNAs are functional and how they could exert a function. Several lncRNAs have been shown to function through their product, but this is not the only possible mode of action. In this review we focus on a role for the process of lncRNA transcription, independent of the lncRNA product, in regulating protein-coding-gene activity in cis. We discuss examples where lncRNA transcription leads to gene silencing or activation, and describe strategies to determine if the lncRNA product or its transcription causes the regulatory effect.&quot;, &quot;page&quot;: &quot;59&quot;, &quot;author&quot;: [{&quot;given&quot;: &quot;Aleksandra E&quot;, &quot;suffix&quot;: &quot;&quot;, &quot;family&quot;: &quot;Kornienko&quot;, &quot;dropping-particle&quot;: &quot;&quot;, &quot;parse-names&quot;: false, &quot;non-dropping-particle&quot;: &quot;&quot;}, {&quot;given&quot;: &quot;Philipp M&quot;, &quot;suffix&quot;: &quot;&quot;, &quot;family&quot;: &quot;Guenzl&quot;, &quot;dropping-particle&quot;: &quot;&quot;, &quot;parse-names&quot;: false, &quot;non-dropping-particle&quot;: &quot;&quot;}, {&quot;given&quot;: &quot;Denise P&quot;, &quot;suffix&quot;: &quot;&quot;, &quot;family&quot;: &quot;Barlow&quot;, &quot;dropping-particle&quot;: &quot;&quot;, &quot;parse-names&quot;: false, &quot;non-dropping-particle&quot;: &quot;&quot;}, {&quot;given&quot;: &quot;Florian M&quot;, &quot;suffix&quot;: &quot;&quot;, &quot;family&quot;: &quot;Pauler&quot;, &quot;dropping-particle&quot;: &quot;&quot;, &quot;parse-names&quot;: false, &quot;non-dropping-particle&quot;: &quot;&quot;}], &quot;title&quot;: &quot;Gene regulation by the act of long non-coding RNA transcription.&quot;, &quot;PMID&quot;: &quot;23721193&quot;}}], &quot;properties&quot;: {&quot;noteIndex&quot;: 0}} RNDYWzsmhFh8W"/><text:span text:style-name="T84">⁠. However, the mechanisms of function, if any, for the majority of lincRNAs remain unknown</text:span> <text:reference-mark-start text:name="ADDIN CSL_CITATION {&quot;mendeley&quot;: {&quot;plainTextFormattedCitation&quot;: &quot;(Rinn &amp; Chang, 2012)&quot;, &quot;previouslyFormattedCitation&quot;: &quot;(Rinn &amp; Chang, 2012)&quot;, &quot;formattedCitation&quot;: &quot;(Rinn &amp; Chang, 2012)&quot;}, &quot;schema&quot;: &quot;https://github.com/citation-style-language/schema/raw/master/csl-citation.json&quot;, &quot;citationItems&quot;: [{&quot;uris&quot;: [&quot;http://www.mendeley.com/documents/?uuid=2029c568-33da-463e-bcc3-3d5ba980d7f7&quot;, &quot;http://www.mendeley.com/documents/?uuid=7c99ad0f-b68f-4a76-86d6-a75dc5e152ef&quot;], &quot;id&quot;: &quot;ITEM-1&quot;, &quot;itemData&quot;: {&quot;DOI&quot;: &quot;10.1146/annurev-biochem-051410-092902&quot;, &quot;issued&quot;: {&quot;date-parts&quot;: [[&quot;2012&quot;]]}, &quot;type&quot;: &quot;article-journal&quot;, &quot;ISBN&quot;: &quot;1545-4509 (Electronic)\\r0066-4154 (Linking)&quot;, &quot;volume&quot;: &quot;81&quot;, &quot;id&quot;: &quot;ITEM-1&quot;, &quot;ISSN&quot;: &quot;1545-4509&quot;, &quot;container-title&quot;: &quot;Annual review of biochemistry&quot;, &quot;abstract&quot;: &quot;The central dogma of gene expression is that DNA is transcribed into messenger RNAs, which in turn serve as the template for protein synthesis. The discovery of extensive transcription of large RNA transcripts that do not code for proteins, termed long noncoding RNAs (lncRNAs), provides an important new perspective on the centrality of RNA in gene regulation. Here, we discuss genome-scale strategies to discover and characterize lncRNAs. An emerging theme from multiple model systems is that lncRNAs form extensive networks of ribonucleoprotein (RNP) complexes with numerous chromatin regulators and then target these enzymatic activities to appropriate locations in the genome. Consistent with this notion, lncRNAs can function as modular scaffolds to specify higher-order organization in RNP complexes and in chromatin states. The importance of these modes of regulation is underscored by the newly recognized roles of long RNAs for proper gene control across all kingdoms of life.&quot;, &quot;page&quot;: &quot;145-166&quot;, &quot;author&quot;: [{&quot;given&quot;: &quot;John L&quot;, &quot;suffix&quot;: &quot;&quot;, &quot;family&quot;: &quot;Rinn&quot;, &quot;dropping-particle&quot;: &quot;&quot;, &quot;parse-names&quot;: false, &quot;non-dropping-particle&quot;: &quot;&quot;}, {&quot;given&quot;: &quot;Howard Y&quot;, &quot;suffix&quot;: &quot;&quot;, &quot;family&quot;: &quot;Chang&quot;, &quot;dropping-particle&quot;: &quot;&quot;, &quot;parse-names&quot;: false, &quot;non-dropping-particle&quot;: &quot;&quot;}], &quot;title&quot;: &quot;Genome regulation by long noncoding RNAs.&quot;, &quot;PMID&quot;: &quot;22663078&quot;}}], &quot;properties&quot;: {&quot;noteIndex&quot;: 0}} RNDMyvpJUn241"/><text:span text:style-name="T52">(Rinn &amp; Chang, 2012)</text:span><text:reference-mark-end text:name="ADDIN CSL_CITATION {&quot;mendeley&quot;: {&quot;plainTextFormattedCitation&quot;: &quot;(Rinn &amp; Chang, 2012)&quot;, &quot;previouslyFormattedCitation&quot;: &quot;(Rinn &amp; Chang, 2012)&quot;, &quot;formattedCitation&quot;: &quot;(Rinn &amp; Chang, 2012)&quot;}, &quot;schema&quot;: &quot;https://github.com/citation-style-language/schema/raw/master/csl-citation.json&quot;, &quot;citationItems&quot;: [{&quot;uris&quot;: [&quot;http://www.mendeley.com/documents/?uuid=2029c568-33da-463e-bcc3-3d5ba980d7f7&quot;, &quot;http://www.mendeley.com/documents/?uuid=7c99ad0f-b68f-4a76-86d6-a75dc5e152ef&quot;], &quot;id&quot;: &quot;ITEM-1&quot;, &quot;itemData&quot;: {&quot;DOI&quot;: &quot;10.1146/annurev-biochem-051410-092902&quot;, &quot;issued&quot;: {&quot;date-parts&quot;: [[&quot;2012&quot;]]}, &quot;type&quot;: &quot;article-journal&quot;, &quot;ISBN&quot;: &quot;1545-4509 (Electronic)\\r0066-4154 (Linking)&quot;, &quot;volume&quot;: &quot;81&quot;, &quot;id&quot;: &quot;ITEM-1&quot;, &quot;ISSN&quot;: &quot;1545-4509&quot;, &quot;container-title&quot;: &quot;Annual review of biochemistry&quot;, &quot;abstract&quot;: &quot;The central dogma of gene expression is that DNA is transcribed into messenger RNAs, which in turn serve as the template for protein synthesis. The discovery of extensive transcription of large RNA transcripts that do not code for proteins, termed long noncoding RNAs (lncRNAs), provides an important new perspective on the centrality of RNA in gene regulation. Here, we discuss genome-scale strategies to discover and characterize lncRNAs. An emerging theme from multiple model systems is that lncRNAs form extensive networks of ribonucleoprotein (RNP) complexes with numerous chromatin regulators and then target these enzymatic activities to appropriate locations in the genome. Consistent with this notion, lncRNAs can function as modular scaffolds to specify higher-order organization in RNP complexes and in chromatin states. The importance of these modes of regulation is underscored by the newly recognized roles of long RNAs for proper gene control across all kingdoms of life.&quot;, &quot;page&quot;: &quot;145-166&quot;, &quot;author&quot;: [{&quot;given&quot;: &quot;John L&quot;, &quot;suffix&quot;: &quot;&quot;, &quot;family&quot;: &quot;Rinn&quot;, &quot;dropping-particle&quot;: &quot;&quot;, &quot;parse-names&quot;: false, &quot;non-dropping-particle&quot;: &quot;&quot;}, {&quot;given&quot;: &quot;Howard Y&quot;, &quot;suffix&quot;: &quot;&quot;, &quot;family&quot;: &quot;Chang&quot;, &quot;dropping-particle&quot;: &quot;&quot;, &quot;parse-names&quot;: false, &quot;non-dropping-particle&quot;: &quot;&quot;}], &quot;title&quot;: &quot;Genome regulation by long noncoding RNAs.&quot;, &quot;PMID&quot;: &quot;22663078&quot;}}], &quot;properties&quot;: {&quot;noteIndex&quot;: 0}} RNDMyvpJUn241"/>⁠. <text:s/></text:p>
      <text:p text:style-name="P46"/>
      <text:p text:style-name="P46"><text:span text:style-name="T91">It is thought that spatial organization of the genome is an important factor in gene regulation </text:span><text:reference-mark-start text:name="ADDIN CSL_CITATION {&quot;mendeley&quot;: {&quot;plainTextFormattedCitation&quot;: &quot;(Engreitz, Ollikainen, &amp; Guttman, 2016)&quot;, &quot;previouslyFormattedCitation&quot;: &quot;(Engreitz, Ollikainen, &amp; Guttman, 2016)&quot;, &quot;formattedCitation&quot;: &quot;(Engreitz, Ollikainen, &amp; Guttman, 2016)&quot;}, &quot;schema&quot;: &quot;https://github.com/citation-style-language/schema/raw/master/csl-citation.json&quot;, &quot;citationItems&quot;: [{&quot;uris&quot;: [&quot;http://www.mendeley.com/documents/?uuid=dea99785-3ff5-4d82-8299-e7604d71d714&quot;], &quot;id&quot;: &quot;ITEM-1&quot;, &quot;itemData&quot;: {&quot;DOI&quot;: &quot;10.1038/nrm.2016.126&quot;, &quot;issued&quot;: {&quot;date-parts&quot;: [[&quot;2016&quot;]]}, &quot;type&quot;: &quot;article-journal&quot;, &quot;issue&quot;: &quot;12&quot;, &quot;id&quot;: &quot;ITEM-1&quot;, &quot;volume&quot;: &quot;17&quot;, &quot;publisher&quot;: &quot;Nature Publishing Group&quot;, &quot;ISSN&quot;: &quot;1471-0072&quot;, &quot;container-title&quot;: &quot;Nature Reviews Molecular Cell Biology&quot;, &quot;page&quot;: &quot;756-770&quot;, &quot;author&quot;: [{&quot;given&quot;: &quot;Jesse M.&quot;, &quot;suffix&quot;: &quot;&quot;, &quot;family&quot;: &quot;Engreitz&quot;, &quot;dropping-particle&quot;: &quot;&quot;, &quot;parse-names&quot;: false, &quot;non-dropping-particle&quot;: &quot;&quot;}, {&quot;given&quot;: &quot;Noah&quot;, &quot;suffix&quot;: &quot;&quot;, &quot;family&quot;: &quot;Ollikainen&quot;, &quot;dropping-particle&quot;: &quot;&quot;, &quot;parse-names&quot;: false, &quot;non-dropping-particle&quot;: &quot;&quot;}, {&quot;given&quot;: &quot;Mitchell&quot;, &quot;suffix&quot;: &quot;&quot;, &quot;family&quot;: &quot;Guttman&quot;, &quot;dropping-particle&quot;: &quot;&quot;, &quot;parse-names&quot;: false, &quot;non-dropping-particle&quot;: &quot;&quot;}], &quot;title&quot;: &quot;Long non-coding RNAs: spatial amplifiers that control nuclear structure and gene expression&quot;, &quot;PMID&quot;: &quot;27780979&quot;}}], &quot;properties&quot;: {&quot;noteIndex&quot;: 0}} RNDi8RwwVPdg0"/><text:span text:style-name="T56">(Engreitz, Ollikainen, &amp; Guttman, 2016)</text:span><text:reference-mark-end text:name="ADDIN CSL_CITATION {&quot;mendeley&quot;: {&quot;plainTextFormattedCitation&quot;: &quot;(Engreitz, Ollikainen, &amp; Guttman, 2016)&quot;, &quot;previouslyFormattedCitation&quot;: &quot;(Engreitz, Ollikainen, &amp; Guttman, 2016)&quot;, &quot;formattedCitation&quot;: &quot;(Engreitz, Ollikainen, &amp; Guttman, 2016)&quot;}, &quot;schema&quot;: &quot;https://github.com/citation-style-language/schema/raw/master/csl-citation.json&quot;, &quot;citationItems&quot;: [{&quot;uris&quot;: [&quot;http://www.mendeley.com/documents/?uuid=dea99785-3ff5-4d82-8299-e7604d71d714&quot;], &quot;id&quot;: &quot;ITEM-1&quot;, &quot;itemData&quot;: {&quot;DOI&quot;: &quot;10.1038/nrm.2016.126&quot;, &quot;issued&quot;: {&quot;date-parts&quot;: [[&quot;2016&quot;]]}, &quot;type&quot;: &quot;article-journal&quot;, &quot;issue&quot;: &quot;12&quot;, &quot;id&quot;: &quot;ITEM-1&quot;, &quot;volume&quot;: &quot;17&quot;, &quot;publisher&quot;: &quot;Nature Publishing Group&quot;, &quot;ISSN&quot;: &quot;1471-0072&quot;, &quot;container-title&quot;: &quot;Nature Reviews Molecular Cell Biology&quot;, &quot;page&quot;: &quot;756-770&quot;, &quot;author&quot;: [{&quot;given&quot;: &quot;Jesse M.&quot;, &quot;suffix&quot;: &quot;&quot;, &quot;family&quot;: &quot;Engreitz&quot;, &quot;dropping-particle&quot;: &quot;&quot;, &quot;parse-names&quot;: false, &quot;non-dropping-particle&quot;: &quot;&quot;}, {&quot;given&quot;: &quot;Noah&quot;, &quot;suffix&quot;: &quot;&quot;, &quot;family&quot;: &quot;Ollikainen&quot;, &quot;dropping-particle&quot;: &quot;&quot;, &quot;parse-names&quot;: false, &quot;non-dropping-particle&quot;: &quot;&quot;}, {&quot;given&quot;: &quot;Mitchell&quot;, &quot;suffix&quot;: &quot;&quot;, &quot;family&quot;: &quot;Guttman&quot;, &quot;dropping-particle&quot;: &quot;&quot;, &quot;parse-names&quot;: false, &quot;non-dropping-particle&quot;: &quot;&quot;}], &quot;title&quot;: &quot;Long non-coding RNAs: spatial amplifiers that control nuclear structure and gene expression&quot;, &quot;PMID&quot;: &quot;27780979&quot;}}], &quot;properties&quot;: {&quot;noteIndex&quot;: 0}} RNDi8RwwVPdg0"/><text:span text:style-name="T91">⁠. Indeed, c</text:span>ontrary to <text:span text:style-name="T146">the traditional view</text:span>, genomic DNA is not linear, but is folded into <text:span text:style-name="T92">variably </text:span>compact chromosomal structures that likely impact expression of the embedded genes <text:reference-mark-start text:name="ADDIN CSL_CITATION {&quot;mendeley&quot;: {&quot;plainTextFormattedCitation&quot;: &quot;(Gorkin, Leung, &amp; Ren, 2014)&quot;, &quot;previouslyFormattedCitation&quot;: &quot;(Gorkin, Leung, &amp; Ren, 2014)&quot;, &quot;formattedCitation&quot;: &quot;(Gorkin, Leung, &amp; Ren, 2014)&quot;}, &quot;schema&quot;: &quot;https://github.com/citation-style-language/schema/raw/master/csl-citation.json&quot;, &quot;citationItems&quot;: [{&quot;uris&quot;: [&quot;http://www.mendeley.com/documents/?uuid=94bc05df-726d-4b83-b7d2-220af640c35a&quot;], &quot;id&quot;: &quot;ITEM-1&quot;, &quot;itemData&quot;: {&quot;DOI&quot;: &quot;10.1016/j.stem.2014.05.017&quot;, &quot;issued&quot;: {&quot;date-parts&quot;: [[&quot;2014&quot;]]}, &quot;type&quot;: &quot;article-journal&quot;, &quot;issue&quot;: &quot;6&quot;, &quot;ISBN&quot;: &quot;1875-9777 (Electronic)&quot;, &quot;volume&quot;: &quot;14&quot;, &quot;title&quot;: &quot;The 3D genome in transcriptional regulation and pluripotency&quot;, &quot;id&quot;: &quot;ITEM-1&quot;, &quot;ISSN&quot;: &quot;18759777&quot;, &quot;container-title&quot;: &quot;Cell Stem Cell&quot;, &quot;abstract&quot;: &quot;It can be convenient to think of the genome as simply a string of nucleotides, the linear order of which encodes an organism's genetic blueprint. However, the genome does not exist as a linear entity within cells where this blueprint is actually utilized. Inside the nucleus, the genome is organized in three-dimensional (3D) space, and lineage-specific transcriptional programs that direct stem cell fate are implemented in this native 3D context. Here, we review principles of 3D genome organization in mammalian cells. We focus on the emerging relationship between genome organization and lineage-specific transcriptional regulation, which we argue are inextricably linked. ?? 2014 Elsevier Inc.&quot;, &quot;page&quot;: &quot;771-775&quot;, &quot;author&quot;: [{&quot;given&quot;: &quot;David U.&quot;, &quot;suffix&quot;: &quot;&quot;, &quot;family&quot;: &quot;Gorkin&quot;, &quot;dropping-particle&quot;: &quot;&quot;, &quot;parse-names&quot;: false, &quot;non-dropping-particle&quot;: &quot;&quot;}, {&quot;given&quot;: &quot;Danny&quot;, &quot;suffix&quot;: &quot;&quot;, &quot;family&quot;: &quot;Leung&quot;, &quot;dropping-particle&quot;: &quot;&quot;, &quot;parse-names&quot;: false, &quot;non-dropping-particle&quot;: &quot;&quot;}, {&quot;given&quot;: &quot;Bing&quot;, &quot;suffix&quot;: &quot;&quot;, &quot;family&quot;: &quot;Ren&quot;, &quot;dropping-particle&quot;: &quot;&quot;, &quot;parse-names&quot;: false, &quot;non-dropping-particle&quot;: &quot;&quot;}], &quot;publisher&quot;: &quot;Elsevier Inc.&quot;, &quot;PMID&quot;: &quot;24905166&quot;}}], &quot;properties&quot;: {&quot;noteIndex&quot;: 0}} RNDLwk9YvuDP8"/><text:span text:style-name="T52">(Gorkin, Leung, &amp; Ren, 2014)</text:span><text:reference-mark-end text:name="ADDIN CSL_CITATION {&quot;mendeley&quot;: {&quot;plainTextFormattedCitation&quot;: &quot;(Gorkin, Leung, &amp; Ren, 2014)&quot;, &quot;previouslyFormattedCitation&quot;: &quot;(Gorkin, Leung, &amp; Ren, 2014)&quot;, &quot;formattedCitation&quot;: &quot;(Gorkin, Leung, &amp; Ren, 2014)&quot;}, &quot;schema&quot;: &quot;https://github.com/citation-style-language/schema/raw/master/csl-citation.json&quot;, &quot;citationItems&quot;: [{&quot;uris&quot;: [&quot;http://www.mendeley.com/documents/?uuid=94bc05df-726d-4b83-b7d2-220af640c35a&quot;], &quot;id&quot;: &quot;ITEM-1&quot;, &quot;itemData&quot;: {&quot;DOI&quot;: &quot;10.1016/j.stem.2014.05.017&quot;, &quot;issued&quot;: {&quot;date-parts&quot;: [[&quot;2014&quot;]]}, &quot;type&quot;: &quot;article-journal&quot;, &quot;issue&quot;: &quot;6&quot;, &quot;ISBN&quot;: &quot;1875-9777 (Electronic)&quot;, &quot;volume&quot;: &quot;14&quot;, &quot;title&quot;: &quot;The 3D genome in transcriptional regulation and pluripotency&quot;, &quot;id&quot;: &quot;ITEM-1&quot;, &quot;ISSN&quot;: &quot;18759777&quot;, &quot;container-title&quot;: &quot;Cell Stem Cell&quot;, &quot;abstract&quot;: &quot;It can be convenient to think of the genome as simply a string of nucleotides, the linear order of which encodes an organism's genetic blueprint. However, the genome does not exist as a linear entity within cells where this blueprint is actually utilized. Inside the nucleus, the genome is organized in three-dimensional (3D) space, and lineage-specific transcriptional programs that direct stem cell fate are implemented in this native 3D context. Here, we review principles of 3D genome organization in mammalian cells. We focus on the emerging relationship between genome organization and lineage-specific transcriptional regulation, which we argue are inextricably linked. ?? 2014 Elsevier Inc.&quot;, &quot;page&quot;: &quot;771-775&quot;, &quot;author&quot;: [{&quot;given&quot;: &quot;David U.&quot;, &quot;suffix&quot;: &quot;&quot;, &quot;family&quot;: &quot;Gorkin&quot;, &quot;dropping-particle&quot;: &quot;&quot;, &quot;parse-names&quot;: false, &quot;non-dropping-particle&quot;: &quot;&quot;}, {&quot;given&quot;: &quot;Danny&quot;, &quot;suffix&quot;: &quot;&quot;, &quot;family&quot;: &quot;Leung&quot;, &quot;dropping-particle&quot;: &quot;&quot;, &quot;parse-names&quot;: false, &quot;non-dropping-particle&quot;: &quot;&quot;}, {&quot;given&quot;: &quot;Bing&quot;, &quot;suffix&quot;: &quot;&quot;, &quot;family&quot;: &quot;Ren&quot;, &quot;dropping-particle&quot;: &quot;&quot;, &quot;parse-names&quot;: false, &quot;non-dropping-particle&quot;: &quot;&quot;}], &quot;publisher&quot;: &quot;Elsevier Inc.&quot;, &quot;PMID&quot;: &quot;24905166&quot;}}], &quot;properties&quot;: {&quot;noteIndex&quot;: 0}} RNDLwk9YvuDP8"/>⁠. On a global scale, regions with a high degree of compaction are classified <text:span text:style-name="T93">as </text:span>heterochromatin while <text:span text:style-name="T146">relatively </text:span>uncondensed regions are called euchromatin <text:reference-mark-start text:name="ADDIN CSL_CITATION {&quot;mendeley&quot;: {&quot;plainTextFormattedCitation&quot;: &quot;(Passarge, 1979)&quot;, &quot;previouslyFormattedCitation&quot;: &quot;(Passarge, 1979)&quot;, &quot;formattedCitation&quot;: &quot;(Passarge, 1979)&quot;}, &quot;schema&quot;: &quot;https://github.com/citation-style-language/schema/raw/master/csl-citation.json&quot;, &quot;citationItems&quot;: [{&quot;uris&quot;: [&quot;http://www.mendeley.com/documents/?uuid=1eeb506c-66b7-476d-ac34-c9935cab6b3a&quot;], &quot;id&quot;: &quot;ITEM-1&quot;, &quot;itemData&quot;: {&quot;issued&quot;: {&quot;date-parts&quot;: [[&quot;1979&quot;]]}, &quot;type&quot;: &quot;article-journal&quot;, &quot;issue&quot;: &quot;2&quot;, &quot;ISBN&quot;: &quot;0002-9297 (Print)\r0002-9297 (Linking)&quot;, &quot;volume&quot;: &quot;31&quot;, &quot;id&quot;: &quot;ITEM-1&quot;, &quot;ISSN&quot;: &quot;0002-9297&quot;, &quot;container-title&quot;: &quot;American journal of human genetics&quot;, &quot;abstract&quot;: &quot;The work of Emil Heitz (1892--1965) laid one of the keystones of cytogenetics. Using a new in situ method, he established between 1928 and 1935 the longitudinal differentiation of chromosomes in euchromatin (genetically active) and heterochromatin (genetically inert). He recognized the association of satellited chromosomes with the formation of the nucleolus, co-discovered the giant salivary chromosomes of diptera, and arrived at a cytological and genetic concept of chromosome structure that has been found essentially correct to date. Yet, Emil Heitz did not gain due recognition by his contemporaries, suffered from the political disturbances of his time, and spent almost a lifetime in isolation, bolstered only by the conviction that his scientific work was significant.&quot;, &quot;page&quot;: &quot;106-15&quot;, &quot;author&quot;: [{&quot;given&quot;: &quot;E&quot;, &quot;suffix&quot;: &quot;&quot;, &quot;family&quot;: &quot;Passarge&quot;, &quot;dropping-particle&quot;: &quot;&quot;, &quot;parse-names&quot;: false, &quot;non-dropping-particle&quot;: &quot;&quot;}], &quot;title&quot;: &quot;Emil Heitz and the concept of heterochromatin: longitudinal chromosome differentiation was recognized fifty years ago.&quot;, &quot;PMID&quot;: &quot;377956&quot;}}], &quot;properties&quot;: {&quot;noteIndex&quot;: 0}} RNDEwV8ipYIwS"/><text:span text:style-name="T52">(Passarge, 1979)</text:span><text:reference-mark-end text:name="ADDIN CSL_CITATION {&quot;mendeley&quot;: {&quot;plainTextFormattedCitation&quot;: &quot;(Passarge, 1979)&quot;, &quot;previouslyFormattedCitation&quot;: &quot;(Passarge, 1979)&quot;, &quot;formattedCitation&quot;: &quot;(Passarge, 1979)&quot;}, &quot;schema&quot;: &quot;https://github.com/citation-style-language/schema/raw/master/csl-citation.json&quot;, &quot;citationItems&quot;: [{&quot;uris&quot;: [&quot;http://www.mendeley.com/documents/?uuid=1eeb506c-66b7-476d-ac34-c9935cab6b3a&quot;], &quot;id&quot;: &quot;ITEM-1&quot;, &quot;itemData&quot;: {&quot;issued&quot;: {&quot;date-parts&quot;: [[&quot;1979&quot;]]}, &quot;type&quot;: &quot;article-journal&quot;, &quot;issue&quot;: &quot;2&quot;, &quot;ISBN&quot;: &quot;0002-9297 (Print)\r0002-9297 (Linking)&quot;, &quot;volume&quot;: &quot;31&quot;, &quot;id&quot;: &quot;ITEM-1&quot;, &quot;ISSN&quot;: &quot;0002-9297&quot;, &quot;container-title&quot;: &quot;American journal of human genetics&quot;, &quot;abstract&quot;: &quot;The work of Emil Heitz (1892--1965) laid one of the keystones of cytogenetics. Using a new in situ method, he established between 1928 and 1935 the longitudinal differentiation of chromosomes in euchromatin (genetically active) and heterochromatin (genetically inert). He recognized the association of satellited chromosomes with the formation of the nucleolus, co-discovered the giant salivary chromosomes of diptera, and arrived at a cytological and genetic concept of chromosome structure that has been found essentially correct to date. Yet, Emil Heitz did not gain due recognition by his contemporaries, suffered from the political disturbances of his time, and spent almost a lifetime in isolation, bolstered only by the conviction that his scientific work was significant.&quot;, &quot;page&quot;: &quot;106-15&quot;, &quot;author&quot;: [{&quot;given&quot;: &quot;E&quot;, &quot;suffix&quot;: &quot;&quot;, &quot;family&quot;: &quot;Passarge&quot;, &quot;dropping-particle&quot;: &quot;&quot;, &quot;parse-names&quot;: false, &quot;non-dropping-particle&quot;: &quot;&quot;}], &quot;title&quot;: &quot;Emil Heitz and the concept of heterochromatin: longitudinal chromosome differentiation was recognized fifty years ago.&quot;, &quot;PMID&quot;: &quot;377956&quot;}}], &quot;properties&quot;: {&quot;noteIndex&quot;: 0}} RNDEwV8ipYIwS"/>⁠. These are respectively associated with lower and higher <text:span text:style-name="T147">levels of active transcription</text:span> <text:reference-mark-start text:name="ADDIN CSL_CITATION {&quot;mendeley&quot;: {&quot;plainTextFormattedCitation&quot;: &quot;(Tamaru, 2010)&quot;, &quot;previouslyFormattedCitation&quot;: &quot;(Tamaru, 2010)&quot;, &quot;formattedCitation&quot;: &quot;(Tamaru, 2010)&quot;}, &quot;schema&quot;: &quot;https://github.com/citation-style-language/schema/raw/master/csl-citation.json&quot;, &quot;citationItems&quot;: [{&quot;uris&quot;: [&quot;http://www.mendeley.com/documents/?uuid=9df73bda-e7f1-4d8a-b3b1-93553eeb1439&quot;], &quot;id&quot;: &quot;ITEM-1&quot;, &quot;itemData&quot;: {&quot;DOI&quot;: &quot;10.1101/gad.1941010&quot;, &quot;issued&quot;: {&quot;date-parts&quot;: [[&quot;2010&quot;]]}, &quot;type&quot;: &quot;article-journal&quot;, &quot;issue&quot;: &quot;14&quot;, &quot;ISBN&quot;: &quot;1549-5477 (Electronic)\\n0890-9369 (Linking)&quot;, &quot;volume&quot;: &quot;24&quot;, &quot;id&quot;: &quot;ITEM-1&quot;, &quot;ISSN&quot;: &quot;08909369&quot;, &quot;container-title&quot;: &quot;Genes and Development&quot;, &quot;abstract&quot;: &quot;Heterochromatin is typically highly condensed, gene-poor, and transcriptionally silent, whereas euchromatin is less condensed, gene-rich, and more accessible to transcription. Besides acting as a graveyard for selfish mobile DNA repeats, heterochromatin contributes to important biological functions, such as chromosome segregation during cell division. Multiple features of heterochromatin-including the presence or absence of specific histone modifications, DNA methylation, and small RNAs-have been implicated in distinguishing heterochromatin from euchromatin in various organisms. Cells malfunction if the genome fails to restrict repressive chromatin marks within heterochromatin domains. How euchromatin and heterochromatin territories are confined remains poorly understood. Recent studies from the fission yeast Schizosaccharomyces pombe, the flowering plant Arabidopsis thaliana, and the filamentous fungus Neurospora crassa have revealed a new role for Jumonji C (JmjC) domain-containing proteins in protecting euchromatin from heterochromatin marks.&quot;, &quot;page&quot;: &quot;1465-1478&quot;, &quot;author&quot;: [{&quot;given&quot;: &quot;Hisashi&quot;, &quot;suffix&quot;: &quot;&quot;, &quot;family&quot;: &quot;Tamaru&quot;, &quot;dropping-particle&quot;: &quot;&quot;, &quot;parse-names&quot;: false, &quot;non-dropping-particle&quot;: &quot;&quot;}], &quot;title&quot;: &quot;Confining euchromatin/heterochromatin territory: Jumonji crosses the line&quot;, &quot;PMID&quot;: &quot;20634313&quot;}}], &quot;properties&quot;: {&quot;noteIndex&quot;: 0}} RNDI5aqkWPv0e"/><text:span text:style-name="T52">(Tamaru, 2010)</text:span><text:reference-mark-end text:name="ADDIN CSL_CITATION {&quot;mendeley&quot;: {&quot;plainTextFormattedCitation&quot;: &quot;(Tamaru, 2010)&quot;, &quot;previouslyFormattedCitation&quot;: &quot;(Tamaru, 2010)&quot;, &quot;formattedCitation&quot;: &quot;(Tamaru, 2010)&quot;}, &quot;schema&quot;: &quot;https://github.com/citation-style-language/schema/raw/master/csl-citation.json&quot;, &quot;citationItems&quot;: [{&quot;uris&quot;: [&quot;http://www.mendeley.com/documents/?uuid=9df73bda-e7f1-4d8a-b3b1-93553eeb1439&quot;], &quot;id&quot;: &quot;ITEM-1&quot;, &quot;itemData&quot;: {&quot;DOI&quot;: &quot;10.1101/gad.1941010&quot;, &quot;issued&quot;: {&quot;date-parts&quot;: [[&quot;2010&quot;]]}, &quot;type&quot;: &quot;article-journal&quot;, &quot;issue&quot;: &quot;14&quot;, &quot;ISBN&quot;: &quot;1549-5477 (Electronic)\\n0890-9369 (Linking)&quot;, &quot;volume&quot;: &quot;24&quot;, &quot;id&quot;: &quot;ITEM-1&quot;, &quot;ISSN&quot;: &quot;08909369&quot;, &quot;container-title&quot;: &quot;Genes and Development&quot;, &quot;abstract&quot;: &quot;Heterochromatin is typically highly condensed, gene-poor, and transcriptionally silent, whereas euchromatin is less condensed, gene-rich, and more accessible to transcription. Besides acting as a graveyard for selfish mobile DNA repeats, heterochromatin contributes to important biological functions, such as chromosome segregation during cell division. Multiple features of heterochromatin-including the presence or absence of specific histone modifications, DNA methylation, and small RNAs-have been implicated in distinguishing heterochromatin from euchromatin in various organisms. Cells malfunction if the genome fails to restrict repressive chromatin marks within heterochromatin domains. How euchromatin and heterochromatin territories are confined remains poorly understood. Recent studies from the fission yeast Schizosaccharomyces pombe, the flowering plant Arabidopsis thaliana, and the filamentous fungus Neurospora crassa have revealed a new role for Jumonji C (JmjC) domain-containing proteins in protecting euchromatin from heterochromatin marks.&quot;, &quot;page&quot;: &quot;1465-1478&quot;, &quot;author&quot;: [{&quot;given&quot;: &quot;Hisashi&quot;, &quot;suffix&quot;: &quot;&quot;, &quot;family&quot;: &quot;Tamaru&quot;, &quot;dropping-particle&quot;: &quot;&quot;, &quot;parse-names&quot;: false, &quot;non-dropping-particle&quot;: &quot;&quot;}], &quot;title&quot;: &quot;Confining euchromatin/heterochromatin territory: Jumonji crosses the line&quot;, &quot;PMID&quot;: &quot;20634313&quot;}}], &quot;properties&quot;: {&quot;noteIndex&quot;: 0}} RNDI5aqkWPv0e"/>⁠. <text:span text:style-name="T94">Chromosomes are further compartmentalized into smaller domains, called topologically associated domains (TADs).</text:span> <text:span text:style-name="T156">The amount of </text:span>DNA-DNA interactions <text:span text:style-name="T148">is high within TADs as a result of their close spatial proximity,</text:span> <text:span text:style-name="T148">and low across TADs.</text:span> TAD boundaries <text:span text:style-name="T156">are the regions lying at the borders of TADs (</text:span><text:span text:style-name="T39">Figure </text:span><text:span text:style-name="T41">9</text:span><text:span text:style-name="T156">) and have been shown to be essential for gene regulation</text:span>. <text:span text:style-name="T149">They </text:span>are <text:span text:style-name="T95">often</text:span> gene-dense and are enriched in <text:s/>highly transcribed genes <text:reference-mark-start text:name="ADDIN CSL_CITATION {&quot;mendeley&quot;: {&quot;plainTextFormattedCitation&quot;: &quot;(Ong &amp; Corces, 2014)&quot;, &quot;previouslyFormattedCitation&quot;: &quot;(Ong &amp; Corces, 2014)&quot;, &quot;formattedCitation&quot;: &quot;(Ong &amp; Corces, 2014)&quot;}, &quot;schema&quot;: &quot;https://github.com/citation-style-language/schema/raw/master/csl-citation.json&quot;, &quot;citationItems&quot;: [{&quot;uris&quot;: [&quot;http://www.mendeley.com/documents/?uuid=702f5046-677b-4d4d-a278-5659628b4935&quot;], &quot;id&quot;: &quot;ITEM-1&quot;, &quot;itemData&quot;: {&quot;DOI&quot;: &quot;10.1038/nrg3663&quot;, &quot;issued&quot;: {&quot;date-parts&quot;: [[&quot;2014&quot;]]}, &quot;type&quot;: &quot;article-journal&quot;, &quot;issue&quot;: &quot;4&quot;, &quot;ISBN&quot;: &quot;doi:10.1038/nrg3663&quot;, &quot;volume&quot;: &quot;15&quot;, &quot;title&quot;: &quot;CTCF : an architectural protein bridging genome topology and function&quot;, &quot;id&quot;: &quot;ITEM-1&quot;, &quot;ISSN&quot;: &quot;1471-0056&quot;, &quot;container-title&quot;: &quot;Nature Publishing Group&quot;, &quot;abstract&quot;: &quot;The eukaryotic genome is organized in the three-dimensional nuclear space in a specific manner that is both a cause and a consequence of its function. This organization is partly established by a special class of architectural proteins, of which CCCTC-binding factor (CTCF) is the best characterized. Although CTCF has been assigned various roles that are often contradictory, new results now help to draw a unifying model to explain the many functions of this protein. CTCF creates boundaries between topologically associating domains in chromosomes and, within these domains, facilitates interactions between transcription regulatory sequences. Thus, CTCF links the architecture of the genome to its function&quot;, &quot;page&quot;: &quot;234-246&quot;, &quot;author&quot;: [{&quot;given&quot;: &quot;Chin-tong&quot;, &quot;suffix&quot;: &quot;&quot;, &quot;family&quot;: &quot;Ong&quot;, &quot;dropping-particle&quot;: &quot;&quot;, &quot;parse-names&quot;: false, &quot;non-dropping-particle&quot;: &quot;&quot;}, {&quot;given&quot;: &quot;Victor G&quot;, &quot;suffix&quot;: &quot;&quot;, &quot;family&quot;: &quot;Corces&quot;, &quot;dropping-particle&quot;: &quot;&quot;, &quot;parse-names&quot;: false, &quot;non-dropping-particle&quot;: &quot;&quot;}], &quot;publisher&quot;: &quot;Nature Publishing Group&quot;, &quot;PMID&quot;: &quot;24614316&quot;}}], &quot;properties&quot;: {&quot;noteIndex&quot;: 0}} RNDUYAH0vEeEc"/><text:span text:style-name="T52">(Ong &amp; Corces, 2014)</text:span><text:reference-mark-end text:name="ADDIN CSL_CITATION {&quot;mendeley&quot;: {&quot;plainTextFormattedCitation&quot;: &quot;(Ong &amp; Corces, 2014)&quot;, &quot;previouslyFormattedCitation&quot;: &quot;(Ong &amp; Corces, 2014)&quot;, &quot;formattedCitation&quot;: &quot;(Ong &amp; Corces, 2014)&quot;}, &quot;schema&quot;: &quot;https://github.com/citation-style-language/schema/raw/master/csl-citation.json&quot;, &quot;citationItems&quot;: [{&quot;uris&quot;: [&quot;http://www.mendeley.com/documents/?uuid=702f5046-677b-4d4d-a278-5659628b4935&quot;], &quot;id&quot;: &quot;ITEM-1&quot;, &quot;itemData&quot;: {&quot;DOI&quot;: &quot;10.1038/nrg3663&quot;, &quot;issued&quot;: {&quot;date-parts&quot;: [[&quot;2014&quot;]]}, &quot;type&quot;: &quot;article-journal&quot;, &quot;issue&quot;: &quot;4&quot;, &quot;ISBN&quot;: &quot;doi:10.1038/nrg3663&quot;, &quot;volume&quot;: &quot;15&quot;, &quot;title&quot;: &quot;CTCF : an architectural protein bridging genome topology and function&quot;, &quot;id&quot;: &quot;ITEM-1&quot;, &quot;ISSN&quot;: &quot;1471-0056&quot;, &quot;container-title&quot;: &quot;Nature Publishing Group&quot;, &quot;abstract&quot;: &quot;The eukaryotic genome is organized in the three-dimensional nuclear space in a specific manner that is both a cause and a consequence of its function. This organization is partly established by a special class of architectural proteins, of which CCCTC-binding factor (CTCF) is the best characterized. Although CTCF has been assigned various roles that are often contradictory, new results now help to draw a unifying model to explain the many functions of this protein. CTCF creates boundaries between topologically associating domains in chromosomes and, within these domains, facilitates interactions between transcription regulatory sequences. Thus, CTCF links the architecture of the genome to its function&quot;, &quot;page&quot;: &quot;234-246&quot;, &quot;author&quot;: [{&quot;given&quot;: &quot;Chin-tong&quot;, &quot;suffix&quot;: &quot;&quot;, &quot;family&quot;: &quot;Ong&quot;, &quot;dropping-particle&quot;: &quot;&quot;, &quot;parse-names&quot;: false, &quot;non-dropping-particle&quot;: &quot;&quot;}, {&quot;given&quot;: &quot;Victor G&quot;, &quot;suffix&quot;: &quot;&quot;, &quot;family&quot;: &quot;Corces&quot;, &quot;dropping-particle&quot;: &quot;&quot;, &quot;parse-names&quot;: false, &quot;non-dropping-particle&quot;: &quot;&quot;}], &quot;publisher&quot;: &quot;Nature Publishing Group&quot;, &quot;PMID&quot;: &quot;24614316&quot;}}], &quot;properties&quot;: {&quot;noteIndex&quot;: 0}} RNDUYAH0vEeEc"/>⁠. </text:p>
      <text:p text:style-name="P45"/>
      <text:p text:style-name="P49"><text:span text:style-name="T156">TAD boundaries</text:span> are also enriched in architectural proteins, including CTCF <text:reference-mark-start text:name="ADDIN CSL_CITATION {&quot;mendeley&quot;: {&quot;plainTextFormattedCitation&quot;: &quot;(Pope et al., 2014)&quot;, &quot;previouslyFormattedCitation&quot;: &quot;(Pope et al., 2014)&quot;, &quot;formattedCitation&quot;: &quot;(Pope et al., 2014)&quot;}, &quot;schema&quot;: &quot;https://github.com/citation-style-language/schema/raw/master/csl-citation.json&quot;, &quot;citationItems&quot;: [{&quot;uris&quot;: [&quot;http://www.mendeley.com/documents/?uuid=e0d87c6b-6958-4290-b88c-3444df4208e0&quot;], &quot;id&quot;: &quot;ITEM-1&quot;, &quot;itemData&quot;: {&quot;DOI&quot;: &quot;10.1038/nature13986&quot;, &quot;issued&quot;: {&quot;date-parts&quot;: [[&quot;2014&quot;]]}, &quot;type&quot;: &quot;article-journal&quot;, &quot;issue&quot;: &quot;7527&quot;, &quot;ISBN&quot;: &quot;1476-4687 (Electronic)\\r0028-0836 (Linking)&quot;, &quot;volume&quot;: &quot;515&quot;, &quot;id&quot;: &quot;ITEM-1&quot;, &quot;ISSN&quot;: &quot;0028-0836&quot;, &quot;container-title&quot;: &quot;Nature&quot;, &quot;abstract&quot;: &quot;Eukaryotic chromosomes replicate in a temporal order known as the replication-timing program. In mammals, replication timing is cell-type-specific with at least half the genome switching replication timing during development, primarily in units of 400-800 kilobases ('replication domains'), whose positions are preserved in different cell types, conserved between species, and appear to confine long-range effects of chromosome rearrangements. Early and late replication correlate, respectively, with open and closed three-dimensional chromatin compartments identified by high-resolution chromosome conformation capture (Hi-C), and, to a lesser extent, late replication correlates with lamina-associated domains (LADs). Recent Hi-C mapping has unveiled substructure within chromatin compartments called topologically associating domains (TADs) that are largely conserved in their positions between cell types and are similar in size to replication domains. However, TADs can be further sub-stratified into smaller domains, challenging the significance of structures at any particular scale. Moreover, attempts to reconcile TADs and LADs to replication-timing data have not revealed a common, underlying domain structure. Here we localize boundaries of replication domains to the early-replicating border of replication-timing transitions and map their positions in 18 human and 13 mouse cell types. We demonstrate that, collectively, replication domain boundaries share a near one-to-one correlation with TAD boundaries, whereas within a cell type, adjacent TADs that replicate at similar times obscure replication domain boundaries, largely accounting for the previously reported lack of alignment. Moreover, cell-type-specific replication timing of TADs partitions the genome into two large-scale sub-nuclear compartments revealing that replication-timing transitions are indistinguishable from late-replicating regions in chromatin composition and lamina association and accounting for the reduced correlation of replication timing to LADs and heterochromatin. Our results reconcile cell-type-specific sub-nuclear compartmentalization and replication timing with developmentally stable structural domains and offer a unified model for large-scale chromosome structure and function.&quot;, &quot;page&quot;: &quot;402-405&quot;, &quot;author&quot;: [{&quot;given&quot;: &quot;Benjamin D.&quot;, &quot;suffix&quot;: &quot;&quot;, &quot;family&quot;: &quot;Pope&quot;, &quot;dropping-particle&quot;: &quot;&quot;, &quot;parse-names&quot;: false, &quot;non-dropping-particle&quot;: &quot;&quot;}, {&quot;given&quot;: &quot;Tyrone&quot;, &quot;suffix&quot;: &quot;&quot;, &quot;family&quot;: &quot;Ryba&quot;, &quot;dropping-particle&quot;: &quot;&quot;, &quot;parse-names&quot;: false, &quot;non-dropping-particle&quot;: &quot;&quot;}, {&quot;given&quot;: &quot;Vishnu&quot;, &quot;suffix&quot;: &quot;&quot;, &quot;family&quot;: &quot;Dileep&quot;, &quot;dropping-particle&quot;: &quot;&quot;, &quot;parse-names&quot;: false, &quot;non-dropping-particle&quot;: &quot;&quot;}, {&quot;given&quot;: &quot;Feng&quot;, &quot;suffix&quot;: &quot;&quot;, &quot;family&quot;: &quot;Yue&quot;, &quot;dropping-particle&quot;: &quot;&quot;, &quot;parse-names&quot;: false, &quot;non-dropping-particle&quot;: &quot;&quot;}, {&quot;given&quot;: &quot;Weisheng&quot;, &quot;suffix&quot;: &quot;&quot;, &quot;family&quot;: &quot;Wu&quot;, &quot;dropping-particle&quot;: &quot;&quot;, &quot;parse-names&quot;: false, &quot;non-dropping-particle&quot;: &quot;&quot;}, {&quot;given&quot;: &quot;Olgert&quot;, &quot;suffix&quot;: &quot;&quot;, &quot;family&quot;: &quot;Denas&quot;, &quot;dropping-particle&quot;: &quot;&quot;, &quot;parse-names&quot;: false, &quot;non-dropping-particle&quot;: &quot;&quot;}, {&quot;given&quot;: &quot;Daniel L.&quot;, &quot;suffix&quot;: &quot;&quot;, &quot;family&quot;: &quot;Vera&quot;, &quot;dropping-particle&quot;: &quot;&quot;, &quot;parse-names&quot;: false, &quot;non-dropping-particle&quot;: &quot;&quot;}, {&quot;given&quot;: &quot;Yanli&quot;, &quot;suffix&quot;: &quot;&quot;, &quot;family&quot;: &quot;Wang&quot;, &quot;dropping-particle&quot;: &quot;&quot;, &quot;parse-names&quot;: false, &quot;non-dropping-particle&quot;: &quot;&quot;}, {&quot;given&quot;: &quot;R. Scott&quot;, &quot;suffix&quot;: &quot;&quot;, &quot;family&quot;: &quot;Hansen&quot;, &quot;dropping-particle&quot;: &quot;&quot;, &quot;parse-names&quot;: false, &quot;non-dropping-particle&quot;: &quot;&quot;}, {&quot;given&quot;: &quot;Theresa K.&quot;, &quot;suffix&quot;: &quot;&quot;, &quot;family&quot;: &quot;Canfield&quot;, &quot;dropping-particle&quot;: &quot;&quot;, &quot;parse-names&quot;: false, &quot;non-dropping-particle&quot;: &quot;&quot;}, {&quot;given&quot;: &quot;Robert E.&quot;, &quot;suffix&quot;: &quot;&quot;, &quot;family&quot;: &quot;Thurman&quot;, &quot;dropping-particle&quot;: &quot;&quot;, &quot;parse-names&quot;: false, &quot;non-dropping-particle&quot;: &quot;&quot;}, {&quot;given&quot;: &quot;Yong&quot;, &quot;suffix&quot;: &quot;&quot;, &quot;family&quot;: &quot;Cheng&quot;, &quot;dropping-particle&quot;: &quot;&quot;, &quot;parse-names&quot;: false, &quot;non-dropping-particle&quot;: &quot;&quot;}, {&quot;given&quot;: &quot;G\u00fcnhan&quot;, &quot;suffix&quot;: &quot;&quot;, &quot;family&quot;: &quot;G\u00fclsoy&quot;, &quot;dropping-particle&quot;: &quot;&quot;, &quot;parse-names&quot;: false, &quot;non-dropping-particle&quot;: &quot;&quot;}, {&quot;given&quot;: &quot;Jonathan H.&quot;, &quot;suffix&quot;: &quot;&quot;, &quot;family&quot;: &quot;Dennis&quot;, &quot;dropping-particle&quot;: &quot;&quot;, &quot;parse-names&quot;: false, &quot;non-dropping-particle&quot;: &quot;&quot;}, {&quot;given&quot;: &quot;Michael P.&quot;, &quot;suffix&quot;: &quot;&quot;, &quot;family&quot;: &quot;Snyder&quot;, &quot;dropping-particle&quot;: &quot;&quot;, &quot;parse-names&quot;: false, &quot;non-dropping-particle&quot;: &quot;&quot;}, {&quot;given&quot;: &quot;John A.&quot;, &quot;suffix&quot;: &quot;&quot;, &quot;family&quot;: &quot;Stamatoyannopoulos&quot;, &quot;dropping-particle&quot;: &quot;&quot;, &quot;parse-names&quot;: false, &quot;non-dropping-particle&quot;: &quot;&quot;}, {&quot;given&quot;: &quot;James&quot;, &quot;suffix&quot;: &quot;&quot;, &quot;family&quot;: &quot;Taylor&quot;, &quot;dropping-particle&quot;: &quot;&quot;, &quot;parse-names&quot;: false, &quot;non-dropping-particle&quot;: &quot;&quot;}, {&quot;given&quot;: &quot;Ross C.&quot;, &quot;suffix&quot;: &quot;&quot;, &quot;family&quot;: &quot;Hardison&quot;, &quot;dropping-particle&quot;: &quot;&quot;, &quot;parse-names&quot;: false, &quot;non-dropping-particle&quot;: &quot;&quot;}, {&quot;given&quot;: &quot;Tamer&quot;, &quot;suffix&quot;: &quot;&quot;, &quot;family&quot;: &quot;Kahveci&quot;, &quot;dropping-particle&quot;: &quot;&quot;, &quot;parse-names&quot;: false, &quot;non-dropping-particle&quot;: &quot;&quot;}, {&quot;given&quot;: &quot;Bing&quot;, &quot;suffix&quot;: &quot;&quot;, &quot;family&quot;: &quot;Ren&quot;, &quot;dropping-particle&quot;: &quot;&quot;, &quot;parse-names&quot;: false, &quot;non-dropping-particle&quot;: &quot;&quot;}, {&quot;given&quot;: &quot;David M.&quot;, &quot;suffix&quot;: &quot;&quot;, &quot;family&quot;: &quot;Gilbert&quot;, &quot;dropping-particle&quot;: &quot;&quot;, &quot;parse-names&quot;: false, &quot;non-dropping-particle&quot;: &quot;&quot;}], &quot;title&quot;: &quot;Topologically associating domains are stable units of replication-timing regulation&quot;, &quot;PMID&quot;: &quot;25409831&quot;}}], &quot;properties&quot;: {&quot;noteIndex&quot;: 0}} RNDlB9lzTCXOu"/><text:span text:style-name="T52">(Pope et al., 2014)</text:span><text:reference-mark-end text:name="ADDIN CSL_CITATION {&quot;mendeley&quot;: {&quot;plainTextFormattedCitation&quot;: &quot;(Pope et al., 2014)&quot;, &quot;previouslyFormattedCitation&quot;: &quot;(Pope et al., 2014)&quot;, &quot;formattedCitation&quot;: &quot;(Pope et al., 2014)&quot;}, &quot;schema&quot;: &quot;https://github.com/citation-style-language/schema/raw/master/csl-citation.json&quot;, &quot;citationItems&quot;: [{&quot;uris&quot;: [&quot;http://www.mendeley.com/documents/?uuid=e0d87c6b-6958-4290-b88c-3444df4208e0&quot;], &quot;id&quot;: &quot;ITEM-1&quot;, &quot;itemData&quot;: {&quot;DOI&quot;: &quot;10.1038/nature13986&quot;, &quot;issued&quot;: {&quot;date-parts&quot;: [[&quot;2014&quot;]]}, &quot;type&quot;: &quot;article-journal&quot;, &quot;issue&quot;: &quot;7527&quot;, &quot;ISBN&quot;: &quot;1476-4687 (Electronic)\\r0028-0836 (Linking)&quot;, &quot;volume&quot;: &quot;515&quot;, &quot;id&quot;: &quot;ITEM-1&quot;, &quot;ISSN&quot;: &quot;0028-0836&quot;, &quot;container-title&quot;: &quot;Nature&quot;, &quot;abstract&quot;: &quot;Eukaryotic chromosomes replicate in a temporal order known as the replication-timing program. In mammals, replication timing is cell-type-specific with at least half the genome switching replication timing during development, primarily in units of 400-800 kilobases ('replication domains'), whose positions are preserved in different cell types, conserved between species, and appear to confine long-range effects of chromosome rearrangements. Early and late replication correlate, respectively, with open and closed three-dimensional chromatin compartments identified by high-resolution chromosome conformation capture (Hi-C), and, to a lesser extent, late replication correlates with lamina-associated domains (LADs). Recent Hi-C mapping has unveiled substructure within chromatin compartments called topologically associating domains (TADs) that are largely conserved in their positions between cell types and are similar in size to replication domains. However, TADs can be further sub-stratified into smaller domains, challenging the significance of structures at any particular scale. Moreover, attempts to reconcile TADs and LADs to replication-timing data have not revealed a common, underlying domain structure. Here we localize boundaries of replication domains to the early-replicating border of replication-timing transitions and map their positions in 18 human and 13 mouse cell types. We demonstrate that, collectively, replication domain boundaries share a near one-to-one correlation with TAD boundaries, whereas within a cell type, adjacent TADs that replicate at similar times obscure replication domain boundaries, largely accounting for the previously reported lack of alignment. Moreover, cell-type-specific replication timing of TADs partitions the genome into two large-scale sub-nuclear compartments revealing that replication-timing transitions are indistinguishable from late-replicating regions in chromatin composition and lamina association and accounting for the reduced correlation of replication timing to LADs and heterochromatin. Our results reconcile cell-type-specific sub-nuclear compartmentalization and replication timing with developmentally stable structural domains and offer a unified model for large-scale chromosome structure and function.&quot;, &quot;page&quot;: &quot;402-405&quot;, &quot;author&quot;: [{&quot;given&quot;: &quot;Benjamin D.&quot;, &quot;suffix&quot;: &quot;&quot;, &quot;family&quot;: &quot;Pope&quot;, &quot;dropping-particle&quot;: &quot;&quot;, &quot;parse-names&quot;: false, &quot;non-dropping-particle&quot;: &quot;&quot;}, {&quot;given&quot;: &quot;Tyrone&quot;, &quot;suffix&quot;: &quot;&quot;, &quot;family&quot;: &quot;Ryba&quot;, &quot;dropping-particle&quot;: &quot;&quot;, &quot;parse-names&quot;: false, &quot;non-dropping-particle&quot;: &quot;&quot;}, {&quot;given&quot;: &quot;Vishnu&quot;, &quot;suffix&quot;: &quot;&quot;, &quot;family&quot;: &quot;Dileep&quot;, &quot;dropping-particle&quot;: &quot;&quot;, &quot;parse-names&quot;: false, &quot;non-dropping-particle&quot;: &quot;&quot;}, {&quot;given&quot;: &quot;Feng&quot;, &quot;suffix&quot;: &quot;&quot;, &quot;family&quot;: &quot;Yue&quot;, &quot;dropping-particle&quot;: &quot;&quot;, &quot;parse-names&quot;: false, &quot;non-dropping-particle&quot;: &quot;&quot;}, {&quot;given&quot;: &quot;Weisheng&quot;, &quot;suffix&quot;: &quot;&quot;, &quot;family&quot;: &quot;Wu&quot;, &quot;dropping-particle&quot;: &quot;&quot;, &quot;parse-names&quot;: false, &quot;non-dropping-particle&quot;: &quot;&quot;}, {&quot;given&quot;: &quot;Olgert&quot;, &quot;suffix&quot;: &quot;&quot;, &quot;family&quot;: &quot;Denas&quot;, &quot;dropping-particle&quot;: &quot;&quot;, &quot;parse-names&quot;: false, &quot;non-dropping-particle&quot;: &quot;&quot;}, {&quot;given&quot;: &quot;Daniel L.&quot;, &quot;suffix&quot;: &quot;&quot;, &quot;family&quot;: &quot;Vera&quot;, &quot;dropping-particle&quot;: &quot;&quot;, &quot;parse-names&quot;: false, &quot;non-dropping-particle&quot;: &quot;&quot;}, {&quot;given&quot;: &quot;Yanli&quot;, &quot;suffix&quot;: &quot;&quot;, &quot;family&quot;: &quot;Wang&quot;, &quot;dropping-particle&quot;: &quot;&quot;, &quot;parse-names&quot;: false, &quot;non-dropping-particle&quot;: &quot;&quot;}, {&quot;given&quot;: &quot;R. Scott&quot;, &quot;suffix&quot;: &quot;&quot;, &quot;family&quot;: &quot;Hansen&quot;, &quot;dropping-particle&quot;: &quot;&quot;, &quot;parse-names&quot;: false, &quot;non-dropping-particle&quot;: &quot;&quot;}, {&quot;given&quot;: &quot;Theresa K.&quot;, &quot;suffix&quot;: &quot;&quot;, &quot;family&quot;: &quot;Canfield&quot;, &quot;dropping-particle&quot;: &quot;&quot;, &quot;parse-names&quot;: false, &quot;non-dropping-particle&quot;: &quot;&quot;}, {&quot;given&quot;: &quot;Robert E.&quot;, &quot;suffix&quot;: &quot;&quot;, &quot;family&quot;: &quot;Thurman&quot;, &quot;dropping-particle&quot;: &quot;&quot;, &quot;parse-names&quot;: false, &quot;non-dropping-particle&quot;: &quot;&quot;}, {&quot;given&quot;: &quot;Yong&quot;, &quot;suffix&quot;: &quot;&quot;, &quot;family&quot;: &quot;Cheng&quot;, &quot;dropping-particle&quot;: &quot;&quot;, &quot;parse-names&quot;: false, &quot;non-dropping-particle&quot;: &quot;&quot;}, {&quot;given&quot;: &quot;G\u00fcnhan&quot;, &quot;suffix&quot;: &quot;&quot;, &quot;family&quot;: &quot;G\u00fclsoy&quot;, &quot;dropping-particle&quot;: &quot;&quot;, &quot;parse-names&quot;: false, &quot;non-dropping-particle&quot;: &quot;&quot;}, {&quot;given&quot;: &quot;Jonathan H.&quot;, &quot;suffix&quot;: &quot;&quot;, &quot;family&quot;: &quot;Dennis&quot;, &quot;dropping-particle&quot;: &quot;&quot;, &quot;parse-names&quot;: false, &quot;non-dropping-particle&quot;: &quot;&quot;}, {&quot;given&quot;: &quot;Michael P.&quot;, &quot;suffix&quot;: &quot;&quot;, &quot;family&quot;: &quot;Snyder&quot;, &quot;dropping-particle&quot;: &quot;&quot;, &quot;parse-names&quot;: false, &quot;non-dropping-particle&quot;: &quot;&quot;}, {&quot;given&quot;: &quot;John A.&quot;, &quot;suffix&quot;: &quot;&quot;, &quot;family&quot;: &quot;Stamatoyannopoulos&quot;, &quot;dropping-particle&quot;: &quot;&quot;, &quot;parse-names&quot;: false, &quot;non-dropping-particle&quot;: &quot;&quot;}, {&quot;given&quot;: &quot;James&quot;, &quot;suffix&quot;: &quot;&quot;, &quot;family&quot;: &quot;Taylor&quot;, &quot;dropping-particle&quot;: &quot;&quot;, &quot;parse-names&quot;: false, &quot;non-dropping-particle&quot;: &quot;&quot;}, {&quot;given&quot;: &quot;Ross C.&quot;, &quot;suffix&quot;: &quot;&quot;, &quot;family&quot;: &quot;Hardison&quot;, &quot;dropping-particle&quot;: &quot;&quot;, &quot;parse-names&quot;: false, &quot;non-dropping-particle&quot;: &quot;&quot;}, {&quot;given&quot;: &quot;Tamer&quot;, &quot;suffix&quot;: &quot;&quot;, &quot;family&quot;: &quot;Kahveci&quot;, &quot;dropping-particle&quot;: &quot;&quot;, &quot;parse-names&quot;: false, &quot;non-dropping-particle&quot;: &quot;&quot;}, {&quot;given&quot;: &quot;Bing&quot;, &quot;suffix&quot;: &quot;&quot;, &quot;family&quot;: &quot;Ren&quot;, &quot;dropping-particle&quot;: &quot;&quot;, &quot;parse-names&quot;: false, &quot;non-dropping-particle&quot;: &quot;&quot;}, {&quot;given&quot;: &quot;David M.&quot;, &quot;suffix&quot;: &quot;&quot;, &quot;family&quot;: &quot;Gilbert&quot;, &quot;dropping-particle&quot;: &quot;&quot;, &quot;parse-names&quot;: false, &quot;non-dropping-particle&quot;: &quot;&quot;}], &quot;title&quot;: &quot;Topologically associating domains are stable units of replication-timing regulation&quot;, &quot;PMID&quot;: &quot;25409831&quot;}}], &quot;properties&quot;: {&quot;noteIndex&quot;: 0}} RNDlB9lzTCXOu"/>⁠, which functions to delimit TAD borders by acting as genomic insulators that prevent DNA-DNA interactions across multiple TADs. TAD boundaries are also enriched in cohesin binding, a multi-protein complex that is thought to be involved in establishing enhancer-promoter interactions <text:reference-mark-start text:name="ADDIN CSL_CITATION {&quot;mendeley&quot;: {&quot;plainTextFormattedCitation&quot;: &quot;(Ji et al., 2016)&quot;, &quot;previouslyFormattedCitation&quot;: &quot;(Ji et al., 2016)&quot;, &quot;formattedCitation&quot;: &quot;(Ji et al., 2016)&quot;}, &quot;schema&quot;: &quot;https://github.com/citation-style-language/schema/raw/master/csl-citation.json&quot;, &quot;citationItems&quot;: [{&quot;uris&quot;: [&quot;http://www.mendeley.com/documents/?uuid=f499df16-2377-4fb4-ab0e-4dd7926d3a0b&quot;, &quot;http://www.mendeley.com/documents/?uuid=310a5dbc-be58-4813-bdbd-9aa96797135a&quot;], &quot;id&quot;: &quot;ITEM-1&quot;, &quot;itemData&quot;: {&quot;DOI&quot;: &quot;10.1016/j.stem.2015.11.007&quot;, &quot;issued&quot;: {&quot;date-parts&quot;: [[&quot;2016&quot;]]}, &quot;type&quot;: &quot;article-journal&quot;, &quot;issue&quot;: &quot;2&quot;, &quot;ISBN&quot;: &quot;doi:10.1016/j.stem.2015.11.007&quot;, &quot;volume&quot;: &quot;18&quot;, &quot;title&quot;: &quot;3D Chromosome Regulatory Landscape of Human Pluripotent Cells&quot;, &quot;id&quot;: &quot;ITEM-1&quot;, &quot;ISSN&quot;: &quot;18759777&quot;, &quot;container-title&quot;: &quot;Cell Stem Cell&quot;, &quot;abstract&quot;: &quot;In this study, we describe the 3D chromosome regulatory landscape of human naive and primed embryonic stem cells. To devise this map, we identified transcriptional enhancers and insulators in these cells and placed them within the context of cohesin-associated CTCF-CTCF loops using cohesin ChIA-PET data. The CTCF-CTCF loops we identified form a chromosomal framework of insulated neighborhoods, which in turn form topologically associating domains (TADs) that are largely preserved during the transition between the naive and primed states. Regulatory changes in enhancer-promoter interactions occur within insulated neighborhoods during cell state transition. The CTCF anchor regions we identified are conserved across species, influence gene expression, and are a frequent site of mutations in cancer cells, underscoring their functional importance in cellular regulation. These 3D regulatory maps of human pluripotent cells therefore provide a foundation for future interrogation of the relationships between chromosome structure and gene control in development and disease.&quot;, &quot;page&quot;: &quot;262-275&quot;, &quot;author&quot;: [{&quot;given&quot;: &quot;Xiong&quot;, &quot;suffix&quot;: &quot;&quot;, &quot;family&quot;: &quot;Ji&quot;, &quot;dropping-particle&quot;: &quot;&quot;, &quot;parse-names&quot;: false, &quot;non-dropping-particle&quot;: &quot;&quot;}, {&quot;given&quot;: &quot;Daniel B.&quot;, &quot;suffix&quot;: &quot;&quot;, &quot;family&quot;: &quot;Dadon&quot;, &quot;dropping-particle&quot;: &quot;&quot;, &quot;parse-names&quot;: false, &quot;non-dropping-particle&quot;: &quot;&quot;}, {&quot;given&quot;: &quot;Benjamin E.&quot;, &quot;suffix&quot;: &quot;&quot;, &quot;family&quot;: &quot;Powell&quot;, &quot;dropping-particle&quot;: &quot;&quot;, &quot;parse-names&quot;: false, &quot;non-dropping-particle&quot;: &quot;&quot;}, {&quot;given&quot;: &quot;Zi Peng&quot;, &quot;suffix&quot;: &quot;&quot;, &quot;family&quot;: &quot;Fan&quot;, &quot;dropping-particle&quot;: &quot;&quot;, &quot;parse-names&quot;: false, &quot;non-dropping-particle&quot;: &quot;&quot;}, {&quot;given&quot;: &quot;Diego&quot;, &quot;suffix&quot;: &quot;&quot;, &quot;family&quot;: &quot;Borges-Rivera&quot;, &quot;dropping-particle&quot;: &quot;&quot;, &quot;parse-names&quot;: false, &quot;non-dropping-particle&quot;: &quot;&quot;}, {&quot;given&quot;: &quot;Sigal&quot;, &quot;suffix&quot;: &quot;&quot;, &quot;family&quot;: &quot;Shachar&quot;, &quot;dropping-particle&quot;: &quot;&quot;, &quot;parse-names&quot;: false, &quot;non-dropping-particle&quot;: &quot;&quot;}, {&quot;given&quot;: &quot;Abraham S.&quot;, &quot;suffix&quot;: &quot;&quot;, &quot;family&quot;: &quot;Weintraub&quot;, &quot;dropping-particle&quot;: &quot;&quot;, &quot;parse-names&quot;: false, &quot;non-dropping-particle&quot;: &quot;&quot;}, {&quot;given&quot;: &quot;Denes&quot;, &quot;suffix&quot;: &quot;&quot;, &quot;family&quot;: &quot;Hnisz&quot;, &quot;dropping-particle&quot;: &quot;&quot;, &quot;parse-names&quot;: false, &quot;non-dropping-particle&quot;: &quot;&quot;}, {&quot;given&quot;: &quot;Gianluca&quot;, &quot;suffix&quot;: &quot;&quot;, &quot;family&quot;: &quot;Pegoraro&quot;, &quot;dropping-particle&quot;: &quot;&quot;, &quot;parse-names&quot;: false, &quot;non-dropping-particle&quot;: &quot;&quot;}, {&quot;given&quot;: &quot;Tong Ihn&quot;, &quot;suffix&quot;: &quot;&quot;, &quot;family&quot;: &quot;Lee&quot;, &quot;dropping-particle&quot;: &quot;&quot;, &quot;parse-names&quot;: false, &quot;non-dropping-particle&quot;: &quot;&quot;}, {&quot;given&quot;: &quot;Tom&quot;, &quot;suffix&quot;: &quot;&quot;, &quot;family&quot;: &quot;Misteli&quot;, &quot;dropping-particle&quot;: &quot;&quot;, &quot;parse-names&quot;: false, &quot;non-dropping-particle&quot;: &quot;&quot;}, {&quot;given&quot;: &quot;Rudolf&quot;, &quot;suffix&quot;: &quot;&quot;, &quot;family&quot;: &quot;Jaenisch&quot;, &quot;dropping-particle&quot;: &quot;&quot;, &quot;parse-names&quot;: false, &quot;non-dropping-particle&quot;: &quot;&quot;}, {&quot;given&quot;: &quot;Richard A.&quot;, &quot;suffix&quot;: &quot;&quot;, &quot;family&quot;: &quot;Young&quot;, &quot;dropping-particle&quot;: &quot;&quot;, &quot;parse-names&quot;: false, &quot;non-dropping-particle&quot;: &quot;&quot;}], &quot;publisher&quot;: &quot;Elsevier Inc.&quot;, &quot;PMID&quot;: &quot;26686465&quot;}}], &quot;properties&quot;: {&quot;noteIndex&quot;: 0}} RNDxKF0a2vgPR"/><text:span text:style-name="T52">(Ji et al., 2016)</text:span><text:reference-mark-end text:name="ADDIN CSL_CITATION {&quot;mendeley&quot;: {&quot;plainTextFormattedCitation&quot;: &quot;(Ji et al., 2016)&quot;, &quot;previouslyFormattedCitation&quot;: &quot;(Ji et al., 2016)&quot;, &quot;formattedCitation&quot;: &quot;(Ji et al., 2016)&quot;}, &quot;schema&quot;: &quot;https://github.com/citation-style-language/schema/raw/master/csl-citation.json&quot;, &quot;citationItems&quot;: [{&quot;uris&quot;: [&quot;http://www.mendeley.com/documents/?uuid=f499df16-2377-4fb4-ab0e-4dd7926d3a0b&quot;, &quot;http://www.mendeley.com/documents/?uuid=310a5dbc-be58-4813-bdbd-9aa96797135a&quot;], &quot;id&quot;: &quot;ITEM-1&quot;, &quot;itemData&quot;: {&quot;DOI&quot;: &quot;10.1016/j.stem.2015.11.007&quot;, &quot;issued&quot;: {&quot;date-parts&quot;: [[&quot;2016&quot;]]}, &quot;type&quot;: &quot;article-journal&quot;, &quot;issue&quot;: &quot;2&quot;, &quot;ISBN&quot;: &quot;doi:10.1016/j.stem.2015.11.007&quot;, &quot;volume&quot;: &quot;18&quot;, &quot;title&quot;: &quot;3D Chromosome Regulatory Landscape of Human Pluripotent Cells&quot;, &quot;id&quot;: &quot;ITEM-1&quot;, &quot;ISSN&quot;: &quot;18759777&quot;, &quot;container-title&quot;: &quot;Cell Stem Cell&quot;, &quot;abstract&quot;: &quot;In this study, we describe the 3D chromosome regulatory landscape of human naive and primed embryonic stem cells. To devise this map, we identified transcriptional enhancers and insulators in these cells and placed them within the context of cohesin-associated CTCF-CTCF loops using cohesin ChIA-PET data. The CTCF-CTCF loops we identified form a chromosomal framework of insulated neighborhoods, which in turn form topologically associating domains (TADs) that are largely preserved during the transition between the naive and primed states. Regulatory changes in enhancer-promoter interactions occur within insulated neighborhoods during cell state transition. The CTCF anchor regions we identified are conserved across species, influence gene expression, and are a frequent site of mutations in cancer cells, underscoring their functional importance in cellular regulation. These 3D regulatory maps of human pluripotent cells therefore provide a foundation for future interrogation of the relationships between chromosome structure and gene control in development and disease.&quot;, &quot;page&quot;: &quot;262-275&quot;, &quot;author&quot;: [{&quot;given&quot;: &quot;Xiong&quot;, &quot;suffix&quot;: &quot;&quot;, &quot;family&quot;: &quot;Ji&quot;, &quot;dropping-particle&quot;: &quot;&quot;, &quot;parse-names&quot;: false, &quot;non-dropping-particle&quot;: &quot;&quot;}, {&quot;given&quot;: &quot;Daniel B.&quot;, &quot;suffix&quot;: &quot;&quot;, &quot;family&quot;: &quot;Dadon&quot;, &quot;dropping-particle&quot;: &quot;&quot;, &quot;parse-names&quot;: false, &quot;non-dropping-particle&quot;: &quot;&quot;}, {&quot;given&quot;: &quot;Benjamin E.&quot;, &quot;suffix&quot;: &quot;&quot;, &quot;family&quot;: &quot;Powell&quot;, &quot;dropping-particle&quot;: &quot;&quot;, &quot;parse-names&quot;: false, &quot;non-dropping-particle&quot;: &quot;&quot;}, {&quot;given&quot;: &quot;Zi Peng&quot;, &quot;suffix&quot;: &quot;&quot;, &quot;family&quot;: &quot;Fan&quot;, &quot;dropping-particle&quot;: &quot;&quot;, &quot;parse-names&quot;: false, &quot;non-dropping-particle&quot;: &quot;&quot;}, {&quot;given&quot;: &quot;Diego&quot;, &quot;suffix&quot;: &quot;&quot;, &quot;family&quot;: &quot;Borges-Rivera&quot;, &quot;dropping-particle&quot;: &quot;&quot;, &quot;parse-names&quot;: false, &quot;non-dropping-particle&quot;: &quot;&quot;}, {&quot;given&quot;: &quot;Sigal&quot;, &quot;suffix&quot;: &quot;&quot;, &quot;family&quot;: &quot;Shachar&quot;, &quot;dropping-particle&quot;: &quot;&quot;, &quot;parse-names&quot;: false, &quot;non-dropping-particle&quot;: &quot;&quot;}, {&quot;given&quot;: &quot;Abraham S.&quot;, &quot;suffix&quot;: &quot;&quot;, &quot;family&quot;: &quot;Weintraub&quot;, &quot;dropping-particle&quot;: &quot;&quot;, &quot;parse-names&quot;: false, &quot;non-dropping-particle&quot;: &quot;&quot;}, {&quot;given&quot;: &quot;Denes&quot;, &quot;suffix&quot;: &quot;&quot;, &quot;family&quot;: &quot;Hnisz&quot;, &quot;dropping-particle&quot;: &quot;&quot;, &quot;parse-names&quot;: false, &quot;non-dropping-particle&quot;: &quot;&quot;}, {&quot;given&quot;: &quot;Gianluca&quot;, &quot;suffix&quot;: &quot;&quot;, &quot;family&quot;: &quot;Pegoraro&quot;, &quot;dropping-particle&quot;: &quot;&quot;, &quot;parse-names&quot;: false, &quot;non-dropping-particle&quot;: &quot;&quot;}, {&quot;given&quot;: &quot;Tong Ihn&quot;, &quot;suffix&quot;: &quot;&quot;, &quot;family&quot;: &quot;Lee&quot;, &quot;dropping-particle&quot;: &quot;&quot;, &quot;parse-names&quot;: false, &quot;non-dropping-particle&quot;: &quot;&quot;}, {&quot;given&quot;: &quot;Tom&quot;, &quot;suffix&quot;: &quot;&quot;, &quot;family&quot;: &quot;Misteli&quot;, &quot;dropping-particle&quot;: &quot;&quot;, &quot;parse-names&quot;: false, &quot;non-dropping-particle&quot;: &quot;&quot;}, {&quot;given&quot;: &quot;Rudolf&quot;, &quot;suffix&quot;: &quot;&quot;, &quot;family&quot;: &quot;Jaenisch&quot;, &quot;dropping-particle&quot;: &quot;&quot;, &quot;parse-names&quot;: false, &quot;non-dropping-particle&quot;: &quot;&quot;}, {&quot;given&quot;: &quot;Richard A.&quot;, &quot;suffix&quot;: &quot;&quot;, &quot;family&quot;: &quot;Young&quot;, &quot;dropping-particle&quot;: &quot;&quot;, &quot;parse-names&quot;: false, &quot;non-dropping-particle&quot;: &quot;&quot;}], &quot;publisher&quot;: &quot;Elsevier Inc.&quot;, &quot;PMID&quot;: &quot;26686465&quot;}}], &quot;properties&quot;: {&quot;noteIndex&quot;: 0}} RNDxKF0a2vgPR"/>⁠. While most CTCF sites are shared between different cell types and species <text:reference-mark-start text:name="ADDIN CSL_CITATION {&quot;mendeley&quot;: {&quot;plainTextFormattedCitation&quot;: &quot;(Ji et al., 2016)&quot;, &quot;previouslyFormattedCitation&quot;: &quot;(Ji et al., 2016)&quot;, &quot;formattedCitation&quot;: &quot;(Ji et al., 2016)&quot;}, &quot;schema&quot;: &quot;https://github.com/citation-style-language/schema/raw/master/csl-citation.json&quot;, &quot;citationItems&quot;: [{&quot;uris&quot;: [&quot;http://www.mendeley.com/documents/?uuid=310a5dbc-be58-4813-bdbd-9aa96797135a&quot;, &quot;http://www.mendeley.com/documents/?uuid=f499df16-2377-4fb4-ab0e-4dd7926d3a0b&quot;], &quot;id&quot;: &quot;ITEM-1&quot;, &quot;itemData&quot;: {&quot;DOI&quot;: &quot;10.1016/j.stem.2015.11.007&quot;, &quot;issued&quot;: {&quot;date-parts&quot;: [[&quot;2016&quot;]]}, &quot;type&quot;: &quot;article-journal&quot;, &quot;issue&quot;: &quot;2&quot;, &quot;ISBN&quot;: &quot;doi:10.1016/j.stem.2015.11.007&quot;, &quot;volume&quot;: &quot;18&quot;, &quot;title&quot;: &quot;3D Chromosome Regulatory Landscape of Human Pluripotent Cells&quot;, &quot;id&quot;: &quot;ITEM-1&quot;, &quot;ISSN&quot;: &quot;18759777&quot;, &quot;container-title&quot;: &quot;Cell Stem Cell&quot;, &quot;abstract&quot;: &quot;In this study, we describe the 3D chromosome regulatory landscape of human naive and primed embryonic stem cells. To devise this map, we identified transcriptional enhancers and insulators in these cells and placed them within the context of cohesin-associated CTCF-CTCF loops using cohesin ChIA-PET data. The CTCF-CTCF loops we identified form a chromosomal framework of insulated neighborhoods, which in turn form topologically associating domains (TADs) that are largely preserved during the transition between the naive and primed states. Regulatory changes in enhancer-promoter interactions occur within insulated neighborhoods during cell state transition. The CTCF anchor regions we identified are conserved across species, influence gene expression, and are a frequent site of mutations in cancer cells, underscoring their functional importance in cellular regulation. These 3D regulatory maps of human pluripotent cells therefore provide a foundation for future interrogation of the relationships between chromosome structure and gene control in development and disease.&quot;, &quot;page&quot;: &quot;262-275&quot;, &quot;author&quot;: [{&quot;given&quot;: &quot;Xiong&quot;, &quot;suffix&quot;: &quot;&quot;, &quot;family&quot;: &quot;Ji&quot;, &quot;dropping-particle&quot;: &quot;&quot;, &quot;parse-names&quot;: false, &quot;non-dropping-particle&quot;: &quot;&quot;}, {&quot;given&quot;: &quot;Daniel B.&quot;, &quot;suffix&quot;: &quot;&quot;, &quot;family&quot;: &quot;Dadon&quot;, &quot;dropping-particle&quot;: &quot;&quot;, &quot;parse-names&quot;: false, &quot;non-dropping-particle&quot;: &quot;&quot;}, {&quot;given&quot;: &quot;Benjamin E.&quot;, &quot;suffix&quot;: &quot;&quot;, &quot;family&quot;: &quot;Powell&quot;, &quot;dropping-particle&quot;: &quot;&quot;, &quot;parse-names&quot;: false, &quot;non-dropping-particle&quot;: &quot;&quot;}, {&quot;given&quot;: &quot;Zi Peng&quot;, &quot;suffix&quot;: &quot;&quot;, &quot;family&quot;: &quot;Fan&quot;, &quot;dropping-particle&quot;: &quot;&quot;, &quot;parse-names&quot;: false, &quot;non-dropping-particle&quot;: &quot;&quot;}, {&quot;given&quot;: &quot;Diego&quot;, &quot;suffix&quot;: &quot;&quot;, &quot;family&quot;: &quot;Borges-Rivera&quot;, &quot;dropping-particle&quot;: &quot;&quot;, &quot;parse-names&quot;: false, &quot;non-dropping-particle&quot;: &quot;&quot;}, {&quot;given&quot;: &quot;Sigal&quot;, &quot;suffix&quot;: &quot;&quot;, &quot;family&quot;: &quot;Shachar&quot;, &quot;dropping-particle&quot;: &quot;&quot;, &quot;parse-names&quot;: false, &quot;non-dropping-particle&quot;: &quot;&quot;}, {&quot;given&quot;: &quot;Abraham S.&quot;, &quot;suffix&quot;: &quot;&quot;, &quot;family&quot;: &quot;Weintraub&quot;, &quot;dropping-particle&quot;: &quot;&quot;, &quot;parse-names&quot;: false, &quot;non-dropping-particle&quot;: &quot;&quot;}, {&quot;given&quot;: &quot;Denes&quot;, &quot;suffix&quot;: &quot;&quot;, &quot;family&quot;: &quot;Hnisz&quot;, &quot;dropping-particle&quot;: &quot;&quot;, &quot;parse-names&quot;: false, &quot;non-dropping-particle&quot;: &quot;&quot;}, {&quot;given&quot;: &quot;Gianluca&quot;, &quot;suffix&quot;: &quot;&quot;, &quot;family&quot;: &quot;Pegoraro&quot;, &quot;dropping-particle&quot;: &quot;&quot;, &quot;parse-names&quot;: false, &quot;non-dropping-particle&quot;: &quot;&quot;}, {&quot;given&quot;: &quot;Tong Ihn&quot;, &quot;suffix&quot;: &quot;&quot;, &quot;family&quot;: &quot;Lee&quot;, &quot;dropping-particle&quot;: &quot;&quot;, &quot;parse-names&quot;: false, &quot;non-dropping-particle&quot;: &quot;&quot;}, {&quot;given&quot;: &quot;Tom&quot;, &quot;suffix&quot;: &quot;&quot;, &quot;family&quot;: &quot;Misteli&quot;, &quot;dropping-particle&quot;: &quot;&quot;, &quot;parse-names&quot;: false, &quot;non-dropping-particle&quot;: &quot;&quot;}, {&quot;given&quot;: &quot;Rudolf&quot;, &quot;suffix&quot;: &quot;&quot;, &quot;family&quot;: &quot;Jaenisch&quot;, &quot;dropping-particle&quot;: &quot;&quot;, &quot;parse-names&quot;: false, &quot;non-dropping-particle&quot;: &quot;&quot;}, {&quot;given&quot;: &quot;Richard A.&quot;, &quot;suffix&quot;: &quot;&quot;, &quot;family&quot;: &quot;Young&quot;, &quot;dropping-particle&quot;: &quot;&quot;, &quot;parse-names&quot;: false, &quot;non-dropping-particle&quot;: &quot;&quot;}], &quot;publisher&quot;: &quot;Elsevier Inc.&quot;, &quot;PMID&quot;: &quot;26686465&quot;}}], &quot;properties&quot;: {&quot;noteIndex&quot;: 0}} RNDRuc06LGRAv"/><text:span text:style-name="T52">(Ji et al., 2016)</text:span><text:reference-mark-end text:name="ADDIN CSL_CITATION {&quot;mendeley&quot;: {&quot;plainTextFormattedCitation&quot;: &quot;(Ji et al., 2016)&quot;, &quot;previouslyFormattedCitation&quot;: &quot;(Ji et al., 2016)&quot;, &quot;formattedCitation&quot;: &quot;(Ji et al., 2016)&quot;}, &quot;schema&quot;: &quot;https://github.com/citation-style-language/schema/raw/master/csl-citation.json&quot;, &quot;citationItems&quot;: [{&quot;uris&quot;: [&quot;http://www.mendeley.com/documents/?uuid=310a5dbc-be58-4813-bdbd-9aa96797135a&quot;, &quot;http://www.mendeley.com/documents/?uuid=f499df16-2377-4fb4-ab0e-4dd7926d3a0b&quot;], &quot;id&quot;: &quot;ITEM-1&quot;, &quot;itemData&quot;: {&quot;DOI&quot;: &quot;10.1016/j.stem.2015.11.007&quot;, &quot;issued&quot;: {&quot;date-parts&quot;: [[&quot;2016&quot;]]}, &quot;type&quot;: &quot;article-journal&quot;, &quot;issue&quot;: &quot;2&quot;, &quot;ISBN&quot;: &quot;doi:10.1016/j.stem.2015.11.007&quot;, &quot;volume&quot;: &quot;18&quot;, &quot;title&quot;: &quot;3D Chromosome Regulatory Landscape of Human Pluripotent Cells&quot;, &quot;id&quot;: &quot;ITEM-1&quot;, &quot;ISSN&quot;: &quot;18759777&quot;, &quot;container-title&quot;: &quot;Cell Stem Cell&quot;, &quot;abstract&quot;: &quot;In this study, we describe the 3D chromosome regulatory landscape of human naive and primed embryonic stem cells. To devise this map, we identified transcriptional enhancers and insulators in these cells and placed them within the context of cohesin-associated CTCF-CTCF loops using cohesin ChIA-PET data. The CTCF-CTCF loops we identified form a chromosomal framework of insulated neighborhoods, which in turn form topologically associating domains (TADs) that are largely preserved during the transition between the naive and primed states. Regulatory changes in enhancer-promoter interactions occur within insulated neighborhoods during cell state transition. The CTCF anchor regions we identified are conserved across species, influence gene expression, and are a frequent site of mutations in cancer cells, underscoring their functional importance in cellular regulation. These 3D regulatory maps of human pluripotent cells therefore provide a foundation for future interrogation of the relationships between chromosome structure and gene control in development and disease.&quot;, &quot;page&quot;: &quot;262-275&quot;, &quot;author&quot;: [{&quot;given&quot;: &quot;Xiong&quot;, &quot;suffix&quot;: &quot;&quot;, &quot;family&quot;: &quot;Ji&quot;, &quot;dropping-particle&quot;: &quot;&quot;, &quot;parse-names&quot;: false, &quot;non-dropping-particle&quot;: &quot;&quot;}, {&quot;given&quot;: &quot;Daniel B.&quot;, &quot;suffix&quot;: &quot;&quot;, &quot;family&quot;: &quot;Dadon&quot;, &quot;dropping-particle&quot;: &quot;&quot;, &quot;parse-names&quot;: false, &quot;non-dropping-particle&quot;: &quot;&quot;}, {&quot;given&quot;: &quot;Benjamin E.&quot;, &quot;suffix&quot;: &quot;&quot;, &quot;family&quot;: &quot;Powell&quot;, &quot;dropping-particle&quot;: &quot;&quot;, &quot;parse-names&quot;: false, &quot;non-dropping-particle&quot;: &quot;&quot;}, {&quot;given&quot;: &quot;Zi Peng&quot;, &quot;suffix&quot;: &quot;&quot;, &quot;family&quot;: &quot;Fan&quot;, &quot;dropping-particle&quot;: &quot;&quot;, &quot;parse-names&quot;: false, &quot;non-dropping-particle&quot;: &quot;&quot;}, {&quot;given&quot;: &quot;Diego&quot;, &quot;suffix&quot;: &quot;&quot;, &quot;family&quot;: &quot;Borges-Rivera&quot;, &quot;dropping-particle&quot;: &quot;&quot;, &quot;parse-names&quot;: false, &quot;non-dropping-particle&quot;: &quot;&quot;}, {&quot;given&quot;: &quot;Sigal&quot;, &quot;suffix&quot;: &quot;&quot;, &quot;family&quot;: &quot;Shachar&quot;, &quot;dropping-particle&quot;: &quot;&quot;, &quot;parse-names&quot;: false, &quot;non-dropping-particle&quot;: &quot;&quot;}, {&quot;given&quot;: &quot;Abraham S.&quot;, &quot;suffix&quot;: &quot;&quot;, &quot;family&quot;: &quot;Weintraub&quot;, &quot;dropping-particle&quot;: &quot;&quot;, &quot;parse-names&quot;: false, &quot;non-dropping-particle&quot;: &quot;&quot;}, {&quot;given&quot;: &quot;Denes&quot;, &quot;suffix&quot;: &quot;&quot;, &quot;family&quot;: &quot;Hnisz&quot;, &quot;dropping-particle&quot;: &quot;&quot;, &quot;parse-names&quot;: false, &quot;non-dropping-particle&quot;: &quot;&quot;}, {&quot;given&quot;: &quot;Gianluca&quot;, &quot;suffix&quot;: &quot;&quot;, &quot;family&quot;: &quot;Pegoraro&quot;, &quot;dropping-particle&quot;: &quot;&quot;, &quot;parse-names&quot;: false, &quot;non-dropping-particle&quot;: &quot;&quot;}, {&quot;given&quot;: &quot;Tong Ihn&quot;, &quot;suffix&quot;: &quot;&quot;, &quot;family&quot;: &quot;Lee&quot;, &quot;dropping-particle&quot;: &quot;&quot;, &quot;parse-names&quot;: false, &quot;non-dropping-particle&quot;: &quot;&quot;}, {&quot;given&quot;: &quot;Tom&quot;, &quot;suffix&quot;: &quot;&quot;, &quot;family&quot;: &quot;Misteli&quot;, &quot;dropping-particle&quot;: &quot;&quot;, &quot;parse-names&quot;: false, &quot;non-dropping-particle&quot;: &quot;&quot;}, {&quot;given&quot;: &quot;Rudolf&quot;, &quot;suffix&quot;: &quot;&quot;, &quot;family&quot;: &quot;Jaenisch&quot;, &quot;dropping-particle&quot;: &quot;&quot;, &quot;parse-names&quot;: false, &quot;non-dropping-particle&quot;: &quot;&quot;}, {&quot;given&quot;: &quot;Richard A.&quot;, &quot;suffix&quot;: &quot;&quot;, &quot;family&quot;: &quot;Young&quot;, &quot;dropping-particle&quot;: &quot;&quot;, &quot;parse-names&quot;: false, &quot;non-dropping-particle&quot;: &quot;&quot;}], &quot;publisher&quot;: &quot;Elsevier Inc.&quot;, &quot;PMID&quot;: &quot;26686465&quot;}}], &quot;properties&quot;: {&quot;noteIndex&quot;: 0}} RNDRuc06LGRAv"/>⁠<text:span text:style-name="T150">, cohesin binding at gene regulatory elements </text:span><text:span text:style-name="T154">is often</text:span><text:span text:style-name="T150"> cell-type specific </text:span><text:reference-mark-start text:name="ADDIN CSL_CITATION {&quot;mendeley&quot;: {&quot;plainTextFormattedCitation&quot;: &quot;(Hadjur et al., 2009)&quot;, &quot;previouslyFormattedCitation&quot;: &quot;(Hadjur et al., 2009)&quot;, &quot;formattedCitation&quot;: &quot;(Hadjur et al., 2009)&quot;}, &quot;schema&quot;: &quot;https://github.com/citation-style-language/schema/raw/master/csl-citation.json&quot;, &quot;citationItems&quot;: [{&quot;uris&quot;: [&quot;http://www.mendeley.com/documents/?uuid=d8b34f12-c45d-436d-8053-fc852177fbda&quot;, &quot;http://www.mendeley.com/documents/?uuid=b7d4f5ec-2200-4224-b5c7-de54b5ec9952&quot;], &quot;id&quot;: &quot;ITEM-1&quot;, &quot;itemData&quot;: {&quot;DOI&quot;: &quot;10.1038/nature08079&quot;, &quot;issued&quot;: {&quot;date-parts&quot;: [[&quot;2009&quot;]]}, &quot;type&quot;: &quot;article-journal&quot;, &quot;issue&quot;: &quot;7253&quot;, &quot;ISBN&quot;: &quot;1476-4687 (Electronic)\\r0028-0836 (Linking)&quot;, &quot;volume&quot;: &quot;460&quot;, &quot;title&quot;: &quot;Cohesins form chromosomal cis-interactions at the developmentally regulated IFNG locus.&quot;, &quot;id&quot;: &quot;ITEM-1&quot;, &quot;ISSN&quot;: &quot;0028-0836&quot;, &quot;container-title&quot;: &quot;Nature&quot;, &quot;abstract&quot;: &quot;Cohesin-mediated sister chromatid cohesion is essential for chromosome segregation and post-replicative DNA repair. In addition, evidence from model organisms and from human genetics suggests that cohesin is involved in the control of gene expression. This non-canonical role has recently been rationalized by the findings that mammalian cohesin complexes are recruited to a subset of DNase I hypersensitive sites and to conserved noncoding sequences by the DNA-binding protein CTCF. CTCF functions at insulators (which control interactions between enhancers and promoters) and at boundary elements (which demarcate regions of distinct chromatin structure), and cohesin contributes to its enhancer-blocking activity. The underlying mechanisms remain unknown, and the full spectrum of cohesin functions remains to be determined. Here we show that cohesin forms the topological and mechanistic basis for cell-type-specific long-range chromosomal interactions in cis at the developmentally regulated cytokine locus IFNG. Hence, the ability of cohesin to constrain chromosome topology is used not only for the purpose of sister chromatid cohesion, but also to dynamically define the spatial conformation of specific loci. This new aspect of cohesin function is probably important for normal development and disease.&quot;, &quot;page&quot;: &quot;410-413&quot;, &quot;author&quot;: [{&quot;given&quot;: &quot;Suzana&quot;, &quot;suffix&quot;: &quot;&quot;, &quot;family&quot;: &quot;Hadjur&quot;, &quot;dropping-particle&quot;: &quot;&quot;, &quot;parse-names&quot;: false, &quot;non-dropping-particle&quot;: &quot;&quot;}, {&quot;given&quot;: &quot;Luke M&quot;, &quot;suffix&quot;: &quot;&quot;, &quot;family&quot;: &quot;Williams&quot;, &quot;dropping-particle&quot;: &quot;&quot;, &quot;parse-names&quot;: false, &quot;non-dropping-particle&quot;: &quot;&quot;}, {&quot;given&quot;: &quot;Natalie K&quot;, &quot;suffix&quot;: &quot;&quot;, &quot;family&quot;: &quot;Ryan&quot;, &quot;dropping-particle&quot;: &quot;&quot;, &quot;parse-names&quot;: false, &quot;non-dropping-particle&quot;: &quot;&quot;}, {&quot;given&quot;: &quot;Bradley S&quot;, &quot;suffix&quot;: &quot;&quot;, &quot;family&quot;: &quot;Cobb&quot;, &quot;dropping-particle&quot;: &quot;&quot;, &quot;parse-names&quot;: false, &quot;non-dropping-particle&quot;: &quot;&quot;}, {&quot;given&quot;: &quot;Tom&quot;, &quot;suffix&quot;: &quot;&quot;, &quot;family&quot;: &quot;Sexton&quot;, &quot;dropping-particle&quot;: &quot;&quot;, &quot;parse-names&quot;: false, &quot;non-dropping-particle&quot;: &quot;&quot;}, {&quot;given&quot;: &quot;Peter&quot;, &quot;suffix&quot;: &quot;&quot;, &quot;family&quot;: &quot;Fraser&quot;, &quot;dropping-particle&quot;: &quot;&quot;, &quot;parse-names&quot;: false, &quot;non-dropping-particle&quot;: &quot;&quot;}, {&quot;given&quot;: &quot;Amanda G&quot;, &quot;suffix&quot;: &quot;&quot;, &quot;family&quot;: &quot;Fisher&quot;, &quot;dropping-particle&quot;: &quot;&quot;, &quot;parse-names&quot;: false, &quot;non-dropping-particle&quot;: &quot;&quot;}, {&quot;given&quot;: &quot;Matthias&quot;, &quot;suffix&quot;: &quot;&quot;, &quot;family&quot;: &quot;Merkenschlager&quot;, &quot;dropping-particle&quot;: &quot;&quot;, &quot;parse-names&quot;: false, &quot;non-dropping-particle&quot;: &quot;&quot;}], &quot;publisher&quot;: &quot;Nature Publishing Group&quot;, &quot;PMID&quot;: &quot;19458616&quot;}}], &quot;properties&quot;: {&quot;noteIndex&quot;: 0}} RNDFWCxR5TGwh"/><text:span text:style-name="T58">(Hadjur et al., 2009)</text:span><text:reference-mark-end text:name="ADDIN CSL_CITATION {&quot;mendeley&quot;: {&quot;plainTextFormattedCitation&quot;: &quot;(Hadjur et al., 2009)&quot;, &quot;previouslyFormattedCitation&quot;: &quot;(Hadjur et al., 2009)&quot;, &quot;formattedCitation&quot;: &quot;(Hadjur et al., 2009)&quot;}, &quot;schema&quot;: &quot;https://github.com/citation-style-language/schema/raw/master/csl-citation.json&quot;, &quot;citationItems&quot;: [{&quot;uris&quot;: [&quot;http://www.mendeley.com/documents/?uuid=d8b34f12-c45d-436d-8053-fc852177fbda&quot;, &quot;http://www.mendeley.com/documents/?uuid=b7d4f5ec-2200-4224-b5c7-de54b5ec9952&quot;], &quot;id&quot;: &quot;ITEM-1&quot;, &quot;itemData&quot;: {&quot;DOI&quot;: &quot;10.1038/nature08079&quot;, &quot;issued&quot;: {&quot;date-parts&quot;: [[&quot;2009&quot;]]}, &quot;type&quot;: &quot;article-journal&quot;, &quot;issue&quot;: &quot;7253&quot;, &quot;ISBN&quot;: &quot;1476-4687 (Electronic)\\r0028-0836 (Linking)&quot;, &quot;volume&quot;: &quot;460&quot;, &quot;title&quot;: &quot;Cohesins form chromosomal cis-interactions at the developmentally regulated IFNG locus.&quot;, &quot;id&quot;: &quot;ITEM-1&quot;, &quot;ISSN&quot;: &quot;0028-0836&quot;, &quot;container-title&quot;: &quot;Nature&quot;, &quot;abstract&quot;: &quot;Cohesin-mediated sister chromatid cohesion is essential for chromosome segregation and post-replicative DNA repair. In addition, evidence from model organisms and from human genetics suggests that cohesin is involved in the control of gene expression. This non-canonical role has recently been rationalized by the findings that mammalian cohesin complexes are recruited to a subset of DNase I hypersensitive sites and to conserved noncoding sequences by the DNA-binding protein CTCF. CTCF functions at insulators (which control interactions between enhancers and promoters) and at boundary elements (which demarcate regions of distinct chromatin structure), and cohesin contributes to its enhancer-blocking activity. The underlying mechanisms remain unknown, and the full spectrum of cohesin functions remains to be determined. Here we show that cohesin forms the topological and mechanistic basis for cell-type-specific long-range chromosomal interactions in cis at the developmentally regulated cytokine locus IFNG. Hence, the ability of cohesin to constrain chromosome topology is used not only for the purpose of sister chromatid cohesion, but also to dynamically define the spatial conformation of specific loci. This new aspect of cohesin function is probably important for normal development and disease.&quot;, &quot;page&quot;: &quot;410-413&quot;, &quot;author&quot;: [{&quot;given&quot;: &quot;Suzana&quot;, &quot;suffix&quot;: &quot;&quot;, &quot;family&quot;: &quot;Hadjur&quot;, &quot;dropping-particle&quot;: &quot;&quot;, &quot;parse-names&quot;: false, &quot;non-dropping-particle&quot;: &quot;&quot;}, {&quot;given&quot;: &quot;Luke M&quot;, &quot;suffix&quot;: &quot;&quot;, &quot;family&quot;: &quot;Williams&quot;, &quot;dropping-particle&quot;: &quot;&quot;, &quot;parse-names&quot;: false, &quot;non-dropping-particle&quot;: &quot;&quot;}, {&quot;given&quot;: &quot;Natalie K&quot;, &quot;suffix&quot;: &quot;&quot;, &quot;family&quot;: &quot;Ryan&quot;, &quot;dropping-particle&quot;: &quot;&quot;, &quot;parse-names&quot;: false, &quot;non-dropping-particle&quot;: &quot;&quot;}, {&quot;given&quot;: &quot;Bradley S&quot;, &quot;suffix&quot;: &quot;&quot;, &quot;family&quot;: &quot;Cobb&quot;, &quot;dropping-particle&quot;: &quot;&quot;, &quot;parse-names&quot;: false, &quot;non-dropping-particle&quot;: &quot;&quot;}, {&quot;given&quot;: &quot;Tom&quot;, &quot;suffix&quot;: &quot;&quot;, &quot;family&quot;: &quot;Sexton&quot;, &quot;dropping-particle&quot;: &quot;&quot;, &quot;parse-names&quot;: false, &quot;non-dropping-particle&quot;: &quot;&quot;}, {&quot;given&quot;: &quot;Peter&quot;, &quot;suffix&quot;: &quot;&quot;, &quot;family&quot;: &quot;Fraser&quot;, &quot;dropping-particle&quot;: &quot;&quot;, &quot;parse-names&quot;: false, &quot;non-dropping-particle&quot;: &quot;&quot;}, {&quot;given&quot;: &quot;Amanda G&quot;, &quot;suffix&quot;: &quot;&quot;, &quot;family&quot;: &quot;Fisher&quot;, &quot;dropping-particle&quot;: &quot;&quot;, &quot;parse-names&quot;: false, &quot;non-dropping-particle&quot;: &quot;&quot;}, {&quot;given&quot;: &quot;Matthias&quot;, &quot;suffix&quot;: &quot;&quot;, &quot;family&quot;: &quot;Merkenschlager&quot;, &quot;dropping-particle&quot;: &quot;&quot;, &quot;parse-names&quot;: false, &quot;non-dropping-particle&quot;: &quot;&quot;}], &quot;publisher&quot;: &quot;Nature Publishing Group&quot;, &quot;PMID&quot;: &quot;19458616&quot;}}], &quot;properties&quot;: {&quot;noteIndex&quot;: 0}} RNDFWCxR5TGwh"/><text:span text:style-name="T150">⁠.</text:span></text:p>
      <text:p text:style-name="P45"/>
      <text:p text:style-name="P51">Chromosomal <text:span text:style-name="T90">contacts</text:span> within TADs, <text:span text:style-name="T155">often seen as looping structures, occur </text:span><text:s/>particularly at TAD boundaries <text:span text:style-name="T155">and</text:span> <text:span text:style-name="T85">are</text:span> <text:span text:style-name="T86">crucial</text:span> for establishing correct <text:s/>interactions between <text:span text:style-name="T155">regulatory elements, such as </text:span>enhancers and promoters <text:reference-mark-start text:name="ADDIN CSL_CITATION {&quot;mendeley&quot;: {&quot;plainTextFormattedCitation&quot;: &quot;(Gorkin et al., 2014)&quot;, &quot;previouslyFormattedCitation&quot;: &quot;(Gorkin et al., 2014)&quot;, &quot;formattedCitation&quot;: &quot;(Gorkin et al., 2014)&quot;}, &quot;schema&quot;: &quot;https://github.com/citation-style-language/schema/raw/master/csl-citation.json&quot;, &quot;citationItems&quot;: [{&quot;uris&quot;: [&quot;http://www.mendeley.com/documents/?uuid=94bc05df-726d-4b83-b7d2-220af640c35a&quot;], &quot;id&quot;: &quot;ITEM-1&quot;, &quot;itemData&quot;: {&quot;DOI&quot;: &quot;10.1016/j.stem.2014.05.017&quot;, &quot;issued&quot;: {&quot;date-parts&quot;: [[&quot;2014&quot;]]}, &quot;type&quot;: &quot;article-journal&quot;, &quot;issue&quot;: &quot;6&quot;, &quot;ISBN&quot;: &quot;1875-9777 (Electronic)&quot;, &quot;volume&quot;: &quot;14&quot;, &quot;title&quot;: &quot;The 3D genome in transcriptional regulation and pluripotency&quot;, &quot;id&quot;: &quot;ITEM-1&quot;, &quot;ISSN&quot;: &quot;18759777&quot;, &quot;container-title&quot;: &quot;Cell Stem Cell&quot;, &quot;abstract&quot;: &quot;It can be convenient to think of the genome as simply a string of nucleotides, the linear order of which encodes an organism's genetic blueprint. However, the genome does not exist as a linear entity within cells where this blueprint is actually utilized. Inside the nucleus, the genome is organized in three-dimensional (3D) space, and lineage-specific transcriptional programs that direct stem cell fate are implemented in this native 3D context. Here, we review principles of 3D genome organization in mammalian cells. We focus on the emerging relationship between genome organization and lineage-specific transcriptional regulation, which we argue are inextricably linked. ?? 2014 Elsevier Inc.&quot;, &quot;page&quot;: &quot;771-775&quot;, &quot;author&quot;: [{&quot;given&quot;: &quot;David U.&quot;, &quot;suffix&quot;: &quot;&quot;, &quot;family&quot;: &quot;Gorkin&quot;, &quot;dropping-particle&quot;: &quot;&quot;, &quot;parse-names&quot;: false, &quot;non-dropping-particle&quot;: &quot;&quot;}, {&quot;given&quot;: &quot;Danny&quot;, &quot;suffix&quot;: &quot;&quot;, &quot;family&quot;: &quot;Leung&quot;, &quot;dropping-particle&quot;: &quot;&quot;, &quot;parse-names&quot;: false, &quot;non-dropping-particle&quot;: &quot;&quot;}, {&quot;given&quot;: &quot;Bing&quot;, &quot;suffix&quot;: &quot;&quot;, &quot;family&quot;: &quot;Ren&quot;, &quot;dropping-particle&quot;: &quot;&quot;, &quot;parse-names&quot;: false, &quot;non-dropping-particle&quot;: &quot;&quot;}], &quot;publisher&quot;: &quot;Elsevier Inc.&quot;, &quot;PMID&quot;: &quot;24905166&quot;}}], &quot;properties&quot;: {&quot;noteIndex&quot;: 0}} RND0ePVVitZvu"/><text:span text:style-name="T52">(Gorkin et al., 2014)</text:span><text:reference-mark-end text:name="ADDIN CSL_CITATION {&quot;mendeley&quot;: {&quot;plainTextFormattedCitation&quot;: &quot;(Gorkin et al., 2014)&quot;, &quot;previouslyFormattedCitation&quot;: &quot;(Gorkin et al., 2014)&quot;, &quot;formattedCitation&quot;: &quot;(Gorkin et al., 2014)&quot;}, &quot;schema&quot;: &quot;https://github.com/citation-style-language/schema/raw/master/csl-citation.json&quot;, &quot;citationItems&quot;: [{&quot;uris&quot;: [&quot;http://www.mendeley.com/documents/?uuid=94bc05df-726d-4b83-b7d2-220af640c35a&quot;], &quot;id&quot;: &quot;ITEM-1&quot;, &quot;itemData&quot;: {&quot;DOI&quot;: &quot;10.1016/j.stem.2014.05.017&quot;, &quot;issued&quot;: {&quot;date-parts&quot;: [[&quot;2014&quot;]]}, &quot;type&quot;: &quot;article-journal&quot;, &quot;issue&quot;: &quot;6&quot;, &quot;ISBN&quot;: &quot;1875-9777 (Electronic)&quot;, &quot;volume&quot;: &quot;14&quot;, &quot;title&quot;: &quot;The 3D genome in transcriptional regulation and pluripotency&quot;, &quot;id&quot;: &quot;ITEM-1&quot;, &quot;ISSN&quot;: &quot;18759777&quot;, &quot;container-title&quot;: &quot;Cell Stem Cell&quot;, &quot;abstract&quot;: &quot;It can be convenient to think of the genome as simply a string of nucleotides, the linear order of which encodes an organism's genetic blueprint. However, the genome does not exist as a linear entity within cells where this blueprint is actually utilized. Inside the nucleus, the genome is organized in three-dimensional (3D) space, and lineage-specific transcriptional programs that direct stem cell fate are implemented in this native 3D context. Here, we review principles of 3D genome organization in mammalian cells. We focus on the emerging relationship between genome organization and lineage-specific transcriptional regulation, which we argue are inextricably linked. ?? 2014 Elsevier Inc.&quot;, &quot;page&quot;: &quot;771-775&quot;, &quot;author&quot;: [{&quot;given&quot;: &quot;David U.&quot;, &quot;suffix&quot;: &quot;&quot;, &quot;family&quot;: &quot;Gorkin&quot;, &quot;dropping-particle&quot;: &quot;&quot;, &quot;parse-names&quot;: false, &quot;non-dropping-particle&quot;: &quot;&quot;}, {&quot;given&quot;: &quot;Danny&quot;, &quot;suffix&quot;: &quot;&quot;, &quot;family&quot;: &quot;Leung&quot;, &quot;dropping-particle&quot;: &quot;&quot;, &quot;parse-names&quot;: false, &quot;non-dropping-particle&quot;: &quot;&quot;}, {&quot;given&quot;: &quot;Bing&quot;, &quot;suffix&quot;: &quot;&quot;, &quot;family&quot;: &quot;Ren&quot;, &quot;dropping-particle&quot;: &quot;&quot;, &quot;parse-names&quot;: false, &quot;non-dropping-particle&quot;: &quot;&quot;}], &quot;publisher&quot;: &quot;Elsevier Inc.&quot;, &quot;PMID&quot;: &quot;24905166&quot;}}], &quot;properties&quot;: {&quot;noteIndex&quot;: 0}} RND0ePVVitZvu"/>⁠. Deletion of TAD boundaries <text:span text:style-name="T86">often disrupts those interactions, resulting in gene misexpression and disease phenotypes </text:span><text:reference-mark-start text:name="ADDIN CSL_CITATION {&quot;mendeley&quot;: {&quot;plainTextFormattedCitation&quot;: &quot;(Lupi\u00e1\u00f1ez, Spielmann, &amp; Mundlos, 2016)&quot;, &quot;previouslyFormattedCitation&quot;: &quot;(Lupi\u00e1\u00f1ez, Spielmann, &amp; Mundlos, 2016)&quot;, &quot;formattedCitation&quot;: &quot;(Lupi\u00e1\u00f1ez, Spielmann, &amp; Mundlos, 2016)&quot;}, &quot;schema&quot;: &quot;https://github.com/citation-style-language/schema/raw/master/csl-citation.json&quot;, &quot;citationItems&quot;: [{&quot;uris&quot;: [&quot;http://www.mendeley.com/documents/?uuid=4c8597a7-f61c-4098-921e-16a949121f95&quot;], &quot;id&quot;: &quot;ITEM-1&quot;, &quot;itemData&quot;: {&quot;DOI&quot;: &quot;10.1016/j.tig.2016.01.003&quot;, &quot;issued&quot;: {&quot;date-parts&quot;: [[&quot;2016&quot;]]}, &quot;type&quot;: &quot;article-journal&quot;, &quot;issue&quot;: &quot;4&quot;, &quot;ISBN&quot;: &quot;0168-9525 (Print)\r0168-9525 (Linking)&quot;, &quot;volume&quot;: &quot;32&quot;, &quot;title&quot;: &quot;Breaking TADs: How Alterations of Chromatin Domains Result in Disease&quot;, &quot;id&quot;: &quot;ITEM-1&quot;, &quot;ISSN&quot;: &quot;13624555&quot;, &quot;container-title&quot;: &quot;Trends in Genetics&quot;, &quot;abstract&quot;: &quot;Spatial organization is an inherent property of the vertebrate genome to accommodate the roughly 2 m of DNA in the nucleus of a cell. In this nonrandom organization, topologically associating domains (TADs) emerge as a fundamental structural unit that is thought to guide regulatory elements to their cognate promoters. In this review we summarize the most recent findings about TADs and the boundary regions separating them. We discuss how the disruption of these structures by genomic rearrangements can result in gene misexpression and disease. Chromosome conformation capture techniques have enabled scientists to study the 3D organization of the genome, identifying topologically associating domains (TADs) as fundamental regulatory units of the genome.TADs and their boundary regions are critical for correct gene expression and their disruption can cause disease.TAD maps of the human genome allow better prediction of the effects of structural variations.CRISPR/Cas technology can be used to model human structural variants and understand their pathomechanisms.&quot;, &quot;page&quot;: &quot;225-237&quot;, &quot;author&quot;: [{&quot;given&quot;: &quot;Dar\u00edo G.&quot;, &quot;suffix&quot;: &quot;&quot;, &quot;family&quot;: &quot;Lupi\u00e1\u00f1ez&quot;, &quot;dropping-particle&quot;: &quot;&quot;, &quot;parse-names&quot;: false, &quot;non-dropping-particle&quot;: &quot;&quot;}, {&quot;given&quot;: &quot;Malte&quot;, &quot;suffix&quot;: &quot;&quot;, &quot;family&quot;: &quot;Spielmann&quot;, &quot;dropping-particle&quot;: &quot;&quot;, &quot;parse-names&quot;: false, &quot;non-dropping-particle&quot;: &quot;&quot;}, {&quot;given&quot;: &quot;Stefan&quot;, &quot;suffix&quot;: &quot;&quot;, &quot;family&quot;: &quot;Mundlos&quot;, &quot;dropping-particle&quot;: &quot;&quot;, &quot;parse-names&quot;: false, &quot;non-dropping-particle&quot;: &quot;&quot;}], &quot;publisher&quot;: &quot;Elsevier Ltd&quot;, &quot;PMID&quot;: &quot;26862051&quot;}}], &quot;properties&quot;: {&quot;noteIndex&quot;: 0}} RND8KVYXffWEo"/><text:span text:style-name="T55">(Lupiáñez, Spielmann, &amp; Mundlos, 2016)</text:span><text:reference-mark-end text:name="ADDIN CSL_CITATION {&quot;mendeley&quot;: {&quot;plainTextFormattedCitation&quot;: &quot;(Lupi\u00e1\u00f1ez, Spielmann, &amp; Mundlos, 2016)&quot;, &quot;previouslyFormattedCitation&quot;: &quot;(Lupi\u00e1\u00f1ez, Spielmann, &amp; Mundlos, 2016)&quot;, &quot;formattedCitation&quot;: &quot;(Lupi\u00e1\u00f1ez, Spielmann, &amp; Mundlos, 2016)&quot;}, &quot;schema&quot;: &quot;https://github.com/citation-style-language/schema/raw/master/csl-citation.json&quot;, &quot;citationItems&quot;: [{&quot;uris&quot;: [&quot;http://www.mendeley.com/documents/?uuid=4c8597a7-f61c-4098-921e-16a949121f95&quot;], &quot;id&quot;: &quot;ITEM-1&quot;, &quot;itemData&quot;: {&quot;DOI&quot;: &quot;10.1016/j.tig.2016.01.003&quot;, &quot;issued&quot;: {&quot;date-parts&quot;: [[&quot;2016&quot;]]}, &quot;type&quot;: &quot;article-journal&quot;, &quot;issue&quot;: &quot;4&quot;, &quot;ISBN&quot;: &quot;0168-9525 (Print)\r0168-9525 (Linking)&quot;, &quot;volume&quot;: &quot;32&quot;, &quot;title&quot;: &quot;Breaking TADs: How Alterations of Chromatin Domains Result in Disease&quot;, &quot;id&quot;: &quot;ITEM-1&quot;, &quot;ISSN&quot;: &quot;13624555&quot;, &quot;container-title&quot;: &quot;Trends in Genetics&quot;, &quot;abstract&quot;: &quot;Spatial organization is an inherent property of the vertebrate genome to accommodate the roughly 2 m of DNA in the nucleus of a cell. In this nonrandom organization, topologically associating domains (TADs) emerge as a fundamental structural unit that is thought to guide regulatory elements to their cognate promoters. In this review we summarize the most recent findings about TADs and the boundary regions separating them. We discuss how the disruption of these structures by genomic rearrangements can result in gene misexpression and disease. Chromosome conformation capture techniques have enabled scientists to study the 3D organization of the genome, identifying topologically associating domains (TADs) as fundamental regulatory units of the genome.TADs and their boundary regions are critical for correct gene expression and their disruption can cause disease.TAD maps of the human genome allow better prediction of the effects of structural variations.CRISPR/Cas technology can be used to model human structural variants and understand their pathomechanisms.&quot;, &quot;page&quot;: &quot;225-237&quot;, &quot;author&quot;: [{&quot;given&quot;: &quot;Dar\u00edo G.&quot;, &quot;suffix&quot;: &quot;&quot;, &quot;family&quot;: &quot;Lupi\u00e1\u00f1ez&quot;, &quot;dropping-particle&quot;: &quot;&quot;, &quot;parse-names&quot;: false, &quot;non-dropping-particle&quot;: &quot;&quot;}, {&quot;given&quot;: &quot;Malte&quot;, &quot;suffix&quot;: &quot;&quot;, &quot;family&quot;: &quot;Spielmann&quot;, &quot;dropping-particle&quot;: &quot;&quot;, &quot;parse-names&quot;: false, &quot;non-dropping-particle&quot;: &quot;&quot;}, {&quot;given&quot;: &quot;Stefan&quot;, &quot;suffix&quot;: &quot;&quot;, &quot;family&quot;: &quot;Mundlos&quot;, &quot;dropping-particle&quot;: &quot;&quot;, &quot;parse-names&quot;: false, &quot;non-dropping-particle&quot;: &quot;&quot;}], &quot;publisher&quot;: &quot;Elsevier Ltd&quot;, &quot;PMID&quot;: &quot;26862051&quot;}}], &quot;properties&quot;: {&quot;noteIndex&quot;: 0}} RND8KVYXffWEo"/><text:span text:style-name="T86">⁠. </text:span>Recently, some lincRNAs <text:span text:style-name="T87">such as Haunt </text:span><text:reference-mark-start text:name="ADDIN CSL_CITATION {&quot;mendeley&quot;: {&quot;plainTextFormattedCitation&quot;: &quot;(Yin et al., 2015)&quot;, &quot;previouslyFormattedCitation&quot;: &quot;(Yin et al., 2015)&quot;, &quot;formattedCitation&quot;: &quot;(Yin et al., 2015)&quot;}, &quot;schema&quot;: &quot;https://github.com/citation-style-language/schema/raw/master/csl-citation.json&quot;, &quot;citationItems&quot;: [{&quot;uris&quot;: [&quot;http://www.mendeley.com/documents/?uuid=fdfc24eb-dae8-4c73-95b6-0b87427be4d7&quot;, &quot;http://www.mendeley.com/documents/?uuid=b83981a3-3fe8-4d15-bde5-1b55380bba95&quot;], &quot;id&quot;: &quot;ITEM-1&quot;, &quot;itemData&quot;: {&quot;DOI&quot;: &quot;10.1016/j.stem.2015.03.007&quot;, &quot;issued&quot;: {&quot;date-parts&quot;: [[&quot;2015&quot;]]}, &quot;type&quot;: &quot;article-journal&quot;, &quot;issue&quot;: &quot;5&quot;, &quot;ISBN&quot;: &quot;1875-9777 (Electronic)&quot;, &quot;volume&quot;: &quot;16&quot;, &quot;title&quot;: &quot;Opposing roles for the lncRNA haunt and its genomic locus in regulating HOXA gene activation during embryonic stem cell differentiation&quot;, &quot;id&quot;: &quot;ITEM-1&quot;, &quot;ISSN&quot;: &quot;18759777&quot;, &quot;container-title&quot;: &quot;Cell Stem Cell&quot;, &quot;abstract&quot;: &quot;Long noncoding RNAs (lncRNAs) have been implicated in controlling various aspects of embryonic stem cell (ESC) biology, although the functions of specific lncRNAs, and the molecular mechanisms through which they act, remain unclear. Here, we demonstrate discrete and opposing roles for the lncRNA transcript Haunt and its genomic locus in regulating the HOXA gene cluster during ESC differentiation. Reducing or enhancing Haunt expression, with minimal disruption of the Haunt locus, led to upregulation or downregulation of HOXA genes, respectively. In contrast, increasingly large genomic deletions within the Haunt locus attenuated HOXA activation. The Haunt DNA locus contains potential enhancers of HOXA activation, whereas Haunt RNA acts to prevent aberrant HOXA expression. This work reveals a multifaceted model of lncRNA-mediated transcriptional regulation of the HOXA cluster, with distinct roles for a lncRNA transcript and its genomic locus, while illustrating the power of rapid CRISPR/Cas9-based genome editing for assigning lncRNA functions.&quot;, &quot;page&quot;: &quot;504-516&quot;, &quot;author&quot;: [{&quot;given&quot;: &quot;Yafei&quot;, &quot;suffix&quot;: &quot;&quot;, &quot;family&quot;: &quot;Yin&quot;, &quot;dropping-particle&quot;: &quot;&quot;, &quot;parse-names&quot;: false, &quot;non-dropping-particle&quot;: &quot;&quot;}, {&quot;given&quot;: &quot;Pixi&quot;, &quot;suffix&quot;: &quot;&quot;, &quot;family&quot;: &quot;Yan&quot;, &quot;dropping-particle&quot;: &quot;&quot;, &quot;parse-names&quot;: false, &quot;non-dropping-particle&quot;: &quot;&quot;}, {&quot;given&quot;: &quot;Jinlong&quot;, &quot;suffix&quot;: &quot;&quot;, &quot;family&quot;: &quot;Lu&quot;, &quot;dropping-particle&quot;: &quot;&quot;, &quot;parse-names&quot;: false, &quot;non-dropping-particle&quot;: &quot;&quot;}, {&quot;given&quot;: &quot;Guang&quot;, &quot;suffix&quot;: &quot;&quot;, &quot;family&quot;: &quot;Song&quot;, &quot;dropping-particle&quot;: &quot;&quot;, &quot;parse-names&quot;: false, &quot;non-dropping-particle&quot;: &quot;&quot;}, {&quot;given&quot;: &quot;Yangyang&quot;, &quot;suffix&quot;: &quot;&quot;, &quot;family&quot;: &quot;Zhu&quot;, &quot;dropping-particle&quot;: &quot;&quot;, &quot;parse-names&quot;: false, &quot;non-dropping-particle&quot;: &quot;&quot;}, {&quot;given&quot;: &quot;Zhaohui&quot;, &quot;suffix&quot;: &quot;&quot;, &quot;family&quot;: &quot;Li&quot;, &quot;dropping-particle&quot;: &quot;&quot;, &quot;parse-names&quot;: false, &quot;non-dropping-particle&quot;: &quot;&quot;}, {&quot;given&quot;: &quot;Yi&quot;, &quot;suffix&quot;: &quot;&quot;, &quot;family&quot;: &quot;Zhao&quot;, &quot;dropping-particle&quot;: &quot;&quot;, &quot;parse-names&quot;: false, &quot;non-dropping-particle&quot;: &quot;&quot;}, {&quot;given&quot;: &quot;Bin&quot;, &quot;suffix&quot;: &quot;&quot;, &quot;family&quot;: &quot;Shen&quot;, &quot;dropping-particle&quot;: &quot;&quot;, &quot;parse-names&quot;: false, &quot;non-dropping-particle&quot;: &quot;&quot;}, {&quot;given&quot;: &quot;Xingxu&quot;, &quot;suffix&quot;: &quot;&quot;, &quot;family&quot;: &quot;Huang&quot;, &quot;dropping-particle&quot;: &quot;&quot;, &quot;parse-names&quot;: false, &quot;non-dropping-particle&quot;: &quot;&quot;}, {&quot;given&quot;: &quot;Heng&quot;, &quot;suffix&quot;: &quot;&quot;, &quot;family&quot;: &quot;Zhu&quot;, &quot;dropping-particle&quot;: &quot;&quot;, &quot;parse-names&quot;: false, &quot;non-dropping-particle&quot;: &quot;&quot;}, {&quot;given&quot;: &quot;Stuart H.&quot;, &quot;suffix&quot;: &quot;&quot;, &quot;family&quot;: &quot;Orkin&quot;, &quot;dropping-particle&quot;: &quot;&quot;, &quot;parse-names&quot;: false, &quot;non-dropping-particle&quot;: &quot;&quot;}, {&quot;given&quot;: &quot;Xiaohua&quot;, &quot;suffix&quot;: &quot;&quot;, &quot;family&quot;: &quot;Shen&quot;, &quot;dropping-particle&quot;: &quot;&quot;, &quot;parse-names&quot;: false, &quot;non-dropping-particle&quot;: &quot;&quot;}], &quot;publisher&quot;: &quot;Elsevier Inc.&quot;, &quot;PMID&quot;: &quot;25891907&quot;}}], &quot;properties&quot;: {&quot;noteIndex&quot;: 0}} RND26GfvJukk4"/><text:span text:style-name="T59">(Yin et al., 2015)</text:span><text:reference-mark-end text:name="ADDIN CSL_CITATION {&quot;mendeley&quot;: {&quot;plainTextFormattedCitation&quot;: &quot;(Yin et al., 2015)&quot;, &quot;previouslyFormattedCitation&quot;: &quot;(Yin et al., 2015)&quot;, &quot;formattedCitation&quot;: &quot;(Yin et al., 2015)&quot;}, &quot;schema&quot;: &quot;https://github.com/citation-style-language/schema/raw/master/csl-citation.json&quot;, &quot;citationItems&quot;: [{&quot;uris&quot;: [&quot;http://www.mendeley.com/documents/?uuid=fdfc24eb-dae8-4c73-95b6-0b87427be4d7&quot;, &quot;http://www.mendeley.com/documents/?uuid=b83981a3-3fe8-4d15-bde5-1b55380bba95&quot;], &quot;id&quot;: &quot;ITEM-1&quot;, &quot;itemData&quot;: {&quot;DOI&quot;: &quot;10.1016/j.stem.2015.03.007&quot;, &quot;issued&quot;: {&quot;date-parts&quot;: [[&quot;2015&quot;]]}, &quot;type&quot;: &quot;article-journal&quot;, &quot;issue&quot;: &quot;5&quot;, &quot;ISBN&quot;: &quot;1875-9777 (Electronic)&quot;, &quot;volume&quot;: &quot;16&quot;, &quot;title&quot;: &quot;Opposing roles for the lncRNA haunt and its genomic locus in regulating HOXA gene activation during embryonic stem cell differentiation&quot;, &quot;id&quot;: &quot;ITEM-1&quot;, &quot;ISSN&quot;: &quot;18759777&quot;, &quot;container-title&quot;: &quot;Cell Stem Cell&quot;, &quot;abstract&quot;: &quot;Long noncoding RNAs (lncRNAs) have been implicated in controlling various aspects of embryonic stem cell (ESC) biology, although the functions of specific lncRNAs, and the molecular mechanisms through which they act, remain unclear. Here, we demonstrate discrete and opposing roles for the lncRNA transcript Haunt and its genomic locus in regulating the HOXA gene cluster during ESC differentiation. Reducing or enhancing Haunt expression, with minimal disruption of the Haunt locus, led to upregulation or downregulation of HOXA genes, respectively. In contrast, increasingly large genomic deletions within the Haunt locus attenuated HOXA activation. The Haunt DNA locus contains potential enhancers of HOXA activation, whereas Haunt RNA acts to prevent aberrant HOXA expression. This work reveals a multifaceted model of lncRNA-mediated transcriptional regulation of the HOXA cluster, with distinct roles for a lncRNA transcript and its genomic locus, while illustrating the power of rapid CRISPR/Cas9-based genome editing for assigning lncRNA functions.&quot;, &quot;page&quot;: &quot;504-516&quot;, &quot;author&quot;: [{&quot;given&quot;: &quot;Yafei&quot;, &quot;suffix&quot;: &quot;&quot;, &quot;family&quot;: &quot;Yin&quot;, &quot;dropping-particle&quot;: &quot;&quot;, &quot;parse-names&quot;: false, &quot;non-dropping-particle&quot;: &quot;&quot;}, {&quot;given&quot;: &quot;Pixi&quot;, &quot;suffix&quot;: &quot;&quot;, &quot;family&quot;: &quot;Yan&quot;, &quot;dropping-particle&quot;: &quot;&quot;, &quot;parse-names&quot;: false, &quot;non-dropping-particle&quot;: &quot;&quot;}, {&quot;given&quot;: &quot;Jinlong&quot;, &quot;suffix&quot;: &quot;&quot;, &quot;family&quot;: &quot;Lu&quot;, &quot;dropping-particle&quot;: &quot;&quot;, &quot;parse-names&quot;: false, &quot;non-dropping-particle&quot;: &quot;&quot;}, {&quot;given&quot;: &quot;Guang&quot;, &quot;suffix&quot;: &quot;&quot;, &quot;family&quot;: &quot;Song&quot;, &quot;dropping-particle&quot;: &quot;&quot;, &quot;parse-names&quot;: false, &quot;non-dropping-particle&quot;: &quot;&quot;}, {&quot;given&quot;: &quot;Yangyang&quot;, &quot;suffix&quot;: &quot;&quot;, &quot;family&quot;: &quot;Zhu&quot;, &quot;dropping-particle&quot;: &quot;&quot;, &quot;parse-names&quot;: false, &quot;non-dropping-particle&quot;: &quot;&quot;}, {&quot;given&quot;: &quot;Zhaohui&quot;, &quot;suffix&quot;: &quot;&quot;, &quot;family&quot;: &quot;Li&quot;, &quot;dropping-particle&quot;: &quot;&quot;, &quot;parse-names&quot;: false, &quot;non-dropping-particle&quot;: &quot;&quot;}, {&quot;given&quot;: &quot;Yi&quot;, &quot;suffix&quot;: &quot;&quot;, &quot;family&quot;: &quot;Zhao&quot;, &quot;dropping-particle&quot;: &quot;&quot;, &quot;parse-names&quot;: false, &quot;non-dropping-particle&quot;: &quot;&quot;}, {&quot;given&quot;: &quot;Bin&quot;, &quot;suffix&quot;: &quot;&quot;, &quot;family&quot;: &quot;Shen&quot;, &quot;dropping-particle&quot;: &quot;&quot;, &quot;parse-names&quot;: false, &quot;non-dropping-particle&quot;: &quot;&quot;}, {&quot;given&quot;: &quot;Xingxu&quot;, &quot;suffix&quot;: &quot;&quot;, &quot;family&quot;: &quot;Huang&quot;, &quot;dropping-particle&quot;: &quot;&quot;, &quot;parse-names&quot;: false, &quot;non-dropping-particle&quot;: &quot;&quot;}, {&quot;given&quot;: &quot;Heng&quot;, &quot;suffix&quot;: &quot;&quot;, &quot;family&quot;: &quot;Zhu&quot;, &quot;dropping-particle&quot;: &quot;&quot;, &quot;parse-names&quot;: false, &quot;non-dropping-particle&quot;: &quot;&quot;}, {&quot;given&quot;: &quot;Stuart H.&quot;, &quot;suffix&quot;: &quot;&quot;, &quot;family&quot;: &quot;Orkin&quot;, &quot;dropping-particle&quot;: &quot;&quot;, &quot;parse-names&quot;: false, &quot;non-dropping-particle&quot;: &quot;&quot;}, {&quot;given&quot;: &quot;Xiaohua&quot;, &quot;suffix&quot;: &quot;&quot;, &quot;family&quot;: &quot;Shen&quot;, &quot;dropping-particle&quot;: &quot;&quot;, &quot;parse-names&quot;: false, &quot;non-dropping-particle&quot;: &quot;&quot;}], &quot;publisher&quot;: &quot;Elsevier Inc.&quot;, &quot;PMID&quot;: &quot;25891907&quot;}}], &quot;properties&quot;: {&quot;noteIndex&quot;: 0}} RND26GfvJukk4"/><text:span text:style-name="T87">⁠ or Firre </text:span><text:reference-mark-start text:name="ADDIN CSL_CITATION {&quot;mendeley&quot;: {&quot;plainTextFormattedCitation&quot;: &quot;(Engreitz et al., 2016)&quot;, &quot;previouslyFormattedCitation&quot;: &quot;(Engreitz et al., 2016)&quot;, &quot;formattedCitation&quot;: &quot;(Engreitz et al., 2016)&quot;}, &quot;schema&quot;: &quot;https://github.com/citation-style-language/schema/raw/master/csl-citation.json&quot;, &quot;citationItems&quot;: [{&quot;uris&quot;: [&quot;http://www.mendeley.com/documents/?uuid=dea99785-3ff5-4d82-8299-e7604d71d714&quot;], &quot;id&quot;: &quot;ITEM-1&quot;, &quot;itemData&quot;: {&quot;DOI&quot;: &quot;10.1038/nrm.2016.126&quot;, &quot;issued&quot;: {&quot;date-parts&quot;: [[&quot;2016&quot;]]}, &quot;type&quot;: &quot;article-journal&quot;, &quot;issue&quot;: &quot;12&quot;, &quot;id&quot;: &quot;ITEM-1&quot;, &quot;volume&quot;: &quot;17&quot;, &quot;publisher&quot;: &quot;Nature Publishing Group&quot;, &quot;ISSN&quot;: &quot;1471-0072&quot;, &quot;container-title&quot;: &quot;Nature Reviews Molecular Cell Biology&quot;, &quot;page&quot;: &quot;756-770&quot;, &quot;author&quot;: [{&quot;given&quot;: &quot;Jesse M.&quot;, &quot;suffix&quot;: &quot;&quot;, &quot;family&quot;: &quot;Engreitz&quot;, &quot;dropping-particle&quot;: &quot;&quot;, &quot;parse-names&quot;: false, &quot;non-dropping-particle&quot;: &quot;&quot;}, {&quot;given&quot;: &quot;Noah&quot;, &quot;suffix&quot;: &quot;&quot;, &quot;family&quot;: &quot;Ollikainen&quot;, &quot;dropping-particle&quot;: &quot;&quot;, &quot;parse-names&quot;: false, &quot;non-dropping-particle&quot;: &quot;&quot;}, {&quot;given&quot;: &quot;Mitchell&quot;, &quot;suffix&quot;: &quot;&quot;, &quot;family&quot;: &quot;Guttman&quot;, &quot;dropping-particle&quot;: &quot;&quot;, &quot;parse-names&quot;: false, &quot;non-dropping-particle&quot;: &quot;&quot;}], &quot;title&quot;: &quot;Long non-coding RNAs: spatial amplifiers that control nuclear structure and gene expression&quot;, &quot;PMID&quot;: &quot;27780979&quot;}}], &quot;properties&quot;: {&quot;noteIndex&quot;: 0}} RNDV9RLAWfgFY"/><text:span text:style-name="T59">(Engreitz et al., 2016)</text:span><text:reference-mark-end text:name="ADDIN CSL_CITATION {&quot;mendeley&quot;: {&quot;plainTextFormattedCitation&quot;: &quot;(Engreitz et al., 2016)&quot;, &quot;previouslyFormattedCitation&quot;: &quot;(Engreitz et al., 2016)&quot;, &quot;formattedCitation&quot;: &quot;(Engreitz et al., 2016)&quot;}, &quot;schema&quot;: &quot;https://github.com/citation-style-language/schema/raw/master/csl-citation.json&quot;, &quot;citationItems&quot;: [{&quot;uris&quot;: [&quot;http://www.mendeley.com/documents/?uuid=dea99785-3ff5-4d82-8299-e7604d71d714&quot;], &quot;id&quot;: &quot;ITEM-1&quot;, &quot;itemData&quot;: {&quot;DOI&quot;: &quot;10.1038/nrm.2016.126&quot;, &quot;issued&quot;: {&quot;date-parts&quot;: [[&quot;2016&quot;]]}, &quot;type&quot;: &quot;article-journal&quot;, &quot;issue&quot;: &quot;12&quot;, &quot;id&quot;: &quot;ITEM-1&quot;, &quot;volume&quot;: &quot;17&quot;, &quot;publisher&quot;: &quot;Nature Publishing Group&quot;, &quot;ISSN&quot;: &quot;1471-0072&quot;, &quot;container-title&quot;: &quot;Nature Reviews Molecular Cell Biology&quot;, &quot;page&quot;: &quot;756-770&quot;, &quot;author&quot;: [{&quot;given&quot;: &quot;Jesse M.&quot;, &quot;suffix&quot;: &quot;&quot;, &quot;family&quot;: &quot;Engreitz&quot;, &quot;dropping-particle&quot;: &quot;&quot;, &quot;parse-names&quot;: false, &quot;non-dropping-particle&quot;: &quot;&quot;}, {&quot;given&quot;: &quot;Noah&quot;, &quot;suffix&quot;: &quot;&quot;, &quot;family&quot;: &quot;Ollikainen&quot;, &quot;dropping-particle&quot;: &quot;&quot;, &quot;parse-names&quot;: false, &quot;non-dropping-particle&quot;: &quot;&quot;}, {&quot;given&quot;: &quot;Mitchell&quot;, &quot;suffix&quot;: &quot;&quot;, &quot;family&quot;: &quot;Guttman&quot;, &quot;dropping-particle&quot;: &quot;&quot;, &quot;parse-names&quot;: false, &quot;non-dropping-particle&quot;: &quot;&quot;}], &quot;title&quot;: &quot;Long non-coding RNAs: spatial amplifiers that control nuclear structure and gene expression&quot;, &quot;PMID&quot;: &quot;27780979&quot;}}], &quot;properties&quot;: {&quot;noteIndex&quot;: 0}} RNDV9RLAWfgFY"/><text:span text:style-name="T151">⁠</text:span><text:span text:style-name="T87">, </text:span>were reported to promote intra- <text:span text:style-name="T157">or </text:span><text:soft-page-break/><text:span text:style-name="T157">inter</text:span>chromosomal interactions, <text:span text:style-name="T88">either</text:span> by forming promoter-enhancer looping, or by regulating chromatin structural organization⁠. <text:span text:style-name="T89">Furthermore, lincRNAs associated with human traits have also been shown to have enhancer-associated </text:span><text:span text:style-name="T50">cis</text:span><text:span text:style-name="T89">-regulatory roles and their loci are correlated with a higher density of DNA contact within TADs in a human lymphoblastoid cell line (LCL) (Tan et al, under revision). It has been shown that most active enhancers are transcribed, generating noncoding products, including lincRNAs </text:span><text:reference-mark-start text:name="ADDIN CSL_CITATION {&quot;mendeley&quot;: {&quot;plainTextFormattedCitation&quot;: &quot;(Guil &amp; Esteller, 2012)&quot;, &quot;previouslyFormattedCitation&quot;: &quot;(Guil &amp; Esteller, 2012)&quot;, &quot;formattedCitation&quot;: &quot;(Guil &amp; Esteller, 2012)&quot;}, &quot;schema&quot;: &quot;https://github.com/citation-style-language/schema/raw/master/csl-citation.json&quot;, &quot;citationItems&quot;: [{&quot;uris&quot;: [&quot;http://www.mendeley.com/documents/?uuid=58ffe2d4-274d-4bc4-a9e5-8a66fd3a8378&quot;], &quot;id&quot;: &quot;ITEM-1&quot;, &quot;itemData&quot;: {&quot;DOI&quot;: &quot;10.1038/nsmb.2428&quot;, &quot;issued&quot;: {&quot;date-parts&quot;: [[&quot;2012&quot;]]}, &quot;ISBN&quot;: &quot;1545-9985 (Electronic)\\r1545-9985 (Linking)&quot;, &quot;issue&quot;: &quot;11&quot;, &quot;publisher&quot;: &quot;Nature Publishing Group&quot;, &quot;volume&quot;: &quot;19&quot;, &quot;id&quot;: &quot;ITEM-1&quot;, &quot;type&quot;: &quot;article-journal&quot;, &quot;ISSN&quot;: &quot;1545-9993&quot;, &quot;container-title&quot;: &quot;Nature Structural &amp; Molecular Biology&quot;, &quot;page&quot;: &quot;1068-1075&quot;, &quot;author&quot;: [{&quot;given&quot;: &quot;S\u00f2nia&quot;, &quot;suffix&quot;: &quot;&quot;, &quot;family&quot;: &quot;Guil&quot;, &quot;dropping-particle&quot;: &quot;&quot;, &quot;parse-names&quot;: false, &quot;non-dropping-particle&quot;: &quot;&quot;}, {&quot;given&quot;: &quot;Manel&quot;, &quot;suffix&quot;: &quot;&quot;, &quot;family&quot;: &quot;Esteller&quot;, &quot;dropping-particle&quot;: &quot;&quot;, &quot;parse-names&quot;: false, &quot;non-dropping-particle&quot;: &quot;&quot;}], &quot;title&quot;: &quot;Cis-acting noncoding RNAs: friends and foes&quot;, &quot;PMID&quot;: &quot;23132386&quot;}}], &quot;properties&quot;: {&quot;noteIndex&quot;: 0}} RNDxLJx79NG3o"/><text:span text:style-name="T60">(Guil &amp; Esteller, 2012)</text:span><text:reference-mark-end text:name="ADDIN CSL_CITATION {&quot;mendeley&quot;: {&quot;plainTextFormattedCitation&quot;: &quot;(Guil &amp; Esteller, 2012)&quot;, &quot;previouslyFormattedCitation&quot;: &quot;(Guil &amp; Esteller, 2012)&quot;, &quot;formattedCitation&quot;: &quot;(Guil &amp; Esteller, 2012)&quot;}, &quot;schema&quot;: &quot;https://github.com/citation-style-language/schema/raw/master/csl-citation.json&quot;, &quot;citationItems&quot;: [{&quot;uris&quot;: [&quot;http://www.mendeley.com/documents/?uuid=58ffe2d4-274d-4bc4-a9e5-8a66fd3a8378&quot;], &quot;id&quot;: &quot;ITEM-1&quot;, &quot;itemData&quot;: {&quot;DOI&quot;: &quot;10.1038/nsmb.2428&quot;, &quot;issued&quot;: {&quot;date-parts&quot;: [[&quot;2012&quot;]]}, &quot;ISBN&quot;: &quot;1545-9985 (Electronic)\\r1545-9985 (Linking)&quot;, &quot;issue&quot;: &quot;11&quot;, &quot;publisher&quot;: &quot;Nature Publishing Group&quot;, &quot;volume&quot;: &quot;19&quot;, &quot;id&quot;: &quot;ITEM-1&quot;, &quot;type&quot;: &quot;article-journal&quot;, &quot;ISSN&quot;: &quot;1545-9993&quot;, &quot;container-title&quot;: &quot;Nature Structural &amp; Molecular Biology&quot;, &quot;page&quot;: &quot;1068-1075&quot;, &quot;author&quot;: [{&quot;given&quot;: &quot;S\u00f2nia&quot;, &quot;suffix&quot;: &quot;&quot;, &quot;family&quot;: &quot;Guil&quot;, &quot;dropping-particle&quot;: &quot;&quot;, &quot;parse-names&quot;: false, &quot;non-dropping-particle&quot;: &quot;&quot;}, {&quot;given&quot;: &quot;Manel&quot;, &quot;suffix&quot;: &quot;&quot;, &quot;family&quot;: &quot;Esteller&quot;, &quot;dropping-particle&quot;: &quot;&quot;, &quot;parse-names&quot;: false, &quot;non-dropping-particle&quot;: &quot;&quot;}], &quot;title&quot;: &quot;Cis-acting noncoding RNAs: friends and foes&quot;, &quot;PMID&quot;: &quot;23132386&quot;}}], &quot;properties&quot;: {&quot;noteIndex&quot;: 0}} RNDxLJx79NG3o"/><text:span text:style-name="T89">⁠</text:span><text:span text:style-name="T152">. </text:span><text:span text:style-name="T153">This</text:span><text:span text:style-name="T89"> raises the question whether lincRNAs with enhancer-like activities (elincRNAs) contribute to gene regulation and the organization of these dynamic chromosomal structures. Those elincRNAs will therefore be the focus of my analysis.</text:span></text:p>
      <text:p text:style-name="P48"/>
      <text:p text:style-name="P47"><text:span text:style-name="T96">Unlike most enhancer-associated noncoding RNAs, which are often transcribed bidirectionally and then rapidly degraded </text:span><text:reference-mark-start text:name="ADDIN CSL_CITATION {&quot;mendeley&quot;: {&quot;plainTextFormattedCitation&quot;: &quot;(Darrow &amp; Chadwick, 2013)&quot;, &quot;previouslyFormattedCitation&quot;: &quot;(Darrow &amp; Chadwick, 2013)&quot;, &quot;formattedCitation&quot;: &quot;(Darrow &amp; Chadwick, 2013)&quot;}, &quot;schema&quot;: &quot;https://github.com/citation-style-language/schema/raw/master/csl-citation.json&quot;, &quot;citationItems&quot;: [{&quot;uris&quot;: [&quot;http://www.mendeley.com/documents/?uuid=3b0f4c3e-d9e2-42b1-8a69-606ba3a9531f&quot;], &quot;id&quot;: &quot;ITEM-1&quot;, &quot;itemData&quot;: {&quot;DOI&quot;: &quot;10.1007/s10577-013-9384-6&quot;, &quot;issued&quot;: {&quot;date-parts&quot;: [[&quot;2013&quot;]]}, &quot;type&quot;: &quot;article-journal&quot;, &quot;issue&quot;: &quot;6&quot;, &quot;volume&quot;: &quot;21&quot;, &quot;id&quot;: &quot;ITEM-1&quot;, &quot;ISSN&quot;: &quot;1573-6849&quot;, &quot;genre&quot;: &quot;article&quot;, &quot;container-title&quot;: &quot;Chromosome Research&quot;, &quot;abstract&quot;: &quot;Enhancers are traditionally viewed as DNA sequences located some distance from a promoter that act in cis and in an orientation-independent fashion to increase utilization of specific promoters and thereby regulate gene expression. Much progress has been made over the last decade toward understanding how these distant elements interact with target promoters, but how transcription is enhanced remains an object of active inquiry. Recent reports convey the prevalence and diversity of enhancer transcription and transcripts and support both as key factors with mechanistically distinct, but not mutually exclusive roles in enhancer function. Decoupling the causes and effects of transcription on the local chromatin landscape and understanding the role of enhancer transcripts in the context of long-range interactions are challenges that require additional attention. In this review, we focus on the possible functions of enhancer transcription by highlighting several recent enhancer RNA papers and, within the context of other enhancer studies, speculate on the role of enhancer transcription in regulating differential gene expression.&quot;, &quot;page&quot;: &quot;713-724&quot;, &quot;author&quot;: [{&quot;given&quot;: &quot;Emily M&quot;, &quot;suffix&quot;: &quot;&quot;, &quot;family&quot;: &quot;Darrow&quot;, &quot;dropping-particle&quot;: &quot;&quot;, &quot;parse-names&quot;: false, &quot;non-dropping-particle&quot;: &quot;&quot;}, {&quot;given&quot;: &quot;Brian P&quot;, &quot;suffix&quot;: &quot;&quot;, &quot;family&quot;: &quot;Chadwick&quot;, &quot;dropping-particle&quot;: &quot;&quot;, &quot;parse-names&quot;: false, &quot;non-dropping-particle&quot;: &quot;&quot;}], &quot;title&quot;: &quot;Boosting transcription by transcription: enhancer-associated transcripts&quot;}}], &quot;properties&quot;: {&quot;noteIndex&quot;: 0}} RNDysLTWb6T9J"/><text:span text:style-name="T57">(Darrow &amp; Chadwick, 2013)</text:span><text:reference-mark-end text:name="ADDIN CSL_CITATION {&quot;mendeley&quot;: {&quot;plainTextFormattedCitation&quot;: &quot;(Darrow &amp; Chadwick, 2013)&quot;, &quot;previouslyFormattedCitation&quot;: &quot;(Darrow &amp; Chadwick, 2013)&quot;, &quot;formattedCitation&quot;: &quot;(Darrow &amp; Chadwick, 2013)&quot;}, &quot;schema&quot;: &quot;https://github.com/citation-style-language/schema/raw/master/csl-citation.json&quot;, &quot;citationItems&quot;: [{&quot;uris&quot;: [&quot;http://www.mendeley.com/documents/?uuid=3b0f4c3e-d9e2-42b1-8a69-606ba3a9531f&quot;], &quot;id&quot;: &quot;ITEM-1&quot;, &quot;itemData&quot;: {&quot;DOI&quot;: &quot;10.1007/s10577-013-9384-6&quot;, &quot;issued&quot;: {&quot;date-parts&quot;: [[&quot;2013&quot;]]}, &quot;type&quot;: &quot;article-journal&quot;, &quot;issue&quot;: &quot;6&quot;, &quot;volume&quot;: &quot;21&quot;, &quot;id&quot;: &quot;ITEM-1&quot;, &quot;ISSN&quot;: &quot;1573-6849&quot;, &quot;genre&quot;: &quot;article&quot;, &quot;container-title&quot;: &quot;Chromosome Research&quot;, &quot;abstract&quot;: &quot;Enhancers are traditionally viewed as DNA sequences located some distance from a promoter that act in cis and in an orientation-independent fashion to increase utilization of specific promoters and thereby regulate gene expression. Much progress has been made over the last decade toward understanding how these distant elements interact with target promoters, but how transcription is enhanced remains an object of active inquiry. Recent reports convey the prevalence and diversity of enhancer transcription and transcripts and support both as key factors with mechanistically distinct, but not mutually exclusive roles in enhancer function. Decoupling the causes and effects of transcription on the local chromatin landscape and understanding the role of enhancer transcripts in the context of long-range interactions are challenges that require additional attention. In this review, we focus on the possible functions of enhancer transcription by highlighting several recent enhancer RNA papers and, within the context of other enhancer studies, speculate on the role of enhancer transcription in regulating differential gene expression.&quot;, &quot;page&quot;: &quot;713-724&quot;, &quot;author&quot;: [{&quot;given&quot;: &quot;Emily M&quot;, &quot;suffix&quot;: &quot;&quot;, &quot;family&quot;: &quot;Darrow&quot;, &quot;dropping-particle&quot;: &quot;&quot;, &quot;parse-names&quot;: false, &quot;non-dropping-particle&quot;: &quot;&quot;}, {&quot;given&quot;: &quot;Brian P&quot;, &quot;suffix&quot;: &quot;&quot;, &quot;family&quot;: &quot;Chadwick&quot;, &quot;dropping-particle&quot;: &quot;&quot;, &quot;parse-names&quot;: false, &quot;non-dropping-particle&quot;: &quot;&quot;}], &quot;title&quot;: &quot;Boosting transcription by transcription: enhancer-associated transcripts&quot;}}], &quot;properties&quot;: {&quot;noteIndex&quot;: 0}} RNDysLTWb6T9J"/><text:span text:style-name="T96">⁠, elincRNAs are transcribed preferentially in one direction </text:span><text:reference-mark-start text:name="ADDIN CSL_CITATION {&quot;mendeley&quot;: {&quot;plainTextFormattedCitation&quot;: &quot;(Marques et al., 2013)&quot;, &quot;previouslyFormattedCitation&quot;: &quot;(Marques et al., 2013)&quot;, &quot;formattedCitation&quot;: &quot;(Marques et al., 2013)&quot;}, &quot;schema&quot;: &quot;https://github.com/citation-style-language/schema/raw/master/csl-citation.json&quot;, &quot;citationItems&quot;: [{&quot;uris&quot;: [&quot;http://www.mendeley.com/documents/?uuid=560b6eb4-a838-4c9b-8888-d67f988237b5&quot;], &quot;id&quot;: &quot;ITEM-1&quot;, &quot;itemData&quot;: {&quot;DOI&quot;: &quot;10.1186/gb-2013-14-11-r131&quot;, &quot;issued&quot;: {&quot;date-parts&quot;: [[&quot;2013&quot;]]}, &quot;type&quot;: &quot;article-journal&quot;, &quot;issue&quot;: &quot;11&quot;, &quot;ISBN&quot;: &quot;1465-6914 (Electronic) 1465-6906 (Linking)&quot;, &quot;volume&quot;: &quot;14&quot;, &quot;id&quot;: &quot;ITEM-1&quot;, &quot;ISSN&quot;: &quot;1465-6914&quot;, &quot;container-title&quot;: &quot;Genome Biology&quot;, &quot;abstract&quot;: &quot;BACKGROUND:Mammalian transcriptomes contain thousands of long noncoding RNAs (lncRNAs). Some lncRNAs originate from intragenic enhancers which, when active, behave as alternative promoters producing transcripts that are processed using the canonical signals of their host gene. We have followed up this observation by analyzing intergenic lncRNAs to determine the extent to which they might also originate from intergenic enhancers.\\n\\nRESULTS:We integrated high-resolution maps of transcriptional initiation and transcription to annotate a conservative set of intergenic lncRNAs expressed in mouse erythroblasts. We subclassified intergenic lncRNAs according to chromatin status at transcriptional initiation regions, defined by relative levels of histone H3K4 mono- and trimethylation. These transcripts are almost evenly divided between those arising from enhancer-associated (elncRNA) or promoter-associated (plncRNA) elements. These two classes of 5' capped and polyadenylated RNA transcripts are indistinguishable with regard to their length, number of exons or transcriptional orientation relative to their closest neighboring gene. Nevertheless, elncRNAs are more tissue-restricted, less highly expressed and less well conserved during evolution. Of considerable interest, we found that expression of elncRNAs, but not plncRNAs, is associated with enhanced expression of neighboring protein-coding genes during erythropoiesis.\\n\\nCONCLUSIONS:We have determined globally the sites of initiation of intergenic lncRNAs in erythroid cells, allowing us to distinguish two similarly abundant classes of transcripts. Different correlations between the levels of elncRNAs, plncRNAs and expression of neighboring genes suggest that functional lncRNAs from the two classes may play contrasting roles in regulating the transcript abundance of local or distal loci.&quot;, &quot;page&quot;: &quot;R131&quot;, &quot;author&quot;: [{&quot;given&quot;: &quot;Ana C&quot;, &quot;suffix&quot;: &quot;&quot;, &quot;family&quot;: &quot;Marques&quot;, &quot;dropping-particle&quot;: &quot;&quot;, &quot;parse-names&quot;: false, &quot;non-dropping-particle&quot;: &quot;&quot;}, {&quot;given&quot;: &quot;Jim&quot;, &quot;suffix&quot;: &quot;&quot;, &quot;family&quot;: &quot;Hughes&quot;, &quot;dropping-particle&quot;: &quot;&quot;, &quot;parse-names&quot;: false, &quot;non-dropping-particle&quot;: &quot;&quot;}, {&quot;given&quot;: &quot;Bryony&quot;, &quot;suffix&quot;: &quot;&quot;, &quot;family&quot;: &quot;Graham&quot;, &quot;dropping-particle&quot;: &quot;&quot;, &quot;parse-names&quot;: false, &quot;non-dropping-particle&quot;: &quot;&quot;}, {&quot;given&quot;: &quot;Monika S&quot;, &quot;suffix&quot;: &quot;&quot;, &quot;family&quot;: &quot;Kowalczyk&quot;, &quot;dropping-particle&quot;: &quot;&quot;, &quot;parse-names&quot;: false, &quot;non-dropping-particle&quot;: &quot;&quot;}, {&quot;given&quot;: &quot;Doug R&quot;, &quot;suffix&quot;: &quot;&quot;, &quot;family&quot;: &quot;Higgs&quot;, &quot;dropping-particle&quot;: &quot;&quot;, &quot;parse-names&quot;: false, &quot;non-dropping-particle&quot;: &quot;&quot;}, {&quot;given&quot;: &quot;Chris P&quot;, &quot;suffix&quot;: &quot;&quot;, &quot;family&quot;: &quot;Ponting&quot;, &quot;dropping-particle&quot;: &quot;&quot;, &quot;parse-names&quot;: false, &quot;non-dropping-particle&quot;: &quot;&quot;}], &quot;title&quot;: &quot;Chromatin signatures at transcriptional start sites separate two equally populated yet distinct classes of intergenic long noncoding RNAs.&quot;, &quot;PMID&quot;: &quot;24289259&quot;}}], &quot;properties&quot;: {&quot;noteIndex&quot;: 0}} RNDAYGEmS0Kb8"/><text:span text:style-name="T57">(Marques et al., 2013)</text:span><text:reference-mark-end text:name="ADDIN CSL_CITATION {&quot;mendeley&quot;: {&quot;plainTextFormattedCitation&quot;: &quot;(Marques et al., 2013)&quot;, &quot;previouslyFormattedCitation&quot;: &quot;(Marques et al., 2013)&quot;, &quot;formattedCitation&quot;: &quot;(Marques et al., 2013)&quot;}, &quot;schema&quot;: &quot;https://github.com/citation-style-language/schema/raw/master/csl-citation.json&quot;, &quot;citationItems&quot;: [{&quot;uris&quot;: [&quot;http://www.mendeley.com/documents/?uuid=560b6eb4-a838-4c9b-8888-d67f988237b5&quot;], &quot;id&quot;: &quot;ITEM-1&quot;, &quot;itemData&quot;: {&quot;DOI&quot;: &quot;10.1186/gb-2013-14-11-r131&quot;, &quot;issued&quot;: {&quot;date-parts&quot;: [[&quot;2013&quot;]]}, &quot;type&quot;: &quot;article-journal&quot;, &quot;issue&quot;: &quot;11&quot;, &quot;ISBN&quot;: &quot;1465-6914 (Electronic) 1465-6906 (Linking)&quot;, &quot;volume&quot;: &quot;14&quot;, &quot;id&quot;: &quot;ITEM-1&quot;, &quot;ISSN&quot;: &quot;1465-6914&quot;, &quot;container-title&quot;: &quot;Genome Biology&quot;, &quot;abstract&quot;: &quot;BACKGROUND:Mammalian transcriptomes contain thousands of long noncoding RNAs (lncRNAs). Some lncRNAs originate from intragenic enhancers which, when active, behave as alternative promoters producing transcripts that are processed using the canonical signals of their host gene. We have followed up this observation by analyzing intergenic lncRNAs to determine the extent to which they might also originate from intergenic enhancers.\\n\\nRESULTS:We integrated high-resolution maps of transcriptional initiation and transcription to annotate a conservative set of intergenic lncRNAs expressed in mouse erythroblasts. We subclassified intergenic lncRNAs according to chromatin status at transcriptional initiation regions, defined by relative levels of histone H3K4 mono- and trimethylation. These transcripts are almost evenly divided between those arising from enhancer-associated (elncRNA) or promoter-associated (plncRNA) elements. These two classes of 5' capped and polyadenylated RNA transcripts are indistinguishable with regard to their length, number of exons or transcriptional orientation relative to their closest neighboring gene. Nevertheless, elncRNAs are more tissue-restricted, less highly expressed and less well conserved during evolution. Of considerable interest, we found that expression of elncRNAs, but not plncRNAs, is associated with enhanced expression of neighboring protein-coding genes during erythropoiesis.\\n\\nCONCLUSIONS:We have determined globally the sites of initiation of intergenic lncRNAs in erythroid cells, allowing us to distinguish two similarly abundant classes of transcripts. Different correlations between the levels of elncRNAs, plncRNAs and expression of neighboring genes suggest that functional lncRNAs from the two classes may play contrasting roles in regulating the transcript abundance of local or distal loci.&quot;, &quot;page&quot;: &quot;R131&quot;, &quot;author&quot;: [{&quot;given&quot;: &quot;Ana C&quot;, &quot;suffix&quot;: &quot;&quot;, &quot;family&quot;: &quot;Marques&quot;, &quot;dropping-particle&quot;: &quot;&quot;, &quot;parse-names&quot;: false, &quot;non-dropping-particle&quot;: &quot;&quot;}, {&quot;given&quot;: &quot;Jim&quot;, &quot;suffix&quot;: &quot;&quot;, &quot;family&quot;: &quot;Hughes&quot;, &quot;dropping-particle&quot;: &quot;&quot;, &quot;parse-names&quot;: false, &quot;non-dropping-particle&quot;: &quot;&quot;}, {&quot;given&quot;: &quot;Bryony&quot;, &quot;suffix&quot;: &quot;&quot;, &quot;family&quot;: &quot;Graham&quot;, &quot;dropping-particle&quot;: &quot;&quot;, &quot;parse-names&quot;: false, &quot;non-dropping-particle&quot;: &quot;&quot;}, {&quot;given&quot;: &quot;Monika S&quot;, &quot;suffix&quot;: &quot;&quot;, &quot;family&quot;: &quot;Kowalczyk&quot;, &quot;dropping-particle&quot;: &quot;&quot;, &quot;parse-names&quot;: false, &quot;non-dropping-particle&quot;: &quot;&quot;}, {&quot;given&quot;: &quot;Doug R&quot;, &quot;suffix&quot;: &quot;&quot;, &quot;family&quot;: &quot;Higgs&quot;, &quot;dropping-particle&quot;: &quot;&quot;, &quot;parse-names&quot;: false, &quot;non-dropping-particle&quot;: &quot;&quot;}, {&quot;given&quot;: &quot;Chris P&quot;, &quot;suffix&quot;: &quot;&quot;, &quot;family&quot;: &quot;Ponting&quot;, &quot;dropping-particle&quot;: &quot;&quot;, &quot;parse-names&quot;: false, &quot;non-dropping-particle&quot;: &quot;&quot;}], &quot;title&quot;: &quot;Chromatin signatures at transcriptional start sites separate two equally populated yet distinct classes of intergenic long noncoding RNAs.&quot;, &quot;PMID&quot;: &quot;24289259&quot;}}], &quot;properties&quot;: {&quot;noteIndex&quot;: 0}} RNDAYGEmS0Kb8"/><text:span text:style-name="T96">⁠ and are thereby likely good candidates to study the involvement of lincRNAs in the regulation of gene-enhancer interactions within chromatin domains. There are already a few functionally characterized elincRNAs, such as HOTTIP, that have been shown to act as a link between chromatin interactions and transcription </text:span><text:reference-mark-start text:name="ADDIN CSL_CITATION {&quot;mendeley&quot;: {&quot;plainTextFormattedCitation&quot;: &quot;(Wang et al., 2011)&quot;, &quot;previouslyFormattedCitation&quot;: &quot;(Wang et al., 2011)&quot;, &quot;formattedCitation&quot;: &quot;(Wang et al., 2011)&quot;}, &quot;schema&quot;: &quot;https://github.com/citation-style-language/schema/raw/master/csl-citation.json&quot;, &quot;citationItems&quot;: [{&quot;uris&quot;: [&quot;http://www.mendeley.com/documents/?uuid=a6e07402-167d-407a-9f7e-1b2e4ab7aaac&quot;], &quot;id&quot;: &quot;ITEM-1&quot;, &quot;itemData&quot;: {&quot;DOI&quot;: &quot;10.1038/nature09819&quot;, &quot;issued&quot;: {&quot;date-parts&quot;: [[&quot;2011&quot;]]}, &quot;type&quot;: &quot;article-journal&quot;, &quot;issue&quot;: &quot;7341&quot;, &quot;ISBN&quot;: &quot;1476-4687 (Electronic)\\n0028-0836 (Linking)&quot;, &quot;volume&quot;: &quot;472&quot;, &quot;title&quot;: &quot;A long noncoding RNA maintains active chromatin to coordinate homeotic gene expression.&quot;, &quot;id&quot;: &quot;ITEM-1&quot;, &quot;ISSN&quot;: &quot;1476-4687&quot;, &quot;container-title&quot;: &quot;Nature&quot;, &quot;abstract&quot;: &quot;The genome is extensively transcribed into long intergenic noncoding RNAs (lincRNAs), many of which are implicated in gene silencing. Potential roles of lincRNAs in gene activation are much less understood. Development and homeostasis require coordinate regulation of neighbouring genes through a process termed locus control. Some locus control elements and enhancers transcribe lincRNAs, hinting at possible roles in long-range control. In vertebrates, 39 Hox genes, encoding homeodomain transcription factors critical for positional identity, are clustered in four chromosomal loci; the Hox genes are expressed in nested anterior-posterior and proximal-distal patterns colinear with their genomic position from 3' to 5'of the cluster. Here we identify HOTTIP, a lincRNA transcribed from the 5' tip of the HOXA locus that coordinates the activation of several 5' HOXA genes in vivo. Chromosomal looping brings HOTTIP into close proximity to its target genes. HOTTIP RNA binds the adaptor protein WDR5 directly and targets WDR5/MLL complexes across HOXA, driving histone H3 lysine 4 trimethylation and gene transcription. Induced proximity is necessary and sufficient for HOTTIP RNA activation of its target genes. Thus, by serving as key intermediates that transmit information from higher order chromosomal looping into chromatin modifications, lincRNAs may organize chromatin domains to coordinate long-range gene activation.&quot;, &quot;page&quot;: &quot;120-4&quot;, &quot;author&quot;: [{&quot;given&quot;: &quot;Kevin C&quot;, &quot;suffix&quot;: &quot;&quot;, &quot;family&quot;: &quot;Wang&quot;, &quot;dropping-particle&quot;: &quot;&quot;, &quot;parse-names&quot;: false, &quot;non-dropping-particle&quot;: &quot;&quot;}, {&quot;given&quot;: &quot;Yul W&quot;, &quot;suffix&quot;: &quot;&quot;, &quot;family&quot;: &quot;Yang&quot;, &quot;dropping-particle&quot;: &quot;&quot;, &quot;parse-names&quot;: false, &quot;non-dropping-particle&quot;: &quot;&quot;}, {&quot;given&quot;: &quot;Bo&quot;, &quot;suffix&quot;: &quot;&quot;, &quot;family&quot;: &quot;Liu&quot;, &quot;dropping-particle&quot;: &quot;&quot;, &quot;parse-names&quot;: false, &quot;non-dropping-particle&quot;: &quot;&quot;}, {&quot;given&quot;: &quot;Amartya&quot;, &quot;suffix&quot;: &quot;&quot;, &quot;family&quot;: &quot;Sanyal&quot;, &quot;dropping-particle&quot;: &quot;&quot;, &quot;parse-names&quot;: false, &quot;non-dropping-particle&quot;: &quot;&quot;}, {&quot;given&quot;: &quot;Ryan&quot;, &quot;suffix&quot;: &quot;&quot;, &quot;family&quot;: &quot;Corces-Zimmerman&quot;, &quot;dropping-particle&quot;: &quot;&quot;, &quot;parse-names&quot;: false, &quot;non-dropping-particle&quot;: &quot;&quot;}, {&quot;given&quot;: &quot;Yong&quot;, &quot;suffix&quot;: &quot;&quot;, &quot;family&quot;: &quot;Chen&quot;, &quot;dropping-particle&quot;: &quot;&quot;, &quot;parse-names&quot;: false, &quot;non-dropping-particle&quot;: &quot;&quot;}, {&quot;given&quot;: &quot;Bryan R&quot;, &quot;suffix&quot;: &quot;&quot;, &quot;family&quot;: &quot;Lajoie&quot;, &quot;dropping-particle&quot;: &quot;&quot;, &quot;parse-names&quot;: false, &quot;non-dropping-particle&quot;: &quot;&quot;}, {&quot;given&quot;: &quot;Angeline&quot;, &quot;suffix&quot;: &quot;&quot;, &quot;family&quot;: &quot;Protacio&quot;, &quot;dropping-particle&quot;: &quot;&quot;, &quot;parse-names&quot;: false, &quot;non-dropping-particle&quot;: &quot;&quot;}, {&quot;given&quot;: &quot;Ryan A&quot;, &quot;suffix&quot;: &quot;&quot;, &quot;family&quot;: &quot;Flynn&quot;, &quot;dropping-particle&quot;: &quot;&quot;, &quot;parse-names&quot;: false, &quot;non-dropping-particle&quot;: &quot;&quot;}, {&quot;given&quot;: &quot;Rajnish A&quot;, &quot;suffix&quot;: &quot;&quot;, &quot;family&quot;: &quot;Gupta&quot;, &quot;dropping-particle&quot;: &quot;&quot;, &quot;parse-names&quot;: false, &quot;non-dropping-particle&quot;: &quot;&quot;}, {&quot;given&quot;: &quot;Joanna&quot;, &quot;suffix&quot;: &quot;&quot;, &quot;family&quot;: &quot;Wysocka&quot;, &quot;dropping-particle&quot;: &quot;&quot;, &quot;parse-names&quot;: false, &quot;non-dropping-particle&quot;: &quot;&quot;}, {&quot;given&quot;: &quot;Ming&quot;, &quot;suffix&quot;: &quot;&quot;, &quot;family&quot;: &quot;Lei&quot;, &quot;dropping-particle&quot;: &quot;&quot;, &quot;parse-names&quot;: false, &quot;non-dropping-particle&quot;: &quot;&quot;}, {&quot;given&quot;: &quot;Job&quot;, &quot;suffix&quot;: &quot;&quot;, &quot;family&quot;: &quot;Dekker&quot;, &quot;dropping-particle&quot;: &quot;&quot;, &quot;parse-names&quot;: false, &quot;non-dropping-particle&quot;: &quot;&quot;}, {&quot;given&quot;: &quot;Jill A&quot;, &quot;suffix&quot;: &quot;&quot;, &quot;family&quot;: &quot;Helms&quot;, &quot;dropping-particle&quot;: &quot;&quot;, &quot;parse-names&quot;: false, &quot;non-dropping-particle&quot;: &quot;&quot;}, {&quot;given&quot;: &quot;Howard Y&quot;, &quot;suffix&quot;: &quot;&quot;, &quot;family&quot;: &quot;Chang&quot;, &quot;dropping-particle&quot;: &quot;&quot;, &quot;parse-names&quot;: false, &quot;non-dropping-particle&quot;: &quot;&quot;}], &quot;publisher&quot;: &quot;Nature Publishing Group&quot;, &quot;PMID&quot;: &quot;21423168&quot;}}], &quot;properties&quot;: {&quot;noteIndex&quot;: 0}} RND5rG4ybL6dd"/><text:span text:style-name="T57">(Wang et al., 2011)</text:span><text:reference-mark-end text:name="ADDIN CSL_CITATION {&quot;mendeley&quot;: {&quot;plainTextFormattedCitation&quot;: &quot;(Wang et al., 2011)&quot;, &quot;previouslyFormattedCitation&quot;: &quot;(Wang et al., 2011)&quot;, &quot;formattedCitation&quot;: &quot;(Wang et al., 2011)&quot;}, &quot;schema&quot;: &quot;https://github.com/citation-style-language/schema/raw/master/csl-citation.json&quot;, &quot;citationItems&quot;: [{&quot;uris&quot;: [&quot;http://www.mendeley.com/documents/?uuid=a6e07402-167d-407a-9f7e-1b2e4ab7aaac&quot;], &quot;id&quot;: &quot;ITEM-1&quot;, &quot;itemData&quot;: {&quot;DOI&quot;: &quot;10.1038/nature09819&quot;, &quot;issued&quot;: {&quot;date-parts&quot;: [[&quot;2011&quot;]]}, &quot;type&quot;: &quot;article-journal&quot;, &quot;issue&quot;: &quot;7341&quot;, &quot;ISBN&quot;: &quot;1476-4687 (Electronic)\\n0028-0836 (Linking)&quot;, &quot;volume&quot;: &quot;472&quot;, &quot;title&quot;: &quot;A long noncoding RNA maintains active chromatin to coordinate homeotic gene expression.&quot;, &quot;id&quot;: &quot;ITEM-1&quot;, &quot;ISSN&quot;: &quot;1476-4687&quot;, &quot;container-title&quot;: &quot;Nature&quot;, &quot;abstract&quot;: &quot;The genome is extensively transcribed into long intergenic noncoding RNAs (lincRNAs), many of which are implicated in gene silencing. Potential roles of lincRNAs in gene activation are much less understood. Development and homeostasis require coordinate regulation of neighbouring genes through a process termed locus control. Some locus control elements and enhancers transcribe lincRNAs, hinting at possible roles in long-range control. In vertebrates, 39 Hox genes, encoding homeodomain transcription factors critical for positional identity, are clustered in four chromosomal loci; the Hox genes are expressed in nested anterior-posterior and proximal-distal patterns colinear with their genomic position from 3' to 5'of the cluster. Here we identify HOTTIP, a lincRNA transcribed from the 5' tip of the HOXA locus that coordinates the activation of several 5' HOXA genes in vivo. Chromosomal looping brings HOTTIP into close proximity to its target genes. HOTTIP RNA binds the adaptor protein WDR5 directly and targets WDR5/MLL complexes across HOXA, driving histone H3 lysine 4 trimethylation and gene transcription. Induced proximity is necessary and sufficient for HOTTIP RNA activation of its target genes. Thus, by serving as key intermediates that transmit information from higher order chromosomal looping into chromatin modifications, lincRNAs may organize chromatin domains to coordinate long-range gene activation.&quot;, &quot;page&quot;: &quot;120-4&quot;, &quot;author&quot;: [{&quot;given&quot;: &quot;Kevin C&quot;, &quot;suffix&quot;: &quot;&quot;, &quot;family&quot;: &quot;Wang&quot;, &quot;dropping-particle&quot;: &quot;&quot;, &quot;parse-names&quot;: false, &quot;non-dropping-particle&quot;: &quot;&quot;}, {&quot;given&quot;: &quot;Yul W&quot;, &quot;suffix&quot;: &quot;&quot;, &quot;family&quot;: &quot;Yang&quot;, &quot;dropping-particle&quot;: &quot;&quot;, &quot;parse-names&quot;: false, &quot;non-dropping-particle&quot;: &quot;&quot;}, {&quot;given&quot;: &quot;Bo&quot;, &quot;suffix&quot;: &quot;&quot;, &quot;family&quot;: &quot;Liu&quot;, &quot;dropping-particle&quot;: &quot;&quot;, &quot;parse-names&quot;: false, &quot;non-dropping-particle&quot;: &quot;&quot;}, {&quot;given&quot;: &quot;Amartya&quot;, &quot;suffix&quot;: &quot;&quot;, &quot;family&quot;: &quot;Sanyal&quot;, &quot;dropping-particle&quot;: &quot;&quot;, &quot;parse-names&quot;: false, &quot;non-dropping-particle&quot;: &quot;&quot;}, {&quot;given&quot;: &quot;Ryan&quot;, &quot;suffix&quot;: &quot;&quot;, &quot;family&quot;: &quot;Corces-Zimmerman&quot;, &quot;dropping-particle&quot;: &quot;&quot;, &quot;parse-names&quot;: false, &quot;non-dropping-particle&quot;: &quot;&quot;}, {&quot;given&quot;: &quot;Yong&quot;, &quot;suffix&quot;: &quot;&quot;, &quot;family&quot;: &quot;Chen&quot;, &quot;dropping-particle&quot;: &quot;&quot;, &quot;parse-names&quot;: false, &quot;non-dropping-particle&quot;: &quot;&quot;}, {&quot;given&quot;: &quot;Bryan R&quot;, &quot;suffix&quot;: &quot;&quot;, &quot;family&quot;: &quot;Lajoie&quot;, &quot;dropping-particle&quot;: &quot;&quot;, &quot;parse-names&quot;: false, &quot;non-dropping-particle&quot;: &quot;&quot;}, {&quot;given&quot;: &quot;Angeline&quot;, &quot;suffix&quot;: &quot;&quot;, &quot;family&quot;: &quot;Protacio&quot;, &quot;dropping-particle&quot;: &quot;&quot;, &quot;parse-names&quot;: false, &quot;non-dropping-particle&quot;: &quot;&quot;}, {&quot;given&quot;: &quot;Ryan A&quot;, &quot;suffix&quot;: &quot;&quot;, &quot;family&quot;: &quot;Flynn&quot;, &quot;dropping-particle&quot;: &quot;&quot;, &quot;parse-names&quot;: false, &quot;non-dropping-particle&quot;: &quot;&quot;}, {&quot;given&quot;: &quot;Rajnish A&quot;, &quot;suffix&quot;: &quot;&quot;, &quot;family&quot;: &quot;Gupta&quot;, &quot;dropping-particle&quot;: &quot;&quot;, &quot;parse-names&quot;: false, &quot;non-dropping-particle&quot;: &quot;&quot;}, {&quot;given&quot;: &quot;Joanna&quot;, &quot;suffix&quot;: &quot;&quot;, &quot;family&quot;: &quot;Wysocka&quot;, &quot;dropping-particle&quot;: &quot;&quot;, &quot;parse-names&quot;: false, &quot;non-dropping-particle&quot;: &quot;&quot;}, {&quot;given&quot;: &quot;Ming&quot;, &quot;suffix&quot;: &quot;&quot;, &quot;family&quot;: &quot;Lei&quot;, &quot;dropping-particle&quot;: &quot;&quot;, &quot;parse-names&quot;: false, &quot;non-dropping-particle&quot;: &quot;&quot;}, {&quot;given&quot;: &quot;Job&quot;, &quot;suffix&quot;: &quot;&quot;, &quot;family&quot;: &quot;Dekker&quot;, &quot;dropping-particle&quot;: &quot;&quot;, &quot;parse-names&quot;: false, &quot;non-dropping-particle&quot;: &quot;&quot;}, {&quot;given&quot;: &quot;Jill A&quot;, &quot;suffix&quot;: &quot;&quot;, &quot;family&quot;: &quot;Helms&quot;, &quot;dropping-particle&quot;: &quot;&quot;, &quot;parse-names&quot;: false, &quot;non-dropping-particle&quot;: &quot;&quot;}, {&quot;given&quot;: &quot;Howard Y&quot;, &quot;suffix&quot;: &quot;&quot;, &quot;family&quot;: &quot;Chang&quot;, &quot;dropping-particle&quot;: &quot;&quot;, &quot;parse-names&quot;: false, &quot;non-dropping-particle&quot;: &quot;&quot;}], &quot;publisher&quot;: &quot;Nature Publishing Group&quot;, &quot;PMID&quot;: &quot;21423168&quot;}}], &quot;properties&quot;: {&quot;noteIndex&quot;: 0}} RND5rG4ybL6dd"/><text:span text:style-name="T96">⁠. In this example, pre-established chromosomal looping is required for the nascent HOTTIP transcript to recruit the histone modifying complex <text:s/>WDR5-MLL1 to the the HOXA gene cluster, thus maintaining its active transcription.</text:span></text:p>
      <text:p text:style-name="P47"/>
      <text:p text:style-name="P50">Using various bioinformatics tools to analyze publicly available multi-omics data from the ENCODE project, I investigated the molecular properties of elincRNAs, their enrichment in different regulatory elements and their association with the amount of DNA-DNA interactions to <text:span text:style-name="T168">gain insight into</text:span> their roles in gene regulation within topological domains in human LCLs. My analysis shows elincRNAs are associated with high density of chromosomal contacts within TADs and are significantly enriched in <text:span text:style-name="T158">loop anchors where promoter-enhancer interactions occur. I also find that they are strongly enriched in </text:span>cohesin binding, supporting the idea that they may contribute to gene regulation by <text:span text:style-name="T159">establishing contacts between regulatory elements and </text:span>modulating chromosomal organization.</text:p>
      <text:p text:style-name="P2"/>
      <text:p text:style-name="P1"/>
      <text:p text:style-name="P3"><text:span text:style-name="T82">2</text:span>. Results</text:p>
      <text:p text:style-name="P10"/>
      <text:p text:style-name="P22"><text:span text:style-name="T100">L</text:span>incRNAs were divided into 3 categories based on overlap with enhancer<text:span text:style-name="T160">s, as predicted by ENCODE in GM12878 LCLs </text:span><text:reference-mark-start text:name="ADDIN CSL_CITATION {&quot;mendeley&quot;: {&quot;plainTextFormattedCitation&quot;: &quot;(ENCODE Project et al., 2012)&quot;, &quot;previouslyFormattedCitation&quot;: &quot;(ENCODE Project et al., 2012)&quot;, &quot;formattedCitation&quot;: &quot;(ENCODE Project et al., 2012)&quot;}, &quot;schema&quot;: &quot;https://github.com/citation-style-language/schema/raw/master/csl-citation.json&quot;, &quot;citationItems&quot;: [{&quot;uris&quot;: [&quot;http://www.mendeley.com/documents/?uuid=d110aa4f-08b9-44a5-8c96-c3a1bbe609e6&quot;, &quot;http://www.mendeley.com/documents/?uuid=6a67ac49-54e6-41a6-ba9e-f41fe5697282&quot;], &quot;id&quot;: &quot;ITEM-1&quot;, &quot;itemData&quot;: {&quot;DOI&quot;: &quot;nature11247 [pii]\\n10.1038/nature11247&quot;, &quot;issued&quot;: {&quot;date-parts&quot;: [[&quot;2012&quot;]]}, &quot;type&quot;: &quot;article-journal&quot;, &quot;issue&quot;: &quot;7414&quot;, &quot;ISBN&quot;: &quot;1476-4687 (Electronic)\\n0028-0836 (Linking)&quot;, &quot;volume&quot;: &quot;489&quot;, &quot;id&quot;: &quot;ITEM-1&quot;, &quot;ISSN&quot;: &quot;1476-4687&quot;, &quot;container-title&quot;: &quot;Nature&quot;, &quot;abstract&quot;: &quot;The human genome encodes the blueprint of life, but the function of the vast majority of its nearly three billion bases is unknown. The Encyclopedia of DNA Elements (ENCODE) project has systematically mapped regions of transcription, transcription factor association, chromatin structure and histone modification. These data enabled us to assign biochemical functions for 80% of the genome, in particular outside of the well-studied protein-coding regions. Many discovered candidate regulatory elements are physically associated with one another and with expressed genes, providing new insights into the mechanisms of gene regulation. The newly identified elements also show a statistical correspondence to sequence variants linked to human disease, and can thereby guide interpretation of this variation. Overall, the project provides new insights into the organization and regulation of our genes and genome, and is an expansive resource of functional annotations for biomedical research.&quot;, &quot;page&quot;: &quot;57-74&quot;, &quot;author&quot;: [{&quot;given&quot;: &quot;&quot;, &quot;suffix&quot;: &quot;&quot;, &quot;family&quot;: &quot;ENCODE Project&quot;, &quot;dropping-particle&quot;: &quot;&quot;, &quot;parse-names&quot;: false, &quot;non-dropping-particle&quot;: &quot;&quot;}, {&quot;given&quot;: &quot;Bradley E&quot;, &quot;suffix&quot;: &quot;&quot;, &quot;family&quot;: &quot;Bernstein&quot;, &quot;dropping-particle&quot;: &quot;&quot;, &quot;parse-names&quot;: false, &quot;non-dropping-particle&quot;: &quot;&quot;}, {&quot;given&quot;: &quot;Ewan&quot;, &quot;suffix&quot;: &quot;&quot;, &quot;family&quot;: &quot;Birney&quot;, &quot;dropping-particle&quot;: &quot;&quot;, &quot;parse-names&quot;: false, &quot;non-dropping-particle&quot;: &quot;&quot;}, {&quot;given&quot;: &quot;Ian&quot;, &quot;suffix&quot;: &quot;&quot;, &quot;family&quot;: &quot;Dunham&quot;, &quot;dropping-particle&quot;: &quot;&quot;, &quot;parse-names&quot;: false, &quot;non-dropping-particle&quot;: &quot;&quot;}, {&quot;given&quot;: &quot;Eric D&quot;, &quot;suffix&quot;: &quot;&quot;, &quot;family&quot;: &quot;Green&quot;, &quot;dropping-particle&quot;: &quot;&quot;, &quot;parse-names&quot;: false, &quot;non-dropping-particle&quot;: &quot;&quot;}, {&quot;given&quot;: &quot;Chris&quot;, &quot;suffix&quot;: &quot;&quot;, &quot;family&quot;: &quot;Gunter&quot;, &quot;dropping-particle&quot;: &quot;&quot;, &quot;parse-names&quot;: false, &quot;non-dropping-particle&quot;: &quot;&quot;}, {&quot;given&quot;: &quot;Michael&quot;, &quot;suffix&quot;: &quot;&quot;, &quot;family&quot;: &quot;Snyder&quot;, &quot;dropping-particle&quot;: &quot;&quot;, &quot;parse-names&quot;: false, &quot;non-dropping-particle&quot;: &quot;&quot;}], &quot;title&quot;: &quot;An integrated encyclopedia of DNA elements in the human genome.&quot;, &quot;PMID&quot;: &quot;22955616&quot;}}], &quot;properties&quot;: {&quot;noteIndex&quot;: 0}} RNDu41R1EKDIH"/><text:span text:style-name="T61">(ENCODE Project et al., 2012)</text:span><text:reference-mark-end text:name="ADDIN CSL_CITATION {&quot;mendeley&quot;: {&quot;plainTextFormattedCitation&quot;: &quot;(ENCODE Project et al., 2012)&quot;, &quot;previouslyFormattedCitation&quot;: &quot;(ENCODE Project et al., 2012)&quot;, &quot;formattedCitation&quot;: &quot;(ENCODE Project et al., 2012)&quot;}, &quot;schema&quot;: &quot;https://github.com/citation-style-language/schema/raw/master/csl-citation.json&quot;, &quot;citationItems&quot;: [{&quot;uris&quot;: [&quot;http://www.mendeley.com/documents/?uuid=d110aa4f-08b9-44a5-8c96-c3a1bbe609e6&quot;, &quot;http://www.mendeley.com/documents/?uuid=6a67ac49-54e6-41a6-ba9e-f41fe5697282&quot;], &quot;id&quot;: &quot;ITEM-1&quot;, &quot;itemData&quot;: {&quot;DOI&quot;: &quot;nature11247 [pii]\\n10.1038/nature11247&quot;, &quot;issued&quot;: {&quot;date-parts&quot;: [[&quot;2012&quot;]]}, &quot;type&quot;: &quot;article-journal&quot;, &quot;issue&quot;: &quot;7414&quot;, &quot;ISBN&quot;: &quot;1476-4687 (Electronic)\\n0028-0836 (Linking)&quot;, &quot;volume&quot;: &quot;489&quot;, &quot;id&quot;: &quot;ITEM-1&quot;, &quot;ISSN&quot;: &quot;1476-4687&quot;, &quot;container-title&quot;: &quot;Nature&quot;, &quot;abstract&quot;: &quot;The human genome encodes the blueprint of life, but the function of the vast majority of its nearly three billion bases is unknown. The Encyclopedia of DNA Elements (ENCODE) project has systematically mapped regions of transcription, transcription factor association, chromatin structure and histone modification. These data enabled us to assign biochemical functions for 80% of the genome, in particular outside of the well-studied protein-coding regions. Many discovered candidate regulatory elements are physically associated with one another and with expressed genes, providing new insights into the mechanisms of gene regulation. The newly identified elements also show a statistical correspondence to sequence variants linked to human disease, and can thereby guide interpretation of this variation. Overall, the project provides new insights into the organization and regulation of our genes and genome, and is an expansive resource of functional annotations for biomedical research.&quot;, &quot;page&quot;: &quot;57-74&quot;, &quot;author&quot;: [{&quot;given&quot;: &quot;&quot;, &quot;suffix&quot;: &quot;&quot;, &quot;family&quot;: &quot;ENCODE Project&quot;, &quot;dropping-particle&quot;: &quot;&quot;, &quot;parse-names&quot;: false, &quot;non-dropping-particle&quot;: &quot;&quot;}, {&quot;given&quot;: &quot;Bradley E&quot;, &quot;suffix&quot;: &quot;&quot;, &quot;family&quot;: &quot;Bernstein&quot;, &quot;dropping-particle&quot;: &quot;&quot;, &quot;parse-names&quot;: false, &quot;non-dropping-particle&quot;: &quot;&quot;}, {&quot;given&quot;: &quot;Ewan&quot;, &quot;suffix&quot;: &quot;&quot;, &quot;family&quot;: &quot;Birney&quot;, &quot;dropping-particle&quot;: &quot;&quot;, &quot;parse-names&quot;: false, &quot;non-dropping-particle&quot;: &quot;&quot;}, {&quot;given&quot;: &quot;Ian&quot;, &quot;suffix&quot;: &quot;&quot;, &quot;family&quot;: &quot;Dunham&quot;, &quot;dropping-particle&quot;: &quot;&quot;, &quot;parse-names&quot;: false, &quot;non-dropping-particle&quot;: &quot;&quot;}, {&quot;given&quot;: &quot;Eric D&quot;, &quot;suffix&quot;: &quot;&quot;, &quot;family&quot;: &quot;Green&quot;, &quot;dropping-particle&quot;: &quot;&quot;, &quot;parse-names&quot;: false, &quot;non-dropping-particle&quot;: &quot;&quot;}, {&quot;given&quot;: &quot;Chris&quot;, &quot;suffix&quot;: &quot;&quot;, &quot;family&quot;: &quot;Gunter&quot;, &quot;dropping-particle&quot;: &quot;&quot;, &quot;parse-names&quot;: false, &quot;non-dropping-particle&quot;: &quot;&quot;}, {&quot;given&quot;: &quot;Michael&quot;, &quot;suffix&quot;: &quot;&quot;, &quot;family&quot;: &quot;Snyder&quot;, &quot;dropping-particle&quot;: &quot;&quot;, &quot;parse-names&quot;: false, &quot;non-dropping-particle&quot;: &quot;&quot;}], &quot;title&quot;: &quot;An integrated encyclopedia of DNA elements in the human genome.&quot;, &quot;PMID&quot;: &quot;22955616&quot;}}], &quot;properties&quot;: {&quot;noteIndex&quot;: 0}} RNDu41R1EKDIH"/><text:span text:style-name="T160">⁠ in their putative promoter regions (estimated as the region1kb upstream from their transcriptional start site)</text:span> <text:span text:style-name="T29">(</text:span><text:span text:style-name="T31">T</text:span><text:span text:style-name="T29">able 1, </text:span><text:span text:style-name="T36">Methods</text:span><text:span text:style-name="T29">)</text:span><text:span text:style-name="T1">.</text:span> <text:span text:style-name="T161">I excluded those that also overlapped predicted promoter elements as they are likely to have different molecular attributes and functions </text:span><text:reference-mark-start text:name="ADDIN CSL_CITATION {&quot;mendeley&quot;: {&quot;plainTextFormattedCitation&quot;: &quot;(Marques et al., 2013)&quot;, &quot;previouslyFormattedCitation&quot;: &quot;(Marques et al., 2013)&quot;, &quot;formattedCitation&quot;: &quot;(Marques et al., 2013)&quot;}, &quot;schema&quot;: &quot;https://github.com/citation-style-language/schema/raw/master/csl-citation.json&quot;, &quot;citationItems&quot;: [{&quot;uris&quot;: [&quot;http://www.mendeley.com/documents/?uuid=560b6eb4-a838-4c9b-8888-d67f988237b5&quot;], &quot;id&quot;: &quot;ITEM-1&quot;, &quot;itemData&quot;: {&quot;DOI&quot;: &quot;10.1186/gb-2013-14-11-r131&quot;, &quot;issued&quot;: {&quot;date-parts&quot;: [[&quot;2013&quot;]]}, &quot;type&quot;: &quot;article-journal&quot;, &quot;issue&quot;: &quot;11&quot;, &quot;ISBN&quot;: &quot;1465-6914 (Electronic) 1465-6906 (Linking)&quot;, &quot;volume&quot;: &quot;14&quot;, &quot;id&quot;: &quot;ITEM-1&quot;, &quot;ISSN&quot;: &quot;1465-6914&quot;, &quot;container-title&quot;: &quot;Genome Biology&quot;, &quot;abstract&quot;: &quot;BACKGROUND:Mammalian transcriptomes contain thousands of long noncoding RNAs (lncRNAs). Some lncRNAs originate from intragenic enhancers which, when active, behave as alternative promoters producing transcripts that are processed using the canonical signals of their host gene. We have followed up this observation by analyzing intergenic lncRNAs to determine the extent to which they might also originate from intergenic enhancers.\\n\\nRESULTS:We integrated high-resolution maps of transcriptional initiation and transcription to annotate a conservative set of intergenic lncRNAs expressed in mouse erythroblasts. We subclassified intergenic lncRNAs according to chromatin status at transcriptional initiation regions, defined by relative levels of histone H3K4 mono- and trimethylation. These transcripts are almost evenly divided between those arising from enhancer-associated (elncRNA) or promoter-associated (plncRNA) elements. These two classes of 5' capped and polyadenylated RNA transcripts are indistinguishable with regard to their length, number of exons or transcriptional orientation relative to their closest neighboring gene. Nevertheless, elncRNAs are more tissue-restricted, less highly expressed and less well conserved during evolution. Of considerable interest, we found that expression of elncRNAs, but not plncRNAs, is associated with enhanced expression of neighboring protein-coding genes during erythropoiesis.\\n\\nCONCLUSIONS:We have determined globally the sites of initiation of intergenic lncRNAs in erythroid cells, allowing us to distinguish two similarly abundant classes of transcripts. Different correlations between the levels of elncRNAs, plncRNAs and expression of neighboring genes suggest that functional lncRNAs from the two classes may play contrasting roles in regulating the transcript abundance of local or distal loci.&quot;, &quot;page&quot;: &quot;R131&quot;, &quot;author&quot;: [{&quot;given&quot;: &quot;Ana C&quot;, &quot;suffix&quot;: &quot;&quot;, &quot;family&quot;: &quot;Marques&quot;, &quot;dropping-particle&quot;: &quot;&quot;, &quot;parse-names&quot;: false, &quot;non-dropping-particle&quot;: &quot;&quot;}, {&quot;given&quot;: &quot;Jim&quot;, &quot;suffix&quot;: &quot;&quot;, &quot;family&quot;: &quot;Hughes&quot;, &quot;dropping-particle&quot;: &quot;&quot;, &quot;parse-names&quot;: false, &quot;non-dropping-particle&quot;: &quot;&quot;}, {&quot;given&quot;: &quot;Bryony&quot;, &quot;suffix&quot;: &quot;&quot;, &quot;family&quot;: &quot;Graham&quot;, &quot;dropping-particle&quot;: &quot;&quot;, &quot;parse-names&quot;: false, &quot;non-dropping-particle&quot;: &quot;&quot;}, {&quot;given&quot;: &quot;Monika S&quot;, &quot;suffix&quot;: &quot;&quot;, &quot;family&quot;: &quot;Kowalczyk&quot;, &quot;dropping-particle&quot;: &quot;&quot;, &quot;parse-names&quot;: false, &quot;non-dropping-particle&quot;: &quot;&quot;}, {&quot;given&quot;: &quot;Doug R&quot;, &quot;suffix&quot;: &quot;&quot;, &quot;family&quot;: &quot;Higgs&quot;, &quot;dropping-particle&quot;: &quot;&quot;, &quot;parse-names&quot;: false, &quot;non-dropping-particle&quot;: &quot;&quot;}, {&quot;given&quot;: &quot;Chris P&quot;, &quot;suffix&quot;: &quot;&quot;, &quot;family&quot;: &quot;Ponting&quot;, &quot;dropping-particle&quot;: &quot;&quot;, &quot;parse-names&quot;: false, &quot;non-dropping-particle&quot;: &quot;&quot;}], &quot;title&quot;: &quot;Chromatin signatures at transcriptional start sites separate two equally populated yet distinct classes of intergenic long noncoding RNAs.&quot;, &quot;PMID&quot;: &quot;24289259&quot;}}], &quot;properties&quot;: {&quot;noteIndex&quot;: 0}} RNDJeBPKuPZsc"/><text:span text:style-name="T62">(Marques et al., 2013)</text:span><text:reference-mark-end text:name="ADDIN CSL_CITATION {&quot;mendeley&quot;: {&quot;plainTextFormattedCitation&quot;: &quot;(Marques et al., 2013)&quot;, &quot;previouslyFormattedCitation&quot;: &quot;(Marques et al., 2013)&quot;, &quot;formattedCitation&quot;: &quot;(Marques et al., 2013)&quot;}, &quot;schema&quot;: &quot;https://github.com/citation-style-language/schema/raw/master/csl-citation.json&quot;, &quot;citationItems&quot;: [{&quot;uris&quot;: [&quot;http://www.mendeley.com/documents/?uuid=560b6eb4-a838-4c9b-8888-d67f988237b5&quot;], &quot;id&quot;: &quot;ITEM-1&quot;, &quot;itemData&quot;: {&quot;DOI&quot;: &quot;10.1186/gb-2013-14-11-r131&quot;, &quot;issued&quot;: {&quot;date-parts&quot;: [[&quot;2013&quot;]]}, &quot;type&quot;: &quot;article-journal&quot;, &quot;issue&quot;: &quot;11&quot;, &quot;ISBN&quot;: &quot;1465-6914 (Electronic) 1465-6906 (Linking)&quot;, &quot;volume&quot;: &quot;14&quot;, &quot;id&quot;: &quot;ITEM-1&quot;, &quot;ISSN&quot;: &quot;1465-6914&quot;, &quot;container-title&quot;: &quot;Genome Biology&quot;, &quot;abstract&quot;: &quot;BACKGROUND:Mammalian transcriptomes contain thousands of long noncoding RNAs (lncRNAs). Some lncRNAs originate from intragenic enhancers which, when active, behave as alternative promoters producing transcripts that are processed using the canonical signals of their host gene. We have followed up this observation by analyzing intergenic lncRNAs to determine the extent to which they might also originate from intergenic enhancers.\\n\\nRESULTS:We integrated high-resolution maps of transcriptional initiation and transcription to annotate a conservative set of intergenic lncRNAs expressed in mouse erythroblasts. We subclassified intergenic lncRNAs according to chromatin status at transcriptional initiation regions, defined by relative levels of histone H3K4 mono- and trimethylation. These transcripts are almost evenly divided between those arising from enhancer-associated (elncRNA) or promoter-associated (plncRNA) elements. These two classes of 5' capped and polyadenylated RNA transcripts are indistinguishable with regard to their length, number of exons or transcriptional orientation relative to their closest neighboring gene. Nevertheless, elncRNAs are more tissue-restricted, less highly expressed and less well conserved during evolution. Of considerable interest, we found that expression of elncRNAs, but not plncRNAs, is associated with enhanced expression of neighboring protein-coding genes during erythropoiesis.\\n\\nCONCLUSIONS:We have determined globally the sites of initiation of intergenic lncRNAs in erythroid cells, allowing us to distinguish two similarly abundant classes of transcripts. Different correlations between the levels of elncRNAs, plncRNAs and expression of neighboring genes suggest that functional lncRNAs from the two classes may play contrasting roles in regulating the transcript abundance of local or distal loci.&quot;, &quot;page&quot;: &quot;R131&quot;, &quot;author&quot;: [{&quot;given&quot;: &quot;Ana C&quot;, &quot;suffix&quot;: &quot;&quot;, &quot;family&quot;: &quot;Marques&quot;, &quot;dropping-particle&quot;: &quot;&quot;, &quot;parse-names&quot;: false, &quot;non-dropping-particle&quot;: &quot;&quot;}, {&quot;given&quot;: &quot;Jim&quot;, &quot;suffix&quot;: &quot;&quot;, &quot;family&quot;: &quot;Hughes&quot;, &quot;dropping-particle&quot;: &quot;&quot;, &quot;parse-names&quot;: false, &quot;non-dropping-particle&quot;: &quot;&quot;}, {&quot;given&quot;: &quot;Bryony&quot;, &quot;suffix&quot;: &quot;&quot;, &quot;family&quot;: &quot;Graham&quot;, &quot;dropping-particle&quot;: &quot;&quot;, &quot;parse-names&quot;: false, &quot;non-dropping-particle&quot;: &quot;&quot;}, {&quot;given&quot;: &quot;Monika S&quot;, &quot;suffix&quot;: &quot;&quot;, &quot;family&quot;: &quot;Kowalczyk&quot;, &quot;dropping-particle&quot;: &quot;&quot;, &quot;parse-names&quot;: false, &quot;non-dropping-particle&quot;: &quot;&quot;}, {&quot;given&quot;: &quot;Doug R&quot;, &quot;suffix&quot;: &quot;&quot;, &quot;family&quot;: &quot;Higgs&quot;, &quot;dropping-particle&quot;: &quot;&quot;, &quot;parse-names&quot;: false, &quot;non-dropping-particle&quot;: &quot;&quot;}, {&quot;given&quot;: &quot;Chris P&quot;, &quot;suffix&quot;: &quot;&quot;, &quot;family&quot;: &quot;Ponting&quot;, &quot;dropping-particle&quot;: &quot;&quot;, &quot;parse-names&quot;: false, &quot;non-dropping-particle&quot;: &quot;&quot;}], &quot;title&quot;: &quot;Chromatin signatures at transcriptional start sites separate two equally populated yet distinct classes of intergenic long noncoding RNAs.&quot;, &quot;PMID&quot;: &quot;24289259&quot;}}], &quot;properties&quot;: {&quot;noteIndex&quot;: 0}} RNDJeBPKuPZsc"/><text:span text:style-name="T161">⁠.</text:span></text:p>
      <text:p text:style-name="P21"/>
      <text:p text:style-name="Standard"/>
      <text:p text:style-name="P16">elincRNAs show similar expression levels to other lincRNAs</text:p>
      <text:p text:style-name="Standard"/>
      <text:p text:style-name="P56"><text:soft-page-break/><text:span text:style-name="T3">Enhancer-</text:span><text:span text:style-name="T11">associated</text:span><text:span text:style-name="T3"> RNAs in general are known to have </text:span><text:span text:style-name="T9">relatively </text:span><text:span text:style-name="T3">low </text:span><text:span text:style-name="T8">transcript abundance</text:span><text:span text:style-name="T10">s</text:span><text:span text:style-name="T8"> as they tend to be rapidly degraded by the exosome </text:span><text:reference-mark-start text:name="ADDIN CSL_CITATION {&quot;mendeley&quot;: {&quot;plainTextFormattedCitation&quot;: &quot;(Lam, Li, Rosenfeld, &amp; Glass, 2014)&quot;, &quot;previouslyFormattedCitation&quot;: &quot;(Lam, Li, Rosenfeld, &amp; Glass, 2014)&quot;, &quot;formattedCitation&quot;: &quot;(Lam, Li, Rosenfeld, &amp; Glass, 2014)&quot;}, &quot;schema&quot;: &quot;https://github.com/citation-style-language/schema/raw/master/csl-citation.json&quot;, &quot;citationItems&quot;: [{&quot;uris&quot;: [&quot;http://www.mendeley.com/documents/?uuid=457b57cf-77e7-4614-9331-bf8cf1dd7c7d&quot;], &quot;id&quot;: &quot;ITEM-1&quot;, &quot;itemData&quot;: {&quot;DOI&quot;: &quot;10.1016/j.tibs.2014.02.007&quot;, &quot;issued&quot;: {&quot;date-parts&quot;: [[&quot;2014&quot;]]}, &quot;type&quot;: &quot;article-journal&quot;, &quot;issue&quot;: &quot;4&quot;, &quot;ISBN&quot;: &quot;0968-0004 (Electronic)\\r0968-0004 (Linking)&quot;, &quot;volume&quot;: &quot;39&quot;, &quot;title&quot;: &quot;Enhancer RNAs and regulated transcriptional programs&quot;, &quot;id&quot;: &quot;ITEM-1&quot;, &quot;ISSN&quot;: &quot;09680004&quot;, &quot;container-title&quot;: &quot;Trends in Biochemical Sciences&quot;, &quot;abstract&quot;: &quot;A large portion of the human genome is transcribed into RNAs without known protein-coding functions, far outnumbering coding transcription units. Extensive studies of long noncoding RNAs (lncRNAs) have clearly demonstrated that they can play critical roles in regulating gene expression, development, and diseases, acting both as transcriptional activators and repressors. More recently, enhancers have been found to be broadly transcribed, resulting in the production of enhancer-derived RNAs, or eRNAs. Here, we review emerging evidence suggesting that at least some eRNAs contribute to enhancer function. We discuss these findings with respect to potential mechanisms of action of eRNAs and other ncRNAs in regulated gene expression. ?? 2014.&quot;, &quot;page&quot;: &quot;170-182&quot;, &quot;author&quot;: [{&quot;given&quot;: &quot;Michael T Y&quot;, &quot;suffix&quot;: &quot;&quot;, &quot;family&quot;: &quot;Lam&quot;, &quot;dropping-particle&quot;: &quot;&quot;, &quot;parse-names&quot;: false, &quot;non-dropping-particle&quot;: &quot;&quot;}, {&quot;given&quot;: &quot;Wenbo&quot;, &quot;suffix&quot;: &quot;&quot;, &quot;family&quot;: &quot;Li&quot;, &quot;dropping-particle&quot;: &quot;&quot;, &quot;parse-names&quot;: false, &quot;non-dropping-particle&quot;: &quot;&quot;}, {&quot;given&quot;: &quot;Michael G.&quot;, &quot;suffix&quot;: &quot;&quot;, &quot;family&quot;: &quot;Rosenfeld&quot;, &quot;dropping-particle&quot;: &quot;&quot;, &quot;parse-names&quot;: false, &quot;non-dropping-particle&quot;: &quot;&quot;}, {&quot;given&quot;: &quot;Christopher K.&quot;, &quot;suffix&quot;: &quot;&quot;, &quot;family&quot;: &quot;Glass&quot;, &quot;dropping-particle&quot;: &quot;&quot;, &quot;parse-names&quot;: false, &quot;non-dropping-particle&quot;: &quot;&quot;}], &quot;publisher&quot;: &quot;Elsevier Ltd&quot;, &quot;PMID&quot;: &quot;24674738&quot;}}], &quot;properties&quot;: {&quot;noteIndex&quot;: 0}} RND83NCdojyVt"/><text:span text:style-name="T23">(Lam, Li, Rosenfeld, &amp; Glass, 2014)</text:span><text:reference-mark-end text:name="ADDIN CSL_CITATION {&quot;mendeley&quot;: {&quot;plainTextFormattedCitation&quot;: &quot;(Lam, Li, Rosenfeld, &amp; Glass, 2014)&quot;, &quot;previouslyFormattedCitation&quot;: &quot;(Lam, Li, Rosenfeld, &amp; Glass, 2014)&quot;, &quot;formattedCitation&quot;: &quot;(Lam, Li, Rosenfeld, &amp; Glass, 2014)&quot;}, &quot;schema&quot;: &quot;https://github.com/citation-style-language/schema/raw/master/csl-citation.json&quot;, &quot;citationItems&quot;: [{&quot;uris&quot;: [&quot;http://www.mendeley.com/documents/?uuid=457b57cf-77e7-4614-9331-bf8cf1dd7c7d&quot;], &quot;id&quot;: &quot;ITEM-1&quot;, &quot;itemData&quot;: {&quot;DOI&quot;: &quot;10.1016/j.tibs.2014.02.007&quot;, &quot;issued&quot;: {&quot;date-parts&quot;: [[&quot;2014&quot;]]}, &quot;type&quot;: &quot;article-journal&quot;, &quot;issue&quot;: &quot;4&quot;, &quot;ISBN&quot;: &quot;0968-0004 (Electronic)\\r0968-0004 (Linking)&quot;, &quot;volume&quot;: &quot;39&quot;, &quot;title&quot;: &quot;Enhancer RNAs and regulated transcriptional programs&quot;, &quot;id&quot;: &quot;ITEM-1&quot;, &quot;ISSN&quot;: &quot;09680004&quot;, &quot;container-title&quot;: &quot;Trends in Biochemical Sciences&quot;, &quot;abstract&quot;: &quot;A large portion of the human genome is transcribed into RNAs without known protein-coding functions, far outnumbering coding transcription units. Extensive studies of long noncoding RNAs (lncRNAs) have clearly demonstrated that they can play critical roles in regulating gene expression, development, and diseases, acting both as transcriptional activators and repressors. More recently, enhancers have been found to be broadly transcribed, resulting in the production of enhancer-derived RNAs, or eRNAs. Here, we review emerging evidence suggesting that at least some eRNAs contribute to enhancer function. We discuss these findings with respect to potential mechanisms of action of eRNAs and other ncRNAs in regulated gene expression. ?? 2014.&quot;, &quot;page&quot;: &quot;170-182&quot;, &quot;author&quot;: [{&quot;given&quot;: &quot;Michael T Y&quot;, &quot;suffix&quot;: &quot;&quot;, &quot;family&quot;: &quot;Lam&quot;, &quot;dropping-particle&quot;: &quot;&quot;, &quot;parse-names&quot;: false, &quot;non-dropping-particle&quot;: &quot;&quot;}, {&quot;given&quot;: &quot;Wenbo&quot;, &quot;suffix&quot;: &quot;&quot;, &quot;family&quot;: &quot;Li&quot;, &quot;dropping-particle&quot;: &quot;&quot;, &quot;parse-names&quot;: false, &quot;non-dropping-particle&quot;: &quot;&quot;}, {&quot;given&quot;: &quot;Michael G.&quot;, &quot;suffix&quot;: &quot;&quot;, &quot;family&quot;: &quot;Rosenfeld&quot;, &quot;dropping-particle&quot;: &quot;&quot;, &quot;parse-names&quot;: false, &quot;non-dropping-particle&quot;: &quot;&quot;}, {&quot;given&quot;: &quot;Christopher K.&quot;, &quot;suffix&quot;: &quot;&quot;, &quot;family&quot;: &quot;Glass&quot;, &quot;dropping-particle&quot;: &quot;&quot;, &quot;parse-names&quot;: false, &quot;non-dropping-particle&quot;: &quot;&quot;}], &quot;publisher&quot;: &quot;Elsevier Ltd&quot;, &quot;PMID&quot;: &quot;24674738&quot;}}], &quot;properties&quot;: {&quot;noteIndex&quot;: 0}} RND83NCdojyVt"/><text:span text:style-name="T8">⁠</text:span><text:span text:style-name="T3">. I first tested if that is the case for my set of elincRNA compared to other lincRNAs and protein-coding genes </text:span><text:span text:style-name="T30">(</text:span><text:span text:style-name="T32">Figure 1</text:span><text:span text:style-name="T30">).</text:span><text:span text:style-name="T2"> </text:span><text:span text:style-name="T14">Although the elincRNAs median expression </text:span><text:span text:style-name="T16">levels</text:span><text:span text:style-name="T14"> w</text:span><text:span text:style-name="T16">ere</text:span><text:span text:style-name="T14"> lower </text:span><text:span text:style-name="T16">relative to </text:span><text:span text:style-name="T3">other lincRNAs </text:span><text:span text:style-name="T14">, t</text:span><text:span text:style-name="T3">here was no significant difference (</text:span><text:span text:style-name="T7">two-tailed Mann-Whitney </text:span><text:span text:style-name="T17">U </text:span><text:span text:style-name="T7">test</text:span><text:span text:style-name="T3">, p=0.258) in GM12878. </text:span><text:span text:style-name="T18">This similarity of expression between elincRNAs and other lincRNAs m</text:span><text:span text:style-name="T19">ay be linked to the </text:span><text:span text:style-name="T20">distinct features of lincRNAs. Notably, they are </text:span><text:span text:style-name="T19">unidirectional</text:span><text:span text:style-name="T20">ly transcribed</text:span><text:span text:style-name="T19"> </text:span><text:span text:style-name="T20">and often polyadenylated, whereas </text:span><text:span text:style-name="T19">eRNAs comprise many short, </text:span><text:span text:style-name="T20">non-polyadenylated</text:span><text:span text:style-name="T19"> unstable transcripts that are transcribed bidirectionally </text:span><text:reference-mark-start text:name="ADDIN CSL_CITATION {&quot;mendeley&quot;: {&quot;plainTextFormattedCitation&quot;: &quot;(Darrow &amp; Chadwick, 2013)&quot;, &quot;previouslyFormattedCitation&quot;: &quot;(Darrow &amp; Chadwick, 2013)&quot;, &quot;formattedCitation&quot;: &quot;(Darrow &amp; Chadwick, 2013)&quot;}, &quot;schema&quot;: &quot;https://github.com/citation-style-language/schema/raw/master/csl-citation.json&quot;, &quot;citationItems&quot;: [{&quot;uris&quot;: [&quot;http://www.mendeley.com/documents/?uuid=3b0f4c3e-d9e2-42b1-8a69-606ba3a9531f&quot;], &quot;id&quot;: &quot;ITEM-1&quot;, &quot;itemData&quot;: {&quot;DOI&quot;: &quot;10.1007/s10577-013-9384-6&quot;, &quot;issued&quot;: {&quot;date-parts&quot;: [[&quot;2013&quot;]]}, &quot;type&quot;: &quot;article-journal&quot;, &quot;issue&quot;: &quot;6&quot;, &quot;volume&quot;: &quot;21&quot;, &quot;id&quot;: &quot;ITEM-1&quot;, &quot;ISSN&quot;: &quot;1573-6849&quot;, &quot;genre&quot;: &quot;article&quot;, &quot;container-title&quot;: &quot;Chromosome Research&quot;, &quot;abstract&quot;: &quot;Enhancers are traditionally viewed as DNA sequences located some distance from a promoter that act in cis and in an orientation-independent fashion to increase utilization of specific promoters and thereby regulate gene expression. Much progress has been made over the last decade toward understanding how these distant elements interact with target promoters, but how transcription is enhanced remains an object of active inquiry. Recent reports convey the prevalence and diversity of enhancer transcription and transcripts and support both as key factors with mechanistically distinct, but not mutually exclusive roles in enhancer function. Decoupling the causes and effects of transcription on the local chromatin landscape and understanding the role of enhancer transcripts in the context of long-range interactions are challenges that require additional attention. In this review, we focus on the possible functions of enhancer transcription by highlighting several recent enhancer RNA papers and, within the context of other enhancer studies, speculate on the role of enhancer transcription in regulating differential gene expression.&quot;, &quot;page&quot;: &quot;713-724&quot;, &quot;author&quot;: [{&quot;given&quot;: &quot;Emily M&quot;, &quot;suffix&quot;: &quot;&quot;, &quot;family&quot;: &quot;Darrow&quot;, &quot;dropping-particle&quot;: &quot;&quot;, &quot;parse-names&quot;: false, &quot;non-dropping-particle&quot;: &quot;&quot;}, {&quot;given&quot;: &quot;Brian P&quot;, &quot;suffix&quot;: &quot;&quot;, &quot;family&quot;: &quot;Chadwick&quot;, &quot;dropping-particle&quot;: &quot;&quot;, &quot;parse-names&quot;: false, &quot;non-dropping-particle&quot;: &quot;&quot;}], &quot;title&quot;: &quot;Boosting transcription by transcription: enhancer-associated transcripts&quot;}}], &quot;properties&quot;: {&quot;noteIndex&quot;: 0}} RNDj5libY7i5h"/><text:span text:style-name="T24">(Darrow &amp; Chadwick, 2013)</text:span><text:reference-mark-end text:name="ADDIN CSL_CITATION {&quot;mendeley&quot;: {&quot;plainTextFormattedCitation&quot;: &quot;(Darrow &amp; Chadwick, 2013)&quot;, &quot;previouslyFormattedCitation&quot;: &quot;(Darrow &amp; Chadwick, 2013)&quot;, &quot;formattedCitation&quot;: &quot;(Darrow &amp; Chadwick, 2013)&quot;}, &quot;schema&quot;: &quot;https://github.com/citation-style-language/schema/raw/master/csl-citation.json&quot;, &quot;citationItems&quot;: [{&quot;uris&quot;: [&quot;http://www.mendeley.com/documents/?uuid=3b0f4c3e-d9e2-42b1-8a69-606ba3a9531f&quot;], &quot;id&quot;: &quot;ITEM-1&quot;, &quot;itemData&quot;: {&quot;DOI&quot;: &quot;10.1007/s10577-013-9384-6&quot;, &quot;issued&quot;: {&quot;date-parts&quot;: [[&quot;2013&quot;]]}, &quot;type&quot;: &quot;article-journal&quot;, &quot;issue&quot;: &quot;6&quot;, &quot;volume&quot;: &quot;21&quot;, &quot;id&quot;: &quot;ITEM-1&quot;, &quot;ISSN&quot;: &quot;1573-6849&quot;, &quot;genre&quot;: &quot;article&quot;, &quot;container-title&quot;: &quot;Chromosome Research&quot;, &quot;abstract&quot;: &quot;Enhancers are traditionally viewed as DNA sequences located some distance from a promoter that act in cis and in an orientation-independent fashion to increase utilization of specific promoters and thereby regulate gene expression. Much progress has been made over the last decade toward understanding how these distant elements interact with target promoters, but how transcription is enhanced remains an object of active inquiry. Recent reports convey the prevalence and diversity of enhancer transcription and transcripts and support both as key factors with mechanistically distinct, but not mutually exclusive roles in enhancer function. Decoupling the causes and effects of transcription on the local chromatin landscape and understanding the role of enhancer transcripts in the context of long-range interactions are challenges that require additional attention. In this review, we focus on the possible functions of enhancer transcription by highlighting several recent enhancer RNA papers and, within the context of other enhancer studies, speculate on the role of enhancer transcription in regulating differential gene expression.&quot;, &quot;page&quot;: &quot;713-724&quot;, &quot;author&quot;: [{&quot;given&quot;: &quot;Emily M&quot;, &quot;suffix&quot;: &quot;&quot;, &quot;family&quot;: &quot;Darrow&quot;, &quot;dropping-particle&quot;: &quot;&quot;, &quot;parse-names&quot;: false, &quot;non-dropping-particle&quot;: &quot;&quot;}, {&quot;given&quot;: &quot;Brian P&quot;, &quot;suffix&quot;: &quot;&quot;, &quot;family&quot;: &quot;Chadwick&quot;, &quot;dropping-particle&quot;: &quot;&quot;, &quot;parse-names&quot;: false, &quot;non-dropping-particle&quot;: &quot;&quot;}], &quot;title&quot;: &quot;Boosting transcription by transcription: enhancer-associated transcripts&quot;}}], &quot;properties&quot;: {&quot;noteIndex&quot;: 0}} RNDj5libY7i5h"/><text:span text:style-name="T19">⁠</text:span><text:span text:style-name="T18">.</text:span></text:p>
      <text:p text:style-name="P53"/>
      <text:p text:style-name="P54">elincRNAs show lower conservation than other lincRNAs</text:p>
      <text:p text:style-name="P55"><text:span text:style-name="T13"><text:line-break/>ElincRNAs are less conserved than other </text:span><text:span text:style-name="T12">LCL-expressed </text:span><text:span text:style-name="T13">lincRNAs </text:span><text:span text:style-name="T12">as well as </text:span><text:span text:style-name="T13"><text:s/>protein coding genes (</text:span><text:span text:style-name="T37">Figure </text:span><text:span text:style-name="T40">2</text:span><text:span text:style-name="T13">). These </text:span><text:span text:style-name="T5">differences</text:span><text:span text:style-name="T13"> are </text:span><text:span text:style-name="T15">observed</text:span><text:span text:style-name="T13"> both when looking at conservation in mammals </text:span><text:span text:style-name="T21">and</text:span><text:span text:style-name="T13"> in primates. </text:span><text:span text:style-name="T12">T</text:span><text:span text:style-name="T4">hese </text:span><text:span text:style-name="T6">observations</text:span><text:span text:style-name="T4"> </text:span><text:span text:style-name="T12">are consistent </text:span><text:span text:style-name="T4">with previous findings </text:span><text:span text:style-name="T6">in mice </text:span><text:reference-mark-start text:name="ADDIN CSL_CITATION {&quot;mendeley&quot;: {&quot;previouslyFormattedCitation&quot;: &quot;(Marques et al., 2013)&quot;, &quot;plainTextFormattedCitation&quot;: &quot;(Marques et al., 2013)&quot;, &quot;manualFormatting&quot;: &quot;(Marques et al., 2013) showing that elincRNAs are almost under neutral evolution&quot;, &quot;formattedCitation&quot;: &quot;(Marques et al., 2013)&quot;}, &quot;schema&quot;: &quot;https://github.com/citation-style-language/schema/raw/master/csl-citation.json&quot;, &quot;citationItems&quot;: [{&quot;uris&quot;: [&quot;http://www.mendeley.com/documents/?uuid=560b6eb4-a838-4c9b-8888-d67f988237b5&quot;], &quot;id&quot;: &quot;ITEM-1&quot;, &quot;itemData&quot;: {&quot;DOI&quot;: &quot;10.1186/gb-2013-14-11-r131&quot;, &quot;issued&quot;: {&quot;date-parts&quot;: [[&quot;2013&quot;]]}, &quot;type&quot;: &quot;article-journal&quot;, &quot;issue&quot;: &quot;11&quot;, &quot;ISBN&quot;: &quot;1465-6914 (Electronic) 1465-6906 (Linking)&quot;, &quot;volume&quot;: &quot;14&quot;, &quot;id&quot;: &quot;ITEM-1&quot;, &quot;ISSN&quot;: &quot;1465-6914&quot;, &quot;container-title&quot;: &quot;Genome Biology&quot;, &quot;abstract&quot;: &quot;BACKGROUND:Mammalian transcriptomes contain thousands of long noncoding RNAs (lncRNAs). Some lncRNAs originate from intragenic enhancers which, when active, behave as alternative promoters producing transcripts that are processed using the canonical signals of their host gene. We have followed up this observation by analyzing intergenic lncRNAs to determine the extent to which they might also originate from intergenic enhancers.\\n\\nRESULTS:We integrated high-resolution maps of transcriptional initiation and transcription to annotate a conservative set of intergenic lncRNAs expressed in mouse erythroblasts. We subclassified intergenic lncRNAs according to chromatin status at transcriptional initiation regions, defined by relative levels of histone H3K4 mono- and trimethylation. These transcripts are almost evenly divided between those arising from enhancer-associated (elncRNA) or promoter-associated (plncRNA) elements. These two classes of 5' capped and polyadenylated RNA transcripts are indistinguishable with regard to their length, number of exons or transcriptional orientation relative to their closest neighboring gene. Nevertheless, elncRNAs are more tissue-restricted, less highly expressed and less well conserved during evolution. Of considerable interest, we found that expression of elncRNAs, but not plncRNAs, is associated with enhanced expression of neighboring protein-coding genes during erythropoiesis.\\n\\nCONCLUSIONS:We have determined globally the sites of initiation of intergenic lncRNAs in erythroid cells, allowing us to distinguish two similarly abundant classes of transcripts. Different correlations between the levels of elncRNAs, plncRNAs and expression of neighboring genes suggest that functional lncRNAs from the two classes may play contrasting roles in regulating the transcript abundance of local or distal loci.&quot;, &quot;page&quot;: &quot;R131&quot;, &quot;author&quot;: [{&quot;given&quot;: &quot;Ana C&quot;, &quot;suffix&quot;: &quot;&quot;, &quot;family&quot;: &quot;Marques&quot;, &quot;dropping-particle&quot;: &quot;&quot;, &quot;parse-names&quot;: false, &quot;non-dropping-particle&quot;: &quot;&quot;}, {&quot;given&quot;: &quot;Jim&quot;, &quot;suffix&quot;: &quot;&quot;, &quot;family&quot;: &quot;Hughes&quot;, &quot;dropping-particle&quot;: &quot;&quot;, &quot;parse-names&quot;: false, &quot;non-dropping-particle&quot;: &quot;&quot;}, {&quot;given&quot;: &quot;Bryony&quot;, &quot;suffix&quot;: &quot;&quot;, &quot;family&quot;: &quot;Graham&quot;, &quot;dropping-particle&quot;: &quot;&quot;, &quot;parse-names&quot;: false, &quot;non-dropping-particle&quot;: &quot;&quot;}, {&quot;given&quot;: &quot;Monika S&quot;, &quot;suffix&quot;: &quot;&quot;, &quot;family&quot;: &quot;Kowalczyk&quot;, &quot;dropping-particle&quot;: &quot;&quot;, &quot;parse-names&quot;: false, &quot;non-dropping-particle&quot;: &quot;&quot;}, {&quot;given&quot;: &quot;Doug R&quot;, &quot;suffix&quot;: &quot;&quot;, &quot;family&quot;: &quot;Higgs&quot;, &quot;dropping-particle&quot;: &quot;&quot;, &quot;parse-names&quot;: false, &quot;non-dropping-particle&quot;: &quot;&quot;}, {&quot;given&quot;: &quot;Chris P&quot;, &quot;suffix&quot;: &quot;&quot;, &quot;family&quot;: &quot;Ponting&quot;, &quot;dropping-particle&quot;: &quot;&quot;, &quot;parse-names&quot;: false, &quot;non-dropping-particle&quot;: &quot;&quot;}], &quot;title&quot;: &quot;Chromatin signatures at transcriptional start sites separate two equally populated yet distinct classes of intergenic long noncoding RNAs.&quot;, &quot;PMID&quot;: &quot;24289259&quot;}}], &quot;properties&quot;: {&quot;noteIndex&quot;: 0}} RNDlm2WNCmXGg"/><text:span text:style-name="T6">(Marques et al., 2013) showing that elincRNAs are almost under neutral evolution</text:span><text:reference-mark-end text:name="ADDIN CSL_CITATION {&quot;mendeley&quot;: {&quot;previouslyFormattedCitation&quot;: &quot;(Marques et al., 2013)&quot;, &quot;plainTextFormattedCitation&quot;: &quot;(Marques et al., 2013)&quot;, &quot;manualFormatting&quot;: &quot;(Marques et al., 2013) showing that elincRNAs are almost under neutral evolution&quot;, &quot;formattedCitation&quot;: &quot;(Marques et al., 2013)&quot;}, &quot;schema&quot;: &quot;https://github.com/citation-style-language/schema/raw/master/csl-citation.json&quot;, &quot;citationItems&quot;: [{&quot;uris&quot;: [&quot;http://www.mendeley.com/documents/?uuid=560b6eb4-a838-4c9b-8888-d67f988237b5&quot;], &quot;id&quot;: &quot;ITEM-1&quot;, &quot;itemData&quot;: {&quot;DOI&quot;: &quot;10.1186/gb-2013-14-11-r131&quot;, &quot;issued&quot;: {&quot;date-parts&quot;: [[&quot;2013&quot;]]}, &quot;type&quot;: &quot;article-journal&quot;, &quot;issue&quot;: &quot;11&quot;, &quot;ISBN&quot;: &quot;1465-6914 (Electronic) 1465-6906 (Linking)&quot;, &quot;volume&quot;: &quot;14&quot;, &quot;id&quot;: &quot;ITEM-1&quot;, &quot;ISSN&quot;: &quot;1465-6914&quot;, &quot;container-title&quot;: &quot;Genome Biology&quot;, &quot;abstract&quot;: &quot;BACKGROUND:Mammalian transcriptomes contain thousands of long noncoding RNAs (lncRNAs). Some lncRNAs originate from intragenic enhancers which, when active, behave as alternative promoters producing transcripts that are processed using the canonical signals of their host gene. We have followed up this observation by analyzing intergenic lncRNAs to determine the extent to which they might also originate from intergenic enhancers.\\n\\nRESULTS:We integrated high-resolution maps of transcriptional initiation and transcription to annotate a conservative set of intergenic lncRNAs expressed in mouse erythroblasts. We subclassified intergenic lncRNAs according to chromatin status at transcriptional initiation regions, defined by relative levels of histone H3K4 mono- and trimethylation. These transcripts are almost evenly divided between those arising from enhancer-associated (elncRNA) or promoter-associated (plncRNA) elements. These two classes of 5' capped and polyadenylated RNA transcripts are indistinguishable with regard to their length, number of exons or transcriptional orientation relative to their closest neighboring gene. Nevertheless, elncRNAs are more tissue-restricted, less highly expressed and less well conserved during evolution. Of considerable interest, we found that expression of elncRNAs, but not plncRNAs, is associated with enhanced expression of neighboring protein-coding genes during erythropoiesis.\\n\\nCONCLUSIONS:We have determined globally the sites of initiation of intergenic lncRNAs in erythroid cells, allowing us to distinguish two similarly abundant classes of transcripts. Different correlations between the levels of elncRNAs, plncRNAs and expression of neighboring genes suggest that functional lncRNAs from the two classes may play contrasting roles in regulating the transcript abundance of local or distal loci.&quot;, &quot;page&quot;: &quot;R131&quot;, &quot;author&quot;: [{&quot;given&quot;: &quot;Ana C&quot;, &quot;suffix&quot;: &quot;&quot;, &quot;family&quot;: &quot;Marques&quot;, &quot;dropping-particle&quot;: &quot;&quot;, &quot;parse-names&quot;: false, &quot;non-dropping-particle&quot;: &quot;&quot;}, {&quot;given&quot;: &quot;Jim&quot;, &quot;suffix&quot;: &quot;&quot;, &quot;family&quot;: &quot;Hughes&quot;, &quot;dropping-particle&quot;: &quot;&quot;, &quot;parse-names&quot;: false, &quot;non-dropping-particle&quot;: &quot;&quot;}, {&quot;given&quot;: &quot;Bryony&quot;, &quot;suffix&quot;: &quot;&quot;, &quot;family&quot;: &quot;Graham&quot;, &quot;dropping-particle&quot;: &quot;&quot;, &quot;parse-names&quot;: false, &quot;non-dropping-particle&quot;: &quot;&quot;}, {&quot;given&quot;: &quot;Monika S&quot;, &quot;suffix&quot;: &quot;&quot;, &quot;family&quot;: &quot;Kowalczyk&quot;, &quot;dropping-particle&quot;: &quot;&quot;, &quot;parse-names&quot;: false, &quot;non-dropping-particle&quot;: &quot;&quot;}, {&quot;given&quot;: &quot;Doug R&quot;, &quot;suffix&quot;: &quot;&quot;, &quot;family&quot;: &quot;Higgs&quot;, &quot;dropping-particle&quot;: &quot;&quot;, &quot;parse-names&quot;: false, &quot;non-dropping-particle&quot;: &quot;&quot;}, {&quot;given&quot;: &quot;Chris P&quot;, &quot;suffix&quot;: &quot;&quot;, &quot;family&quot;: &quot;Ponting&quot;, &quot;dropping-particle&quot;: &quot;&quot;, &quot;parse-names&quot;: false, &quot;non-dropping-particle&quot;: &quot;&quot;}], &quot;title&quot;: &quot;Chromatin signatures at transcriptional start sites separate two equally populated yet distinct classes of intergenic long noncoding RNAs.&quot;, &quot;PMID&quot;: &quot;24289259&quot;}}], &quot;properties&quot;: {&quot;noteIndex&quot;: 0}} RNDlm2WNCmXGg"/><text:span text:style-name="T22">.</text:span><text:span text:style-name="T44"> </text:span><text:span text:style-name="T25">Interestingly, other studies recently showed (Tan et al, under revision) that </text:span><text:span text:style-name="T26">exons of</text:span><text:span text:style-name="T25"> trait relevant lincRNAs are less conserved than other LCL-expressed lincRNAs through mammalian and primate evolution as well, but have been under strong purifying selection during recent human evolution. </text:span><text:span text:style-name="T27">It would be worth investigating if this is true for elincRNAs as well.</text:span></text:p>
      <text:p text:style-name="P14"/>
      <text:p text:style-name="P15">ElincRNAs <text:span text:style-name="T163">promoter regions </text:span>are enriched at loop anchors <text:span text:style-name="T165">but not TAD boundaries</text:span></text:p>
      <text:p text:style-name="P13"/>
      <text:p text:style-name="P31"><text:span text:style-name="T162">Although </text:span>elincRNAs <text:span text:style-name="T108">promoter regions are not significantlyenriched at TAD boundaries relative to other LCL-expressed lincRNAs </text:span>,<text:span text:style-name="T101"> they are enriched at anchors (</text:span><text:span text:style-name="T33">Figure </text:span><text:span text:style-name="T40">3</text:span><text:span text:style-name="T109">), where interactions between enhancer and promoter elements are known to occur </text:span><text:reference-mark-start text:name="ADDIN CSL_CITATION {&quot;mendeley&quot;: {&quot;plainTextFormattedCitation&quot;: &quot;(Ji et al., 2016)&quot;, &quot;previouslyFormattedCitation&quot;: &quot;(Ji et al., 2016)&quot;, &quot;formattedCitation&quot;: &quot;(Ji et al., 2016)&quot;}, &quot;schema&quot;: &quot;https://github.com/citation-style-language/schema/raw/master/csl-citation.json&quot;, &quot;citationItems&quot;: [{&quot;uris&quot;: [&quot;http://www.mendeley.com/documents/?uuid=310a5dbc-be58-4813-bdbd-9aa96797135a&quot;], &quot;id&quot;: &quot;ITEM-1&quot;, &quot;itemData&quot;: {&quot;DOI&quot;: &quot;10.1016/j.stem.2015.11.007&quot;, &quot;issued&quot;: {&quot;date-parts&quot;: [[&quot;2016&quot;]]}, &quot;type&quot;: &quot;article-journal&quot;, &quot;issue&quot;: &quot;2&quot;, &quot;ISBN&quot;: &quot;doi:10.1016/j.stem.2015.11.007&quot;, &quot;volume&quot;: &quot;18&quot;, &quot;title&quot;: &quot;3D Chromosome Regulatory Landscape of Human Pluripotent Cells&quot;, &quot;id&quot;: &quot;ITEM-1&quot;, &quot;ISSN&quot;: &quot;18759777&quot;, &quot;container-title&quot;: &quot;Cell Stem Cell&quot;, &quot;abstract&quot;: &quot;In this study, we describe the 3D chromosome regulatory landscape of human naive and primed embryonic stem cells. To devise this map, we identified transcriptional enhancers and insulators in these cells and placed them within the context of cohesin-associated CTCF-CTCF loops using cohesin ChIA-PET data. The CTCF-CTCF loops we identified form a chromosomal framework of insulated neighborhoods, which in turn form topologically associating domains (TADs) that are largely preserved during the transition between the naive and primed states. Regulatory changes in enhancer-promoter interactions occur within insulated neighborhoods during cell state transition. The CTCF anchor regions we identified are conserved across species, influence gene expression, and are a frequent site of mutations in cancer cells, underscoring their functional importance in cellular regulation. These 3D regulatory maps of human pluripotent cells therefore provide a foundation for future interrogation of the relationships between chromosome structure and gene control in development and disease.&quot;, &quot;page&quot;: &quot;262-275&quot;, &quot;author&quot;: [{&quot;given&quot;: &quot;Xiong&quot;, &quot;suffix&quot;: &quot;&quot;, &quot;family&quot;: &quot;Ji&quot;, &quot;dropping-particle&quot;: &quot;&quot;, &quot;parse-names&quot;: false, &quot;non-dropping-particle&quot;: &quot;&quot;}, {&quot;given&quot;: &quot;Daniel B.&quot;, &quot;suffix&quot;: &quot;&quot;, &quot;family&quot;: &quot;Dadon&quot;, &quot;dropping-particle&quot;: &quot;&quot;, &quot;parse-names&quot;: false, &quot;non-dropping-particle&quot;: &quot;&quot;}, {&quot;given&quot;: &quot;Benjamin E.&quot;, &quot;suffix&quot;: &quot;&quot;, &quot;family&quot;: &quot;Powell&quot;, &quot;dropping-particle&quot;: &quot;&quot;, &quot;parse-names&quot;: false, &quot;non-dropping-particle&quot;: &quot;&quot;}, {&quot;given&quot;: &quot;Zi Peng&quot;, &quot;suffix&quot;: &quot;&quot;, &quot;family&quot;: &quot;Fan&quot;, &quot;dropping-particle&quot;: &quot;&quot;, &quot;parse-names&quot;: false, &quot;non-dropping-particle&quot;: &quot;&quot;}, {&quot;given&quot;: &quot;Diego&quot;, &quot;suffix&quot;: &quot;&quot;, &quot;family&quot;: &quot;Borges-Rivera&quot;, &quot;dropping-particle&quot;: &quot;&quot;, &quot;parse-names&quot;: false, &quot;non-dropping-particle&quot;: &quot;&quot;}, {&quot;given&quot;: &quot;Sigal&quot;, &quot;suffix&quot;: &quot;&quot;, &quot;family&quot;: &quot;Shachar&quot;, &quot;dropping-particle&quot;: &quot;&quot;, &quot;parse-names&quot;: false, &quot;non-dropping-particle&quot;: &quot;&quot;}, {&quot;given&quot;: &quot;Abraham S.&quot;, &quot;suffix&quot;: &quot;&quot;, &quot;family&quot;: &quot;Weintraub&quot;, &quot;dropping-particle&quot;: &quot;&quot;, &quot;parse-names&quot;: false, &quot;non-dropping-particle&quot;: &quot;&quot;}, {&quot;given&quot;: &quot;Denes&quot;, &quot;suffix&quot;: &quot;&quot;, &quot;family&quot;: &quot;Hnisz&quot;, &quot;dropping-particle&quot;: &quot;&quot;, &quot;parse-names&quot;: false, &quot;non-dropping-particle&quot;: &quot;&quot;}, {&quot;given&quot;: &quot;Gianluca&quot;, &quot;suffix&quot;: &quot;&quot;, &quot;family&quot;: &quot;Pegoraro&quot;, &quot;dropping-particle&quot;: &quot;&quot;, &quot;parse-names&quot;: false, &quot;non-dropping-particle&quot;: &quot;&quot;}, {&quot;given&quot;: &quot;Tong Ihn&quot;, &quot;suffix&quot;: &quot;&quot;, &quot;family&quot;: &quot;Lee&quot;, &quot;dropping-particle&quot;: &quot;&quot;, &quot;parse-names&quot;: false, &quot;non-dropping-particle&quot;: &quot;&quot;}, {&quot;given&quot;: &quot;Tom&quot;, &quot;suffix&quot;: &quot;&quot;, &quot;family&quot;: &quot;Misteli&quot;, &quot;dropping-particle&quot;: &quot;&quot;, &quot;parse-names&quot;: false, &quot;non-dropping-particle&quot;: &quot;&quot;}, {&quot;given&quot;: &quot;Rudolf&quot;, &quot;suffix&quot;: &quot;&quot;, &quot;family&quot;: &quot;Jaenisch&quot;, &quot;dropping-particle&quot;: &quot;&quot;, &quot;parse-names&quot;: false, &quot;non-dropping-particle&quot;: &quot;&quot;}, {&quot;given&quot;: &quot;Richard A.&quot;, &quot;suffix&quot;: &quot;&quot;, &quot;family&quot;: &quot;Young&quot;, &quot;dropping-particle&quot;: &quot;&quot;, &quot;parse-names&quot;: false, &quot;non-dropping-particle&quot;: &quot;&quot;}], &quot;publisher&quot;: &quot;Elsevier Inc.&quot;, &quot;PMID&quot;: &quot;26686465&quot;}}], &quot;properties&quot;: {&quot;noteIndex&quot;: 0}} RNDDdtZ3XsOcQ"/><text:span text:style-name="T63">(Ji et al., 2016)</text:span><text:reference-mark-end text:name="ADDIN CSL_CITATION {&quot;mendeley&quot;: {&quot;plainTextFormattedCitation&quot;: &quot;(Ji et al., 2016)&quot;, &quot;previouslyFormattedCitation&quot;: &quot;(Ji et al., 2016)&quot;, &quot;formattedCitation&quot;: &quot;(Ji et al., 2016)&quot;}, &quot;schema&quot;: &quot;https://github.com/citation-style-language/schema/raw/master/csl-citation.json&quot;, &quot;citationItems&quot;: [{&quot;uris&quot;: [&quot;http://www.mendeley.com/documents/?uuid=310a5dbc-be58-4813-bdbd-9aa96797135a&quot;], &quot;id&quot;: &quot;ITEM-1&quot;, &quot;itemData&quot;: {&quot;DOI&quot;: &quot;10.1016/j.stem.2015.11.007&quot;, &quot;issued&quot;: {&quot;date-parts&quot;: [[&quot;2016&quot;]]}, &quot;type&quot;: &quot;article-journal&quot;, &quot;issue&quot;: &quot;2&quot;, &quot;ISBN&quot;: &quot;doi:10.1016/j.stem.2015.11.007&quot;, &quot;volume&quot;: &quot;18&quot;, &quot;title&quot;: &quot;3D Chromosome Regulatory Landscape of Human Pluripotent Cells&quot;, &quot;id&quot;: &quot;ITEM-1&quot;, &quot;ISSN&quot;: &quot;18759777&quot;, &quot;container-title&quot;: &quot;Cell Stem Cell&quot;, &quot;abstract&quot;: &quot;In this study, we describe the 3D chromosome regulatory landscape of human naive and primed embryonic stem cells. To devise this map, we identified transcriptional enhancers and insulators in these cells and placed them within the context of cohesin-associated CTCF-CTCF loops using cohesin ChIA-PET data. The CTCF-CTCF loops we identified form a chromosomal framework of insulated neighborhoods, which in turn form topologically associating domains (TADs) that are largely preserved during the transition between the naive and primed states. Regulatory changes in enhancer-promoter interactions occur within insulated neighborhoods during cell state transition. The CTCF anchor regions we identified are conserved across species, influence gene expression, and are a frequent site of mutations in cancer cells, underscoring their functional importance in cellular regulation. These 3D regulatory maps of human pluripotent cells therefore provide a foundation for future interrogation of the relationships between chromosome structure and gene control in development and disease.&quot;, &quot;page&quot;: &quot;262-275&quot;, &quot;author&quot;: [{&quot;given&quot;: &quot;Xiong&quot;, &quot;suffix&quot;: &quot;&quot;, &quot;family&quot;: &quot;Ji&quot;, &quot;dropping-particle&quot;: &quot;&quot;, &quot;parse-names&quot;: false, &quot;non-dropping-particle&quot;: &quot;&quot;}, {&quot;given&quot;: &quot;Daniel B.&quot;, &quot;suffix&quot;: &quot;&quot;, &quot;family&quot;: &quot;Dadon&quot;, &quot;dropping-particle&quot;: &quot;&quot;, &quot;parse-names&quot;: false, &quot;non-dropping-particle&quot;: &quot;&quot;}, {&quot;given&quot;: &quot;Benjamin E.&quot;, &quot;suffix&quot;: &quot;&quot;, &quot;family&quot;: &quot;Powell&quot;, &quot;dropping-particle&quot;: &quot;&quot;, &quot;parse-names&quot;: false, &quot;non-dropping-particle&quot;: &quot;&quot;}, {&quot;given&quot;: &quot;Zi Peng&quot;, &quot;suffix&quot;: &quot;&quot;, &quot;family&quot;: &quot;Fan&quot;, &quot;dropping-particle&quot;: &quot;&quot;, &quot;parse-names&quot;: false, &quot;non-dropping-particle&quot;: &quot;&quot;}, {&quot;given&quot;: &quot;Diego&quot;, &quot;suffix&quot;: &quot;&quot;, &quot;family&quot;: &quot;Borges-Rivera&quot;, &quot;dropping-particle&quot;: &quot;&quot;, &quot;parse-names&quot;: false, &quot;non-dropping-particle&quot;: &quot;&quot;}, {&quot;given&quot;: &quot;Sigal&quot;, &quot;suffix&quot;: &quot;&quot;, &quot;family&quot;: &quot;Shachar&quot;, &quot;dropping-particle&quot;: &quot;&quot;, &quot;parse-names&quot;: false, &quot;non-dropping-particle&quot;: &quot;&quot;}, {&quot;given&quot;: &quot;Abraham S.&quot;, &quot;suffix&quot;: &quot;&quot;, &quot;family&quot;: &quot;Weintraub&quot;, &quot;dropping-particle&quot;: &quot;&quot;, &quot;parse-names&quot;: false, &quot;non-dropping-particle&quot;: &quot;&quot;}, {&quot;given&quot;: &quot;Denes&quot;, &quot;suffix&quot;: &quot;&quot;, &quot;family&quot;: &quot;Hnisz&quot;, &quot;dropping-particle&quot;: &quot;&quot;, &quot;parse-names&quot;: false, &quot;non-dropping-particle&quot;: &quot;&quot;}, {&quot;given&quot;: &quot;Gianluca&quot;, &quot;suffix&quot;: &quot;&quot;, &quot;family&quot;: &quot;Pegoraro&quot;, &quot;dropping-particle&quot;: &quot;&quot;, &quot;parse-names&quot;: false, &quot;non-dropping-particle&quot;: &quot;&quot;}, {&quot;given&quot;: &quot;Tong Ihn&quot;, &quot;suffix&quot;: &quot;&quot;, &quot;family&quot;: &quot;Lee&quot;, &quot;dropping-particle&quot;: &quot;&quot;, &quot;parse-names&quot;: false, &quot;non-dropping-particle&quot;: &quot;&quot;}, {&quot;given&quot;: &quot;Tom&quot;, &quot;suffix&quot;: &quot;&quot;, &quot;family&quot;: &quot;Misteli&quot;, &quot;dropping-particle&quot;: &quot;&quot;, &quot;parse-names&quot;: false, &quot;non-dropping-particle&quot;: &quot;&quot;}, {&quot;given&quot;: &quot;Rudolf&quot;, &quot;suffix&quot;: &quot;&quot;, &quot;family&quot;: &quot;Jaenisch&quot;, &quot;dropping-particle&quot;: &quot;&quot;, &quot;parse-names&quot;: false, &quot;non-dropping-particle&quot;: &quot;&quot;}, {&quot;given&quot;: &quot;Richard A.&quot;, &quot;suffix&quot;: &quot;&quot;, &quot;family&quot;: &quot;Young&quot;, &quot;dropping-particle&quot;: &quot;&quot;, &quot;parse-names&quot;: false, &quot;non-dropping-particle&quot;: &quot;&quot;}], &quot;publisher&quot;: &quot;Elsevier Inc.&quot;, &quot;PMID&quot;: &quot;26686465&quot;}}], &quot;properties&quot;: {&quot;noteIndex&quot;: 0}} RNDDdtZ3XsOcQ"/><text:span text:style-name="T109">⁠. Although loop anchors are themselves enriched at TAD boundaries (1.74 fold, q&lt;0.001, supplementary files), the lack of significant enrichment <text:s/>of elincRNAs at TAD boundaries <text:s/>may be a consequence of the method used to defined boundaries and the poor resolution of the current Hi-C technology. Notably, boundaries are extended from the TAD borders <text:s/>to the inside of TADs (see methods for details), therefore genes that are close to a TAD, but outside the border are not detected.</text:span></text:p>
      <text:p text:style-name="P30"/>
      <text:p text:style-name="P32">Despite the absence of elincRNA enrichment at TAD boundaries, dividing TAD<text:span text:style-name="T167">s</text:span> into 10 equally sized bins (<text:span text:style-name="T29">Figure </text:span><text:span text:style-name="T40">4</text:span>) reveals that elincRNAs tend to be more frequently found near the end of the TAD and are depleted at the center of the TADs (bin 5, 0.37 fold, q=0.06) <text:span text:style-name="T164">relative to other LCL-expressed lincRNAs. The trend is consistent with their enrichment at loop anchors, which are enriched at TAD boundaries.</text:span></text:p>
      <text:p text:style-name="P25"/>
      <text:p text:style-name="P24"/>
      <text:p text:style-name="P17">ElincRNAs are enriched in cohesin</text:p>
      <text:p text:style-name="P23"/>
      <text:p text:style-name="P27"><text:soft-page-break/>CTCF and cohesin are often called architectural or insulator proteins, as they are <text:span text:style-name="T81">thought to prevent TADs from interacting with each other while increasing interactions within TADs. Enrichment tests for binding of these proteins in elincRNAs revealed that CTCF, SMC3 and RAD21 binding peaks were all highly enriched in elincRNA promoter regions (5.2-7.1 fold, q&lt;0.001) but only slighly enriched in other lincRNAs (1.1-1.3 fold, q= 0.04-0.30) (</text:span><text:span text:style-name="T34">Figure </text:span><text:span text:style-name="T40">5</text:span><text:span text:style-name="T81">).</text:span></text:p>
      <text:p text:style-name="P27"/>
      <text:p text:style-name="P28">Most binding <text:span text:style-name="T186">peaks</text:span> for CTCF and cohesin overlap in the genome (<text:span text:style-name="T29">Figure </text:span><text:span text:style-name="T40">6</text:span><text:span text:style-name="T112">) </text:span>and to determine <text:span text:style-name="T113">if the enrichment of CTCF peaks is a consequence of the overlap with cohesin peaks, I performed enrichment tests for CTCF- and cohesin-exclusive binding (</text:span><text:span text:style-name="T35">Figure </text:span><text:span text:style-name="T40">7</text:span><text:span text:style-name="T113">). The difference in fold enrichment for cohesin binding sites in elincRNAs compared to other lincRNAs much stronger when looking at exclusive binding sites, while it decreased for CTCF. This suggests elincRNAs specifically may be involved in the formation of cohesin-only loops. According to a recent model </text:span><text:reference-mark-start text:name="ADDIN CSL_CITATION {&quot;mendeley&quot;: {&quot;plainTextFormattedCitation&quot;: &quot;(Ji et al., 2016)&quot;, &quot;previouslyFormattedCitation&quot;: &quot;(Ji et al., 2016)&quot;, &quot;formattedCitation&quot;: &quot;(Ji et al., 2016)&quot;}, &quot;schema&quot;: &quot;https://github.com/citation-style-language/schema/raw/master/csl-citation.json&quot;, &quot;citationItems&quot;: [{&quot;uris&quot;: [&quot;http://www.mendeley.com/documents/?uuid=310a5dbc-be58-4813-bdbd-9aa96797135a&quot;], &quot;id&quot;: &quot;ITEM-1&quot;, &quot;itemData&quot;: {&quot;DOI&quot;: &quot;10.1016/j.stem.2015.11.007&quot;, &quot;issued&quot;: {&quot;date-parts&quot;: [[&quot;2016&quot;]]}, &quot;type&quot;: &quot;article-journal&quot;, &quot;issue&quot;: &quot;2&quot;, &quot;ISBN&quot;: &quot;doi:10.1016/j.stem.2015.11.007&quot;, &quot;volume&quot;: &quot;18&quot;, &quot;title&quot;: &quot;3D Chromosome Regulatory Landscape of Human Pluripotent Cells&quot;, &quot;id&quot;: &quot;ITEM-1&quot;, &quot;ISSN&quot;: &quot;18759777&quot;, &quot;container-title&quot;: &quot;Cell Stem Cell&quot;, &quot;abstract&quot;: &quot;In this study, we describe the 3D chromosome regulatory landscape of human naive and primed embryonic stem cells. To devise this map, we identified transcriptional enhancers and insulators in these cells and placed them within the context of cohesin-associated CTCF-CTCF loops using cohesin ChIA-PET data. The CTCF-CTCF loops we identified form a chromosomal framework of insulated neighborhoods, which in turn form topologically associating domains (TADs) that are largely preserved during the transition between the naive and primed states. Regulatory changes in enhancer-promoter interactions occur within insulated neighborhoods during cell state transition. The CTCF anchor regions we identified are conserved across species, influence gene expression, and are a frequent site of mutations in cancer cells, underscoring their functional importance in cellular regulation. These 3D regulatory maps of human pluripotent cells therefore provide a foundation for future interrogation of the relationships between chromosome structure and gene control in development and disease.&quot;, &quot;page&quot;: &quot;262-275&quot;, &quot;author&quot;: [{&quot;given&quot;: &quot;Xiong&quot;, &quot;suffix&quot;: &quot;&quot;, &quot;family&quot;: &quot;Ji&quot;, &quot;dropping-particle&quot;: &quot;&quot;, &quot;parse-names&quot;: false, &quot;non-dropping-particle&quot;: &quot;&quot;}, {&quot;given&quot;: &quot;Daniel B.&quot;, &quot;suffix&quot;: &quot;&quot;, &quot;family&quot;: &quot;Dadon&quot;, &quot;dropping-particle&quot;: &quot;&quot;, &quot;parse-names&quot;: false, &quot;non-dropping-particle&quot;: &quot;&quot;}, {&quot;given&quot;: &quot;Benjamin E.&quot;, &quot;suffix&quot;: &quot;&quot;, &quot;family&quot;: &quot;Powell&quot;, &quot;dropping-particle&quot;: &quot;&quot;, &quot;parse-names&quot;: false, &quot;non-dropping-particle&quot;: &quot;&quot;}, {&quot;given&quot;: &quot;Zi Peng&quot;, &quot;suffix&quot;: &quot;&quot;, &quot;family&quot;: &quot;Fan&quot;, &quot;dropping-particle&quot;: &quot;&quot;, &quot;parse-names&quot;: false, &quot;non-dropping-particle&quot;: &quot;&quot;}, {&quot;given&quot;: &quot;Diego&quot;, &quot;suffix&quot;: &quot;&quot;, &quot;family&quot;: &quot;Borges-Rivera&quot;, &quot;dropping-particle&quot;: &quot;&quot;, &quot;parse-names&quot;: false, &quot;non-dropping-particle&quot;: &quot;&quot;}, {&quot;given&quot;: &quot;Sigal&quot;, &quot;suffix&quot;: &quot;&quot;, &quot;family&quot;: &quot;Shachar&quot;, &quot;dropping-particle&quot;: &quot;&quot;, &quot;parse-names&quot;: false, &quot;non-dropping-particle&quot;: &quot;&quot;}, {&quot;given&quot;: &quot;Abraham S.&quot;, &quot;suffix&quot;: &quot;&quot;, &quot;family&quot;: &quot;Weintraub&quot;, &quot;dropping-particle&quot;: &quot;&quot;, &quot;parse-names&quot;: false, &quot;non-dropping-particle&quot;: &quot;&quot;}, {&quot;given&quot;: &quot;Denes&quot;, &quot;suffix&quot;: &quot;&quot;, &quot;family&quot;: &quot;Hnisz&quot;, &quot;dropping-particle&quot;: &quot;&quot;, &quot;parse-names&quot;: false, &quot;non-dropping-particle&quot;: &quot;&quot;}, {&quot;given&quot;: &quot;Gianluca&quot;, &quot;suffix&quot;: &quot;&quot;, &quot;family&quot;: &quot;Pegoraro&quot;, &quot;dropping-particle&quot;: &quot;&quot;, &quot;parse-names&quot;: false, &quot;non-dropping-particle&quot;: &quot;&quot;}, {&quot;given&quot;: &quot;Tong Ihn&quot;, &quot;suffix&quot;: &quot;&quot;, &quot;family&quot;: &quot;Lee&quot;, &quot;dropping-particle&quot;: &quot;&quot;, &quot;parse-names&quot;: false, &quot;non-dropping-particle&quot;: &quot;&quot;}, {&quot;given&quot;: &quot;Tom&quot;, &quot;suffix&quot;: &quot;&quot;, &quot;family&quot;: &quot;Misteli&quot;, &quot;dropping-particle&quot;: &quot;&quot;, &quot;parse-names&quot;: false, &quot;non-dropping-particle&quot;: &quot;&quot;}, {&quot;given&quot;: &quot;Rudolf&quot;, &quot;suffix&quot;: &quot;&quot;, &quot;family&quot;: &quot;Jaenisch&quot;, &quot;dropping-particle&quot;: &quot;&quot;, &quot;parse-names&quot;: false, &quot;non-dropping-particle&quot;: &quot;&quot;}, {&quot;given&quot;: &quot;Richard A.&quot;, &quot;suffix&quot;: &quot;&quot;, &quot;family&quot;: &quot;Young&quot;, &quot;dropping-particle&quot;: &quot;&quot;, &quot;parse-names&quot;: false, &quot;non-dropping-particle&quot;: &quot;&quot;}], &quot;publisher&quot;: &quot;Elsevier Inc.&quot;, &quot;PMID&quot;: &quot;26686465&quot;}}], &quot;properties&quot;: {&quot;noteIndex&quot;: 0}} RNDS3hg9XoYtZ"/><text:span text:style-name="T64">(Ji et al., 2016)</text:span><text:reference-mark-end text:name="ADDIN CSL_CITATION {&quot;mendeley&quot;: {&quot;plainTextFormattedCitation&quot;: &quot;(Ji et al., 2016)&quot;, &quot;previouslyFormattedCitation&quot;: &quot;(Ji et al., 2016)&quot;, &quot;formattedCitation&quot;: &quot;(Ji et al., 2016)&quot;}, &quot;schema&quot;: &quot;https://github.com/citation-style-language/schema/raw/master/csl-citation.json&quot;, &quot;citationItems&quot;: [{&quot;uris&quot;: [&quot;http://www.mendeley.com/documents/?uuid=310a5dbc-be58-4813-bdbd-9aa96797135a&quot;], &quot;id&quot;: &quot;ITEM-1&quot;, &quot;itemData&quot;: {&quot;DOI&quot;: &quot;10.1016/j.stem.2015.11.007&quot;, &quot;issued&quot;: {&quot;date-parts&quot;: [[&quot;2016&quot;]]}, &quot;type&quot;: &quot;article-journal&quot;, &quot;issue&quot;: &quot;2&quot;, &quot;ISBN&quot;: &quot;doi:10.1016/j.stem.2015.11.007&quot;, &quot;volume&quot;: &quot;18&quot;, &quot;title&quot;: &quot;3D Chromosome Regulatory Landscape of Human Pluripotent Cells&quot;, &quot;id&quot;: &quot;ITEM-1&quot;, &quot;ISSN&quot;: &quot;18759777&quot;, &quot;container-title&quot;: &quot;Cell Stem Cell&quot;, &quot;abstract&quot;: &quot;In this study, we describe the 3D chromosome regulatory landscape of human naive and primed embryonic stem cells. To devise this map, we identified transcriptional enhancers and insulators in these cells and placed them within the context of cohesin-associated CTCF-CTCF loops using cohesin ChIA-PET data. The CTCF-CTCF loops we identified form a chromosomal framework of insulated neighborhoods, which in turn form topologically associating domains (TADs) that are largely preserved during the transition between the naive and primed states. Regulatory changes in enhancer-promoter interactions occur within insulated neighborhoods during cell state transition. The CTCF anchor regions we identified are conserved across species, influence gene expression, and are a frequent site of mutations in cancer cells, underscoring their functional importance in cellular regulation. These 3D regulatory maps of human pluripotent cells therefore provide a foundation for future interrogation of the relationships between chromosome structure and gene control in development and disease.&quot;, &quot;page&quot;: &quot;262-275&quot;, &quot;author&quot;: [{&quot;given&quot;: &quot;Xiong&quot;, &quot;suffix&quot;: &quot;&quot;, &quot;family&quot;: &quot;Ji&quot;, &quot;dropping-particle&quot;: &quot;&quot;, &quot;parse-names&quot;: false, &quot;non-dropping-particle&quot;: &quot;&quot;}, {&quot;given&quot;: &quot;Daniel B.&quot;, &quot;suffix&quot;: &quot;&quot;, &quot;family&quot;: &quot;Dadon&quot;, &quot;dropping-particle&quot;: &quot;&quot;, &quot;parse-names&quot;: false, &quot;non-dropping-particle&quot;: &quot;&quot;}, {&quot;given&quot;: &quot;Benjamin E.&quot;, &quot;suffix&quot;: &quot;&quot;, &quot;family&quot;: &quot;Powell&quot;, &quot;dropping-particle&quot;: &quot;&quot;, &quot;parse-names&quot;: false, &quot;non-dropping-particle&quot;: &quot;&quot;}, {&quot;given&quot;: &quot;Zi Peng&quot;, &quot;suffix&quot;: &quot;&quot;, &quot;family&quot;: &quot;Fan&quot;, &quot;dropping-particle&quot;: &quot;&quot;, &quot;parse-names&quot;: false, &quot;non-dropping-particle&quot;: &quot;&quot;}, {&quot;given&quot;: &quot;Diego&quot;, &quot;suffix&quot;: &quot;&quot;, &quot;family&quot;: &quot;Borges-Rivera&quot;, &quot;dropping-particle&quot;: &quot;&quot;, &quot;parse-names&quot;: false, &quot;non-dropping-particle&quot;: &quot;&quot;}, {&quot;given&quot;: &quot;Sigal&quot;, &quot;suffix&quot;: &quot;&quot;, &quot;family&quot;: &quot;Shachar&quot;, &quot;dropping-particle&quot;: &quot;&quot;, &quot;parse-names&quot;: false, &quot;non-dropping-particle&quot;: &quot;&quot;}, {&quot;given&quot;: &quot;Abraham S.&quot;, &quot;suffix&quot;: &quot;&quot;, &quot;family&quot;: &quot;Weintraub&quot;, &quot;dropping-particle&quot;: &quot;&quot;, &quot;parse-names&quot;: false, &quot;non-dropping-particle&quot;: &quot;&quot;}, {&quot;given&quot;: &quot;Denes&quot;, &quot;suffix&quot;: &quot;&quot;, &quot;family&quot;: &quot;Hnisz&quot;, &quot;dropping-particle&quot;: &quot;&quot;, &quot;parse-names&quot;: false, &quot;non-dropping-particle&quot;: &quot;&quot;}, {&quot;given&quot;: &quot;Gianluca&quot;, &quot;suffix&quot;: &quot;&quot;, &quot;family&quot;: &quot;Pegoraro&quot;, &quot;dropping-particle&quot;: &quot;&quot;, &quot;parse-names&quot;: false, &quot;non-dropping-particle&quot;: &quot;&quot;}, {&quot;given&quot;: &quot;Tong Ihn&quot;, &quot;suffix&quot;: &quot;&quot;, &quot;family&quot;: &quot;Lee&quot;, &quot;dropping-particle&quot;: &quot;&quot;, &quot;parse-names&quot;: false, &quot;non-dropping-particle&quot;: &quot;&quot;}, {&quot;given&quot;: &quot;Tom&quot;, &quot;suffix&quot;: &quot;&quot;, &quot;family&quot;: &quot;Misteli&quot;, &quot;dropping-particle&quot;: &quot;&quot;, &quot;parse-names&quot;: false, &quot;non-dropping-particle&quot;: &quot;&quot;}, {&quot;given&quot;: &quot;Rudolf&quot;, &quot;suffix&quot;: &quot;&quot;, &quot;family&quot;: &quot;Jaenisch&quot;, &quot;dropping-particle&quot;: &quot;&quot;, &quot;parse-names&quot;: false, &quot;non-dropping-particle&quot;: &quot;&quot;}, {&quot;given&quot;: &quot;Richard A.&quot;, &quot;suffix&quot;: &quot;&quot;, &quot;family&quot;: &quot;Young&quot;, &quot;dropping-particle&quot;: &quot;&quot;, &quot;parse-names&quot;: false, &quot;non-dropping-particle&quot;: &quot;&quot;}], &quot;publisher&quot;: &quot;Elsevier Inc.&quot;, &quot;PMID&quot;: &quot;26686465&quot;}}], &quot;properties&quot;: {&quot;noteIndex&quot;: 0}} RNDS3hg9XoYtZ"/><text:span text:style-name="T113">⁠, loops mediated by CTCF or CTCF and cohesin have insulator properties and are important for the structural maintenance of boundaries and the formation of insulated neighbourhood within TADs, while cohesin only loops mediate promoter-enhancers interactions. My results may point towards a role of elincRNAs in the formation of promoter-enhancer loops.</text:span></text:p>
      <text:p text:style-name="P26"/>
      <text:p text:style-name="P11"/>
      <text:p text:style-name="P17">ElincRNAs are associated with high DNA-DNA contacts in TADs</text:p>
      <text:p text:style-name="P39"/>
      <text:p text:style-name="P40"><text:span text:style-name="T166">Enhancer associated RNAs (eRNAs) are thought to stabilize long range promoter-enhancer interactions, as enhancers forming loops with TSS are more likely to express these eRNAs </text:span><text:reference-mark-start text:name="ADDIN CSL_CITATION {&quot;mendeley&quot;: {&quot;plainTextFormattedCitation&quot;: &quot;(Sanyal, Lajoie, Jain, &amp; Dekker, 2012)&quot;, &quot;previouslyFormattedCitation&quot;: &quot;(Sanyal, Lajoie, Jain, &amp; Dekker, 2012)&quot;, &quot;formattedCitation&quot;: &quot;(Sanyal, Lajoie, Jain, &amp; Dekker, 2012)&quot;}, &quot;schema&quot;: &quot;https://github.com/citation-style-language/schema/raw/master/csl-citation.json&quot;, &quot;citationItems&quot;: [{&quot;uris&quot;: [&quot;http://www.mendeley.com/documents/?uuid=0bebb13f-4d35-459b-9b9a-182cc5219f44&quot;, &quot;http://www.mendeley.com/documents/?uuid=93522fa0-5bd6-4aba-bece-5d719c2d9aba&quot;], &quot;id&quot;: &quot;ITEM-1&quot;, &quot;itemData&quot;: {&quot;DOI&quot;: &quot;10.1038/nature11279&quot;, &quot;issued&quot;: {&quot;date-parts&quot;: [[&quot;2012&quot;]]}, &quot;type&quot;: &quot;article-journal&quot;, &quot;issue&quot;: &quot;7414&quot;, &quot;ISBN&quot;: &quot;1476-4687 (Electronic)\\r0028-0836 (Linking)&quot;, &quot;volume&quot;: &quot;489&quot;, &quot;title&quot;: &quot;The long-range interaction landscape of gene promoters.&quot;, &quot;id&quot;: &quot;ITEM-1&quot;, &quot;ISSN&quot;: &quot;1476-4687&quot;, &quot;container-title&quot;: &quot;Nature&quot;, &quot;abstract&quot;: &quot;The vast non-coding portion of the human genome is full of functional elements and disease-causing regulatory variants. The principles defining the relationships between these elements and distal target genes remain unknown. Promoters and distal elements can engage in looping interactions that have been implicated in gene regulation. Here we have applied chromosome conformation capture carbon copy (5C) to interrogate comprehensively interactions between transcription start sites (TSSs) and distal elements in 1% of the human genome representing the ENCODE pilot project regions. 5C maps were generated for GM12878, K562 and HeLa-S3 cells and results were integrated with data from the ENCODE consortium. In each cell line we discovered &gt;1,000 long-range interactions between promoters and distal sites that include elements resembling enhancers, promoters and CTCF-bound sites. We observed significant correlations between gene expression, promoter-enhancer interactions and the presence of enhancer RNAs. Long-range interactions show marked asymmetry with a bias for interactions with elements located \u223c120 kilobases upstream of the TSS. Long-range interactions are often not blocked by sites bound by CTCF and cohesin, indicating that many of these sites do not demarcate physically insulated gene domains. Furthermore, only \u223c7% of looping interactions are with the nearest gene, indicating that genomic proximity is not a simple predictor for long-range interactions. Finally, promoters and distal elements are engaged in multiple long-range interactions to form complex networks. Our results start to place genes and regulatory elements in three-dimensional context, revealing their functional relationships.&quot;, &quot;page&quot;: &quot;109-113&quot;, &quot;author&quot;: [{&quot;given&quot;: &quot;Amartya&quot;, &quot;suffix&quot;: &quot;&quot;, &quot;family&quot;: &quot;Sanyal&quot;, &quot;dropping-particle&quot;: &quot;&quot;, &quot;parse-names&quot;: false, &quot;non-dropping-particle&quot;: &quot;&quot;}, {&quot;given&quot;: &quot;Bryan R&quot;, &quot;suffix&quot;: &quot;&quot;, &quot;family&quot;: &quot;Lajoie&quot;, &quot;dropping-particle&quot;: &quot;&quot;, &quot;parse-names&quot;: false, &quot;non-dropping-particle&quot;: &quot;&quot;}, {&quot;given&quot;: &quot;Gaurav&quot;, &quot;suffix&quot;: &quot;&quot;, &quot;family&quot;: &quot;Jain&quot;, &quot;dropping-particle&quot;: &quot;&quot;, &quot;parse-names&quot;: false, &quot;non-dropping-particle&quot;: &quot;&quot;}, {&quot;given&quot;: &quot;Job&quot;, &quot;suffix&quot;: &quot;&quot;, &quot;family&quot;: &quot;Dekker&quot;, &quot;dropping-particle&quot;: &quot;&quot;, &quot;parse-names&quot;: false, &quot;non-dropping-particle&quot;: &quot;&quot;}], &quot;publisher&quot;: &quot;Nature Publishing Group&quot;, &quot;PMID&quot;: &quot;22955621&quot;}}], &quot;properties&quot;: {&quot;noteIndex&quot;: 0}} RNDKYEi56tyQd"/><text:span text:style-name="T65">(Sanyal, Lajoie, Jain, &amp; Dekker, 2012)</text:span><text:reference-mark-end text:name="ADDIN CSL_CITATION {&quot;mendeley&quot;: {&quot;plainTextFormattedCitation&quot;: &quot;(Sanyal, Lajoie, Jain, &amp; Dekker, 2012)&quot;, &quot;previouslyFormattedCitation&quot;: &quot;(Sanyal, Lajoie, Jain, &amp; Dekker, 2012)&quot;, &quot;formattedCitation&quot;: &quot;(Sanyal, Lajoie, Jain, &amp; Dekker, 2012)&quot;}, &quot;schema&quot;: &quot;https://github.com/citation-style-language/schema/raw/master/csl-citation.json&quot;, &quot;citationItems&quot;: [{&quot;uris&quot;: [&quot;http://www.mendeley.com/documents/?uuid=0bebb13f-4d35-459b-9b9a-182cc5219f44&quot;, &quot;http://www.mendeley.com/documents/?uuid=93522fa0-5bd6-4aba-bece-5d719c2d9aba&quot;], &quot;id&quot;: &quot;ITEM-1&quot;, &quot;itemData&quot;: {&quot;DOI&quot;: &quot;10.1038/nature11279&quot;, &quot;issued&quot;: {&quot;date-parts&quot;: [[&quot;2012&quot;]]}, &quot;type&quot;: &quot;article-journal&quot;, &quot;issue&quot;: &quot;7414&quot;, &quot;ISBN&quot;: &quot;1476-4687 (Electronic)\\r0028-0836 (Linking)&quot;, &quot;volume&quot;: &quot;489&quot;, &quot;title&quot;: &quot;The long-range interaction landscape of gene promoters.&quot;, &quot;id&quot;: &quot;ITEM-1&quot;, &quot;ISSN&quot;: &quot;1476-4687&quot;, &quot;container-title&quot;: &quot;Nature&quot;, &quot;abstract&quot;: &quot;The vast non-coding portion of the human genome is full of functional elements and disease-causing regulatory variants. The principles defining the relationships between these elements and distal target genes remain unknown. Promoters and distal elements can engage in looping interactions that have been implicated in gene regulation. Here we have applied chromosome conformation capture carbon copy (5C) to interrogate comprehensively interactions between transcription start sites (TSSs) and distal elements in 1% of the human genome representing the ENCODE pilot project regions. 5C maps were generated for GM12878, K562 and HeLa-S3 cells and results were integrated with data from the ENCODE consortium. In each cell line we discovered &gt;1,000 long-range interactions between promoters and distal sites that include elements resembling enhancers, promoters and CTCF-bound sites. We observed significant correlations between gene expression, promoter-enhancer interactions and the presence of enhancer RNAs. Long-range interactions show marked asymmetry with a bias for interactions with elements located \u223c120 kilobases upstream of the TSS. Long-range interactions are often not blocked by sites bound by CTCF and cohesin, indicating that many of these sites do not demarcate physically insulated gene domains. Furthermore, only \u223c7% of looping interactions are with the nearest gene, indicating that genomic proximity is not a simple predictor for long-range interactions. Finally, promoters and distal elements are engaged in multiple long-range interactions to form complex networks. Our results start to place genes and regulatory elements in three-dimensional context, revealing their functional relationships.&quot;, &quot;page&quot;: &quot;109-113&quot;, &quot;author&quot;: [{&quot;given&quot;: &quot;Amartya&quot;, &quot;suffix&quot;: &quot;&quot;, &quot;family&quot;: &quot;Sanyal&quot;, &quot;dropping-particle&quot;: &quot;&quot;, &quot;parse-names&quot;: false, &quot;non-dropping-particle&quot;: &quot;&quot;}, {&quot;given&quot;: &quot;Bryan R&quot;, &quot;suffix&quot;: &quot;&quot;, &quot;family&quot;: &quot;Lajoie&quot;, &quot;dropping-particle&quot;: &quot;&quot;, &quot;parse-names&quot;: false, &quot;non-dropping-particle&quot;: &quot;&quot;}, {&quot;given&quot;: &quot;Gaurav&quot;, &quot;suffix&quot;: &quot;&quot;, &quot;family&quot;: &quot;Jain&quot;, &quot;dropping-particle&quot;: &quot;&quot;, &quot;parse-names&quot;: false, &quot;non-dropping-particle&quot;: &quot;&quot;}, {&quot;given&quot;: &quot;Job&quot;, &quot;suffix&quot;: &quot;&quot;, &quot;family&quot;: &quot;Dekker&quot;, &quot;dropping-particle&quot;: &quot;&quot;, &quot;parse-names&quot;: false, &quot;non-dropping-particle&quot;: &quot;&quot;}], &quot;publisher&quot;: &quot;Nature Publishing Group&quot;, &quot;PMID&quot;: &quot;22955621&quot;}}], &quot;properties&quot;: {&quot;noteIndex&quot;: 0}} RNDKYEi56tyQd"/><text:span text:style-name="T166">⁠. To investigate whether elincRNAs are associated with regions of higher DNA-DNA contact,</text:span> <text:span text:style-name="T139">I used the average amount of contact in their respective TAD as a proxy </text:span>(see material and methods for details). <text:span text:style-name="T140">I find that elincRNAs are associated with TADs presenting higher amounts of contacts than other lincRNAs (</text:span><text:span text:style-name="T38">Figure </text:span><text:span text:style-name="T40">8</text:span><text:span text:style-name="T140">) in GM12878 (two-tailed Mann-Whitney U test, p&lt;0.001), with a 1.24 fold increase in median contacts. When comparing the <text:s/>contacts for the same sets of genes in 3 other cell lines, these results are consistent, but less significant in HUVEC and K562 (two-tailed Mann-Whitney U test, p &lt;0.05)</text:span><text:span text:style-name="T141"> </text:span><text:span text:style-name="T66">with respectives fold increase</text:span><text:span text:style-name="T67">s</text:span><text:span text:style-name="T66"> </text:span><text:span text:style-name="T69">in median contacts </text:span><text:span text:style-name="T66">of </text:span><text:span text:style-name="T68">1.05</text:span><text:span text:style-name="T66"> and </text:span><text:span text:style-name="T68">1.07</text:span><text:span text:style-name="T66"> for elincRNAs </text:span><text:span text:style-name="T70">compared to other lincRNAs</text:span><text:span text:style-name="T140">. The amount of contacts was not significantly higher for elincRNAs in NHEK (two-tailed Mann-Whitney U test, p = 0.472) although the trend was still going in the same direction with a fold increase in median contacts of 1.04. </text:span></text:p>
      <text:p text:style-name="P41">The strength of this association seems to be very cell line-dependent, but always pointing towards a higher amount of contacts for elincRNAs. Although these results do not give any insights into the mechanisms through which elincRNAs may promote contact, high DNA-DNA contacts, together with the enrichment of cohesin suggest a role for elincRNAs in the establishment of promoter-enhancer looping inside TADs.</text:p>
      <text:p text:style-name="P29"/>
      <text:p text:style-name="P29"/>
      <text:p text:style-name="P29"/>
      <text:p text:style-name="P29"/>
      <text:p text:style-name="P29"><text:soft-page-break/></text:p>
      <text:p text:style-name="P29"/>
      <text:p text:style-name="P33">3. Figures and tables</text:p>
      <text:p text:style-name="P34"/>
      <text:p text:style-name="P73"/>
      <table:table table:name="Table1" table:style-name="Table1">
        <table:table-column table:style-name="Table1.A"/>
        <table:table-column table:style-name="Table1.B"/>
        <table:table-column table:style-name="Table1.C"/>
        <table:table-row>
          <table:table-cell table:style-name="Table1.A1" office:value-type="string">
            <text:p text:style-name="P66">Name</text:p>
          </table:table-cell>
          <table:table-cell table:style-name="Table1.A1" office:value-type="string">
            <text:p text:style-name="P66">Overlap <text:span text:style-name="T80">status</text:span></text:p>
          </table:table-cell>
          <table:table-cell table:style-name="Table1.C1" office:value-type="string">
            <text:p text:style-name="P67">N. lincRNA</text:p>
          </table:table-cell>
        </table:table-row>
        <table:table-row>
          <table:table-cell table:style-name="Table1.A3" office:value-type="string">
            <text:p text:style-name="P68">e<text:span text:style-name="T107">linc</text:span></text:p>
          </table:table-cell>
          <table:table-cell table:style-name="Table1.B2" office:value-type="string">
            <text:p text:style-name="P66">Overlaps enhancer only.</text:p>
          </table:table-cell>
          <table:table-cell table:style-name="Table1.C2" office:value-type="string">
            <text:p text:style-name="P69">236</text:p>
          </table:table-cell>
        </table:table-row>
        <table:table-row>
          <table:table-cell table:style-name="Table1.A3" office:value-type="string">
            <text:p text:style-name="P66">p<text:span text:style-name="T107">linc</text:span></text:p>
          </table:table-cell>
          <table:table-cell table:style-name="Table1.B3" office:value-type="string">
            <text:p text:style-name="P66">Overlaps promoter only</text:p>
          </table:table-cell>
          <table:table-cell table:style-name="Table1.C3" office:value-type="string">
            <text:p text:style-name="P69">480</text:p>
          </table:table-cell>
        </table:table-row>
        <table:table-row>
          <table:table-cell table:style-name="Table1.A4" office:value-type="string">
            <text:p text:style-name="P70">other</text:p>
          </table:table-cell>
          <table:table-cell table:style-name="Table1.B4" office:value-type="string">
            <text:p text:style-name="P66">Overlap<text:span text:style-name="T79">s</text:span> neither promoters, nor enhancers</text:p>
          </table:table-cell>
          <table:table-cell table:style-name="Table1.C4" office:value-type="string">
            <text:p text:style-name="P69">1756</text:p>
          </table:table-cell>
        </table:table-row>
      </table:table>
      <text:p text:style-name="P34"/>
      <text:p text:style-name="P71"><text:line-break/>Figure <text:sequence text:ref-name="refFigure0" text:name="Figure" text:formula="ooow:Figure+1" style:num-format="1">1</text:sequence>: <text:span text:style-name="T169">Median expression levels </text:span>of elincRNAs <text:span text:style-name="T105">compared with other lincRNA and protein-coding genes (PCG) in GM12878. Median expression values are displayed in the boxes</text:span>. <text:span text:style-name="T102">Two-tailed Mann-Whitney test, ***P&lt;0.001; – not significant</text:span></text:p>
      <text:p text:style-name="P71">Figure <text:span text:style-name="T176">2</text:span>: <text:span text:style-name="T170">Comparison of sequence conservation through mammalian and primate evolution between elincRNAs, other lincRNAs and PCG</text:span>. <text:span text:style-name="T170">Averaged phastCons score is used as a measure.</text:span> The green horizontal line represents the <text:span text:style-name="T98">median conservation of</text:span> ancestral repeats, which are assuming to be evolving neutrally. <text:span text:style-name="T103">Two tailed Mann-Whitney test, ***P&lt;0.001.</text:span></text:p>
      <text:p text:style-name="P71"/>
      <text:p text:style-name="P71">Figure <text:span text:style-name="T176">3</text:span>: Enrichment of elincRNA <text:span text:style-name="T114">promoter regions </text:span>at TAD boundaries <text:span text:style-name="T110">and loop anchors </text:span>compared to other lincRNAs. Fold enrichments and associated q-values are <text:span text:style-name="T171">displayed</text:span> on the bars.</text:p>
      <text:p text:style-name="P71"><text:line-break/><text:span text:style-name="T115">Figure 4: Enrichment of elincRNAs across TADs compared to other lincRNAs. Each bar represent a bin of 10% TAD length. The log10 of q-values are put in color codes to give an estimation of the confidence in each value.</text:span></text:p>
      <text:p text:style-name="P71"/>
      <text:p text:style-name="P71">Figure <text:span text:style-name="T176">5</text:span>: Enrichment in architectural proteins in elincRNA promoter regions, compared to other lincRNA. Fold enrichment and associated q-values are <text:span text:style-name="T172">displayed</text:span> on the bars. <text:span text:style-name="T111">SMC3 and RAD21 are subunits of cohesin.</text:span></text:p>
      <text:p text:style-name="P71"><text:line-break/>Figure <text:span text:style-name="T176">6</text:span>: Proportions of overlap between RAD21, SMC3 and CTCF <text:span text:style-name="T173">peaks</text:span> in the human genome.</text:p>
      <text:p text:style-name="P71"/>
      <text:p text:style-name="P72">Figure <text:span text:style-name="T176">7</text:span>: Enrichment of CTCF and cohesin exclusive binding sites in promoter regions of elincRNAs compared to other lincRNAs. Fold enrichment and associated q-values are <text:span text:style-name="T174">displayed</text:span> on the bars.</text:p>
      <text:p text:style-name="P72"/>
      <text:p text:style-name="P75"><text:soft-page-break/><text:span text:style-name="T118">Figure </text:span><text:span text:style-name="T133">8</text:span><text:span text:style-name="T118">: </text:span><text:span text:style-name="T134">Mean amount of DNA-DNA</text:span><text:span text:style-name="T118"> contact </text:span><text:span text:style-name="T134">within TADs</text:span><text:span text:style-name="T118"> for elincRNAs compared to other lincRNAs across different cell lines. </text:span><text:span text:style-name="T134">Set of genes as defined in GM12878 are used for all comparisons. Two tailed Mann-Whitney test, ***P&lt;0.001; *P&lt;0.05; – non-significant</text:span></text:p>
      <text:p text:style-name="P37"/>
      <text:p text:style-name="P6"><text:span text:style-name="T120">F</text:span><text:span text:style-name="T116">igure </text:span><text:span text:style-name="T135">9</text:span><text:span text:style-name="T116">: Schematic representation of TADs and loops and typical patterns <text:s/>observed in Hi-C matrices in </text:span><text:span text:style-name="T122">corresponding</text:span><text:span text:style-name="T116"> </text:span><text:span text:style-name="T122">to</text:span><text:span text:style-name="T116"> these structures. </text:span><text:span text:style-name="T123">Center: </text:span><text:span text:style-name="T116"><text:s/></text:span><text:span text:style-name="T123">Example of a </text:span><text:span text:style-name="T116">Hi-C matri</text:span><text:span text:style-name="T123">x </text:span><text:span text:style-name="T124">visualized in Juicebox </text:span><text:reference-mark-start text:name="ADDIN CSL_CITATION {&quot;mendeley&quot;: {&quot;plainTextFormattedCitation&quot;: &quot;(Durand et al., 2016)&quot;, &quot;previouslyFormattedCitation&quot;: &quot;(Durand et al., 2016)&quot;, &quot;formattedCitation&quot;: &quot;(Durand et al., 2016)&quot;}, &quot;schema&quot;: &quot;https://github.com/citation-style-language/schema/raw/master/csl-citation.json&quot;, &quot;citationItems&quot;: [{&quot;uris&quot;: [&quot;http://www.mendeley.com/documents/?uuid=b7436f8f-ea90-4e02-8d0c-9cf0cbed41be&quot;], &quot;id&quot;: &quot;ITEM-1&quot;, &quot;itemData&quot;: {&quot;DOI&quot;: &quot;10.1016/j.cels.2015.07.012&quot;, &quot;issued&quot;: {&quot;date-parts&quot;: [[&quot;2016&quot;]]}, &quot;type&quot;: &quot;article-journal&quot;, &quot;issue&quot;: &quot;1&quot;, &quot;ISBN&quot;: &quot;2405-4712 (Print)\\r2405-4712 (Linking)&quot;, &quot;volume&quot;: &quot;3&quot;, &quot;title&quot;: &quot;Juicebox Provides a Visualization System for Hi-C Contact Maps with Unlimited Zoom&quot;, &quot;id&quot;: &quot;ITEM-1&quot;, &quot;ISSN&quot;: &quot;24054712&quot;, &quot;container-title&quot;: &quot;Cell Systems&quot;, &quot;abstract&quot;: &quot;Hi-C experiments study how genomes fold in 3D, generating contact maps containing features as small as 20\u00a0bp and as large as 200 Mb. Here we introduce Juicebox, a tool for exploring Hi-C and other contact map data. Juicebox allows users to zoom in and out of Hi-C maps interactively, just as a user of Google Earth might zoom in and out of a geographic map. Maps can be compared to one another, or to 1D tracks or 2D feature sets.&quot;, &quot;page&quot;: &quot;99-101&quot;, &quot;author&quot;: [{&quot;given&quot;: &quot;Neva\u00a0C.&quot;, &quot;suffix&quot;: &quot;&quot;, &quot;family&quot;: &quot;Durand&quot;, &quot;dropping-particle&quot;: &quot;&quot;, &quot;parse-names&quot;: false, &quot;non-dropping-particle&quot;: &quot;&quot;}, {&quot;given&quot;: &quot;James\u00a0T.&quot;, &quot;suffix&quot;: &quot;&quot;, &quot;family&quot;: &quot;Robinson&quot;, &quot;dropping-particle&quot;: &quot;&quot;, &quot;parse-names&quot;: false, &quot;non-dropping-particle&quot;: &quot;&quot;}, {&quot;given&quot;: &quot;Muhammad\u00a0S.&quot;, &quot;suffix&quot;: &quot;&quot;, &quot;family&quot;: &quot;Shamim&quot;, &quot;dropping-particle&quot;: &quot;&quot;, &quot;parse-names&quot;: false, &quot;non-dropping-particle&quot;: &quot;&quot;}, {&quot;given&quot;: &quot;Ido&quot;, &quot;suffix&quot;: &quot;&quot;, &quot;family&quot;: &quot;Machol&quot;, &quot;dropping-particle&quot;: &quot;&quot;, &quot;parse-names&quot;: false, &quot;non-dropping-particle&quot;: &quot;&quot;}, {&quot;given&quot;: &quot;Jill\u00a0P.&quot;, &quot;suffix&quot;: &quot;&quot;, &quot;family&quot;: &quot;Mesirov&quot;, &quot;dropping-particle&quot;: &quot;&quot;, &quot;parse-names&quot;: false, &quot;non-dropping-particle&quot;: &quot;&quot;}, {&quot;given&quot;: &quot;Eric\u00a0S.&quot;, &quot;suffix&quot;: &quot;&quot;, &quot;family&quot;: &quot;Lander&quot;, &quot;dropping-particle&quot;: &quot;&quot;, &quot;parse-names&quot;: false, &quot;non-dropping-particle&quot;: &quot;&quot;}, {&quot;given&quot;: &quot;Erez\u00a0Lieberman&quot;, &quot;suffix&quot;: &quot;&quot;, &quot;family&quot;: &quot;Aiden&quot;, &quot;dropping-particle&quot;: &quot;&quot;, &quot;parse-names&quot;: false, &quot;non-dropping-particle&quot;: &quot;&quot;}], &quot;publisher&quot;: &quot;Elsevier Inc.&quot;, &quot;PMID&quot;: &quot;27467250&quot;}}], &quot;properties&quot;: {&quot;noteIndex&quot;: 0}} RNDWWMYjdhC35"/><text:span text:style-name="T71">(Durand et al., 2016)</text:span><text:reference-mark-end text:name="ADDIN CSL_CITATION {&quot;mendeley&quot;: {&quot;plainTextFormattedCitation&quot;: &quot;(Durand et al., 2016)&quot;, &quot;previouslyFormattedCitation&quot;: &quot;(Durand et al., 2016)&quot;, &quot;formattedCitation&quot;: &quot;(Durand et al., 2016)&quot;}, &quot;schema&quot;: &quot;https://github.com/citation-style-language/schema/raw/master/csl-citation.json&quot;, &quot;citationItems&quot;: [{&quot;uris&quot;: [&quot;http://www.mendeley.com/documents/?uuid=b7436f8f-ea90-4e02-8d0c-9cf0cbed41be&quot;], &quot;id&quot;: &quot;ITEM-1&quot;, &quot;itemData&quot;: {&quot;DOI&quot;: &quot;10.1016/j.cels.2015.07.012&quot;, &quot;issued&quot;: {&quot;date-parts&quot;: [[&quot;2016&quot;]]}, &quot;type&quot;: &quot;article-journal&quot;, &quot;issue&quot;: &quot;1&quot;, &quot;ISBN&quot;: &quot;2405-4712 (Print)\\r2405-4712 (Linking)&quot;, &quot;volume&quot;: &quot;3&quot;, &quot;title&quot;: &quot;Juicebox Provides a Visualization System for Hi-C Contact Maps with Unlimited Zoom&quot;, &quot;id&quot;: &quot;ITEM-1&quot;, &quot;ISSN&quot;: &quot;24054712&quot;, &quot;container-title&quot;: &quot;Cell Systems&quot;, &quot;abstract&quot;: &quot;Hi-C experiments study how genomes fold in 3D, generating contact maps containing features as small as 20\u00a0bp and as large as 200 Mb. Here we introduce Juicebox, a tool for exploring Hi-C and other contact map data. Juicebox allows users to zoom in and out of Hi-C maps interactively, just as a user of Google Earth might zoom in and out of a geographic map. Maps can be compared to one another, or to 1D tracks or 2D feature sets.&quot;, &quot;page&quot;: &quot;99-101&quot;, &quot;author&quot;: [{&quot;given&quot;: &quot;Neva\u00a0C.&quot;, &quot;suffix&quot;: &quot;&quot;, &quot;family&quot;: &quot;Durand&quot;, &quot;dropping-particle&quot;: &quot;&quot;, &quot;parse-names&quot;: false, &quot;non-dropping-particle&quot;: &quot;&quot;}, {&quot;given&quot;: &quot;James\u00a0T.&quot;, &quot;suffix&quot;: &quot;&quot;, &quot;family&quot;: &quot;Robinson&quot;, &quot;dropping-particle&quot;: &quot;&quot;, &quot;parse-names&quot;: false, &quot;non-dropping-particle&quot;: &quot;&quot;}, {&quot;given&quot;: &quot;Muhammad\u00a0S.&quot;, &quot;suffix&quot;: &quot;&quot;, &quot;family&quot;: &quot;Shamim&quot;, &quot;dropping-particle&quot;: &quot;&quot;, &quot;parse-names&quot;: false, &quot;non-dropping-particle&quot;: &quot;&quot;}, {&quot;given&quot;: &quot;Ido&quot;, &quot;suffix&quot;: &quot;&quot;, &quot;family&quot;: &quot;Machol&quot;, &quot;dropping-particle&quot;: &quot;&quot;, &quot;parse-names&quot;: false, &quot;non-dropping-particle&quot;: &quot;&quot;}, {&quot;given&quot;: &quot;Jill\u00a0P.&quot;, &quot;suffix&quot;: &quot;&quot;, &quot;family&quot;: &quot;Mesirov&quot;, &quot;dropping-particle&quot;: &quot;&quot;, &quot;parse-names&quot;: false, &quot;non-dropping-particle&quot;: &quot;&quot;}, {&quot;given&quot;: &quot;Eric\u00a0S.&quot;, &quot;suffix&quot;: &quot;&quot;, &quot;family&quot;: &quot;Lander&quot;, &quot;dropping-particle&quot;: &quot;&quot;, &quot;parse-names&quot;: false, &quot;non-dropping-particle&quot;: &quot;&quot;}, {&quot;given&quot;: &quot;Erez\u00a0Lieberman&quot;, &quot;suffix&quot;: &quot;&quot;, &quot;family&quot;: &quot;Aiden&quot;, &quot;dropping-particle&quot;: &quot;&quot;, &quot;parse-names&quot;: false, &quot;non-dropping-particle&quot;: &quot;&quot;}], &quot;publisher&quot;: &quot;Elsevier Inc.&quot;, &quot;PMID&quot;: &quot;27467250&quot;}}], &quot;properties&quot;: {&quot;noteIndex&quot;: 0}} RNDWWMYjdhC35"/><text:span text:style-name="T124">⁠</text:span><text:span text:style-name="T123">. These matrices</text:span><text:span text:style-name="T116"> are symmetric and only upper/lower triangles are therefore used to simplify the visualization. </text:span><text:span text:style-name="T126">The darker pixels on the matrix contain more interactions. </text:span><text:span text:style-name="T121">Left: Two separate TADs are observed as high interactions triangle on the matrix. These are examplified by regions of compacted DNA where frequent interactions occur, while interactions across TADs (i.e. between the blue and green triangles) are less frequent. A and B are the borders of the first TAD while C and D are the borders of the second TAD. Boundaries are the rectangles expanding inwards from the borders. Right: Representation of a loop with A and B being the anchors of the loop where strong contact is observed. Unlike TADs, the contact is not particularly high in the region between the two anchors, therefore loops are seen as a sharp increase in contacts deviating from the matrix diagonal.</text:span></text:p>
      <text:p text:style-name="P36"/>
      <text:p text:style-name="P7"><text:span text:style-name="T117">F</text:span><text:span text:style-name="T116">igure </text:span><text:span text:style-name="T135">10</text:span><text:span text:style-name="T116">: </text:span><text:span text:style-name="T127">Visual representations of the algorithms used to compute contacts in Hi-C matrices. </text:span><text:span text:style-name="T131">As they are symmetric, m</text:span><text:span text:style-name="T127">atrices are represented as upper triangles for simplicity reasons. </text:span><text:span text:style-name="T126">Left: Method used to compute the mean </text:span><text:span text:style-name="T129">of all </text:span><text:span text:style-name="T126">interactions in TADs. </text:span><text:span text:style-name="T128">Each TAD is taken as a submatrix (upper triangle</text:span><text:span text:style-name="T129">s</text:span><text:span text:style-name="T128"> of the submatrices </text:span><text:span text:style-name="T129">are</text:span><text:span text:style-name="T128"> depicted in blue) and the mean value in the submatrix is computed</text:span><text:span text:style-name="T127">.</text:span><text:span text:style-name="T126"> </text:span><text:span text:style-name="T130">Right: </text:span><text:span text:style-name="T116">Schematic representation of the algorithm used to </text:span><text:span text:style-name="T130">measure insulation. A diamond (blue) of width w set to 100kb is slid on all position along the diagonal. For each position, the sum in the diamond is computed</text:span><text:span text:style-name="T116"> </text:span><text:span text:style-name="T130">and later used to define boundaries. The sum in the diamond at position d </text:span><text:span text:style-name="T132">(dotted line)</text:span><text:span text:style-name="T130"> represents a measure of all interactions across position d (i.e. between elements before and after position d). </text:span></text:p>
      <text:p text:style-name="P38"/>
      <text:p text:style-name="P8"><text:span text:style-name="T119">F</text:span><text:span text:style-name="T116">igure 1</text:span><text:span text:style-name="T135">1</text:span><text:span text:style-name="T116">: Example of the calculated sums of interactions through a TAD, how boundaries were extended until they reach the threshold and the corresponding TAD in the Hi-C matrix, visualized in Juicebox. </text:span><text:span text:style-name="T125">The solid vertical lines represent the TAD borders, the horizontal dashed lines represent the threshold required to stop extending boundaries and the transparent areas represent the final boundaries. All blue elements relate to the left side, while all green elements relate to the right side.</text:span></text:p>
      <text:p text:style-name="P5"/>
      <text:p text:style-name="P74">Figure <text:span text:style-name="T176">S1</text:span>: <text:span text:style-name="T106">Expression of elincRNAs compared with other lincRNAs and PCG in different cell lines. Sets of genes as defined in GM12878 are used in all comparisons</text:span>. <text:span text:style-name="T102">Two-tailed Mann-Whitney test, ***P&lt;0.001; – not significant</text:span></text:p>
      <text:p text:style-name="P74"/>
      <text:p text:style-name="P35">Figure <text:span text:style-name="T176">S2</text:span>: Tissue specificity of elincRNA compared to other lincRNA and protein-coding genes. <text:span text:style-name="T175">Tissue specificity index (Tau) is used as a measure of </text:span><text:soft-page-break/><text:span text:style-name="T175">tissue specificity, with 1 being the highest possible specificity and 0 being the lowest. </text:span>Median values are <text:span text:style-name="T175">displayed</text:span> on the boxes. <text:span text:style-name="T103">Two tailed Mann-Whitney test, ***P&lt;0.001; – non-significant</text:span></text:p>
      <text:p text:style-name="P5"/>
      <text:p text:style-name="P5"><text:span text:style-name="T97">4</text:span>.Discussion:</text:p>
      <text:p text:style-name="P43"><text:line-break/>Found/didn’t found association between elincRNAs and….</text:p>
      <text:p text:style-name="P43"><text:s/><text:span text:style-name="T51"></text:span> Although these results suggest a role for elincRNAs in TAD organization, they provide no information on their exact function of mechanistic role.</text:p>
      <text:p text:style-name="P43"/>
      <text:p text:style-name="P52"><text:span text:style-name="T45">Most active enhancers are transcribed </text:span><text:reference-mark-start text:name="ADDIN CSL_CITATION {&quot;mendeley&quot;: {&quot;plainTextFormattedCitation&quot;: &quot;(Arner et al., 2015)&quot;, &quot;previouslyFormattedCitation&quot;: &quot;(Arner et al., 2015)&quot;, &quot;formattedCitation&quot;: &quot;(Arner et al., 2015)&quot;}, &quot;schema&quot;: &quot;https://github.com/citation-style-language/schema/raw/master/csl-citation.json&quot;, &quot;citationItems&quot;: [{&quot;uris&quot;: [&quot;http://www.mendeley.com/documents/?uuid=da7a263e-9f65-4255-b7bf-749b63eb6534&quot;], &quot;id&quot;: &quot;ITEM-1&quot;, &quot;itemData&quot;: {&quot;DOI&quot;: &quot;10.1126/science.1259418&quot;, &quot;issued&quot;: {&quot;date-parts&quot;: [[&quot;2015&quot;]]}, &quot;type&quot;: &quot;article-journal&quot;, &quot;issue&quot;: &quot;6225&quot;, &quot;ISBN&quot;: &quot;1095-9203 (Electronic)\\r0036-8075 (Linking)&quot;, &quot;volume&quot;: &quot;347&quot;, &quot;id&quot;: &quot;ITEM-1&quot;, &quot;ISSN&quot;: &quot;1095-9203&quot;, &quot;container-title&quot;: &quot;Science (New York, N.Y.)&quot;, &quot;abstract&quot;: &quot;Although it is generally accepted that cellular differentiation requires changes to transcriptional networks, dynamic regulation of promoters and enhancers at specific sets of genes has not been previously studied en masse. Exploiting the fact that active promoters and enhancers are transcribed, we simultaneously measured their activity in 19 human and 14 mouse time courses covering a wide range of cell types and biological stimuli. Enhancer RNAs, then messenger RNAs encoding transcription factors, dominated the earliest responses. Binding sites for key lineage transcription factors were simultaneously overrepresented in enhancers and promoters active in each cellular system. Our data support a highly generalizable model in which enhancer transcription is the earliest event in successive waves of transcriptional change during cellular differentiation or activation.&quot;, &quot;page&quot;: &quot;1010-4&quot;, &quot;author&quot;: [{&quot;given&quot;: &quot;Erik&quot;, &quot;suffix&quot;: &quot;&quot;, &quot;family&quot;: &quot;Arner&quot;, &quot;dropping-particle&quot;: &quot;&quot;, &quot;parse-names&quot;: false, &quot;non-dropping-particle&quot;: &quot;&quot;}, {&quot;given&quot;: &quot;Carsten O&quot;, &quot;suffix&quot;: &quot;&quot;, &quot;family&quot;: &quot;Daub&quot;, &quot;dropping-particle&quot;: &quot;&quot;, &quot;parse-names&quot;: false, &quot;non-dropping-particle&quot;: &quot;&quot;}, {&quot;given&quot;: &quot;Kristoffer&quot;, &quot;suffix&quot;: &quot;&quot;, &quot;family&quot;: &quot;Vitting-Seerup&quot;, &quot;dropping-particle&quot;: &quot;&quot;, &quot;parse-names&quot;: false, &quot;non-dropping-particle&quot;: &quot;&quot;}, {&quot;given&quot;: &quot;Robin&quot;, &quot;suffix&quot;: &quot;&quot;, &quot;family&quot;: &quot;Andersson&quot;, &quot;dropping-particle&quot;: &quot;&quot;, &quot;parse-names&quot;: false, &quot;non-dropping-particle&quot;: &quot;&quot;}, {&quot;given&quot;: &quot;Berit&quot;, &quot;suffix&quot;: &quot;&quot;, &quot;family&quot;: &quot;Lilje&quot;, &quot;dropping-particle&quot;: &quot;&quot;, &quot;parse-names&quot;: false, &quot;non-dropping-particle&quot;: &quot;&quot;}, {&quot;given&quot;: &quot;Finn&quot;, &quot;suffix&quot;: &quot;&quot;, &quot;family&quot;: &quot;Drabl\u00f8s&quot;, &quot;dropping-particle&quot;: &quot;&quot;, &quot;parse-names&quot;: false, &quot;non-dropping-particle&quot;: &quot;&quot;}, {&quot;given&quot;: &quot;Andreas&quot;, &quot;suffix&quot;: &quot;&quot;, &quot;family&quot;: &quot;Lennartsson&quot;, &quot;dropping-particle&quot;: &quot;&quot;, &quot;parse-names&quot;: false, &quot;non-dropping-particle&quot;: &quot;&quot;}, {&quot;given&quot;: &quot;Michelle&quot;, &quot;suffix&quot;: &quot;&quot;, &quot;family&quot;: &quot;R\u00f6nnerblad&quot;, &quot;dropping-particle&quot;: &quot;&quot;, &quot;parse-names&quot;: false, &quot;non-dropping-particle&quot;: &quot;&quot;}, {&quot;given&quot;: &quot;Olga&quot;, &quot;suffix&quot;: &quot;&quot;, &quot;family&quot;: &quot;Hrydziuszko&quot;, &quot;dropping-particle&quot;: &quot;&quot;, &quot;parse-names&quot;: false, &quot;non-dropping-particle&quot;: &quot;&quot;}, {&quot;given&quot;: &quot;Morana&quot;, &quot;suffix&quot;: &quot;&quot;, &quot;family&quot;: &quot;Vitezic&quot;, &quot;dropping-particle&quot;: &quot;&quot;, &quot;parse-names&quot;: false, &quot;non-dropping-particle&quot;: &quot;&quot;}, {&quot;given&quot;: &quot;Tom C&quot;, &quot;suffix&quot;: &quot;&quot;, &quot;family&quot;: &quot;Freeman&quot;, &quot;dropping-particle&quot;: &quot;&quot;, &quot;parse-names&quot;: false, &quot;non-dropping-particle&quot;: &quot;&quot;}, {&quot;given&quot;: &quot;Ahmad M N&quot;, &quot;suffix&quot;: &quot;&quot;, &quot;family&quot;: &quot;Alhendi&quot;, &quot;dropping-particle&quot;: &quot;&quot;, &quot;parse-names&quot;: false, &quot;non-dropping-particle&quot;: &quot;&quot;}, {&quot;given&quot;: &quot;Peter&quot;, &quot;suffix&quot;: &quot;&quot;, &quot;family&quot;: &quot;Arner&quot;, &quot;dropping-particle&quot;: &quot;&quot;, &quot;parse-names&quot;: false, &quot;non-dropping-particle&quot;: &quot;&quot;}, {&quot;given&quot;: &quot;Richard&quot;, &quot;suffix&quot;: &quot;&quot;, &quot;family&quot;: &quot;Axton&quot;, &quot;dropping-particle&quot;: &quot;&quot;, &quot;parse-names&quot;: false, &quot;non-dropping-particle&quot;: &quot;&quot;}, {&quot;given&quot;: &quot;J Kenneth&quot;, &quot;suffix&quot;: &quot;&quot;, &quot;family&quot;: &quot;Baillie&quot;, &quot;dropping-particle&quot;: &quot;&quot;, &quot;parse-names&quot;: false, &quot;non-dropping-particle&quot;: &quot;&quot;}, {&quot;given&quot;: &quot;Anthony&quot;, &quot;suffix&quot;: &quot;&quot;, &quot;family&quot;: &quot;Beckhouse&quot;, &quot;dropping-particle&quot;: &quot;&quot;, &quot;parse-names&quot;: false, &quot;non-dropping-particle&quot;: &quot;&quot;}, {&quot;given&quot;: &quot;Beatrice&quot;, &quot;suffix&quot;: &quot;&quot;, &quot;family&quot;: &quot;Bodega&quot;, &quot;dropping-particle&quot;: &quot;&quot;, &quot;parse-names&quot;: false, &quot;non-dropping-particle&quot;: &quot;&quot;}, {&quot;given&quot;: &quot;James&quot;, &quot;suffix&quot;: &quot;&quot;, &quot;family&quot;: &quot;Briggs&quot;, &quot;dropping-particle&quot;: &quot;&quot;, &quot;parse-names&quot;: false, &quot;non-dropping-particle&quot;: &quot;&quot;}, {&quot;given&quot;: &quot;Frank&quot;, &quot;suffix&quot;: &quot;&quot;, &quot;family&quot;: &quot;Brombacher&quot;, &quot;dropping-particle&quot;: &quot;&quot;, &quot;parse-names&quot;: false, &quot;non-dropping-particle&quot;: &quot;&quot;}, {&quot;given&quot;: &quot;Margaret&quot;, &quot;suffix&quot;: &quot;&quot;, &quot;family&quot;: &quot;Davis&quot;, &quot;dropping-particle&quot;: &quot;&quot;, &quot;parse-names&quot;: false, &quot;non-dropping-particle&quot;: &quot;&quot;}, {&quot;given&quot;: &quot;Michael&quot;, &quot;suffix&quot;: &quot;&quot;, &quot;family&quot;: &quot;Detmar&quot;, &quot;dropping-particle&quot;: &quot;&quot;, &quot;parse-names&quot;: false, &quot;non-dropping-particle&quot;: &quot;&quot;}, {&quot;given&quot;: &quot;Anna&quot;, &quot;suffix&quot;: &quot;&quot;, &quot;family&quot;: &quot;Ehrlund&quot;, &quot;dropping-particle&quot;: &quot;&quot;, &quot;parse-names&quot;: false, &quot;non-dropping-particle&quot;: &quot;&quot;}, {&quot;given&quot;: &quot;Mitsuhiro&quot;, &quot;suffix&quot;: &quot;&quot;, &quot;family&quot;: &quot;Endoh&quot;, &quot;dropping-particle&quot;: &quot;&quot;, &quot;parse-names&quot;: false, &quot;non-dropping-particle&quot;: &quot;&quot;}, {&quot;given&quot;: &quot;Afsaneh&quot;, &quot;suffix&quot;: &quot;&quot;, &quot;family&quot;: &quot;Eslami&quot;, &quot;dropping-particle&quot;: &quot;&quot;, &quot;parse-names&quot;: false, &quot;non-dropping-particle&quot;: &quot;&quot;}, {&quot;given&quot;: &quot;Michela&quot;, &quot;suffix&quot;: &quot;&quot;, &quot;family&quot;: &quot;Fagiolini&quot;, &quot;dropping-particle&quot;: &quot;&quot;, &quot;parse-names&quot;: false, &quot;non-dropping-particle&quot;: &quot;&quot;}, {&quot;given&quot;: &quot;Lynsey&quot;, &quot;suffix&quot;: &quot;&quot;, &quot;family&quot;: &quot;Fairbairn&quot;, &quot;dropping-particle&quot;: &quot;&quot;, &quot;parse-names&quot;: false, &quot;non-dropping-particle&quot;: &quot;&quot;}, {&quot;given&quot;: &quot;Geoffrey J&quot;, &quot;suffix&quot;: &quot;&quot;, &quot;family&quot;: &quot;Faulkner&quot;, &quot;dropping-particle&quot;: &quot;&quot;, &quot;parse-names&quot;: false, &quot;non-dropping-particle&quot;: &quot;&quot;}, {&quot;given&quot;: &quot;Carmelo&quot;, &quot;suffix&quot;: &quot;&quot;, &quot;family&quot;: &quot;Ferrai&quot;, &quot;dropping-particle&quot;: &quot;&quot;, &quot;parse-names&quot;: false, &quot;non-dropping-particle&quot;: &quot;&quot;}, {&quot;given&quot;: &quot;Malcolm E&quot;, &quot;suffix&quot;: &quot;&quot;, &quot;family&quot;: &quot;Fisher&quot;, &quot;dropping-particle&quot;: &quot;&quot;, &quot;parse-names&quot;: false, &quot;non-dropping-particle&quot;: &quot;&quot;}, {&quot;given&quot;: &quot;Lesley&quot;, &quot;suffix&quot;: &quot;&quot;, &quot;family&quot;: &quot;Forrester&quot;, &quot;dropping-particle&quot;: &quot;&quot;, &quot;parse-names&quot;: false, &quot;non-dropping-particle&quot;: &quot;&quot;}, {&quot;given&quot;: &quot;Daniel&quot;, &quot;suffix&quot;: &quot;&quot;, &quot;family&quot;: &quot;Goldowitz&quot;, &quot;dropping-particle&quot;: &quot;&quot;, &quot;parse-names&quot;: false, &quot;non-dropping-particle&quot;: &quot;&quot;}, {&quot;given&quot;: &quot;Reto&quot;, &quot;suffix&quot;: &quot;&quot;, &quot;family&quot;: &quot;Guler&quot;, &quot;dropping-particle&quot;: &quot;&quot;, &quot;parse-names&quot;: false, &quot;non-dropping-particle&quot;: &quot;&quot;}, {&quot;given&quot;: &quot;Thomas&quot;, &quot;suffix&quot;: &quot;&quot;, &quot;family&quot;: &quot;Ha&quot;, &quot;dropping-particle&quot;: &quot;&quot;, &quot;parse-names&quot;: false, &quot;non-dropping-particle&quot;: &quot;&quot;}, {&quot;given&quot;: &quot;Mitsuko&quot;, &quot;suffix&quot;: &quot;&quot;, &quot;family&quot;: &quot;Hara&quot;, &quot;dropping-particle&quot;: &quot;&quot;, &quot;parse-names&quot;: false, &quot;non-dropping-particle&quot;: &quot;&quot;}, {&quot;given&quot;: &quot;Meenhard&quot;, &quot;suffix&quot;: &quot;&quot;, &quot;family&quot;: &quot;Herlyn&quot;, &quot;dropping-particle&quot;: &quot;&quot;, &quot;parse-names&quot;: false, &quot;non-dropping-particle&quot;: &quot;&quot;}, {&quot;given&quot;: &quot;Tomokatsu&quot;, &quot;suffix&quot;: &quot;&quot;, &quot;family&quot;: &quot;Ikawa&quot;, &quot;dropping-particle&quot;: &quot;&quot;, &quot;parse-names&quot;: false, &quot;non-dropping-particle&quot;: &quot;&quot;}, {&quot;given&quot;: &quot;Chieko&quot;, &quot;suffix&quot;: &quot;&quot;, &quot;family&quot;: &quot;Kai&quot;, &quot;dropping-particle&quot;: &quot;&quot;, &quot;parse-names&quot;: false, &quot;non-dropping-particle&quot;: &quot;&quot;}, {&quot;given&quot;: &quot;Hiroshi&quot;, &quot;suffix&quot;: &quot;&quot;, &quot;family&quot;: &quot;Kawamoto&quot;, &quot;dropping-particle&quot;: &quot;&quot;, &quot;parse-names&quot;: false, &quot;non-dropping-particle&quot;: &quot;&quot;}, {&quot;given&quot;: &quot;Levon M&quot;, &quot;suffix&quot;: &quot;&quot;, &quot;family&quot;: &quot;Khachigian&quot;, &quot;dropping-particle&quot;: &quot;&quot;, &quot;parse-names&quot;: false, &quot;non-dropping-particle&quot;: &quot;&quot;}, {&quot;given&quot;: &quot;S Peter&quot;, &quot;suffix&quot;: &quot;&quot;, &quot;family&quot;: &quot;Klinken&quot;, &quot;dropping-particle&quot;: &quot;&quot;, &quot;parse-names&quot;: false, &quot;non-dropping-particle&quot;: &quot;&quot;}, {&quot;given&quot;: &quot;Soichi&quot;, &quot;suffix&quot;: &quot;&quot;, &quot;family&quot;: &quot;Kojima&quot;, &quot;dropping-particle&quot;: &quot;&quot;, &quot;parse-names&quot;: false, &quot;non-dropping-particle&quot;: &quot;&quot;}, {&quot;given&quot;: &quot;Haruhiko&quot;, &quot;suffix&quot;: &quot;&quot;, &quot;family&quot;: &quot;Koseki&quot;, &quot;dropping-particle&quot;: &quot;&quot;, &quot;parse-names&quot;: false, &quot;non-dropping-particle&quot;: &quot;&quot;}, {&quot;given&quot;: &quot;Sarah&quot;, &quot;suffix&quot;: &quot;&quot;, &quot;family&quot;: &quot;Klein&quot;, &quot;dropping-particle&quot;: &quot;&quot;, &quot;parse-names&quot;: false, &quot;non-dropping-particle&quot;: &quot;&quot;}, {&quot;given&quot;: &quot;Niklas&quot;, &quot;suffix&quot;: &quot;&quot;, &quot;family&quot;: &quot;Mejhert&quot;, &quot;dropping-particle&quot;: &quot;&quot;, &quot;parse-names&quot;: false, &quot;non-dropping-particle&quot;: &quot;&quot;}, {&quot;given&quot;: &quot;Ken&quot;, &quot;suffix&quot;: &quot;&quot;, &quot;family&quot;: &quot;Miyaguchi&quot;, &quot;dropping-particle&quot;: &quot;&quot;, &quot;parse-names&quot;: false, &quot;non-dropping-particle&quot;: &quot;&quot;}, {&quot;given&quot;: &quot;Yosuke&quot;, &quot;suffix&quot;: &quot;&quot;, &quot;family&quot;: &quot;Mizuno&quot;, &quot;dropping-particle&quot;: &quot;&quot;, &quot;parse-names&quot;: false, &quot;non-dropping-particle&quot;: &quot;&quot;}, {&quot;given&quot;: &quot;Mitsuru&quot;, &quot;suffix&quot;: &quot;&quot;, &quot;family&quot;: &quot;Morimoto&quot;, &quot;dropping-particle&quot;: &quot;&quot;, &quot;parse-names&quot;: false, &quot;non-dropping-particle&quot;: &quot;&quot;}, {&quot;given&quot;: &quot;Kelly J&quot;, &quot;suffix&quot;: &quot;&quot;, &quot;family&quot;: &quot;Morris&quot;, &quot;dropping-particle&quot;: &quot;&quot;, &quot;parse-names&quot;: false, &quot;non-dropping-particle&quot;: &quot;&quot;}, {&quot;given&quot;: &quot;Christine&quot;, &quot;suffix&quot;: &quot;&quot;, &quot;family&quot;: &quot;Mummery&quot;, &quot;dropping-particle&quot;: &quot;&quot;, &quot;parse-names&quot;: false, &quot;non-dropping-particle&quot;: &quot;&quot;}, {&quot;given&quot;: &quot;Yutaka&quot;, &quot;suffix&quot;: &quot;&quot;, &quot;family&quot;: &quot;Nakachi&quot;, &quot;dropping-particle&quot;: &quot;&quot;, &quot;parse-names&quot;: false, &quot;non-dropping-particle&quot;: &quot;&quot;}, {&quot;given&quot;: &quot;Soichi&quot;, &quot;suffix&quot;: &quot;&quot;, &quot;family&quot;: &quot;Ogishima&quot;, &quot;dropping-particle&quot;: &quot;&quot;, &quot;parse-names&quot;: false, &quot;non-dropping-particle&quot;: &quot;&quot;}, {&quot;given&quot;: &quot;Mariko&quot;, &quot;suffix&quot;: &quot;&quot;, &quot;family&quot;: &quot;Okada-Hatakeyama&quot;, &quot;dropping-particle&quot;: &quot;&quot;, &quot;parse-names&quot;: false, &quot;non-dropping-particle&quot;: &quot;&quot;}, {&quot;given&quot;: &quot;Yasushi&quot;, &quot;suffix&quot;: &quot;&quot;, &quot;family&quot;: &quot;Okazaki&quot;, &quot;dropping-particle&quot;: &quot;&quot;, &quot;parse-names&quot;: false, &quot;non-dropping-particle&quot;: &quot;&quot;}, {&quot;given&quot;: &quot;Valerio&quot;, &quot;suffix&quot;: &quot;&quot;, &quot;family&quot;: &quot;Orlando&quot;, &quot;dropping-particle&quot;: &quot;&quot;, &quot;parse-names&quot;: false, &quot;non-dropping-particle&quot;: &quot;&quot;}, {&quot;given&quot;: &quot;Dmitry&quot;, &quot;suffix&quot;: &quot;&quot;, &quot;family&quot;: &quot;Ovchinnikov&quot;, &quot;dropping-particle&quot;: &quot;&quot;, &quot;parse-names&quot;: false, &quot;non-dropping-particle&quot;: &quot;&quot;}, {&quot;given&quot;: &quot;Robert&quot;, &quot;suffix&quot;: &quot;&quot;, &quot;family&quot;: &quot;Passier&quot;, &quot;dropping-particle&quot;: &quot;&quot;, &quot;parse-names&quot;: false, &quot;non-dropping-particle&quot;: &quot;&quot;}, {&quot;given&quot;: &quot;Margaret&quot;, &quot;suffix&quot;: &quot;&quot;, &quot;family&quot;: &quot;Patrikakis&quot;, &quot;dropping-particle&quot;: &quot;&quot;, &quot;parse-names&quot;: false, &quot;non-dropping-particle&quot;: &quot;&quot;}, {&quot;given&quot;: &quot;Ana&quot;, &quot;suffix&quot;: &quot;&quot;, &quot;family&quot;: &quot;Pombo&quot;, &quot;dropping-particle&quot;: &quot;&quot;, &quot;parse-names&quot;: false, &quot;non-dropping-particle&quot;: &quot;&quot;}, {&quot;given&quot;: &quot;Xian-Yang&quot;, &quot;suffix&quot;: &quot;&quot;, &quot;family&quot;: &quot;Qin&quot;, &quot;dropping-particle&quot;: &quot;&quot;, &quot;parse-names&quot;: false, &quot;non-dropping-particle&quot;: &quot;&quot;}, {&quot;given&quot;: &quot;Sugata&quot;, &quot;suffix&quot;: &quot;&quot;, &quot;family&quot;: &quot;Roy&quot;, &quot;dropping-particle&quot;: &quot;&quot;, &quot;parse-names&quot;: false, &quot;non-dropping-particle&quot;: &quot;&quot;}, {&quot;given&quot;: &quot;Hiroki&quot;, &quot;suffix&quot;: &quot;&quot;, &quot;family&quot;: &quot;Sato&quot;, &quot;dropping-particle&quot;: &quot;&quot;, &quot;parse-names&quot;: false, &quot;non-dropping-particle&quot;: &quot;&quot;}, {&quot;given&quot;: &quot;Suzana&quot;, &quot;suffix&quot;: &quot;&quot;, &quot;family&quot;: &quot;Savvi&quot;, &quot;dropping-particle&quot;: &quot;&quot;, &quot;parse-names&quot;: false, &quot;non-dropping-particle&quot;: &quot;&quot;}, {&quot;given&quot;: &quot;Alka&quot;, &quot;suffix&quot;: &quot;&quot;, &quot;family&quot;: &quot;Saxena&quot;, &quot;dropping-particle&quot;: &quot;&quot;, &quot;parse-names&quot;: false, &quot;non-dropping-particle&quot;: &quot;&quot;}, {&quot;given&quot;: &quot;Anita&quot;, &quot;suffix&quot;: &quot;&quot;, &quot;family&quot;: &quot;Schwegmann&quot;, &quot;dropping-particle&quot;: &quot;&quot;, &quot;parse-names&quot;: false, &quot;non-dropping-particle&quot;: &quot;&quot;}, {&quot;given&quot;: &quot;Daisuke&quot;, &quot;suffix&quot;: &quot;&quot;, &quot;family&quot;: &quot;Sugiyama&quot;, &quot;dropping-particle&quot;: &quot;&quot;, &quot;parse-names&quot;: false, &quot;non-dropping-particle&quot;: &quot;&quot;}, {&quot;given&quot;: &quot;Rolf&quot;, &quot;suffix&quot;: &quot;&quot;, &quot;family&quot;: &quot;Swoboda&quot;, &quot;dropping-particle&quot;: &quot;&quot;, &quot;parse-names&quot;: false, &quot;non-dropping-particle&quot;: &quot;&quot;}, {&quot;given&quot;: &quot;Hiroshi&quot;, &quot;suffix&quot;: &quot;&quot;, &quot;family&quot;: &quot;Tanaka&quot;, &quot;dropping-particle&quot;: &quot;&quot;, &quot;parse-names&quot;: false, &quot;non-dropping-particle&quot;: &quot;&quot;}, {&quot;given&quot;: &quot;Andru&quot;, &quot;suffix&quot;: &quot;&quot;, &quot;family&quot;: &quot;Tomoiu&quot;, &quot;dropping-particle&quot;: &quot;&quot;, &quot;parse-names&quot;: false, &quot;non-dropping-particle&quot;: &quot;&quot;}, {&quot;given&quot;: &quot;Louise N&quot;, &quot;suffix&quot;: &quot;&quot;, &quot;family&quot;: &quot;Winteringham&quot;, &quot;dropping-particle&quot;: &quot;&quot;, &quot;parse-names&quot;: false, &quot;non-dropping-particle&quot;: &quot;&quot;}, {&quot;given&quot;: &quot;Ernst&quot;, &quot;suffix&quot;: &quot;&quot;, &quot;family&quot;: &quot;Wolvetang&quot;, &quot;dropping-particle&quot;: &quot;&quot;, &quot;parse-names&quot;: false, &quot;non-dropping-particle&quot;: &quot;&quot;}, {&quot;given&quot;: &quot;Chiyo&quot;, &quot;suffix&quot;: &quot;&quot;, &quot;family&quot;: &quot;Yanagi-Mizuochi&quot;, &quot;dropping-particle&quot;: &quot;&quot;, &quot;parse-names&quot;: false, &quot;non-dropping-particle&quot;: &quot;&quot;}, {&quot;given&quot;: &quot;Misako&quot;, &quot;suffix&quot;: &quot;&quot;, &quot;family&quot;: &quot;Yoneda&quot;, &quot;dropping-particle&quot;: &quot;&quot;, &quot;parse-names&quot;: false, &quot;non-dropping-particle&quot;: &quot;&quot;}, {&quot;given&quot;: &quot;Susan&quot;, &quot;suffix&quot;: &quot;&quot;, &quot;family&quot;: &quot;Zabierowski&quot;, &quot;dropping-particle&quot;: &quot;&quot;, &quot;parse-names&quot;: false, &quot;non-dropping-particle&quot;: &quot;&quot;}, {&quot;given&quot;: &quot;Peter&quot;, &quot;suffix&quot;: &quot;&quot;, &quot;family&quot;: &quot;Zhang&quot;, &quot;dropping-particle&quot;: &quot;&quot;, &quot;parse-names&quot;: false, &quot;non-dropping-particle&quot;: &quot;&quot;}, {&quot;given&quot;: &quot;Imad&quot;, &quot;suffix&quot;: &quot;&quot;, &quot;family&quot;: &quot;Abugessaisa&quot;, &quot;dropping-particle&quot;: &quot;&quot;, &quot;parse-names&quot;: false, &quot;non-dropping-particle&quot;: &quot;&quot;}, {&quot;given&quot;: &quot;Nicolas&quot;, &quot;suffix&quot;: &quot;&quot;, &quot;family&quot;: &quot;Bertin&quot;, &quot;dropping-particle&quot;: &quot;&quot;, &quot;parse-names&quot;: false, &quot;non-dropping-particle&quot;: &quot;&quot;}, {&quot;given&quot;: &quot;Alexander D&quot;, &quot;suffix&quot;: &quot;&quot;, &quot;family&quot;: &quot;Diehl&quot;, &quot;dropping-particle&quot;: &quot;&quot;, &quot;parse-names&quot;: false, &quot;non-dropping-particle&quot;: &quot;&quot;}, {&quot;given&quot;: &quot;Shiro&quot;, &quot;suffix&quot;: &quot;&quot;, &quot;family&quot;: &quot;Fukuda&quot;, &quot;dropping-particle&quot;: &quot;&quot;, &quot;parse-names&quot;: false, &quot;non-dropping-particle&quot;: &quot;&quot;}, {&quot;given&quot;: &quot;Masaaki&quot;, &quot;suffix&quot;: &quot;&quot;, &quot;family&quot;: &quot;Furuno&quot;, &quot;dropping-particle&quot;: &quot;&quot;, &quot;parse-names&quot;: false, &quot;non-dropping-particle&quot;: &quot;&quot;}, {&quot;given&quot;: &quot;Jayson&quot;, &quot;suffix&quot;: &quot;&quot;, &quot;family&quot;: &quot;Harshbarger&quot;, &quot;dropping-particle&quot;: &quot;&quot;, &quot;parse-names&quot;: false, &quot;non-dropping-particle&quot;: &quot;&quot;}, {&quot;given&quot;: &quot;Akira&quot;, &quot;suffix&quot;: &quot;&quot;, &quot;family&quot;: &quot;Hasegawa&quot;, &quot;dropping-particle&quot;: &quot;&quot;, &quot;parse-names&quot;: false, &quot;non-dropping-particle&quot;: &quot;&quot;}, {&quot;given&quot;: &quot;Fumi&quot;, &quot;suffix&quot;: &quot;&quot;, &quot;family&quot;: &quot;Hori&quot;, &quot;dropping-particle&quot;: &quot;&quot;, &quot;parse-names&quot;: false, &quot;non-dropping-particle&quot;: &quot;&quot;}, {&quot;given&quot;: &quot;Sachi&quot;, &quot;suffix&quot;: &quot;&quot;, &quot;family&quot;: &quot;Ishikawa-Kato&quot;, &quot;dropping-particle&quot;: &quot;&quot;, &quot;parse-names&quot;: false, &quot;non-dropping-particle&quot;: &quot;&quot;}, {&quot;given&quot;: &quot;Yuri&quot;, &quot;suffix&quot;: &quot;&quot;, &quot;family&quot;: &quot;Ishizu&quot;, &quot;dropping-particle&quot;: &quot;&quot;, &quot;parse-names&quot;: false, &quot;non-dropping-particle&quot;: &quot;&quot;}, {&quot;given&quot;: &quot;Masayoshi&quot;, &quot;suffix&quot;: &quot;&quot;, &quot;family&quot;: &quot;Itoh&quot;, &quot;dropping-particle&quot;: &quot;&quot;, &quot;parse-names&quot;: false, &quot;non-dropping-particle&quot;: &quot;&quot;}, {&quot;given&quot;: &quot;Tsugumi&quot;, &quot;suffix&quot;: &quot;&quot;, &quot;family&quot;: &quot;Kawashima&quot;, &quot;dropping-particle&quot;: &quot;&quot;, &quot;parse-names&quot;: false, &quot;non-dropping-particle&quot;: &quot;&quot;}, {&quot;given&quot;: &quot;Miki&quot;, &quot;suffix&quot;: &quot;&quot;, &quot;family&quot;: &quot;Kojima&quot;, &quot;dropping-particle&quot;: &quot;&quot;, &quot;parse-names&quot;: false, &quot;non-dropping-particle&quot;: &quot;&quot;}, {&quot;given&quot;: &quot;Naoto&quot;, &quot;suffix&quot;: &quot;&quot;, &quot;family&quot;: &quot;Kondo&quot;, &quot;dropping-particle&quot;: &quot;&quot;, &quot;parse-names&quot;: false, &quot;non-dropping-particle&quot;: &quot;&quot;}, {&quot;given&quot;: &quot;Marina&quot;, &quot;suffix&quot;: &quot;&quot;, &quot;family&quot;: &quot;Lizio&quot;, &quot;dropping-particle&quot;: &quot;&quot;, &quot;parse-names&quot;: false, &quot;non-dropping-particle&quot;: &quot;&quot;}, {&quot;given&quot;: &quot;Terrence F&quot;, &quot;suffix&quot;: &quot;&quot;, &quot;family&quot;: &quot;Meehan&quot;, &quot;dropping-particle&quot;: &quot;&quot;, &quot;parse-names&quot;: false, &quot;non-dropping-particle&quot;: &quot;&quot;}, {&quot;given&quot;: &quot;Christopher J&quot;, &quot;suffix&quot;: &quot;&quot;, &quot;family&quot;: &quot;Mungall&quot;, &quot;dropping-particle&quot;: &quot;&quot;, &quot;parse-names&quot;: false, &quot;non-dropping-particle&quot;: &quot;&quot;}, {&quot;given&quot;: &quot;Mitsuyoshi&quot;, &quot;suffix&quot;: &quot;&quot;, &quot;family&quot;: &quot;Murata&quot;, &quot;dropping-particle&quot;: &quot;&quot;, &quot;parse-names&quot;: false, &quot;non-dropping-particle&quot;: &quot;&quot;}, {&quot;given&quot;: &quot;Hiromi&quot;, &quot;suffix&quot;: &quot;&quot;, &quot;family&quot;: &quot;Nishiyori-Sueki&quot;, &quot;dropping-particle&quot;: &quot;&quot;, &quot;parse-names&quot;: false, &quot;non-dropping-particle&quot;: &quot;&quot;}, {&quot;given&quot;: &quot;Serkan&quot;, &quot;suffix&quot;: &quot;&quot;, &quot;family&quot;: &quot;Sahin&quot;, &quot;dropping-particle&quot;: &quot;&quot;, &quot;parse-names&quot;: false, &quot;non-dropping-particle&quot;: &quot;&quot;}, {&quot;given&quot;: &quot;Sayaka&quot;, &quot;suffix&quot;: &quot;&quot;, &quot;family&quot;: &quot;Nagao-Sato&quot;, &quot;dropping-particle&quot;: &quot;&quot;, &quot;parse-names&quot;: false, &quot;non-dropping-particle&quot;: &quot;&quot;}, {&quot;given&quot;: &quot;Jessica&quot;, &quot;suffix&quot;: &quot;&quot;, &quot;family&quot;: &quot;Severin&quot;, &quot;dropping-particle&quot;: &quot;&quot;, &quot;parse-names&quot;: false, &quot;non-dropping-particle&quot;: &quot;&quot;}, {&quot;given&quot;: &quot;Michiel J L&quot;, &quot;suffix&quot;: &quot;&quot;, &quot;family&quot;: &quot;Hoon&quot;, &quot;dropping-particle&quot;: &quot;&quot;, &quot;parse-names&quot;: false, &quot;non-dropping-particle&quot;: &quot;de&quot;}, {&quot;given&quot;: &quot;Jun&quot;, &quot;suffix&quot;: &quot;&quot;, &quot;family&quot;: &quot;Kawai&quot;, &quot;dropping-particle&quot;: &quot;&quot;, &quot;parse-names&quot;: false, &quot;non-dropping-particle&quot;: &quot;&quot;}, {&quot;given&quot;: &quot;Takeya&quot;, &quot;suffix&quot;: &quot;&quot;, &quot;family&quot;: &quot;Kasukawa&quot;, &quot;dropping-particle&quot;: &quot;&quot;, &quot;parse-names&quot;: false, &quot;non-dropping-particle&quot;: &quot;&quot;}, {&quot;given&quot;: &quot;Timo&quot;, &quot;suffix&quot;: &quot;&quot;, &quot;family&quot;: &quot;Lassmann&quot;, &quot;dropping-particle&quot;: &quot;&quot;, &quot;parse-names&quot;: false, &quot;non-dropping-particle&quot;: &quot;&quot;}, {&quot;given&quot;: &quot;Harukazu&quot;, &quot;suffix&quot;: &quot;&quot;, &quot;family&quot;: &quot;Suzuki&quot;, &quot;dropping-particle&quot;: &quot;&quot;, &quot;parse-names&quot;: false, &quot;non-dropping-particle&quot;: &quot;&quot;}, {&quot;given&quot;: &quot;Hideya&quot;, &quot;suffix&quot;: &quot;&quot;, &quot;family&quot;: &quot;Kawaji&quot;, &quot;dropping-particle&quot;: &quot;&quot;, &quot;parse-names&quot;: false, &quot;non-dropping-particle&quot;: &quot;&quot;}, {&quot;given&quot;: &quot;Kim M&quot;, &quot;suffix&quot;: &quot;&quot;, &quot;family&quot;: &quot;Summers&quot;, &quot;dropping-particle&quot;: &quot;&quot;, &quot;parse-names&quot;: false, &quot;non-dropping-particle&quot;: &quot;&quot;}, {&quot;given&quot;: &quot;Christine&quot;, &quot;suffix&quot;: &quot;&quot;, &quot;family&quot;: &quot;Wells&quot;, &quot;dropping-particle&quot;: &quot;&quot;, &quot;parse-names&quot;: false, &quot;non-dropping-particle&quot;: &quot;&quot;}, {&quot;given&quot;: &quot;&quot;, &quot;suffix&quot;: &quot;&quot;, &quot;family&quot;: &quot;FANTOM Consortium&quot;, &quot;dropping-particle&quot;: &quot;&quot;, &quot;parse-names&quot;: false, &quot;non-dropping-particle&quot;: &quot;&quot;}, {&quot;given&quot;: &quot;David A&quot;, &quot;suffix&quot;: &quot;&quot;, &quot;family&quot;: &quot;Hume&quot;, &quot;dropping-particle&quot;: &quot;&quot;, &quot;parse-names&quot;: false, &quot;non-dropping-particle&quot;: &quot;&quot;}, {&quot;given&quot;: &quot;Alistair R R&quot;, &quot;suffix&quot;: &quot;&quot;, &quot;family&quot;: &quot;Forrest&quot;, &quot;dropping-particle&quot;: &quot;&quot;, &quot;parse-names&quot;: false, &quot;non-dropping-particle&quot;: &quot;&quot;}, {&quot;given&quot;: &quot;Albin&quot;, &quot;suffix&quot;: &quot;&quot;, &quot;family&quot;: &quot;Sandelin&quot;, &quot;dropping-particle&quot;: &quot;&quot;, &quot;parse-names&quot;: false, &quot;non-dropping-particle&quot;: &quot;&quot;}, {&quot;given&quot;: &quot;Piero&quot;, &quot;suffix&quot;: &quot;&quot;, &quot;family&quot;: &quot;Carninci&quot;, &quot;dropping-particle&quot;: &quot;&quot;, &quot;parse-names&quot;: false, &quot;non-dropping-particle&quot;: &quot;&quot;}, {&quot;given&quot;: &quot;Yoshihide&quot;, &quot;suffix&quot;: &quot;&quot;, &quot;family&quot;: &quot;Hayashizaki&quot;, &quot;dropping-particle&quot;: &quot;&quot;, &quot;parse-names&quot;: false, &quot;non-dropping-particle&quot;: &quot;&quot;}], &quot;title&quot;: &quot;Transcribed enhancers lead waves of coordinated transcription in transitioning mammalian cells.&quot;, &quot;PMID&quot;: &quot;25678556&quot;}}], &quot;properties&quot;: {&quot;noteIndex&quot;: 0}} RNDJQnYxr8F1Q"/><text:span text:style-name="T43">(Arner et al., 2015)</text:span><text:reference-mark-end text:name="ADDIN CSL_CITATION {&quot;mendeley&quot;: {&quot;plainTextFormattedCitation&quot;: &quot;(Arner et al., 2015)&quot;, &quot;previouslyFormattedCitation&quot;: &quot;(Arner et al., 2015)&quot;, &quot;formattedCitation&quot;: &quot;(Arner et al., 2015)&quot;}, &quot;schema&quot;: &quot;https://github.com/citation-style-language/schema/raw/master/csl-citation.json&quot;, &quot;citationItems&quot;: [{&quot;uris&quot;: [&quot;http://www.mendeley.com/documents/?uuid=da7a263e-9f65-4255-b7bf-749b63eb6534&quot;], &quot;id&quot;: &quot;ITEM-1&quot;, &quot;itemData&quot;: {&quot;DOI&quot;: &quot;10.1126/science.1259418&quot;, &quot;issued&quot;: {&quot;date-parts&quot;: [[&quot;2015&quot;]]}, &quot;type&quot;: &quot;article-journal&quot;, &quot;issue&quot;: &quot;6225&quot;, &quot;ISBN&quot;: &quot;1095-9203 (Electronic)\\r0036-8075 (Linking)&quot;, &quot;volume&quot;: &quot;347&quot;, &quot;id&quot;: &quot;ITEM-1&quot;, &quot;ISSN&quot;: &quot;1095-9203&quot;, &quot;container-title&quot;: &quot;Science (New York, N.Y.)&quot;, &quot;abstract&quot;: &quot;Although it is generally accepted that cellular differentiation requires changes to transcriptional networks, dynamic regulation of promoters and enhancers at specific sets of genes has not been previously studied en masse. Exploiting the fact that active promoters and enhancers are transcribed, we simultaneously measured their activity in 19 human and 14 mouse time courses covering a wide range of cell types and biological stimuli. Enhancer RNAs, then messenger RNAs encoding transcription factors, dominated the earliest responses. Binding sites for key lineage transcription factors were simultaneously overrepresented in enhancers and promoters active in each cellular system. Our data support a highly generalizable model in which enhancer transcription is the earliest event in successive waves of transcriptional change during cellular differentiation or activation.&quot;, &quot;page&quot;: &quot;1010-4&quot;, &quot;author&quot;: [{&quot;given&quot;: &quot;Erik&quot;, &quot;suffix&quot;: &quot;&quot;, &quot;family&quot;: &quot;Arner&quot;, &quot;dropping-particle&quot;: &quot;&quot;, &quot;parse-names&quot;: false, &quot;non-dropping-particle&quot;: &quot;&quot;}, {&quot;given&quot;: &quot;Carsten O&quot;, &quot;suffix&quot;: &quot;&quot;, &quot;family&quot;: &quot;Daub&quot;, &quot;dropping-particle&quot;: &quot;&quot;, &quot;parse-names&quot;: false, &quot;non-dropping-particle&quot;: &quot;&quot;}, {&quot;given&quot;: &quot;Kristoffer&quot;, &quot;suffix&quot;: &quot;&quot;, &quot;family&quot;: &quot;Vitting-Seerup&quot;, &quot;dropping-particle&quot;: &quot;&quot;, &quot;parse-names&quot;: false, &quot;non-dropping-particle&quot;: &quot;&quot;}, {&quot;given&quot;: &quot;Robin&quot;, &quot;suffix&quot;: &quot;&quot;, &quot;family&quot;: &quot;Andersson&quot;, &quot;dropping-particle&quot;: &quot;&quot;, &quot;parse-names&quot;: false, &quot;non-dropping-particle&quot;: &quot;&quot;}, {&quot;given&quot;: &quot;Berit&quot;, &quot;suffix&quot;: &quot;&quot;, &quot;family&quot;: &quot;Lilje&quot;, &quot;dropping-particle&quot;: &quot;&quot;, &quot;parse-names&quot;: false, &quot;non-dropping-particle&quot;: &quot;&quot;}, {&quot;given&quot;: &quot;Finn&quot;, &quot;suffix&quot;: &quot;&quot;, &quot;family&quot;: &quot;Drabl\u00f8s&quot;, &quot;dropping-particle&quot;: &quot;&quot;, &quot;parse-names&quot;: false, &quot;non-dropping-particle&quot;: &quot;&quot;}, {&quot;given&quot;: &quot;Andreas&quot;, &quot;suffix&quot;: &quot;&quot;, &quot;family&quot;: &quot;Lennartsson&quot;, &quot;dropping-particle&quot;: &quot;&quot;, &quot;parse-names&quot;: false, &quot;non-dropping-particle&quot;: &quot;&quot;}, {&quot;given&quot;: &quot;Michelle&quot;, &quot;suffix&quot;: &quot;&quot;, &quot;family&quot;: &quot;R\u00f6nnerblad&quot;, &quot;dropping-particle&quot;: &quot;&quot;, &quot;parse-names&quot;: false, &quot;non-dropping-particle&quot;: &quot;&quot;}, {&quot;given&quot;: &quot;Olga&quot;, &quot;suffix&quot;: &quot;&quot;, &quot;family&quot;: &quot;Hrydziuszko&quot;, &quot;dropping-particle&quot;: &quot;&quot;, &quot;parse-names&quot;: false, &quot;non-dropping-particle&quot;: &quot;&quot;}, {&quot;given&quot;: &quot;Morana&quot;, &quot;suffix&quot;: &quot;&quot;, &quot;family&quot;: &quot;Vitezic&quot;, &quot;dropping-particle&quot;: &quot;&quot;, &quot;parse-names&quot;: false, &quot;non-dropping-particle&quot;: &quot;&quot;}, {&quot;given&quot;: &quot;Tom C&quot;, &quot;suffix&quot;: &quot;&quot;, &quot;family&quot;: &quot;Freeman&quot;, &quot;dropping-particle&quot;: &quot;&quot;, &quot;parse-names&quot;: false, &quot;non-dropping-particle&quot;: &quot;&quot;}, {&quot;given&quot;: &quot;Ahmad M N&quot;, &quot;suffix&quot;: &quot;&quot;, &quot;family&quot;: &quot;Alhendi&quot;, &quot;dropping-particle&quot;: &quot;&quot;, &quot;parse-names&quot;: false, &quot;non-dropping-particle&quot;: &quot;&quot;}, {&quot;given&quot;: &quot;Peter&quot;, &quot;suffix&quot;: &quot;&quot;, &quot;family&quot;: &quot;Arner&quot;, &quot;dropping-particle&quot;: &quot;&quot;, &quot;parse-names&quot;: false, &quot;non-dropping-particle&quot;: &quot;&quot;}, {&quot;given&quot;: &quot;Richard&quot;, &quot;suffix&quot;: &quot;&quot;, &quot;family&quot;: &quot;Axton&quot;, &quot;dropping-particle&quot;: &quot;&quot;, &quot;parse-names&quot;: false, &quot;non-dropping-particle&quot;: &quot;&quot;}, {&quot;given&quot;: &quot;J Kenneth&quot;, &quot;suffix&quot;: &quot;&quot;, &quot;family&quot;: &quot;Baillie&quot;, &quot;dropping-particle&quot;: &quot;&quot;, &quot;parse-names&quot;: false, &quot;non-dropping-particle&quot;: &quot;&quot;}, {&quot;given&quot;: &quot;Anthony&quot;, &quot;suffix&quot;: &quot;&quot;, &quot;family&quot;: &quot;Beckhouse&quot;, &quot;dropping-particle&quot;: &quot;&quot;, &quot;parse-names&quot;: false, &quot;non-dropping-particle&quot;: &quot;&quot;}, {&quot;given&quot;: &quot;Beatrice&quot;, &quot;suffix&quot;: &quot;&quot;, &quot;family&quot;: &quot;Bodega&quot;, &quot;dropping-particle&quot;: &quot;&quot;, &quot;parse-names&quot;: false, &quot;non-dropping-particle&quot;: &quot;&quot;}, {&quot;given&quot;: &quot;James&quot;, &quot;suffix&quot;: &quot;&quot;, &quot;family&quot;: &quot;Briggs&quot;, &quot;dropping-particle&quot;: &quot;&quot;, &quot;parse-names&quot;: false, &quot;non-dropping-particle&quot;: &quot;&quot;}, {&quot;given&quot;: &quot;Frank&quot;, &quot;suffix&quot;: &quot;&quot;, &quot;family&quot;: &quot;Brombacher&quot;, &quot;dropping-particle&quot;: &quot;&quot;, &quot;parse-names&quot;: false, &quot;non-dropping-particle&quot;: &quot;&quot;}, {&quot;given&quot;: &quot;Margaret&quot;, &quot;suffix&quot;: &quot;&quot;, &quot;family&quot;: &quot;Davis&quot;, &quot;dropping-particle&quot;: &quot;&quot;, &quot;parse-names&quot;: false, &quot;non-dropping-particle&quot;: &quot;&quot;}, {&quot;given&quot;: &quot;Michael&quot;, &quot;suffix&quot;: &quot;&quot;, &quot;family&quot;: &quot;Detmar&quot;, &quot;dropping-particle&quot;: &quot;&quot;, &quot;parse-names&quot;: false, &quot;non-dropping-particle&quot;: &quot;&quot;}, {&quot;given&quot;: &quot;Anna&quot;, &quot;suffix&quot;: &quot;&quot;, &quot;family&quot;: &quot;Ehrlund&quot;, &quot;dropping-particle&quot;: &quot;&quot;, &quot;parse-names&quot;: false, &quot;non-dropping-particle&quot;: &quot;&quot;}, {&quot;given&quot;: &quot;Mitsuhiro&quot;, &quot;suffix&quot;: &quot;&quot;, &quot;family&quot;: &quot;Endoh&quot;, &quot;dropping-particle&quot;: &quot;&quot;, &quot;parse-names&quot;: false, &quot;non-dropping-particle&quot;: &quot;&quot;}, {&quot;given&quot;: &quot;Afsaneh&quot;, &quot;suffix&quot;: &quot;&quot;, &quot;family&quot;: &quot;Eslami&quot;, &quot;dropping-particle&quot;: &quot;&quot;, &quot;parse-names&quot;: false, &quot;non-dropping-particle&quot;: &quot;&quot;}, {&quot;given&quot;: &quot;Michela&quot;, &quot;suffix&quot;: &quot;&quot;, &quot;family&quot;: &quot;Fagiolini&quot;, &quot;dropping-particle&quot;: &quot;&quot;, &quot;parse-names&quot;: false, &quot;non-dropping-particle&quot;: &quot;&quot;}, {&quot;given&quot;: &quot;Lynsey&quot;, &quot;suffix&quot;: &quot;&quot;, &quot;family&quot;: &quot;Fairbairn&quot;, &quot;dropping-particle&quot;: &quot;&quot;, &quot;parse-names&quot;: false, &quot;non-dropping-particle&quot;: &quot;&quot;}, {&quot;given&quot;: &quot;Geoffrey J&quot;, &quot;suffix&quot;: &quot;&quot;, &quot;family&quot;: &quot;Faulkner&quot;, &quot;dropping-particle&quot;: &quot;&quot;, &quot;parse-names&quot;: false, &quot;non-dropping-particle&quot;: &quot;&quot;}, {&quot;given&quot;: &quot;Carmelo&quot;, &quot;suffix&quot;: &quot;&quot;, &quot;family&quot;: &quot;Ferrai&quot;, &quot;dropping-particle&quot;: &quot;&quot;, &quot;parse-names&quot;: false, &quot;non-dropping-particle&quot;: &quot;&quot;}, {&quot;given&quot;: &quot;Malcolm E&quot;, &quot;suffix&quot;: &quot;&quot;, &quot;family&quot;: &quot;Fisher&quot;, &quot;dropping-particle&quot;: &quot;&quot;, &quot;parse-names&quot;: false, &quot;non-dropping-particle&quot;: &quot;&quot;}, {&quot;given&quot;: &quot;Lesley&quot;, &quot;suffix&quot;: &quot;&quot;, &quot;family&quot;: &quot;Forrester&quot;, &quot;dropping-particle&quot;: &quot;&quot;, &quot;parse-names&quot;: false, &quot;non-dropping-particle&quot;: &quot;&quot;}, {&quot;given&quot;: &quot;Daniel&quot;, &quot;suffix&quot;: &quot;&quot;, &quot;family&quot;: &quot;Goldowitz&quot;, &quot;dropping-particle&quot;: &quot;&quot;, &quot;parse-names&quot;: false, &quot;non-dropping-particle&quot;: &quot;&quot;}, {&quot;given&quot;: &quot;Reto&quot;, &quot;suffix&quot;: &quot;&quot;, &quot;family&quot;: &quot;Guler&quot;, &quot;dropping-particle&quot;: &quot;&quot;, &quot;parse-names&quot;: false, &quot;non-dropping-particle&quot;: &quot;&quot;}, {&quot;given&quot;: &quot;Thomas&quot;, &quot;suffix&quot;: &quot;&quot;, &quot;family&quot;: &quot;Ha&quot;, &quot;dropping-particle&quot;: &quot;&quot;, &quot;parse-names&quot;: false, &quot;non-dropping-particle&quot;: &quot;&quot;}, {&quot;given&quot;: &quot;Mitsuko&quot;, &quot;suffix&quot;: &quot;&quot;, &quot;family&quot;: &quot;Hara&quot;, &quot;dropping-particle&quot;: &quot;&quot;, &quot;parse-names&quot;: false, &quot;non-dropping-particle&quot;: &quot;&quot;}, {&quot;given&quot;: &quot;Meenhard&quot;, &quot;suffix&quot;: &quot;&quot;, &quot;family&quot;: &quot;Herlyn&quot;, &quot;dropping-particle&quot;: &quot;&quot;, &quot;parse-names&quot;: false, &quot;non-dropping-particle&quot;: &quot;&quot;}, {&quot;given&quot;: &quot;Tomokatsu&quot;, &quot;suffix&quot;: &quot;&quot;, &quot;family&quot;: &quot;Ikawa&quot;, &quot;dropping-particle&quot;: &quot;&quot;, &quot;parse-names&quot;: false, &quot;non-dropping-particle&quot;: &quot;&quot;}, {&quot;given&quot;: &quot;Chieko&quot;, &quot;suffix&quot;: &quot;&quot;, &quot;family&quot;: &quot;Kai&quot;, &quot;dropping-particle&quot;: &quot;&quot;, &quot;parse-names&quot;: false, &quot;non-dropping-particle&quot;: &quot;&quot;}, {&quot;given&quot;: &quot;Hiroshi&quot;, &quot;suffix&quot;: &quot;&quot;, &quot;family&quot;: &quot;Kawamoto&quot;, &quot;dropping-particle&quot;: &quot;&quot;, &quot;parse-names&quot;: false, &quot;non-dropping-particle&quot;: &quot;&quot;}, {&quot;given&quot;: &quot;Levon M&quot;, &quot;suffix&quot;: &quot;&quot;, &quot;family&quot;: &quot;Khachigian&quot;, &quot;dropping-particle&quot;: &quot;&quot;, &quot;parse-names&quot;: false, &quot;non-dropping-particle&quot;: &quot;&quot;}, {&quot;given&quot;: &quot;S Peter&quot;, &quot;suffix&quot;: &quot;&quot;, &quot;family&quot;: &quot;Klinken&quot;, &quot;dropping-particle&quot;: &quot;&quot;, &quot;parse-names&quot;: false, &quot;non-dropping-particle&quot;: &quot;&quot;}, {&quot;given&quot;: &quot;Soichi&quot;, &quot;suffix&quot;: &quot;&quot;, &quot;family&quot;: &quot;Kojima&quot;, &quot;dropping-particle&quot;: &quot;&quot;, &quot;parse-names&quot;: false, &quot;non-dropping-particle&quot;: &quot;&quot;}, {&quot;given&quot;: &quot;Haruhiko&quot;, &quot;suffix&quot;: &quot;&quot;, &quot;family&quot;: &quot;Koseki&quot;, &quot;dropping-particle&quot;: &quot;&quot;, &quot;parse-names&quot;: false, &quot;non-dropping-particle&quot;: &quot;&quot;}, {&quot;given&quot;: &quot;Sarah&quot;, &quot;suffix&quot;: &quot;&quot;, &quot;family&quot;: &quot;Klein&quot;, &quot;dropping-particle&quot;: &quot;&quot;, &quot;parse-names&quot;: false, &quot;non-dropping-particle&quot;: &quot;&quot;}, {&quot;given&quot;: &quot;Niklas&quot;, &quot;suffix&quot;: &quot;&quot;, &quot;family&quot;: &quot;Mejhert&quot;, &quot;dropping-particle&quot;: &quot;&quot;, &quot;parse-names&quot;: false, &quot;non-dropping-particle&quot;: &quot;&quot;}, {&quot;given&quot;: &quot;Ken&quot;, &quot;suffix&quot;: &quot;&quot;, &quot;family&quot;: &quot;Miyaguchi&quot;, &quot;dropping-particle&quot;: &quot;&quot;, &quot;parse-names&quot;: false, &quot;non-dropping-particle&quot;: &quot;&quot;}, {&quot;given&quot;: &quot;Yosuke&quot;, &quot;suffix&quot;: &quot;&quot;, &quot;family&quot;: &quot;Mizuno&quot;, &quot;dropping-particle&quot;: &quot;&quot;, &quot;parse-names&quot;: false, &quot;non-dropping-particle&quot;: &quot;&quot;}, {&quot;given&quot;: &quot;Mitsuru&quot;, &quot;suffix&quot;: &quot;&quot;, &quot;family&quot;: &quot;Morimoto&quot;, &quot;dropping-particle&quot;: &quot;&quot;, &quot;parse-names&quot;: false, &quot;non-dropping-particle&quot;: &quot;&quot;}, {&quot;given&quot;: &quot;Kelly J&quot;, &quot;suffix&quot;: &quot;&quot;, &quot;family&quot;: &quot;Morris&quot;, &quot;dropping-particle&quot;: &quot;&quot;, &quot;parse-names&quot;: false, &quot;non-dropping-particle&quot;: &quot;&quot;}, {&quot;given&quot;: &quot;Christine&quot;, &quot;suffix&quot;: &quot;&quot;, &quot;family&quot;: &quot;Mummery&quot;, &quot;dropping-particle&quot;: &quot;&quot;, &quot;parse-names&quot;: false, &quot;non-dropping-particle&quot;: &quot;&quot;}, {&quot;given&quot;: &quot;Yutaka&quot;, &quot;suffix&quot;: &quot;&quot;, &quot;family&quot;: &quot;Nakachi&quot;, &quot;dropping-particle&quot;: &quot;&quot;, &quot;parse-names&quot;: false, &quot;non-dropping-particle&quot;: &quot;&quot;}, {&quot;given&quot;: &quot;Soichi&quot;, &quot;suffix&quot;: &quot;&quot;, &quot;family&quot;: &quot;Ogishima&quot;, &quot;dropping-particle&quot;: &quot;&quot;, &quot;parse-names&quot;: false, &quot;non-dropping-particle&quot;: &quot;&quot;}, {&quot;given&quot;: &quot;Mariko&quot;, &quot;suffix&quot;: &quot;&quot;, &quot;family&quot;: &quot;Okada-Hatakeyama&quot;, &quot;dropping-particle&quot;: &quot;&quot;, &quot;parse-names&quot;: false, &quot;non-dropping-particle&quot;: &quot;&quot;}, {&quot;given&quot;: &quot;Yasushi&quot;, &quot;suffix&quot;: &quot;&quot;, &quot;family&quot;: &quot;Okazaki&quot;, &quot;dropping-particle&quot;: &quot;&quot;, &quot;parse-names&quot;: false, &quot;non-dropping-particle&quot;: &quot;&quot;}, {&quot;given&quot;: &quot;Valerio&quot;, &quot;suffix&quot;: &quot;&quot;, &quot;family&quot;: &quot;Orlando&quot;, &quot;dropping-particle&quot;: &quot;&quot;, &quot;parse-names&quot;: false, &quot;non-dropping-particle&quot;: &quot;&quot;}, {&quot;given&quot;: &quot;Dmitry&quot;, &quot;suffix&quot;: &quot;&quot;, &quot;family&quot;: &quot;Ovchinnikov&quot;, &quot;dropping-particle&quot;: &quot;&quot;, &quot;parse-names&quot;: false, &quot;non-dropping-particle&quot;: &quot;&quot;}, {&quot;given&quot;: &quot;Robert&quot;, &quot;suffix&quot;: &quot;&quot;, &quot;family&quot;: &quot;Passier&quot;, &quot;dropping-particle&quot;: &quot;&quot;, &quot;parse-names&quot;: false, &quot;non-dropping-particle&quot;: &quot;&quot;}, {&quot;given&quot;: &quot;Margaret&quot;, &quot;suffix&quot;: &quot;&quot;, &quot;family&quot;: &quot;Patrikakis&quot;, &quot;dropping-particle&quot;: &quot;&quot;, &quot;parse-names&quot;: false, &quot;non-dropping-particle&quot;: &quot;&quot;}, {&quot;given&quot;: &quot;Ana&quot;, &quot;suffix&quot;: &quot;&quot;, &quot;family&quot;: &quot;Pombo&quot;, &quot;dropping-particle&quot;: &quot;&quot;, &quot;parse-names&quot;: false, &quot;non-dropping-particle&quot;: &quot;&quot;}, {&quot;given&quot;: &quot;Xian-Yang&quot;, &quot;suffix&quot;: &quot;&quot;, &quot;family&quot;: &quot;Qin&quot;, &quot;dropping-particle&quot;: &quot;&quot;, &quot;parse-names&quot;: false, &quot;non-dropping-particle&quot;: &quot;&quot;}, {&quot;given&quot;: &quot;Sugata&quot;, &quot;suffix&quot;: &quot;&quot;, &quot;family&quot;: &quot;Roy&quot;, &quot;dropping-particle&quot;: &quot;&quot;, &quot;parse-names&quot;: false, &quot;non-dropping-particle&quot;: &quot;&quot;}, {&quot;given&quot;: &quot;Hiroki&quot;, &quot;suffix&quot;: &quot;&quot;, &quot;family&quot;: &quot;Sato&quot;, &quot;dropping-particle&quot;: &quot;&quot;, &quot;parse-names&quot;: false, &quot;non-dropping-particle&quot;: &quot;&quot;}, {&quot;given&quot;: &quot;Suzana&quot;, &quot;suffix&quot;: &quot;&quot;, &quot;family&quot;: &quot;Savvi&quot;, &quot;dropping-particle&quot;: &quot;&quot;, &quot;parse-names&quot;: false, &quot;non-dropping-particle&quot;: &quot;&quot;}, {&quot;given&quot;: &quot;Alka&quot;, &quot;suffix&quot;: &quot;&quot;, &quot;family&quot;: &quot;Saxena&quot;, &quot;dropping-particle&quot;: &quot;&quot;, &quot;parse-names&quot;: false, &quot;non-dropping-particle&quot;: &quot;&quot;}, {&quot;given&quot;: &quot;Anita&quot;, &quot;suffix&quot;: &quot;&quot;, &quot;family&quot;: &quot;Schwegmann&quot;, &quot;dropping-particle&quot;: &quot;&quot;, &quot;parse-names&quot;: false, &quot;non-dropping-particle&quot;: &quot;&quot;}, {&quot;given&quot;: &quot;Daisuke&quot;, &quot;suffix&quot;: &quot;&quot;, &quot;family&quot;: &quot;Sugiyama&quot;, &quot;dropping-particle&quot;: &quot;&quot;, &quot;parse-names&quot;: false, &quot;non-dropping-particle&quot;: &quot;&quot;}, {&quot;given&quot;: &quot;Rolf&quot;, &quot;suffix&quot;: &quot;&quot;, &quot;family&quot;: &quot;Swoboda&quot;, &quot;dropping-particle&quot;: &quot;&quot;, &quot;parse-names&quot;: false, &quot;non-dropping-particle&quot;: &quot;&quot;}, {&quot;given&quot;: &quot;Hiroshi&quot;, &quot;suffix&quot;: &quot;&quot;, &quot;family&quot;: &quot;Tanaka&quot;, &quot;dropping-particle&quot;: &quot;&quot;, &quot;parse-names&quot;: false, &quot;non-dropping-particle&quot;: &quot;&quot;}, {&quot;given&quot;: &quot;Andru&quot;, &quot;suffix&quot;: &quot;&quot;, &quot;family&quot;: &quot;Tomoiu&quot;, &quot;dropping-particle&quot;: &quot;&quot;, &quot;parse-names&quot;: false, &quot;non-dropping-particle&quot;: &quot;&quot;}, {&quot;given&quot;: &quot;Louise N&quot;, &quot;suffix&quot;: &quot;&quot;, &quot;family&quot;: &quot;Winteringham&quot;, &quot;dropping-particle&quot;: &quot;&quot;, &quot;parse-names&quot;: false, &quot;non-dropping-particle&quot;: &quot;&quot;}, {&quot;given&quot;: &quot;Ernst&quot;, &quot;suffix&quot;: &quot;&quot;, &quot;family&quot;: &quot;Wolvetang&quot;, &quot;dropping-particle&quot;: &quot;&quot;, &quot;parse-names&quot;: false, &quot;non-dropping-particle&quot;: &quot;&quot;}, {&quot;given&quot;: &quot;Chiyo&quot;, &quot;suffix&quot;: &quot;&quot;, &quot;family&quot;: &quot;Yanagi-Mizuochi&quot;, &quot;dropping-particle&quot;: &quot;&quot;, &quot;parse-names&quot;: false, &quot;non-dropping-particle&quot;: &quot;&quot;}, {&quot;given&quot;: &quot;Misako&quot;, &quot;suffix&quot;: &quot;&quot;, &quot;family&quot;: &quot;Yoneda&quot;, &quot;dropping-particle&quot;: &quot;&quot;, &quot;parse-names&quot;: false, &quot;non-dropping-particle&quot;: &quot;&quot;}, {&quot;given&quot;: &quot;Susan&quot;, &quot;suffix&quot;: &quot;&quot;, &quot;family&quot;: &quot;Zabierowski&quot;, &quot;dropping-particle&quot;: &quot;&quot;, &quot;parse-names&quot;: false, &quot;non-dropping-particle&quot;: &quot;&quot;}, {&quot;given&quot;: &quot;Peter&quot;, &quot;suffix&quot;: &quot;&quot;, &quot;family&quot;: &quot;Zhang&quot;, &quot;dropping-particle&quot;: &quot;&quot;, &quot;parse-names&quot;: false, &quot;non-dropping-particle&quot;: &quot;&quot;}, {&quot;given&quot;: &quot;Imad&quot;, &quot;suffix&quot;: &quot;&quot;, &quot;family&quot;: &quot;Abugessaisa&quot;, &quot;dropping-particle&quot;: &quot;&quot;, &quot;parse-names&quot;: false, &quot;non-dropping-particle&quot;: &quot;&quot;}, {&quot;given&quot;: &quot;Nicolas&quot;, &quot;suffix&quot;: &quot;&quot;, &quot;family&quot;: &quot;Bertin&quot;, &quot;dropping-particle&quot;: &quot;&quot;, &quot;parse-names&quot;: false, &quot;non-dropping-particle&quot;: &quot;&quot;}, {&quot;given&quot;: &quot;Alexander D&quot;, &quot;suffix&quot;: &quot;&quot;, &quot;family&quot;: &quot;Diehl&quot;, &quot;dropping-particle&quot;: &quot;&quot;, &quot;parse-names&quot;: false, &quot;non-dropping-particle&quot;: &quot;&quot;}, {&quot;given&quot;: &quot;Shiro&quot;, &quot;suffix&quot;: &quot;&quot;, &quot;family&quot;: &quot;Fukuda&quot;, &quot;dropping-particle&quot;: &quot;&quot;, &quot;parse-names&quot;: false, &quot;non-dropping-particle&quot;: &quot;&quot;}, {&quot;given&quot;: &quot;Masaaki&quot;, &quot;suffix&quot;: &quot;&quot;, &quot;family&quot;: &quot;Furuno&quot;, &quot;dropping-particle&quot;: &quot;&quot;, &quot;parse-names&quot;: false, &quot;non-dropping-particle&quot;: &quot;&quot;}, {&quot;given&quot;: &quot;Jayson&quot;, &quot;suffix&quot;: &quot;&quot;, &quot;family&quot;: &quot;Harshbarger&quot;, &quot;dropping-particle&quot;: &quot;&quot;, &quot;parse-names&quot;: false, &quot;non-dropping-particle&quot;: &quot;&quot;}, {&quot;given&quot;: &quot;Akira&quot;, &quot;suffix&quot;: &quot;&quot;, &quot;family&quot;: &quot;Hasegawa&quot;, &quot;dropping-particle&quot;: &quot;&quot;, &quot;parse-names&quot;: false, &quot;non-dropping-particle&quot;: &quot;&quot;}, {&quot;given&quot;: &quot;Fumi&quot;, &quot;suffix&quot;: &quot;&quot;, &quot;family&quot;: &quot;Hori&quot;, &quot;dropping-particle&quot;: &quot;&quot;, &quot;parse-names&quot;: false, &quot;non-dropping-particle&quot;: &quot;&quot;}, {&quot;given&quot;: &quot;Sachi&quot;, &quot;suffix&quot;: &quot;&quot;, &quot;family&quot;: &quot;Ishikawa-Kato&quot;, &quot;dropping-particle&quot;: &quot;&quot;, &quot;parse-names&quot;: false, &quot;non-dropping-particle&quot;: &quot;&quot;}, {&quot;given&quot;: &quot;Yuri&quot;, &quot;suffix&quot;: &quot;&quot;, &quot;family&quot;: &quot;Ishizu&quot;, &quot;dropping-particle&quot;: &quot;&quot;, &quot;parse-names&quot;: false, &quot;non-dropping-particle&quot;: &quot;&quot;}, {&quot;given&quot;: &quot;Masayoshi&quot;, &quot;suffix&quot;: &quot;&quot;, &quot;family&quot;: &quot;Itoh&quot;, &quot;dropping-particle&quot;: &quot;&quot;, &quot;parse-names&quot;: false, &quot;non-dropping-particle&quot;: &quot;&quot;}, {&quot;given&quot;: &quot;Tsugumi&quot;, &quot;suffix&quot;: &quot;&quot;, &quot;family&quot;: &quot;Kawashima&quot;, &quot;dropping-particle&quot;: &quot;&quot;, &quot;parse-names&quot;: false, &quot;non-dropping-particle&quot;: &quot;&quot;}, {&quot;given&quot;: &quot;Miki&quot;, &quot;suffix&quot;: &quot;&quot;, &quot;family&quot;: &quot;Kojima&quot;, &quot;dropping-particle&quot;: &quot;&quot;, &quot;parse-names&quot;: false, &quot;non-dropping-particle&quot;: &quot;&quot;}, {&quot;given&quot;: &quot;Naoto&quot;, &quot;suffix&quot;: &quot;&quot;, &quot;family&quot;: &quot;Kondo&quot;, &quot;dropping-particle&quot;: &quot;&quot;, &quot;parse-names&quot;: false, &quot;non-dropping-particle&quot;: &quot;&quot;}, {&quot;given&quot;: &quot;Marina&quot;, &quot;suffix&quot;: &quot;&quot;, &quot;family&quot;: &quot;Lizio&quot;, &quot;dropping-particle&quot;: &quot;&quot;, &quot;parse-names&quot;: false, &quot;non-dropping-particle&quot;: &quot;&quot;}, {&quot;given&quot;: &quot;Terrence F&quot;, &quot;suffix&quot;: &quot;&quot;, &quot;family&quot;: &quot;Meehan&quot;, &quot;dropping-particle&quot;: &quot;&quot;, &quot;parse-names&quot;: false, &quot;non-dropping-particle&quot;: &quot;&quot;}, {&quot;given&quot;: &quot;Christopher J&quot;, &quot;suffix&quot;: &quot;&quot;, &quot;family&quot;: &quot;Mungall&quot;, &quot;dropping-particle&quot;: &quot;&quot;, &quot;parse-names&quot;: false, &quot;non-dropping-particle&quot;: &quot;&quot;}, {&quot;given&quot;: &quot;Mitsuyoshi&quot;, &quot;suffix&quot;: &quot;&quot;, &quot;family&quot;: &quot;Murata&quot;, &quot;dropping-particle&quot;: &quot;&quot;, &quot;parse-names&quot;: false, &quot;non-dropping-particle&quot;: &quot;&quot;}, {&quot;given&quot;: &quot;Hiromi&quot;, &quot;suffix&quot;: &quot;&quot;, &quot;family&quot;: &quot;Nishiyori-Sueki&quot;, &quot;dropping-particle&quot;: &quot;&quot;, &quot;parse-names&quot;: false, &quot;non-dropping-particle&quot;: &quot;&quot;}, {&quot;given&quot;: &quot;Serkan&quot;, &quot;suffix&quot;: &quot;&quot;, &quot;family&quot;: &quot;Sahin&quot;, &quot;dropping-particle&quot;: &quot;&quot;, &quot;parse-names&quot;: false, &quot;non-dropping-particle&quot;: &quot;&quot;}, {&quot;given&quot;: &quot;Sayaka&quot;, &quot;suffix&quot;: &quot;&quot;, &quot;family&quot;: &quot;Nagao-Sato&quot;, &quot;dropping-particle&quot;: &quot;&quot;, &quot;parse-names&quot;: false, &quot;non-dropping-particle&quot;: &quot;&quot;}, {&quot;given&quot;: &quot;Jessica&quot;, &quot;suffix&quot;: &quot;&quot;, &quot;family&quot;: &quot;Severin&quot;, &quot;dropping-particle&quot;: &quot;&quot;, &quot;parse-names&quot;: false, &quot;non-dropping-particle&quot;: &quot;&quot;}, {&quot;given&quot;: &quot;Michiel J L&quot;, &quot;suffix&quot;: &quot;&quot;, &quot;family&quot;: &quot;Hoon&quot;, &quot;dropping-particle&quot;: &quot;&quot;, &quot;parse-names&quot;: false, &quot;non-dropping-particle&quot;: &quot;de&quot;}, {&quot;given&quot;: &quot;Jun&quot;, &quot;suffix&quot;: &quot;&quot;, &quot;family&quot;: &quot;Kawai&quot;, &quot;dropping-particle&quot;: &quot;&quot;, &quot;parse-names&quot;: false, &quot;non-dropping-particle&quot;: &quot;&quot;}, {&quot;given&quot;: &quot;Takeya&quot;, &quot;suffix&quot;: &quot;&quot;, &quot;family&quot;: &quot;Kasukawa&quot;, &quot;dropping-particle&quot;: &quot;&quot;, &quot;parse-names&quot;: false, &quot;non-dropping-particle&quot;: &quot;&quot;}, {&quot;given&quot;: &quot;Timo&quot;, &quot;suffix&quot;: &quot;&quot;, &quot;family&quot;: &quot;Lassmann&quot;, &quot;dropping-particle&quot;: &quot;&quot;, &quot;parse-names&quot;: false, &quot;non-dropping-particle&quot;: &quot;&quot;}, {&quot;given&quot;: &quot;Harukazu&quot;, &quot;suffix&quot;: &quot;&quot;, &quot;family&quot;: &quot;Suzuki&quot;, &quot;dropping-particle&quot;: &quot;&quot;, &quot;parse-names&quot;: false, &quot;non-dropping-particle&quot;: &quot;&quot;}, {&quot;given&quot;: &quot;Hideya&quot;, &quot;suffix&quot;: &quot;&quot;, &quot;family&quot;: &quot;Kawaji&quot;, &quot;dropping-particle&quot;: &quot;&quot;, &quot;parse-names&quot;: false, &quot;non-dropping-particle&quot;: &quot;&quot;}, {&quot;given&quot;: &quot;Kim M&quot;, &quot;suffix&quot;: &quot;&quot;, &quot;family&quot;: &quot;Summers&quot;, &quot;dropping-particle&quot;: &quot;&quot;, &quot;parse-names&quot;: false, &quot;non-dropping-particle&quot;: &quot;&quot;}, {&quot;given&quot;: &quot;Christine&quot;, &quot;suffix&quot;: &quot;&quot;, &quot;family&quot;: &quot;Wells&quot;, &quot;dropping-particle&quot;: &quot;&quot;, &quot;parse-names&quot;: false, &quot;non-dropping-particle&quot;: &quot;&quot;}, {&quot;given&quot;: &quot;&quot;, &quot;suffix&quot;: &quot;&quot;, &quot;family&quot;: &quot;FANTOM Consortium&quot;, &quot;dropping-particle&quot;: &quot;&quot;, &quot;parse-names&quot;: false, &quot;non-dropping-particle&quot;: &quot;&quot;}, {&quot;given&quot;: &quot;David A&quot;, &quot;suffix&quot;: &quot;&quot;, &quot;family&quot;: &quot;Hume&quot;, &quot;dropping-particle&quot;: &quot;&quot;, &quot;parse-names&quot;: false, &quot;non-dropping-particle&quot;: &quot;&quot;}, {&quot;given&quot;: &quot;Alistair R R&quot;, &quot;suffix&quot;: &quot;&quot;, &quot;family&quot;: &quot;Forrest&quot;, &quot;dropping-particle&quot;: &quot;&quot;, &quot;parse-names&quot;: false, &quot;non-dropping-particle&quot;: &quot;&quot;}, {&quot;given&quot;: &quot;Albin&quot;, &quot;suffix&quot;: &quot;&quot;, &quot;family&quot;: &quot;Sandelin&quot;, &quot;dropping-particle&quot;: &quot;&quot;, &quot;parse-names&quot;: false, &quot;non-dropping-particle&quot;: &quot;&quot;}, {&quot;given&quot;: &quot;Piero&quot;, &quot;suffix&quot;: &quot;&quot;, &quot;family&quot;: &quot;Carninci&quot;, &quot;dropping-particle&quot;: &quot;&quot;, &quot;parse-names&quot;: false, &quot;non-dropping-particle&quot;: &quot;&quot;}, {&quot;given&quot;: &quot;Yoshihide&quot;, &quot;suffix&quot;: &quot;&quot;, &quot;family&quot;: &quot;Hayashizaki&quot;, &quot;dropping-particle&quot;: &quot;&quot;, &quot;parse-names&quot;: false, &quot;non-dropping-particle&quot;: &quot;&quot;}], &quot;title&quot;: &quot;Transcribed enhancers lead waves of coordinated transcription in transitioning mammalian cells.&quot;, &quot;PMID&quot;: &quot;25678556&quot;}}], &quot;properties&quot;: {&quot;noteIndex&quot;: 0}} RNDJQnYxr8F1Q"/><text:span text:style-name="T45">⁠ an</text:span><text:span text:style-name="T46">d</text:span><text:span text:style-name="T45"> the resulting transcripts </text:span><text:span text:style-name="T47">are hypothesized to</text:span><text:span text:style-name="T45"> recruit transcription factors to increase transcriptional activity. </text:span></text:p>
      <text:p text:style-name="P65"><text:span text:style-name="T166">t is still uncertain whether this is achieved by the transcript itself, or the act of transcription, but experiments showed evidences for a trancript-dependent role of eRNAs in the formation of promoter-enhancer loops, as reducing their abundance reduced promoter-enhancer contacts </text:span><text:reference-mark-start text:name="ADDIN CSL_CITATION {&quot;mendeley&quot;: {&quot;plainTextFormattedCitation&quot;: &quot;(Li et al., 2013)&quot;, &quot;previouslyFormattedCitation&quot;: &quot;(Li et al., 2013)&quot;, &quot;formattedCitation&quot;: &quot;(Li et al., 2013)&quot;}, &quot;schema&quot;: &quot;https://github.com/citation-style-language/schema/raw/master/csl-citation.json&quot;, &quot;citationItems&quot;: [{&quot;uris&quot;: [&quot;http://www.mendeley.com/documents/?uuid=40aec50a-073b-4161-b1c1-daf10a759f3d&quot;, &quot;http://www.mendeley.com/documents/?uuid=15a1da97-c27c-40e7-a3a7-d800977c1bd1&quot;], &quot;id&quot;: &quot;ITEM-1&quot;, &quot;itemData&quot;: {&quot;DOI&quot;: &quot;10.1038/nature12210&quot;, &quot;issued&quot;: {&quot;date-parts&quot;: [[&quot;2013&quot;]]}, &quot;type&quot;: &quot;article-journal&quot;, &quot;issue&quot;: &quot;7455&quot;, &quot;ISBN&quot;: &quot;1476-4687 (Electronic)\\n0028-0836 (Linking)&quot;, &quot;volume&quot;: &quot;498&quot;, &quot;id&quot;: &quot;ITEM-1&quot;, &quot;ISSN&quot;: &quot;1476-4687&quot;, &quot;container-title&quot;: &quot;Nature&quot;, &quot;abstract&quot;: &quot;The functional importance of gene enhancers in regulated gene expression is well established. In addition to widespread transcription of long non-coding RNAs (lncRNAs) in mammalian cells, bidirectional ncRNAs are transcribed on enhancers, and are thus referred to as enhancer RNAs (eRNAs). However, it has remained unclear whether these eRNAs are functional or merely a reflection of enhancer activation. Here we report that in human breast cancer cells 17\u03b2-oestradiol (E2)-bound oestrogen receptor \u03b1 (ER-\u03b1) causes a global increase in eRNA transcription on enhancers adjacent to E2-upregulated coding genes. These induced eRNAs, as functional transcripts, seem to exert important roles for the observed ligand-dependent induction of target coding genes, increasing the strength of specific enhancer-promoter looping initiated by ER-\u03b1 binding. Cohesin, present on many ER-\u03b1-regulated enhancers even before ligand treatment, apparently contributes to E2-dependent gene activation, at least in part by stabilizing E2/ER-\u03b1/eRNA-induced enhancer-promoter looping. Our data indicate that eRNAs are likely to have important functions in many regulated programs of gene transcription.&quot;, &quot;page&quot;: &quot;516-20&quot;, &quot;author&quot;: [{&quot;given&quot;: &quot;Wenbo&quot;, &quot;suffix&quot;: &quot;&quot;, &quot;family&quot;: &quot;Li&quot;, &quot;dropping-particle&quot;: &quot;&quot;, &quot;parse-names&quot;: false, &quot;non-dropping-particle&quot;: &quot;&quot;}, {&quot;given&quot;: &quot;Dimple&quot;, &quot;suffix&quot;: &quot;&quot;, &quot;family&quot;: &quot;Notani&quot;, &quot;dropping-particle&quot;: &quot;&quot;, &quot;parse-names&quot;: false, &quot;non-dropping-particle&quot;: &quot;&quot;}, {&quot;given&quot;: &quot;Qi&quot;, &quot;suffix&quot;: &quot;&quot;, &quot;family&quot;: &quot;Ma&quot;, &quot;dropping-particle&quot;: &quot;&quot;, &quot;parse-names&quot;: false, &quot;non-dropping-particle&quot;: &quot;&quot;}, {&quot;given&quot;: &quot;Bogdan&quot;, &quot;suffix&quot;: &quot;&quot;, &quot;family&quot;: &quot;Tanasa&quot;, &quot;dropping-particle&quot;: &quot;&quot;, &quot;parse-names&quot;: false, &quot;non-dropping-particle&quot;: &quot;&quot;}, {&quot;given&quot;: &quot;Esperanza&quot;, &quot;suffix&quot;: &quot;&quot;, &quot;family&quot;: &quot;Nunez&quot;, &quot;dropping-particle&quot;: &quot;&quot;, &quot;parse-names&quot;: false, &quot;non-dropping-particle&quot;: &quot;&quot;}, {&quot;given&quot;: &quot;Aaron Yun&quot;, &quot;suffix&quot;: &quot;&quot;, &quot;family&quot;: &quot;Chen&quot;, &quot;dropping-particle&quot;: &quot;&quot;, &quot;parse-names&quot;: false, &quot;non-dropping-particle&quot;: &quot;&quot;}, {&quot;given&quot;: &quot;Daria&quot;, &quot;suffix&quot;: &quot;&quot;, &quot;family&quot;: &quot;Merkurjev&quot;, &quot;dropping-particle&quot;: &quot;&quot;, &quot;parse-names&quot;: false, &quot;non-dropping-particle&quot;: &quot;&quot;}, {&quot;given&quot;: &quot;Jie&quot;, &quot;suffix&quot;: &quot;&quot;, &quot;family&quot;: &quot;Zhang&quot;, &quot;dropping-particle&quot;: &quot;&quot;, &quot;parse-names&quot;: false, &quot;non-dropping-particle&quot;: &quot;&quot;}, {&quot;given&quot;: &quot;Kenneth&quot;, &quot;suffix&quot;: &quot;&quot;, &quot;family&quot;: &quot;Ohgi&quot;, &quot;dropping-particle&quot;: &quot;&quot;, &quot;parse-names&quot;: false, &quot;non-dropping-particle&quot;: &quot;&quot;}, {&quot;given&quot;: &quot;Xiaoyuan&quot;, &quot;suffix&quot;: &quot;&quot;, &quot;family&quot;: &quot;Song&quot;, &quot;dropping-particle&quot;: &quot;&quot;, &quot;parse-names&quot;: false, &quot;non-dropping-particle&quot;: &quot;&quot;}, {&quot;given&quot;: &quot;Soohwan&quot;, &quot;suffix&quot;: &quot;&quot;, &quot;family&quot;: &quot;Oh&quot;, &quot;dropping-particle&quot;: &quot;&quot;, &quot;parse-names&quot;: false, &quot;non-dropping-particle&quot;: &quot;&quot;}, {&quot;given&quot;: &quot;Hong-Sook&quot;, &quot;suffix&quot;: &quot;&quot;, &quot;family&quot;: &quot;Kim&quot;, &quot;dropping-particle&quot;: &quot;&quot;, &quot;parse-names&quot;: false, &quot;non-dropping-particle&quot;: &quot;&quot;}, {&quot;given&quot;: &quot;Christopher K&quot;, &quot;suffix&quot;: &quot;&quot;, &quot;family&quot;: &quot;Glass&quot;, &quot;dropping-particle&quot;: &quot;&quot;, &quot;parse-names&quot;: false, &quot;non-dropping-particle&quot;: &quot;&quot;}, {&quot;given&quot;: &quot;Michael G&quot;, &quot;suffix&quot;: &quot;&quot;, &quot;family&quot;: &quot;Rosenfeld&quot;, &quot;dropping-particle&quot;: &quot;&quot;, &quot;parse-names&quot;: false, &quot;non-dropping-particle&quot;: &quot;&quot;}], &quot;title&quot;: &quot;Functional roles of enhancer RNAs for oestrogen-dependent transcriptional activation.&quot;, &quot;PMID&quot;: &quot;23728302&quot;}}], &quot;properties&quot;: {&quot;noteIndex&quot;: 0}} RNDT7X29QBNpl"/><text:span text:style-name="T65">(Li et al., 2013)</text:span><text:reference-mark-end text:name="ADDIN CSL_CITATION {&quot;mendeley&quot;: {&quot;plainTextFormattedCitation&quot;: &quot;(Li et al., 2013)&quot;, &quot;previouslyFormattedCitation&quot;: &quot;(Li et al., 2013)&quot;, &quot;formattedCitation&quot;: &quot;(Li et al., 2013)&quot;}, &quot;schema&quot;: &quot;https://github.com/citation-style-language/schema/raw/master/csl-citation.json&quot;, &quot;citationItems&quot;: [{&quot;uris&quot;: [&quot;http://www.mendeley.com/documents/?uuid=40aec50a-073b-4161-b1c1-daf10a759f3d&quot;, &quot;http://www.mendeley.com/documents/?uuid=15a1da97-c27c-40e7-a3a7-d800977c1bd1&quot;], &quot;id&quot;: &quot;ITEM-1&quot;, &quot;itemData&quot;: {&quot;DOI&quot;: &quot;10.1038/nature12210&quot;, &quot;issued&quot;: {&quot;date-parts&quot;: [[&quot;2013&quot;]]}, &quot;type&quot;: &quot;article-journal&quot;, &quot;issue&quot;: &quot;7455&quot;, &quot;ISBN&quot;: &quot;1476-4687 (Electronic)\\n0028-0836 (Linking)&quot;, &quot;volume&quot;: &quot;498&quot;, &quot;id&quot;: &quot;ITEM-1&quot;, &quot;ISSN&quot;: &quot;1476-4687&quot;, &quot;container-title&quot;: &quot;Nature&quot;, &quot;abstract&quot;: &quot;The functional importance of gene enhancers in regulated gene expression is well established. In addition to widespread transcription of long non-coding RNAs (lncRNAs) in mammalian cells, bidirectional ncRNAs are transcribed on enhancers, and are thus referred to as enhancer RNAs (eRNAs). However, it has remained unclear whether these eRNAs are functional or merely a reflection of enhancer activation. Here we report that in human breast cancer cells 17\u03b2-oestradiol (E2)-bound oestrogen receptor \u03b1 (ER-\u03b1) causes a global increase in eRNA transcription on enhancers adjacent to E2-upregulated coding genes. These induced eRNAs, as functional transcripts, seem to exert important roles for the observed ligand-dependent induction of target coding genes, increasing the strength of specific enhancer-promoter looping initiated by ER-\u03b1 binding. Cohesin, present on many ER-\u03b1-regulated enhancers even before ligand treatment, apparently contributes to E2-dependent gene activation, at least in part by stabilizing E2/ER-\u03b1/eRNA-induced enhancer-promoter looping. Our data indicate that eRNAs are likely to have important functions in many regulated programs of gene transcription.&quot;, &quot;page&quot;: &quot;516-20&quot;, &quot;author&quot;: [{&quot;given&quot;: &quot;Wenbo&quot;, &quot;suffix&quot;: &quot;&quot;, &quot;family&quot;: &quot;Li&quot;, &quot;dropping-particle&quot;: &quot;&quot;, &quot;parse-names&quot;: false, &quot;non-dropping-particle&quot;: &quot;&quot;}, {&quot;given&quot;: &quot;Dimple&quot;, &quot;suffix&quot;: &quot;&quot;, &quot;family&quot;: &quot;Notani&quot;, &quot;dropping-particle&quot;: &quot;&quot;, &quot;parse-names&quot;: false, &quot;non-dropping-particle&quot;: &quot;&quot;}, {&quot;given&quot;: &quot;Qi&quot;, &quot;suffix&quot;: &quot;&quot;, &quot;family&quot;: &quot;Ma&quot;, &quot;dropping-particle&quot;: &quot;&quot;, &quot;parse-names&quot;: false, &quot;non-dropping-particle&quot;: &quot;&quot;}, {&quot;given&quot;: &quot;Bogdan&quot;, &quot;suffix&quot;: &quot;&quot;, &quot;family&quot;: &quot;Tanasa&quot;, &quot;dropping-particle&quot;: &quot;&quot;, &quot;parse-names&quot;: false, &quot;non-dropping-particle&quot;: &quot;&quot;}, {&quot;given&quot;: &quot;Esperanza&quot;, &quot;suffix&quot;: &quot;&quot;, &quot;family&quot;: &quot;Nunez&quot;, &quot;dropping-particle&quot;: &quot;&quot;, &quot;parse-names&quot;: false, &quot;non-dropping-particle&quot;: &quot;&quot;}, {&quot;given&quot;: &quot;Aaron Yun&quot;, &quot;suffix&quot;: &quot;&quot;, &quot;family&quot;: &quot;Chen&quot;, &quot;dropping-particle&quot;: &quot;&quot;, &quot;parse-names&quot;: false, &quot;non-dropping-particle&quot;: &quot;&quot;}, {&quot;given&quot;: &quot;Daria&quot;, &quot;suffix&quot;: &quot;&quot;, &quot;family&quot;: &quot;Merkurjev&quot;, &quot;dropping-particle&quot;: &quot;&quot;, &quot;parse-names&quot;: false, &quot;non-dropping-particle&quot;: &quot;&quot;}, {&quot;given&quot;: &quot;Jie&quot;, &quot;suffix&quot;: &quot;&quot;, &quot;family&quot;: &quot;Zhang&quot;, &quot;dropping-particle&quot;: &quot;&quot;, &quot;parse-names&quot;: false, &quot;non-dropping-particle&quot;: &quot;&quot;}, {&quot;given&quot;: &quot;Kenneth&quot;, &quot;suffix&quot;: &quot;&quot;, &quot;family&quot;: &quot;Ohgi&quot;, &quot;dropping-particle&quot;: &quot;&quot;, &quot;parse-names&quot;: false, &quot;non-dropping-particle&quot;: &quot;&quot;}, {&quot;given&quot;: &quot;Xiaoyuan&quot;, &quot;suffix&quot;: &quot;&quot;, &quot;family&quot;: &quot;Song&quot;, &quot;dropping-particle&quot;: &quot;&quot;, &quot;parse-names&quot;: false, &quot;non-dropping-particle&quot;: &quot;&quot;}, {&quot;given&quot;: &quot;Soohwan&quot;, &quot;suffix&quot;: &quot;&quot;, &quot;family&quot;: &quot;Oh&quot;, &quot;dropping-particle&quot;: &quot;&quot;, &quot;parse-names&quot;: false, &quot;non-dropping-particle&quot;: &quot;&quot;}, {&quot;given&quot;: &quot;Hong-Sook&quot;, &quot;suffix&quot;: &quot;&quot;, &quot;family&quot;: &quot;Kim&quot;, &quot;dropping-particle&quot;: &quot;&quot;, &quot;parse-names&quot;: false, &quot;non-dropping-particle&quot;: &quot;&quot;}, {&quot;given&quot;: &quot;Christopher K&quot;, &quot;suffix&quot;: &quot;&quot;, &quot;family&quot;: &quot;Glass&quot;, &quot;dropping-particle&quot;: &quot;&quot;, &quot;parse-names&quot;: false, &quot;non-dropping-particle&quot;: &quot;&quot;}, {&quot;given&quot;: &quot;Michael G&quot;, &quot;suffix&quot;: &quot;&quot;, &quot;family&quot;: &quot;Rosenfeld&quot;, &quot;dropping-particle&quot;: &quot;&quot;, &quot;parse-names&quot;: false, &quot;non-dropping-particle&quot;: &quot;&quot;}], &quot;title&quot;: &quot;Functional roles of enhancer RNAs for oestrogen-dependent transcriptional activation.&quot;, &quot;PMID&quot;: &quot;23728302&quot;}}], &quot;properties&quot;: {&quot;noteIndex&quot;: 0}} RNDT7X29QBNpl"/><text:span text:style-name="T166">⁠. </text:span></text:p>
      <text:p text:style-name="P60"/>
      <text:p text:style-name="Standard"/>
      <text:p text:style-name="P4"><text:span text:style-name="T97">5</text:span>. Materials and methods:</text:p>
      <text:p text:style-name="P4"/>
      <text:p text:style-name="P42">Unless stated otherwise, all statistical tests were performed using R 3.3.1 <text:reference-mark-start text:name="ADDIN CSL_CITATION {&quot;mendeley&quot;: {&quot;plainTextFormattedCitation&quot;: &quot;(R Core Team, 2016)&quot;, &quot;previouslyFormattedCitation&quot;: &quot;(R Core Team, 2016)&quot;, &quot;formattedCitation&quot;: &quot;(R Core Team, 2016)&quot;}, &quot;schema&quot;: &quot;https://github.com/citation-style-language/schema/raw/master/csl-citation.json&quot;, &quot;citationItems&quot;: [{&quot;uris&quot;: [&quot;http://www.mendeley.com/documents/?uuid=b04053ad-9904-47e6-ba1a-38d2f601dbce&quot;, &quot;http://www.mendeley.com/documents/?uuid=2e3ec454-bbd1-4be1-96be-11c572735791&quot;], &quot;id&quot;: &quot;ITEM-1&quot;, &quot;itemData&quot;: {&quot;genre&quot;: &quot;manual&quot;, &quot;publisher-place&quot;: &quot;Vienna, Austria&quot;, &quot;issued&quot;: {&quot;date-parts&quot;: [[&quot;2016&quot;]]}, &quot;type&quot;: &quot;article&quot;, &quot;author&quot;: [{&quot;given&quot;: &quot;&quot;, &quot;suffix&quot;: &quot;&quot;, &quot;family&quot;: &quot;R Core Team&quot;, &quot;dropping-particle&quot;: &quot;&quot;, &quot;parse-names&quot;: false, &quot;non-dropping-particle&quot;: &quot;&quot;}], &quot;title&quot;: &quot;R: A Language and Environment for Statistical Computing&quot;, &quot;id&quot;: &quot;ITEM-1&quot;}}], &quot;properties&quot;: {&quot;noteIndex&quot;: 0}} RNDSki7jLTft1"/><text:span text:style-name="T52">(R Core Team, 2016)</text:span><text:reference-mark-end text:name="ADDIN CSL_CITATION {&quot;mendeley&quot;: {&quot;plainTextFormattedCitation&quot;: &quot;(R Core Team, 2016)&quot;, &quot;previouslyFormattedCitation&quot;: &quot;(R Core Team, 2016)&quot;, &quot;formattedCitation&quot;: &quot;(R Core Team, 2016)&quot;}, &quot;schema&quot;: &quot;https://github.com/citation-style-language/schema/raw/master/csl-citation.json&quot;, &quot;citationItems&quot;: [{&quot;uris&quot;: [&quot;http://www.mendeley.com/documents/?uuid=b04053ad-9904-47e6-ba1a-38d2f601dbce&quot;, &quot;http://www.mendeley.com/documents/?uuid=2e3ec454-bbd1-4be1-96be-11c572735791&quot;], &quot;id&quot;: &quot;ITEM-1&quot;, &quot;itemData&quot;: {&quot;genre&quot;: &quot;manual&quot;, &quot;publisher-place&quot;: &quot;Vienna, Austria&quot;, &quot;issued&quot;: {&quot;date-parts&quot;: [[&quot;2016&quot;]]}, &quot;type&quot;: &quot;article&quot;, &quot;author&quot;: [{&quot;given&quot;: &quot;&quot;, &quot;suffix&quot;: &quot;&quot;, &quot;family&quot;: &quot;R Core Team&quot;, &quot;dropping-particle&quot;: &quot;&quot;, &quot;parse-names&quot;: false, &quot;non-dropping-particle&quot;: &quot;&quot;}], &quot;title&quot;: &quot;R: A Language and Environment for Statistical Computing&quot;, &quot;id&quot;: &quot;ITEM-1&quot;}}], &quot;properties&quot;: {&quot;noteIndex&quot;: 0}} RNDSki7jLTft1"/>⁠. Overlapping of genomic elements were done using either bedtools 2.26 <text:reference-mark-start text:name="ADDIN CSL_CITATION {&quot;mendeley&quot;: {&quot;plainTextFormattedCitation&quot;: &quot;(Quinlan &amp; Hall, 2010)&quot;, &quot;previouslyFormattedCitation&quot;: &quot;(Quinlan &amp; Hall, 2010)&quot;, &quot;formattedCitation&quot;: &quot;(Quinlan &amp; Hall, 2010)&quot;}, &quot;schema&quot;: &quot;https://github.com/citation-style-language/schema/raw/master/csl-citation.json&quot;, &quot;citationItems&quot;: [{&quot;uris&quot;: [&quot;http://www.mendeley.com/documents/?uuid=57f370dc-977c-42f2-9f04-137c49255b64&quot;], &quot;id&quot;: &quot;ITEM-1&quot;, &quot;itemData&quot;: {&quot;DOI&quot;: &quot;10.1093/bioinformatics/btq033&quot;, &quot;issued&quot;: {&quot;date-parts&quot;: [[&quot;2010&quot;]]}, &quot;type&quot;: &quot;article-journal&quot;, &quot;issue&quot;: &quot;6&quot;, &quot;ISBN&quot;: &quot;1367-4811 (Electronic)\\n1367-4803 (Linking)&quot;, &quot;volume&quot;: &quot;26&quot;, &quot;id&quot;: &quot;ITEM-1&quot;, &quot;ISSN&quot;: &quot;13674803&quot;, &quot;container-title&quot;: &quot;Bioinformatics&quot;, &quot;abstract&quot;: &quot;Testing for correlations between different sets of genomic features is a fundamental task in genomics research. However, searching for overlaps between features with existing web-based methods is complicated by the massive datasets that are routinely produced with current sequencing technologies. Fast and flexible tools are therefore required to ask complex questions of these data in an efficient manner.&quot;, &quot;page&quot;: &quot;841-842&quot;, &quot;author&quot;: [{&quot;given&quot;: &quot;Aaron R.&quot;, &quot;suffix&quot;: &quot;&quot;, &quot;family&quot;: &quot;Quinlan&quot;, &quot;dropping-particle&quot;: &quot;&quot;, &quot;parse-names&quot;: false, &quot;non-dropping-particle&quot;: &quot;&quot;}, {&quot;given&quot;: &quot;Ira M.&quot;, &quot;suffix&quot;: &quot;&quot;, &quot;family&quot;: &quot;Hall&quot;, &quot;dropping-particle&quot;: &quot;&quot;, &quot;parse-names&quot;: false, &quot;non-dropping-particle&quot;: &quot;&quot;}], &quot;title&quot;: &quot;BEDTools: A flexible suite of utilities for comparing genomic features&quot;, &quot;PMID&quot;: &quot;20110278&quot;}}], &quot;properties&quot;: {&quot;noteIndex&quot;: 0}} RNDMhQEqpBni9"/><text:span text:style-name="T52">(Quinlan &amp; Hall, 2010)</text:span><text:reference-mark-end text:name="ADDIN CSL_CITATION {&quot;mendeley&quot;: {&quot;plainTextFormattedCitation&quot;: &quot;(Quinlan &amp; Hall, 2010)&quot;, &quot;previouslyFormattedCitation&quot;: &quot;(Quinlan &amp; Hall, 2010)&quot;, &quot;formattedCitation&quot;: &quot;(Quinlan &amp; Hall, 2010)&quot;}, &quot;schema&quot;: &quot;https://github.com/citation-style-language/schema/raw/master/csl-citation.json&quot;, &quot;citationItems&quot;: [{&quot;uris&quot;: [&quot;http://www.mendeley.com/documents/?uuid=57f370dc-977c-42f2-9f04-137c49255b64&quot;], &quot;id&quot;: &quot;ITEM-1&quot;, &quot;itemData&quot;: {&quot;DOI&quot;: &quot;10.1093/bioinformatics/btq033&quot;, &quot;issued&quot;: {&quot;date-parts&quot;: [[&quot;2010&quot;]]}, &quot;type&quot;: &quot;article-journal&quot;, &quot;issue&quot;: &quot;6&quot;, &quot;ISBN&quot;: &quot;1367-4811 (Electronic)\\n1367-4803 (Linking)&quot;, &quot;volume&quot;: &quot;26&quot;, &quot;id&quot;: &quot;ITEM-1&quot;, &quot;ISSN&quot;: &quot;13674803&quot;, &quot;container-title&quot;: &quot;Bioinformatics&quot;, &quot;abstract&quot;: &quot;Testing for correlations between different sets of genomic features is a fundamental task in genomics research. However, searching for overlaps between features with existing web-based methods is complicated by the massive datasets that are routinely produced with current sequencing technologies. Fast and flexible tools are therefore required to ask complex questions of these data in an efficient manner.&quot;, &quot;page&quot;: &quot;841-842&quot;, &quot;author&quot;: [{&quot;given&quot;: &quot;Aaron R.&quot;, &quot;suffix&quot;: &quot;&quot;, &quot;family&quot;: &quot;Quinlan&quot;, &quot;dropping-particle&quot;: &quot;&quot;, &quot;parse-names&quot;: false, &quot;non-dropping-particle&quot;: &quot;&quot;}, {&quot;given&quot;: &quot;Ira M.&quot;, &quot;suffix&quot;: &quot;&quot;, &quot;family&quot;: &quot;Hall&quot;, &quot;dropping-particle&quot;: &quot;&quot;, &quot;parse-names&quot;: false, &quot;non-dropping-particle&quot;: &quot;&quot;}], &quot;title&quot;: &quot;BEDTools: A flexible suite of utilities for comparing genomic features&quot;, &quot;PMID&quot;: &quot;20110278&quot;}}], &quot;properties&quot;: {&quot;noteIndex&quot;: 0}} RNDMhQEqpBni9"/>⁠or the “intervals” package <text:reference-mark-start text:name="ADDIN CSL_CITATION {&quot;mendeley&quot;: {&quot;plainTextFormattedCitation&quot;: &quot;(Bourgon, 2015)&quot;, &quot;previouslyFormattedCitation&quot;: &quot;(Bourgon, 2015)&quot;, &quot;formattedCitation&quot;: &quot;(Bourgon, 2015)&quot;}, &quot;schema&quot;: &quot;https://github.com/citation-style-language/schema/raw/master/csl-citation.json&quot;, &quot;citationItems&quot;: [{&quot;uris&quot;: [&quot;http://www.mendeley.com/documents/?uuid=10355d19-7773-4ae8-938a-41f484afd097&quot;], &quot;id&quot;: &quot;ITEM-1&quot;, &quot;itemData&quot;: {&quot;genre&quot;: &quot;manual&quot;, &quot;note&quot;: &quot;R package version 0.15.1&quot;, &quot;issued&quot;: {&quot;date-parts&quot;: [[&quot;2015&quot;]]}, &quot;type&quot;: &quot;article&quot;, &quot;author&quot;: [{&quot;given&quot;: &quot;Richard&quot;, &quot;suffix&quot;: &quot;&quot;, &quot;family&quot;: &quot;Bourgon&quot;, &quot;dropping-particle&quot;: &quot;&quot;, &quot;parse-names&quot;: false, &quot;non-dropping-particle&quot;: &quot;&quot;}], &quot;title&quot;: &quot;intervals: Tools for Working with Points and Intervals&quot;, &quot;id&quot;: &quot;ITEM-1&quot;}}], &quot;properties&quot;: {&quot;noteIndex&quot;: 0}} RNDDAQJmDKTDy"/><text:span text:style-name="T52">(Bourgon, 2015)</text:span><text:reference-mark-end text:name="ADDIN CSL_CITATION {&quot;mendeley&quot;: {&quot;plainTextFormattedCitation&quot;: &quot;(Bourgon, 2015)&quot;, &quot;previouslyFormattedCitation&quot;: &quot;(Bourgon, 2015)&quot;, &quot;formattedCitation&quot;: &quot;(Bourgon, 2015)&quot;}, &quot;schema&quot;: &quot;https://github.com/citation-style-language/schema/raw/master/csl-citation.json&quot;, &quot;citationItems&quot;: [{&quot;uris&quot;: [&quot;http://www.mendeley.com/documents/?uuid=10355d19-7773-4ae8-938a-41f484afd097&quot;], &quot;id&quot;: &quot;ITEM-1&quot;, &quot;itemData&quot;: {&quot;genre&quot;: &quot;manual&quot;, &quot;note&quot;: &quot;R package version 0.15.1&quot;, &quot;issued&quot;: {&quot;date-parts&quot;: [[&quot;2015&quot;]]}, &quot;type&quot;: &quot;article&quot;, &quot;author&quot;: [{&quot;given&quot;: &quot;Richard&quot;, &quot;suffix&quot;: &quot;&quot;, &quot;family&quot;: &quot;Bourgon&quot;, &quot;dropping-particle&quot;: &quot;&quot;, &quot;parse-names&quot;: false, &quot;non-dropping-particle&quot;: &quot;&quot;}], &quot;title&quot;: &quot;intervals: Tools for Working with Points and Intervals&quot;, &quot;id&quot;: &quot;ITEM-1&quot;}}], &quot;properties&quot;: {&quot;noteIndex&quot;: 0}} RNDDAQJmDKTDy"/>⁠ in R. Manipulations on Hi-C contact matri<text:span text:style-name="T76">c</text:span>es were performed using the “Matrix” package <text:reference-mark-start text:name="ADDIN CSL_CITATION {&quot;mendeley&quot;: {&quot;plainTextFormattedCitation&quot;: &quot;(Bates &amp; Maechler, 2016)&quot;, &quot;previouslyFormattedCitation&quot;: &quot;(Bates &amp; Maechler, 2016)&quot;, &quot;formattedCitation&quot;: &quot;(Bates &amp; Maechler, 2016)&quot;}, &quot;schema&quot;: &quot;https://github.com/citation-style-language/schema/raw/master/csl-citation.json&quot;, &quot;citationItems&quot;: [{&quot;uris&quot;: [&quot;http://www.mendeley.com/documents/?uuid=8f55a4a4-36d1-401b-9bd5-07ee8f033e68&quot;], &quot;id&quot;: &quot;ITEM-1&quot;, &quot;itemData&quot;: {&quot;genre&quot;: &quot;manual&quot;, &quot;note&quot;: &quot;R package version 1.2-7.1&quot;, &quot;issued&quot;: {&quot;date-parts&quot;: [[&quot;2016&quot;]]}, &quot;type&quot;: &quot;article&quot;, &quot;author&quot;: [{&quot;given&quot;: &quot;Douglas&quot;, &quot;suffix&quot;: &quot;&quot;, &quot;family&quot;: &quot;Bates&quot;, &quot;dropping-particle&quot;: &quot;&quot;, &quot;parse-names&quot;: false, &quot;non-dropping-particle&quot;: &quot;&quot;}, {&quot;given&quot;: &quot;Martin&quot;, &quot;suffix&quot;: &quot;&quot;, &quot;family&quot;: &quot;Maechler&quot;, &quot;dropping-particle&quot;: &quot;&quot;, &quot;parse-names&quot;: false, &quot;non-dropping-particle&quot;: &quot;&quot;}], &quot;title&quot;: &quot;Matrix: Sparse and Dense Matrix Classes and Methods&quot;, &quot;id&quot;: &quot;ITEM-1&quot;}}], &quot;properties&quot;: {&quot;noteIndex&quot;: 0}} RNDCLhNRqeWFY"/><text:span text:style-name="T52">(Bates &amp; Maechler, 2016)</text:span><text:reference-mark-end text:name="ADDIN CSL_CITATION {&quot;mendeley&quot;: {&quot;plainTextFormattedCitation&quot;: &quot;(Bates &amp; Maechler, 2016)&quot;, &quot;previouslyFormattedCitation&quot;: &quot;(Bates &amp; Maechler, 2016)&quot;, &quot;formattedCitation&quot;: &quot;(Bates &amp; Maechler, 2016)&quot;}, &quot;schema&quot;: &quot;https://github.com/citation-style-language/schema/raw/master/csl-citation.json&quot;, &quot;citationItems&quot;: [{&quot;uris&quot;: [&quot;http://www.mendeley.com/documents/?uuid=8f55a4a4-36d1-401b-9bd5-07ee8f033e68&quot;], &quot;id&quot;: &quot;ITEM-1&quot;, &quot;itemData&quot;: {&quot;genre&quot;: &quot;manual&quot;, &quot;note&quot;: &quot;R package version 1.2-7.1&quot;, &quot;issued&quot;: {&quot;date-parts&quot;: [[&quot;2016&quot;]]}, &quot;type&quot;: &quot;article&quot;, &quot;author&quot;: [{&quot;given&quot;: &quot;Douglas&quot;, &quot;suffix&quot;: &quot;&quot;, &quot;family&quot;: &quot;Bates&quot;, &quot;dropping-particle&quot;: &quot;&quot;, &quot;parse-names&quot;: false, &quot;non-dropping-particle&quot;: &quot;&quot;}, {&quot;given&quot;: &quot;Martin&quot;, &quot;suffix&quot;: &quot;&quot;, &quot;family&quot;: &quot;Maechler&quot;, &quot;dropping-particle&quot;: &quot;&quot;, &quot;parse-names&quot;: false, &quot;non-dropping-particle&quot;: &quot;&quot;}], &quot;title&quot;: &quot;Matrix: Sparse and Dense Matrix Classes and Methods&quot;, &quot;id&quot;: &quot;ITEM-1&quot;}}], &quot;properties&quot;: {&quot;noteIndex&quot;: 0}} RNDCLhNRqeWFY"/>⁠.</text:p>
      <text:p text:style-name="P42"/>
      <text:p text:style-name="P4"/>
      <text:p text:style-name="P12">Genes</text:p>
      <text:p text:style-name="P19"/>
      <text:p text:style-name="P19">LincRNAs and protein-coding genes used <text:span text:style-name="T77">were retrieved from</text:span> the ENCODE website. The list of genes used in all analyses corresponds to genes expressed in the GM12878 lymphoblastoid cell line. <text:span text:style-name="T104">Subcategories of genes were defined based on overlap between their promoter region, defined as the 1kb region upstream of the transcription start site and regulatory elements available on ENCODE </text:span><text:reference-mark-start text:name="ADDIN CSL_CITATION {&quot;mendeley&quot;: {&quot;plainTextFormattedCitation&quot;: &quot;(ENCODE Project et al., 2012)&quot;, &quot;formattedCitation&quot;: &quot;(ENCODE Project et al., 2012)&quot;}, &quot;schema&quot;: &quot;https://github.com/citation-style-language/schema/raw/master/csl-citation.json&quot;, &quot;citationItems&quot;: [{&quot;uris&quot;: [&quot;http://www.mendeley.com/documents/?uuid=d110aa4f-08b9-44a5-8c96-c3a1bbe609e6&quot;], &quot;id&quot;: &quot;ITEM-1&quot;, &quot;itemData&quot;: {&quot;DOI&quot;: &quot;nature11247 [pii]\\n10.1038/nature11247&quot;, &quot;issued&quot;: {&quot;date-parts&quot;: [[&quot;2012&quot;]]}, &quot;type&quot;: &quot;article-journal&quot;, &quot;issue&quot;: &quot;7414&quot;, &quot;ISBN&quot;: &quot;1476-4687 (Electronic)\\n0028-0836 (Linking)&quot;, &quot;volume&quot;: &quot;489&quot;, &quot;id&quot;: &quot;ITEM-1&quot;, &quot;ISSN&quot;: &quot;1476-4687&quot;, &quot;container-title&quot;: &quot;Nature&quot;, &quot;abstract&quot;: &quot;The human genome encodes the blueprint of life, but the function of the vast majority of its nearly three billion bases is unknown. The Encyclopedia of DNA Elements (ENCODE) project has systematically mapped regions of transcription, transcription factor association, chromatin structure and histone modification. These data enabled us to assign biochemical functions for 80% of the genome, in particular outside of the well-studied protein-coding regions. Many discovered candidate regulatory elements are physically associated with one another and with expressed genes, providing new insights into the mechanisms of gene regulation. The newly identified elements also show a statistical correspondence to sequence variants linked to human disease, and can thereby guide interpretation of this variation. Overall, the project provides new insights into the organization and regulation of our genes and genome, and is an expansive resource of functional annotations for biomedical research.&quot;, &quot;page&quot;: &quot;57-74&quot;, &quot;author&quot;: [{&quot;given&quot;: &quot;&quot;, &quot;suffix&quot;: &quot;&quot;, &quot;family&quot;: &quot;ENCODE Project&quot;, &quot;dropping-particle&quot;: &quot;&quot;, &quot;parse-names&quot;: false, &quot;non-dropping-particle&quot;: &quot;&quot;}, {&quot;given&quot;: &quot;Bradley E&quot;, &quot;suffix&quot;: &quot;&quot;, &quot;family&quot;: &quot;Bernstein&quot;, &quot;dropping-particle&quot;: &quot;&quot;, &quot;parse-names&quot;: false, &quot;non-dropping-particle&quot;: &quot;&quot;}, {&quot;given&quot;: &quot;Ewan&quot;, &quot;suffix&quot;: &quot;&quot;, &quot;family&quot;: &quot;Birney&quot;, &quot;dropping-particle&quot;: &quot;&quot;, &quot;parse-names&quot;: false, &quot;non-dropping-particle&quot;: &quot;&quot;}, {&quot;given&quot;: &quot;Ian&quot;, &quot;suffix&quot;: &quot;&quot;, &quot;family&quot;: &quot;Dunham&quot;, &quot;dropping-particle&quot;: &quot;&quot;, &quot;parse-names&quot;: false, &quot;non-dropping-particle&quot;: &quot;&quot;}, {&quot;given&quot;: &quot;Eric D&quot;, &quot;suffix&quot;: &quot;&quot;, &quot;family&quot;: &quot;Green&quot;, &quot;dropping-particle&quot;: &quot;&quot;, &quot;parse-names&quot;: false, &quot;non-dropping-particle&quot;: &quot;&quot;}, {&quot;given&quot;: &quot;Chris&quot;, &quot;suffix&quot;: &quot;&quot;, &quot;family&quot;: &quot;Gunter&quot;, &quot;dropping-particle&quot;: &quot;&quot;, &quot;parse-names&quot;: false, &quot;non-dropping-particle&quot;: &quot;&quot;}, {&quot;given&quot;: &quot;Michael&quot;, &quot;suffix&quot;: &quot;&quot;, &quot;family&quot;: &quot;Snyder&quot;, &quot;dropping-particle&quot;: &quot;&quot;, &quot;parse-names&quot;: false, &quot;non-dropping-particle&quot;: &quot;&quot;}], &quot;title&quot;: &quot;An integrated encyclopedia of DNA elements in the human genome.&quot;, &quot;PMID&quot;: &quot;22955616&quot;}}], &quot;properties&quot;: {&quot;noteIndex&quot;: 0}} RNDVNFyJih2fK"/><text:span text:style-name="T73">(ENCODE Project et al., 2012)</text:span><text:reference-mark-end text:name="ADDIN CSL_CITATION {&quot;mendeley&quot;: {&quot;plainTextFormattedCitation&quot;: &quot;(ENCODE Project et al., 2012)&quot;, &quot;formattedCitation&quot;: &quot;(ENCODE Project et al., 2012)&quot;}, &quot;schema&quot;: &quot;https://github.com/citation-style-language/schema/raw/master/csl-citation.json&quot;, &quot;citationItems&quot;: [{&quot;uris&quot;: [&quot;http://www.mendeley.com/documents/?uuid=d110aa4f-08b9-44a5-8c96-c3a1bbe609e6&quot;], &quot;id&quot;: &quot;ITEM-1&quot;, &quot;itemData&quot;: {&quot;DOI&quot;: &quot;nature11247 [pii]\\n10.1038/nature11247&quot;, &quot;issued&quot;: {&quot;date-parts&quot;: [[&quot;2012&quot;]]}, &quot;type&quot;: &quot;article-journal&quot;, &quot;issue&quot;: &quot;7414&quot;, &quot;ISBN&quot;: &quot;1476-4687 (Electronic)\\n0028-0836 (Linking)&quot;, &quot;volume&quot;: &quot;489&quot;, &quot;id&quot;: &quot;ITEM-1&quot;, &quot;ISSN&quot;: &quot;1476-4687&quot;, &quot;container-title&quot;: &quot;Nature&quot;, &quot;abstract&quot;: &quot;The human genome encodes the blueprint of life, but the function of the vast majority of its nearly three billion bases is unknown. The Encyclopedia of DNA Elements (ENCODE) project has systematically mapped regions of transcription, transcription factor association, chromatin structure and histone modification. These data enabled us to assign biochemical functions for 80% of the genome, in particular outside of the well-studied protein-coding regions. Many discovered candidate regulatory elements are physically associated with one another and with expressed genes, providing new insights into the mechanisms of gene regulation. The newly identified elements also show a statistical correspondence to sequence variants linked to human disease, and can thereby guide interpretation of this variation. Overall, the project provides new insights into the organization and regulation of our genes and genome, and is an expansive resource of functional annotations for biomedical research.&quot;, &quot;page&quot;: &quot;57-74&quot;, &quot;author&quot;: [{&quot;given&quot;: &quot;&quot;, &quot;suffix&quot;: &quot;&quot;, &quot;family&quot;: &quot;ENCODE Project&quot;, &quot;dropping-particle&quot;: &quot;&quot;, &quot;parse-names&quot;: false, &quot;non-dropping-particle&quot;: &quot;&quot;}, {&quot;given&quot;: &quot;Bradley E&quot;, &quot;suffix&quot;: &quot;&quot;, &quot;family&quot;: &quot;Bernstein&quot;, &quot;dropping-particle&quot;: &quot;&quot;, &quot;parse-names&quot;: false, &quot;non-dropping-particle&quot;: &quot;&quot;}, {&quot;given&quot;: &quot;Ewan&quot;, &quot;suffix&quot;: &quot;&quot;, &quot;family&quot;: &quot;Birney&quot;, &quot;dropping-particle&quot;: &quot;&quot;, &quot;parse-names&quot;: false, &quot;non-dropping-particle&quot;: &quot;&quot;}, {&quot;given&quot;: &quot;Ian&quot;, &quot;suffix&quot;: &quot;&quot;, &quot;family&quot;: &quot;Dunham&quot;, &quot;dropping-particle&quot;: &quot;&quot;, &quot;parse-names&quot;: false, &quot;non-dropping-particle&quot;: &quot;&quot;}, {&quot;given&quot;: &quot;Eric D&quot;, &quot;suffix&quot;: &quot;&quot;, &quot;family&quot;: &quot;Green&quot;, &quot;dropping-particle&quot;: &quot;&quot;, &quot;parse-names&quot;: false, &quot;non-dropping-particle&quot;: &quot;&quot;}, {&quot;given&quot;: &quot;Chris&quot;, &quot;suffix&quot;: &quot;&quot;, &quot;family&quot;: &quot;Gunter&quot;, &quot;dropping-particle&quot;: &quot;&quot;, &quot;parse-names&quot;: false, &quot;non-dropping-particle&quot;: &quot;&quot;}, {&quot;given&quot;: &quot;Michael&quot;, &quot;suffix&quot;: &quot;&quot;, &quot;family&quot;: &quot;Snyder&quot;, &quot;dropping-particle&quot;: &quot;&quot;, &quot;parse-names&quot;: false, &quot;non-dropping-particle&quot;: &quot;&quot;}], &quot;title&quot;: &quot;An integrated encyclopedia of DNA elements in the human genome.&quot;, &quot;PMID&quot;: &quot;22955616&quot;}}], &quot;properties&quot;: {&quot;noteIndex&quot;: 0}} RNDVNFyJih2fK"/><text:span text:style-name="T104">⁠. These regulatory elements are predicted computationally from Chip-seq data by a hidden Markov-model. Only predicted active promoters where considered when using promoters, and all enhancers when considering enhancers. The 2 categories of lincRNAs that are used throughout this report are elincRNAs, defined as overlapping enhancers but no promoters in their promoter region, and other lincRNAs defined as overlapping neither enhancer nor promoters in their promoter region.</text:span></text:p>
      <text:p text:style-name="P20"/>
      <text:p text:style-name="P12"/>
      <text:p text:style-name="P12">TAD definition</text:p>
      <text:p text:style-name="P57"/>
      <text:p text:style-name="P59">The list of TADs used in the computations is based on that from Rao et al <text:span text:style-name="T74">(</text:span>2014<text:span text:style-name="T74">)</text:span>. They called the TADs based on Hi-C data across different human cell lines normalized and processed with their own protocol. Here, all the large TADs that <text:soft-page-break/>completely encompass smaller ones were removed <text:span text:style-name="T178">to </text:span>preserve the signal from the boundaries of the small TADs. <text:span text:style-name="T179">Boundaries from very large TADs would otherwise contain the signal from smaller TADs inside, generating noise.</text:span></text:p>
      <text:p text:style-name="P59"/>
      <text:p text:style-name="P83">Hi-C data and normalization</text:p>
      <text:p text:style-name="P79"/>
      <text:p text:style-name="P79">Contacts were calculated using Hi-C contact matrices from Rao et al (2014). All computations are performed on 5kb resolution matrices <text:span text:style-name="T187">constructed from all read pairs mapping to the genome with a</text:span> MAPQ score of at least 30<text:bookmark text:name="_GoBack"/>. The matrices were normalized using the KR normalization vector provided by the authors <text:span text:style-name="T188">whenever possible</text:span>. SQRTVC (square root vanilla coverage) was used for chromosome 9 of all cell lines, because the KR algorithm did not converge for chromosome 9 of K562 <text:span text:style-name="T189">probably as a result of the high sparsity of the matrix</text:span>. <text:span text:style-name="T188">I chose SQRTVC as a substition for KR as the authors reported this method <text:s/>to yield very close results to KR. </text:span></text:p>
      <text:p text:style-name="P80">The normalization procedure consists in dividing each entry in the contact matrix M by a corresponding value in the normalization vector V:</text:p>
      <text:p text:style-name="P80"/>
      <text:p text:style-name="P80">$M^*_{i,j}=\frac{M_{i,j}}{V_{KR}[\frac{i}{res}]*V_{KR}[\frac{j}{res}]}$</text:p>
      <text:p text:style-name="P80"/>
      <text:p text:style-name="P80">Where $M_{i,j}$ is an entry from the raw matrix and $M^*_{i,j}$ corresponding normalized entry.</text:p>
      <text:p text:style-name="P77"/>
      <text:p text:style-name="P12">TAD boundaries definition</text:p>
      <text:p text:style-name="P58"/>
      <text:p text:style-name="P61">Boundaries are extended from TAD borders towards the interior of TADs using a custom algorithm <text:span text:style-name="T180">(</text:span><text:span text:style-name="T42">Figure 10</text:span><text:span text:style-name="T180">)</text:span>. The method used to define boundaries relies on the assumption that boundaries are insulated regions. In other words, there are few <text:s/>interactions between elements before and after the boundaries. The insulation is measured by sliding a diamond <text:span text:style-name="T183">on every position along </text:span>the <text:span text:style-name="T183">matrix </text:span>diagonal and computing the sum in the diamond at each position. Lower values represent more insulated regions. The size of the diamond has been set to <text:span text:style-name="T181">an arbitrary threshold of </text:span>100kb, <text:span text:style-name="T182">considered reasonable as the median length of filtered TADs is 140kb</text:span>. </text:p>
      <text:p text:style-name="P62">More formally, the algorithm can be described as sliding a diamond of width w <text:s/>along the diagonal of a square matrix M of n dimensions on all positions d between w and n-(w-1). <text:span text:style-name="T184">Those latter limits are set to prevent the diamond from getting out of the matrix. At each position, the sum of all values in the diamond is stored in a vector V. This can be rewritten as: </text:span></text:p>
      <text:p text:style-name="P63"/>
      <text:p text:style-name="P63">$\left\{\begin{matrix}1\leq w\leq \frac{n}{2}+1 \\ \forall d\in\left \{ w , ... , n-\left ( w-1 \right ) \right \}\end{matrix}\right. V_{d}=\sum_{i=d-(w-1)}^{d}\sum_{j=d}^{d+(w-1)}M_{i,j}$</text:p>
      <text:p text:style-name="P61"/>
      <text:p text:style-name="P64">The sums from the diamond are then used to compute boundaries. For all TADs, boundaries are extended inwards from the borders as long as the value of V does not exceed a threshold defined as the <text:span text:style-name="T185">starting </text:span>value <text:span text:style-name="T185">(</text:span>at the border<text:span text:style-name="T185">)</text:span> plus 10% of the maximum value in the TAD <text:span text:style-name="T185">(</text:span><text:span text:style-name="T48">Figure 11</text:span><text:span text:style-name="T185">)</text:span>.</text:p>
      <text:p text:style-name="P64"/>
      <text:p text:style-name="P59"><text:soft-page-break/>TADs were split into 10 bins of 10% their length. This threshold was chosen based on previous findings showing an increase in transcriptional activity at ~10% from the TAD border <text:span text:style-name="T28">(Histogram from summary 3)</text:span>.</text:p>
      <text:p text:style-name="P42"/>
      <text:p text:style-name="P12">Conservation and tissue specificity</text:p>
      <text:p text:style-name="P42"/>
      <text:p text:style-name="P42">The sequence conservation was previously calculated (Tan <text:span text:style-name="T194">et al, under revision</text:span>) <text:span text:style-name="T195">through mammalian and primate evolution </text:span>usin<text:span text:style-name="T191">g phastCons scores </text:span><text:reference-mark-start text:name="ADDIN CSL_CITATION {&quot;mendeley&quot;: {&quot;plainTextFormattedCitation&quot;: &quot;(Siepel et al., 2005)&quot;, &quot;previouslyFormattedCitation&quot;: &quot;(Siepel et al., 2005)&quot;, &quot;formattedCitation&quot;: &quot;(Siepel et al., 2005)&quot;}, &quot;schema&quot;: &quot;https://github.com/citation-style-language/schema/raw/master/csl-citation.json&quot;, &quot;citationItems&quot;: [{&quot;uris&quot;: [&quot;http://www.mendeley.com/documents/?uuid=5c2a3762-3c9e-40b2-8fb4-781c7ece658a&quot;, &quot;http://www.mendeley.com/documents/?uuid=aa962296-6975-4b86-af51-02fcc67411c5&quot;], &quot;id&quot;: &quot;ITEM-1&quot;, &quot;itemData&quot;: {&quot;DOI&quot;: &quot;10.1101/gr.3715005&quot;, &quot;issued&quot;: {&quot;date-parts&quot;: [[&quot;2005&quot;]]}, &quot;type&quot;: &quot;article-journal&quot;, &quot;issue&quot;: &quot;8&quot;, &quot;ISBN&quot;: &quot;1088-9051 (Print)\\n1088-9051 (Linking)&quot;, &quot;volume&quot;: &quot;15&quot;, &quot;id&quot;: &quot;ITEM-1&quot;, &quot;ISSN&quot;: &quot;10889051&quot;, &quot;container-title&quot;: &quot;Genome Research&quot;, &quot;abstract&quot;: &quot;We have conducted a comprehensive search for conserved elements in vertebrate genomes, using genome-wide multiple alignments of five vertebrate species (human, mouse, rat, chicken, and Fugu rubripes). Parallel searches have been performed with multiple alignments of four insect species (three species of Drosophila and Anopheles gambiae), two species of Caenorhabditis, and seven species of Saccharomyces. Conserved elements were identified with a computer program called phastCons, which is based on a two-state phylogenetic hidden Markov model (phylo-HMM). PhastCons works by fitting a phylo-HMM to the data by maximum likelihood, subject to constraints designed to calibrate the model across species groups, and then predicting conserved elements based on this model. The predicted elements cover roughly 3%-8% of the human genome (depending on the details of the calibration procedure) and substantially higher fractions of the more compact Drosophila melanogaster (37%-53%), Caenorhabditis elegans (18%-37%), and Saccharaomyces cerevisiae (47%-68%) genomes. From yeasts to vertebrates, in order of increasing genome size and general biological complexity, increasing fractions of conserved bases are found to lie outside of the exons of known protein-coding genes. In all groups, the most highly conserved elements (HCEs), by log-odds score, are hundreds or thousands of bases long. These elements share certain properties with ultraconserved elements, but they tend to be longer and less perfectly conserved, and they overlap genes of somewhat different functional categories. In vertebrates, HCEs are associated with the 3' UTRs of regulatory genes, stable gene deserts, and megabase-sized regions rich in moderately conserved noncoding sequences. Noncoding HCEs also show strong statistical evidence of an enrichment for RNA secondary structure.&quot;, &quot;page&quot;: &quot;1034-1050&quot;, &quot;author&quot;: [{&quot;given&quot;: &quot;Adam&quot;, &quot;suffix&quot;: &quot;&quot;, &quot;family&quot;: &quot;Siepel&quot;, &quot;dropping-particle&quot;: &quot;&quot;, &quot;parse-names&quot;: false, &quot;non-dropping-particle&quot;: &quot;&quot;}, {&quot;given&quot;: &quot;Gill&quot;, &quot;suffix&quot;: &quot;&quot;, &quot;family&quot;: &quot;Bejerano&quot;, &quot;dropping-particle&quot;: &quot;&quot;, &quot;parse-names&quot;: false, &quot;non-dropping-particle&quot;: &quot;&quot;}, {&quot;given&quot;: &quot;Jakob S.&quot;, &quot;suffix&quot;: &quot;&quot;, &quot;family&quot;: &quot;Pedersen&quot;, &quot;dropping-particle&quot;: &quot;&quot;, &quot;parse-names&quot;: false, &quot;non-dropping-particle&quot;: &quot;&quot;}, {&quot;given&quot;: &quot;Angie S.&quot;, &quot;suffix&quot;: &quot;&quot;, &quot;family&quot;: &quot;Hinrichs&quot;, &quot;dropping-particle&quot;: &quot;&quot;, &quot;parse-names&quot;: false, &quot;non-dropping-particle&quot;: &quot;&quot;}, {&quot;given&quot;: &quot;Minmei&quot;, &quot;suffix&quot;: &quot;&quot;, &quot;family&quot;: &quot;Hou&quot;, &quot;dropping-particle&quot;: &quot;&quot;, &quot;parse-names&quot;: false, &quot;non-dropping-particle&quot;: &quot;&quot;}, {&quot;given&quot;: &quot;Kate&quot;, &quot;suffix&quot;: &quot;&quot;, &quot;family&quot;: &quot;Rosenbloom&quot;, &quot;dropping-particle&quot;: &quot;&quot;, &quot;parse-names&quot;: false, &quot;non-dropping-particle&quot;: &quot;&quot;}, {&quot;given&quot;: &quot;Hiram&quot;, &quot;suffix&quot;: &quot;&quot;, &quot;family&quot;: &quot;Clawson&quot;, &quot;dropping-particle&quot;: &quot;&quot;, &quot;parse-names&quot;: false, &quot;non-dropping-particle&quot;: &quot;&quot;}, {&quot;given&quot;: &quot;John&quot;, &quot;suffix&quot;: &quot;&quot;, &quot;family&quot;: &quot;Spieth&quot;, &quot;dropping-particle&quot;: &quot;&quot;, &quot;parse-names&quot;: false, &quot;non-dropping-particle&quot;: &quot;&quot;}, {&quot;given&quot;: &quot;LaDeana W.&quot;, &quot;suffix&quot;: &quot;&quot;, &quot;family&quot;: &quot;Hillier&quot;, &quot;dropping-particle&quot;: &quot;&quot;, &quot;parse-names&quot;: false, &quot;non-dropping-particle&quot;: &quot;&quot;}, {&quot;given&quot;: &quot;Stephen&quot;, &quot;suffix&quot;: &quot;&quot;, &quot;family&quot;: &quot;Richards&quot;, &quot;dropping-particle&quot;: &quot;&quot;, &quot;parse-names&quot;: false, &quot;non-dropping-particle&quot;: &quot;&quot;}, {&quot;given&quot;: &quot;George M.&quot;, &quot;suffix&quot;: &quot;&quot;, &quot;family&quot;: &quot;Weinstock&quot;, &quot;dropping-particle&quot;: &quot;&quot;, &quot;parse-names&quot;: false, &quot;non-dropping-particle&quot;: &quot;&quot;}, {&quot;given&quot;: &quot;Richard K.&quot;, &quot;suffix&quot;: &quot;&quot;, &quot;family&quot;: &quot;Wilson&quot;, &quot;dropping-particle&quot;: &quot;&quot;, &quot;parse-names&quot;: false, &quot;non-dropping-particle&quot;: &quot;&quot;}, {&quot;given&quot;: &quot;Richard A.&quot;, &quot;suffix&quot;: &quot;&quot;, &quot;family&quot;: &quot;Gibbs&quot;, &quot;dropping-particle&quot;: &quot;&quot;, &quot;parse-names&quot;: false, &quot;non-dropping-particle&quot;: &quot;&quot;}, {&quot;given&quot;: &quot;W. James&quot;, &quot;suffix&quot;: &quot;&quot;, &quot;family&quot;: &quot;Kent&quot;, &quot;dropping-particle&quot;: &quot;&quot;, &quot;parse-names&quot;: false, &quot;non-dropping-particle&quot;: &quot;&quot;}, {&quot;given&quot;: &quot;Webb&quot;, &quot;suffix&quot;: &quot;&quot;, &quot;family&quot;: &quot;Miller&quot;, &quot;dropping-particle&quot;: &quot;&quot;, &quot;parse-names&quot;: false, &quot;non-dropping-particle&quot;: &quot;&quot;}, {&quot;given&quot;: &quot;David&quot;, &quot;suffix&quot;: &quot;&quot;, &quot;family&quot;: &quot;Haussler&quot;, &quot;dropping-particle&quot;: &quot;&quot;, &quot;parse-names&quot;: false, &quot;non-dropping-particle&quot;: &quot;&quot;}], &quot;title&quot;: &quot;Evolutionarily conserved elements in vertebrate, insect, worm, and yeast genomes&quot;, &quot;PMID&quot;: &quot;16024819&quot;}}], &quot;properties&quot;: {&quot;noteIndex&quot;: 0}} RNDnkjs6883y2"/><text:span text:style-name="T190">(Siepel et al., 2005)</text:span><text:reference-mark-end text:name="ADDIN CSL_CITATION {&quot;mendeley&quot;: {&quot;plainTextFormattedCitation&quot;: &quot;(Siepel et al., 2005)&quot;, &quot;previouslyFormattedCitation&quot;: &quot;(Siepel et al., 2005)&quot;, &quot;formattedCitation&quot;: &quot;(Siepel et al., 2005)&quot;}, &quot;schema&quot;: &quot;https://github.com/citation-style-language/schema/raw/master/csl-citation.json&quot;, &quot;citationItems&quot;: [{&quot;uris&quot;: [&quot;http://www.mendeley.com/documents/?uuid=5c2a3762-3c9e-40b2-8fb4-781c7ece658a&quot;, &quot;http://www.mendeley.com/documents/?uuid=aa962296-6975-4b86-af51-02fcc67411c5&quot;], &quot;id&quot;: &quot;ITEM-1&quot;, &quot;itemData&quot;: {&quot;DOI&quot;: &quot;10.1101/gr.3715005&quot;, &quot;issued&quot;: {&quot;date-parts&quot;: [[&quot;2005&quot;]]}, &quot;type&quot;: &quot;article-journal&quot;, &quot;issue&quot;: &quot;8&quot;, &quot;ISBN&quot;: &quot;1088-9051 (Print)\\n1088-9051 (Linking)&quot;, &quot;volume&quot;: &quot;15&quot;, &quot;id&quot;: &quot;ITEM-1&quot;, &quot;ISSN&quot;: &quot;10889051&quot;, &quot;container-title&quot;: &quot;Genome Research&quot;, &quot;abstract&quot;: &quot;We have conducted a comprehensive search for conserved elements in vertebrate genomes, using genome-wide multiple alignments of five vertebrate species (human, mouse, rat, chicken, and Fugu rubripes). Parallel searches have been performed with multiple alignments of four insect species (three species of Drosophila and Anopheles gambiae), two species of Caenorhabditis, and seven species of Saccharomyces. Conserved elements were identified with a computer program called phastCons, which is based on a two-state phylogenetic hidden Markov model (phylo-HMM). PhastCons works by fitting a phylo-HMM to the data by maximum likelihood, subject to constraints designed to calibrate the model across species groups, and then predicting conserved elements based on this model. The predicted elements cover roughly 3%-8% of the human genome (depending on the details of the calibration procedure) and substantially higher fractions of the more compact Drosophila melanogaster (37%-53%), Caenorhabditis elegans (18%-37%), and Saccharaomyces cerevisiae (47%-68%) genomes. From yeasts to vertebrates, in order of increasing genome size and general biological complexity, increasing fractions of conserved bases are found to lie outside of the exons of known protein-coding genes. In all groups, the most highly conserved elements (HCEs), by log-odds score, are hundreds or thousands of bases long. These elements share certain properties with ultraconserved elements, but they tend to be longer and less perfectly conserved, and they overlap genes of somewhat different functional categories. In vertebrates, HCEs are associated with the 3' UTRs of regulatory genes, stable gene deserts, and megabase-sized regions rich in moderately conserved noncoding sequences. Noncoding HCEs also show strong statistical evidence of an enrichment for RNA secondary structure.&quot;, &quot;page&quot;: &quot;1034-1050&quot;, &quot;author&quot;: [{&quot;given&quot;: &quot;Adam&quot;, &quot;suffix&quot;: &quot;&quot;, &quot;family&quot;: &quot;Siepel&quot;, &quot;dropping-particle&quot;: &quot;&quot;, &quot;parse-names&quot;: false, &quot;non-dropping-particle&quot;: &quot;&quot;}, {&quot;given&quot;: &quot;Gill&quot;, &quot;suffix&quot;: &quot;&quot;, &quot;family&quot;: &quot;Bejerano&quot;, &quot;dropping-particle&quot;: &quot;&quot;, &quot;parse-names&quot;: false, &quot;non-dropping-particle&quot;: &quot;&quot;}, {&quot;given&quot;: &quot;Jakob S.&quot;, &quot;suffix&quot;: &quot;&quot;, &quot;family&quot;: &quot;Pedersen&quot;, &quot;dropping-particle&quot;: &quot;&quot;, &quot;parse-names&quot;: false, &quot;non-dropping-particle&quot;: &quot;&quot;}, {&quot;given&quot;: &quot;Angie S.&quot;, &quot;suffix&quot;: &quot;&quot;, &quot;family&quot;: &quot;Hinrichs&quot;, &quot;dropping-particle&quot;: &quot;&quot;, &quot;parse-names&quot;: false, &quot;non-dropping-particle&quot;: &quot;&quot;}, {&quot;given&quot;: &quot;Minmei&quot;, &quot;suffix&quot;: &quot;&quot;, &quot;family&quot;: &quot;Hou&quot;, &quot;dropping-particle&quot;: &quot;&quot;, &quot;parse-names&quot;: false, &quot;non-dropping-particle&quot;: &quot;&quot;}, {&quot;given&quot;: &quot;Kate&quot;, &quot;suffix&quot;: &quot;&quot;, &quot;family&quot;: &quot;Rosenbloom&quot;, &quot;dropping-particle&quot;: &quot;&quot;, &quot;parse-names&quot;: false, &quot;non-dropping-particle&quot;: &quot;&quot;}, {&quot;given&quot;: &quot;Hiram&quot;, &quot;suffix&quot;: &quot;&quot;, &quot;family&quot;: &quot;Clawson&quot;, &quot;dropping-particle&quot;: &quot;&quot;, &quot;parse-names&quot;: false, &quot;non-dropping-particle&quot;: &quot;&quot;}, {&quot;given&quot;: &quot;John&quot;, &quot;suffix&quot;: &quot;&quot;, &quot;family&quot;: &quot;Spieth&quot;, &quot;dropping-particle&quot;: &quot;&quot;, &quot;parse-names&quot;: false, &quot;non-dropping-particle&quot;: &quot;&quot;}, {&quot;given&quot;: &quot;LaDeana W.&quot;, &quot;suffix&quot;: &quot;&quot;, &quot;family&quot;: &quot;Hillier&quot;, &quot;dropping-particle&quot;: &quot;&quot;, &quot;parse-names&quot;: false, &quot;non-dropping-particle&quot;: &quot;&quot;}, {&quot;given&quot;: &quot;Stephen&quot;, &quot;suffix&quot;: &quot;&quot;, &quot;family&quot;: &quot;Richards&quot;, &quot;dropping-particle&quot;: &quot;&quot;, &quot;parse-names&quot;: false, &quot;non-dropping-particle&quot;: &quot;&quot;}, {&quot;given&quot;: &quot;George M.&quot;, &quot;suffix&quot;: &quot;&quot;, &quot;family&quot;: &quot;Weinstock&quot;, &quot;dropping-particle&quot;: &quot;&quot;, &quot;parse-names&quot;: false, &quot;non-dropping-particle&quot;: &quot;&quot;}, {&quot;given&quot;: &quot;Richard K.&quot;, &quot;suffix&quot;: &quot;&quot;, &quot;family&quot;: &quot;Wilson&quot;, &quot;dropping-particle&quot;: &quot;&quot;, &quot;parse-names&quot;: false, &quot;non-dropping-particle&quot;: &quot;&quot;}, {&quot;given&quot;: &quot;Richard A.&quot;, &quot;suffix&quot;: &quot;&quot;, &quot;family&quot;: &quot;Gibbs&quot;, &quot;dropping-particle&quot;: &quot;&quot;, &quot;parse-names&quot;: false, &quot;non-dropping-particle&quot;: &quot;&quot;}, {&quot;given&quot;: &quot;W. James&quot;, &quot;suffix&quot;: &quot;&quot;, &quot;family&quot;: &quot;Kent&quot;, &quot;dropping-particle&quot;: &quot;&quot;, &quot;parse-names&quot;: false, &quot;non-dropping-particle&quot;: &quot;&quot;}, {&quot;given&quot;: &quot;Webb&quot;, &quot;suffix&quot;: &quot;&quot;, &quot;family&quot;: &quot;Miller&quot;, &quot;dropping-particle&quot;: &quot;&quot;, &quot;parse-names&quot;: false, &quot;non-dropping-particle&quot;: &quot;&quot;}, {&quot;given&quot;: &quot;David&quot;, &quot;suffix&quot;: &quot;&quot;, &quot;family&quot;: &quot;Haussler&quot;, &quot;dropping-particle&quot;: &quot;&quot;, &quot;parse-names&quot;: false, &quot;non-dropping-particle&quot;: &quot;&quot;}], &quot;title&quot;: &quot;Evolutionarily conserved elements in vertebrate, insect, worm, and yeast genomes&quot;, &quot;PMID&quot;: &quot;16024819&quot;}}], &quot;properties&quot;: {&quot;noteIndex&quot;: 0}} RNDnkjs6883y2"/>⁠ <text:span text:style-name="T195">and averaged phastCons score were used as a measure of sequence conservation</text:span>. Tissue specificity index (Tau) was computed following the <text:span text:style-name="T78">described in </text:span><text:reference-mark-start text:name="ADDIN CSL_CITATION {&quot;mendeley&quot;: {&quot;previouslyFormattedCitation&quot;: &quot;(Kryuchkova &amp; Robinson-Rechavi, 2015)&quot;, &quot;plainTextFormattedCitation&quot;: &quot;(Kryuchkova &amp; Robinson-Rechavi, 2015)&quot;, &quot;manualFormatting&quot;: &quot;Kryuchkova &amp; Robinson-Rechavi (2015&quot;, &quot;formattedCitation&quot;: &quot;(Kryuchkova &amp; Robinson-Rechavi, 2015)&quot;}, &quot;schema&quot;: &quot;https://github.com/citation-style-language/schema/raw/master/csl-citation.json&quot;, &quot;citationItems&quot;: [{&quot;uris&quot;: [&quot;http://www.mendeley.com/documents/?uuid=5d1680db-73df-49fb-9a8a-8dacdf200219&quot;, &quot;http://www.mendeley.com/documents/?uuid=c845f9c1-bd78-4e7c-8428-3deca401b2f1&quot;], &quot;id&quot;: &quot;ITEM-1&quot;, &quot;itemData&quot;: {&quot;DOI&quot;: &quot;10.1093/bib/bbw008&quot;, &quot;issued&quot;: {&quot;date-parts&quot;: [[&quot;2015&quot;]]}, &quot;type&quot;: &quot;article-journal&quot;, &quot;issue&quot;: &quot;January&quot;, &quot;ISBN&quot;: &quot;10.1101/027755&quot;, &quot;id&quot;: &quot;ITEM-1&quot;, &quot;ISSN&quot;: &quot;1477-4054&quot;, &quot;container-title&quot;: &quot;bioRxiv&quot;, &quot;abstract&quot;: &quot;One of the major properties of genes is their expression pattern. Notably, genes are often classified as tissue-specific or housekeeping. While many different methods of measuring tissue specificity have been proposed and used, there has been no comparison or benchmarking of these methods to our knowledge, and little justification of their use. In this study we compare nine measures of tissue-specificity. Most methods were established for ESTs and microarrays, and several were later adapted to RNA-seq. We analyze their capacity to distinguish gene categories, their robustness to the choice and number of tissues used, and their capture of evolutionary conservation signal.&quot;, &quot;page&quot;: &quot;027755&quot;, &quot;author&quot;: [{&quot;given&quot;: &quot;Nadezda&quot;, &quot;suffix&quot;: &quot;&quot;, &quot;family&quot;: &quot;Kryuchkova&quot;, &quot;dropping-particle&quot;: &quot;&quot;, &quot;parse-names&quot;: false, &quot;non-dropping-particle&quot;: &quot;&quot;}, {&quot;given&quot;: &quot;Marc&quot;, &quot;suffix&quot;: &quot;&quot;, &quot;family&quot;: &quot;Robinson-Rechavi&quot;, &quot;dropping-particle&quot;: &quot;&quot;, &quot;parse-names&quot;: false, &quot;non-dropping-particle&quot;: &quot;&quot;}], &quot;title&quot;: &quot;A benchmark of gene expression tissue-specificity metrics&quot;, &quot;PMID&quot;: &quot;26891983&quot;}}], &quot;properties&quot;: {&quot;noteIndex&quot;: 0}} RNDqk8auPUK3L"/><text:span text:style-name="T54">Kryuchkova &amp; Robinson-Rechavi (2015</text:span><text:reference-mark-end text:name="ADDIN CSL_CITATION {&quot;mendeley&quot;: {&quot;previouslyFormattedCitation&quot;: &quot;(Kryuchkova &amp; Robinson-Rechavi, 2015)&quot;, &quot;plainTextFormattedCitation&quot;: &quot;(Kryuchkova &amp; Robinson-Rechavi, 2015)&quot;, &quot;manualFormatting&quot;: &quot;Kryuchkova &amp; Robinson-Rechavi (2015&quot;, &quot;formattedCitation&quot;: &quot;(Kryuchkova &amp; Robinson-Rechavi, 2015)&quot;}, &quot;schema&quot;: &quot;https://github.com/citation-style-language/schema/raw/master/csl-citation.json&quot;, &quot;citationItems&quot;: [{&quot;uris&quot;: [&quot;http://www.mendeley.com/documents/?uuid=5d1680db-73df-49fb-9a8a-8dacdf200219&quot;, &quot;http://www.mendeley.com/documents/?uuid=c845f9c1-bd78-4e7c-8428-3deca401b2f1&quot;], &quot;id&quot;: &quot;ITEM-1&quot;, &quot;itemData&quot;: {&quot;DOI&quot;: &quot;10.1093/bib/bbw008&quot;, &quot;issued&quot;: {&quot;date-parts&quot;: [[&quot;2015&quot;]]}, &quot;type&quot;: &quot;article-journal&quot;, &quot;issue&quot;: &quot;January&quot;, &quot;ISBN&quot;: &quot;10.1101/027755&quot;, &quot;id&quot;: &quot;ITEM-1&quot;, &quot;ISSN&quot;: &quot;1477-4054&quot;, &quot;container-title&quot;: &quot;bioRxiv&quot;, &quot;abstract&quot;: &quot;One of the major properties of genes is their expression pattern. Notably, genes are often classified as tissue-specific or housekeeping. While many different methods of measuring tissue specificity have been proposed and used, there has been no comparison or benchmarking of these methods to our knowledge, and little justification of their use. In this study we compare nine measures of tissue-specificity. Most methods were established for ESTs and microarrays, and several were later adapted to RNA-seq. We analyze their capacity to distinguish gene categories, their robustness to the choice and number of tissues used, and their capture of evolutionary conservation signal.&quot;, &quot;page&quot;: &quot;027755&quot;, &quot;author&quot;: [{&quot;given&quot;: &quot;Nadezda&quot;, &quot;suffix&quot;: &quot;&quot;, &quot;family&quot;: &quot;Kryuchkova&quot;, &quot;dropping-particle&quot;: &quot;&quot;, &quot;parse-names&quot;: false, &quot;non-dropping-particle&quot;: &quot;&quot;}, {&quot;given&quot;: &quot;Marc&quot;, &quot;suffix&quot;: &quot;&quot;, &quot;family&quot;: &quot;Robinson-Rechavi&quot;, &quot;dropping-particle&quot;: &quot;&quot;, &quot;parse-names&quot;: false, &quot;non-dropping-particle&quot;: &quot;&quot;}], &quot;title&quot;: &quot;A benchmark of gene expression tissue-specificity metrics&quot;, &quot;PMID&quot;: &quot;26891983&quot;}}], &quot;properties&quot;: {&quot;noteIndex&quot;: 0}} RNDqk8auPUK3L"/>⁠<text:span text:style-name="T75">), considering only genes with expression above a cutoff of 0.1</text:span><text:span text:style-name="T193"> </text:span><text:span text:style-name="T192">RPKM</text:span>.</text:p>
      <text:p text:style-name="P42"/>
      <text:p text:style-name="P12">Expression levels</text:p>
      <text:p text:style-name="P12"/>
      <text:p text:style-name="P42"><text:span text:style-name="T137">Processed median expression data for elincRNAs and protein-coding genes in 4 </text:span><text:span text:style-name="T136"><text:s/></text:span><text:span text:style-name="T137">different cell lines </text:span><text:span text:style-name="T138">were calculated by</text:span><text:span text:style-name="T137"> </text:span><text:span text:style-name="T136">Tan et al, under revision. </text:span><text:span text:style-name="T137">The original data comes from ENCODE </text:span><text:reference-mark-start text:name="ADDIN CSL_CITATION {&quot;mendeley&quot;: {&quot;plainTextFormattedCitation&quot;: &quot;(ENCODE Project et al., 2012)&quot;, &quot;previouslyFormattedCitation&quot;: &quot;(ENCODE Project et al., 2012)&quot;, &quot;formattedCitation&quot;: &quot;(ENCODE Project et al., 2012)&quot;}, &quot;schema&quot;: &quot;https://github.com/citation-style-language/schema/raw/master/csl-citation.json&quot;, &quot;citationItems&quot;: [{&quot;uris&quot;: [&quot;http://www.mendeley.com/documents/?uuid=d110aa4f-08b9-44a5-8c96-c3a1bbe609e6&quot;], &quot;id&quot;: &quot;ITEM-1&quot;, &quot;itemData&quot;: {&quot;DOI&quot;: &quot;nature11247 [pii]\\n10.1038/nature11247&quot;, &quot;issued&quot;: {&quot;date-parts&quot;: [[&quot;2012&quot;]]}, &quot;type&quot;: &quot;article-journal&quot;, &quot;issue&quot;: &quot;7414&quot;, &quot;ISBN&quot;: &quot;1476-4687 (Electronic)\\n0028-0836 (Linking)&quot;, &quot;volume&quot;: &quot;489&quot;, &quot;id&quot;: &quot;ITEM-1&quot;, &quot;ISSN&quot;: &quot;1476-4687&quot;, &quot;container-title&quot;: &quot;Nature&quot;, &quot;abstract&quot;: &quot;The human genome encodes the blueprint of life, but the function of the vast majority of its nearly three billion bases is unknown. The Encyclopedia of DNA Elements (ENCODE) project has systematically mapped regions of transcription, transcription factor association, chromatin structure and histone modification. These data enabled us to assign biochemical functions for 80% of the genome, in particular outside of the well-studied protein-coding regions. Many discovered candidate regulatory elements are physically associated with one another and with expressed genes, providing new insights into the mechanisms of gene regulation. The newly identified elements also show a statistical correspondence to sequence variants linked to human disease, and can thereby guide interpretation of this variation. Overall, the project provides new insights into the organization and regulation of our genes and genome, and is an expansive resource of functional annotations for biomedical research.&quot;, &quot;page&quot;: &quot;57-74&quot;, &quot;author&quot;: [{&quot;given&quot;: &quot;&quot;, &quot;suffix&quot;: &quot;&quot;, &quot;family&quot;: &quot;ENCODE Project&quot;, &quot;dropping-particle&quot;: &quot;&quot;, &quot;parse-names&quot;: false, &quot;non-dropping-particle&quot;: &quot;&quot;}, {&quot;given&quot;: &quot;Bradley E&quot;, &quot;suffix&quot;: &quot;&quot;, &quot;family&quot;: &quot;Bernstein&quot;, &quot;dropping-particle&quot;: &quot;&quot;, &quot;parse-names&quot;: false, &quot;non-dropping-particle&quot;: &quot;&quot;}, {&quot;given&quot;: &quot;Ewan&quot;, &quot;suffix&quot;: &quot;&quot;, &quot;family&quot;: &quot;Birney&quot;, &quot;dropping-particle&quot;: &quot;&quot;, &quot;parse-names&quot;: false, &quot;non-dropping-particle&quot;: &quot;&quot;}, {&quot;given&quot;: &quot;Ian&quot;, &quot;suffix&quot;: &quot;&quot;, &quot;family&quot;: &quot;Dunham&quot;, &quot;dropping-particle&quot;: &quot;&quot;, &quot;parse-names&quot;: false, &quot;non-dropping-particle&quot;: &quot;&quot;}, {&quot;given&quot;: &quot;Eric D&quot;, &quot;suffix&quot;: &quot;&quot;, &quot;family&quot;: &quot;Green&quot;, &quot;dropping-particle&quot;: &quot;&quot;, &quot;parse-names&quot;: false, &quot;non-dropping-particle&quot;: &quot;&quot;}, {&quot;given&quot;: &quot;Chris&quot;, &quot;suffix&quot;: &quot;&quot;, &quot;family&quot;: &quot;Gunter&quot;, &quot;dropping-particle&quot;: &quot;&quot;, &quot;parse-names&quot;: false, &quot;non-dropping-particle&quot;: &quot;&quot;}, {&quot;given&quot;: &quot;Michael&quot;, &quot;suffix&quot;: &quot;&quot;, &quot;family&quot;: &quot;Snyder&quot;, &quot;dropping-particle&quot;: &quot;&quot;, &quot;parse-names&quot;: false, &quot;non-dropping-particle&quot;: &quot;&quot;}], &quot;title&quot;: &quot;An integrated encyclopedia of DNA elements in the human genome.&quot;, &quot;PMID&quot;: &quot;22955616&quot;}}], &quot;properties&quot;: {&quot;noteIndex&quot;: 0}} RNDvi7xtRjq7y"/><text:span text:style-name="T72">(ENCODE Project et al., 2012)</text:span><text:reference-mark-end text:name="ADDIN CSL_CITATION {&quot;mendeley&quot;: {&quot;plainTextFormattedCitation&quot;: &quot;(ENCODE Project et al., 2012)&quot;, &quot;previouslyFormattedCitation&quot;: &quot;(ENCODE Project et al., 2012)&quot;, &quot;formattedCitation&quot;: &quot;(ENCODE Project et al., 2012)&quot;}, &quot;schema&quot;: &quot;https://github.com/citation-style-language/schema/raw/master/csl-citation.json&quot;, &quot;citationItems&quot;: [{&quot;uris&quot;: [&quot;http://www.mendeley.com/documents/?uuid=d110aa4f-08b9-44a5-8c96-c3a1bbe609e6&quot;], &quot;id&quot;: &quot;ITEM-1&quot;, &quot;itemData&quot;: {&quot;DOI&quot;: &quot;nature11247 [pii]\\n10.1038/nature11247&quot;, &quot;issued&quot;: {&quot;date-parts&quot;: [[&quot;2012&quot;]]}, &quot;type&quot;: &quot;article-journal&quot;, &quot;issue&quot;: &quot;7414&quot;, &quot;ISBN&quot;: &quot;1476-4687 (Electronic)\\n0028-0836 (Linking)&quot;, &quot;volume&quot;: &quot;489&quot;, &quot;id&quot;: &quot;ITEM-1&quot;, &quot;ISSN&quot;: &quot;1476-4687&quot;, &quot;container-title&quot;: &quot;Nature&quot;, &quot;abstract&quot;: &quot;The human genome encodes the blueprint of life, but the function of the vast majority of its nearly three billion bases is unknown. The Encyclopedia of DNA Elements (ENCODE) project has systematically mapped regions of transcription, transcription factor association, chromatin structure and histone modification. These data enabled us to assign biochemical functions for 80% of the genome, in particular outside of the well-studied protein-coding regions. Many discovered candidate regulatory elements are physically associated with one another and with expressed genes, providing new insights into the mechanisms of gene regulation. The newly identified elements also show a statistical correspondence to sequence variants linked to human disease, and can thereby guide interpretation of this variation. Overall, the project provides new insights into the organization and regulation of our genes and genome, and is an expansive resource of functional annotations for biomedical research.&quot;, &quot;page&quot;: &quot;57-74&quot;, &quot;author&quot;: [{&quot;given&quot;: &quot;&quot;, &quot;suffix&quot;: &quot;&quot;, &quot;family&quot;: &quot;ENCODE Project&quot;, &quot;dropping-particle&quot;: &quot;&quot;, &quot;parse-names&quot;: false, &quot;non-dropping-particle&quot;: &quot;&quot;}, {&quot;given&quot;: &quot;Bradley E&quot;, &quot;suffix&quot;: &quot;&quot;, &quot;family&quot;: &quot;Bernstein&quot;, &quot;dropping-particle&quot;: &quot;&quot;, &quot;parse-names&quot;: false, &quot;non-dropping-particle&quot;: &quot;&quot;}, {&quot;given&quot;: &quot;Ewan&quot;, &quot;suffix&quot;: &quot;&quot;, &quot;family&quot;: &quot;Birney&quot;, &quot;dropping-particle&quot;: &quot;&quot;, &quot;parse-names&quot;: false, &quot;non-dropping-particle&quot;: &quot;&quot;}, {&quot;given&quot;: &quot;Ian&quot;, &quot;suffix&quot;: &quot;&quot;, &quot;family&quot;: &quot;Dunham&quot;, &quot;dropping-particle&quot;: &quot;&quot;, &quot;parse-names&quot;: false, &quot;non-dropping-particle&quot;: &quot;&quot;}, {&quot;given&quot;: &quot;Eric D&quot;, &quot;suffix&quot;: &quot;&quot;, &quot;family&quot;: &quot;Green&quot;, &quot;dropping-particle&quot;: &quot;&quot;, &quot;parse-names&quot;: false, &quot;non-dropping-particle&quot;: &quot;&quot;}, {&quot;given&quot;: &quot;Chris&quot;, &quot;suffix&quot;: &quot;&quot;, &quot;family&quot;: &quot;Gunter&quot;, &quot;dropping-particle&quot;: &quot;&quot;, &quot;parse-names&quot;: false, &quot;non-dropping-particle&quot;: &quot;&quot;}, {&quot;given&quot;: &quot;Michael&quot;, &quot;suffix&quot;: &quot;&quot;, &quot;family&quot;: &quot;Snyder&quot;, &quot;dropping-particle&quot;: &quot;&quot;, &quot;parse-names&quot;: false, &quot;non-dropping-particle&quot;: &quot;&quot;}], &quot;title&quot;: &quot;An integrated encyclopedia of DNA elements in the human genome.&quot;, &quot;PMID&quot;: &quot;22955616&quot;}}], &quot;properties&quot;: {&quot;noteIndex&quot;: 0}} RNDvi7xtRjq7y"/><text:span text:style-name="T137">⁠.</text:span></text:p>
      <text:p text:style-name="P42"/>
      <text:p text:style-name="P18">DNA-DNA contacts</text:p>
      <text:p text:style-name="P42"/>
      <text:p text:style-name="P42"><text:span text:style-name="T99">For each gene overlapping a TAD, the mean contact inside the respective TAD was used as a measure. For single genes that overlap several TADs, the contacts are computed for each TAD independently</text:span>. <text:span text:style-name="T99">The mean contact in a TAD is computed by taking the arithmetic mean in a square submatrix spanning from the beginning to the end of the TAD in the intrachromosomal matrix.</text:span></text:p>
      <text:p text:style-name="P42"/>
      <text:p text:style-name="P18">Chip-seq</text:p>
      <text:p text:style-name="P18"/>
      <text:p text:style-name="P42">Chip-seq <text:span text:style-name="T198">peaks</text:span> for CTCF, RAD21 and SMC3 in GM12878 were retrieved from the ENCODE website <text:reference-mark-start text:name="ADDIN CSL_CITATION {&quot;mendeley&quot;: {&quot;plainTextFormattedCitation&quot;: &quot;(ENCODE Project et al., 2012)&quot;, &quot;previouslyFormattedCitation&quot;: &quot;(ENCODE Project et al., 2012)&quot;, &quot;formattedCitation&quot;: &quot;(ENCODE Project et al., 2012)&quot;}, &quot;schema&quot;: &quot;https://github.com/citation-style-language/schema/raw/master/csl-citation.json&quot;, &quot;citationItems&quot;: [{&quot;uris&quot;: [&quot;http://www.mendeley.com/documents/?uuid=d110aa4f-08b9-44a5-8c96-c3a1bbe609e6&quot;], &quot;id&quot;: &quot;ITEM-1&quot;, &quot;itemData&quot;: {&quot;DOI&quot;: &quot;nature11247 [pii]\\n10.1038/nature11247&quot;, &quot;issued&quot;: {&quot;date-parts&quot;: [[&quot;2012&quot;]]}, &quot;type&quot;: &quot;article-journal&quot;, &quot;issue&quot;: &quot;7414&quot;, &quot;ISBN&quot;: &quot;1476-4687 (Electronic)\\n0028-0836 (Linking)&quot;, &quot;volume&quot;: &quot;489&quot;, &quot;id&quot;: &quot;ITEM-1&quot;, &quot;ISSN&quot;: &quot;1476-4687&quot;, &quot;container-title&quot;: &quot;Nature&quot;, &quot;abstract&quot;: &quot;The human genome encodes the blueprint of life, but the function of the vast majority of its nearly three billion bases is unknown. The Encyclopedia of DNA Elements (ENCODE) project has systematically mapped regions of transcription, transcription factor association, chromatin structure and histone modification. These data enabled us to assign biochemical functions for 80% of the genome, in particular outside of the well-studied protein-coding regions. Many discovered candidate regulatory elements are physically associated with one another and with expressed genes, providing new insights into the mechanisms of gene regulation. The newly identified elements also show a statistical correspondence to sequence variants linked to human disease, and can thereby guide interpretation of this variation. Overall, the project provides new insights into the organization and regulation of our genes and genome, and is an expansive resource of functional annotations for biomedical research.&quot;, &quot;page&quot;: &quot;57-74&quot;, &quot;author&quot;: [{&quot;given&quot;: &quot;&quot;, &quot;suffix&quot;: &quot;&quot;, &quot;family&quot;: &quot;ENCODE Project&quot;, &quot;dropping-particle&quot;: &quot;&quot;, &quot;parse-names&quot;: false, &quot;non-dropping-particle&quot;: &quot;&quot;}, {&quot;given&quot;: &quot;Bradley E&quot;, &quot;suffix&quot;: &quot;&quot;, &quot;family&quot;: &quot;Bernstein&quot;, &quot;dropping-particle&quot;: &quot;&quot;, &quot;parse-names&quot;: false, &quot;non-dropping-particle&quot;: &quot;&quot;}, {&quot;given&quot;: &quot;Ewan&quot;, &quot;suffix&quot;: &quot;&quot;, &quot;family&quot;: &quot;Birney&quot;, &quot;dropping-particle&quot;: &quot;&quot;, &quot;parse-names&quot;: false, &quot;non-dropping-particle&quot;: &quot;&quot;}, {&quot;given&quot;: &quot;Ian&quot;, &quot;suffix&quot;: &quot;&quot;, &quot;family&quot;: &quot;Dunham&quot;, &quot;dropping-particle&quot;: &quot;&quot;, &quot;parse-names&quot;: false, &quot;non-dropping-particle&quot;: &quot;&quot;}, {&quot;given&quot;: &quot;Eric D&quot;, &quot;suffix&quot;: &quot;&quot;, &quot;family&quot;: &quot;Green&quot;, &quot;dropping-particle&quot;: &quot;&quot;, &quot;parse-names&quot;: false, &quot;non-dropping-particle&quot;: &quot;&quot;}, {&quot;given&quot;: &quot;Chris&quot;, &quot;suffix&quot;: &quot;&quot;, &quot;family&quot;: &quot;Gunter&quot;, &quot;dropping-particle&quot;: &quot;&quot;, &quot;parse-names&quot;: false, &quot;non-dropping-particle&quot;: &quot;&quot;}, {&quot;given&quot;: &quot;Michael&quot;, &quot;suffix&quot;: &quot;&quot;, &quot;family&quot;: &quot;Snyder&quot;, &quot;dropping-particle&quot;: &quot;&quot;, &quot;parse-names&quot;: false, &quot;non-dropping-particle&quot;: &quot;&quot;}], &quot;title&quot;: &quot;An integrated encyclopedia of DNA elements in the human genome.&quot;, &quot;PMID&quot;: &quot;22955616&quot;}}], &quot;properties&quot;: {&quot;noteIndex&quot;: 0}} RNDydkPQFZoLz"/><text:span text:style-name="T52">(ENCODE Project et al., 2012)</text:span><text:reference-mark-end text:name="ADDIN CSL_CITATION {&quot;mendeley&quot;: {&quot;plainTextFormattedCitation&quot;: &quot;(ENCODE Project et al., 2012)&quot;, &quot;previouslyFormattedCitation&quot;: &quot;(ENCODE Project et al., 2012)&quot;, &quot;formattedCitation&quot;: &quot;(ENCODE Project et al., 2012)&quot;}, &quot;schema&quot;: &quot;https://github.com/citation-style-language/schema/raw/master/csl-citation.json&quot;, &quot;citationItems&quot;: [{&quot;uris&quot;: [&quot;http://www.mendeley.com/documents/?uuid=d110aa4f-08b9-44a5-8c96-c3a1bbe609e6&quot;], &quot;id&quot;: &quot;ITEM-1&quot;, &quot;itemData&quot;: {&quot;DOI&quot;: &quot;nature11247 [pii]\\n10.1038/nature11247&quot;, &quot;issued&quot;: {&quot;date-parts&quot;: [[&quot;2012&quot;]]}, &quot;type&quot;: &quot;article-journal&quot;, &quot;issue&quot;: &quot;7414&quot;, &quot;ISBN&quot;: &quot;1476-4687 (Electronic)\\n0028-0836 (Linking)&quot;, &quot;volume&quot;: &quot;489&quot;, &quot;id&quot;: &quot;ITEM-1&quot;, &quot;ISSN&quot;: &quot;1476-4687&quot;, &quot;container-title&quot;: &quot;Nature&quot;, &quot;abstract&quot;: &quot;The human genome encodes the blueprint of life, but the function of the vast majority of its nearly three billion bases is unknown. The Encyclopedia of DNA Elements (ENCODE) project has systematically mapped regions of transcription, transcription factor association, chromatin structure and histone modification. These data enabled us to assign biochemical functions for 80% of the genome, in particular outside of the well-studied protein-coding regions. Many discovered candidate regulatory elements are physically associated with one another and with expressed genes, providing new insights into the mechanisms of gene regulation. The newly identified elements also show a statistical correspondence to sequence variants linked to human disease, and can thereby guide interpretation of this variation. Overall, the project provides new insights into the organization and regulation of our genes and genome, and is an expansive resource of functional annotations for biomedical research.&quot;, &quot;page&quot;: &quot;57-74&quot;, &quot;author&quot;: [{&quot;given&quot;: &quot;&quot;, &quot;suffix&quot;: &quot;&quot;, &quot;family&quot;: &quot;ENCODE Project&quot;, &quot;dropping-particle&quot;: &quot;&quot;, &quot;parse-names&quot;: false, &quot;non-dropping-particle&quot;: &quot;&quot;}, {&quot;given&quot;: &quot;Bradley E&quot;, &quot;suffix&quot;: &quot;&quot;, &quot;family&quot;: &quot;Bernstein&quot;, &quot;dropping-particle&quot;: &quot;&quot;, &quot;parse-names&quot;: false, &quot;non-dropping-particle&quot;: &quot;&quot;}, {&quot;given&quot;: &quot;Ewan&quot;, &quot;suffix&quot;: &quot;&quot;, &quot;family&quot;: &quot;Birney&quot;, &quot;dropping-particle&quot;: &quot;&quot;, &quot;parse-names&quot;: false, &quot;non-dropping-particle&quot;: &quot;&quot;}, {&quot;given&quot;: &quot;Ian&quot;, &quot;suffix&quot;: &quot;&quot;, &quot;family&quot;: &quot;Dunham&quot;, &quot;dropping-particle&quot;: &quot;&quot;, &quot;parse-names&quot;: false, &quot;non-dropping-particle&quot;: &quot;&quot;}, {&quot;given&quot;: &quot;Eric D&quot;, &quot;suffix&quot;: &quot;&quot;, &quot;family&quot;: &quot;Green&quot;, &quot;dropping-particle&quot;: &quot;&quot;, &quot;parse-names&quot;: false, &quot;non-dropping-particle&quot;: &quot;&quot;}, {&quot;given&quot;: &quot;Chris&quot;, &quot;suffix&quot;: &quot;&quot;, &quot;family&quot;: &quot;Gunter&quot;, &quot;dropping-particle&quot;: &quot;&quot;, &quot;parse-names&quot;: false, &quot;non-dropping-particle&quot;: &quot;&quot;}, {&quot;given&quot;: &quot;Michael&quot;, &quot;suffix&quot;: &quot;&quot;, &quot;family&quot;: &quot;Snyder&quot;, &quot;dropping-particle&quot;: &quot;&quot;, &quot;parse-names&quot;: false, &quot;non-dropping-particle&quot;: &quot;&quot;}], &quot;title&quot;: &quot;An integrated encyclopedia of DNA elements in the human genome.&quot;, &quot;PMID&quot;: &quot;22955616&quot;}}], &quot;properties&quot;: {&quot;noteIndex&quot;: 0}} RNDydkPQFZoLz"/>⁠. <text:span text:style-name="T199">The CTCF and cohesin exclusive peaks were obtained by using the intersect and subtract tools from the bedtools suite.</text:span></text:p>
      <text:p text:style-name="P42"/>
      <text:p text:style-name="P42"/>
      <text:p text:style-name="P18">Enrichment of genetic elements</text:p>
      <text:p text:style-name="P42"/>
      <text:p text:style-name="P42">All enrichment tests were performed using the genome association tester (GAT) <text:reference-mark-start text:name="ADDIN CSL_CITATION {&quot;mendeley&quot;: {&quot;previouslyFormattedCitation&quot;: &quot;(Heger, Webber, Goodson, Ponting, &amp; Lunter, 2013)&quot;, &quot;plainTextFormattedCitation&quot;: &quot;(Heger, Webber, Goodson, Ponting, &amp; Lunter, 2013)&quot;, &quot;manualFormatting&quot;: &quot;(Heger et al., 2013)&quot;, &quot;formattedCitation&quot;: &quot;(Heger, Webber, Goodson, Ponting, &amp; Lunter, 2013)&quot;}, &quot;schema&quot;: &quot;https://github.com/citation-style-language/schema/raw/master/csl-citation.json&quot;, &quot;citationItems&quot;: [{&quot;uris&quot;: [&quot;http://www.mendeley.com/documents/?uuid=d7dcca2a-59cf-4a21-b12b-bc0efaebf4c0&quot;], &quot;id&quot;: &quot;ITEM-1&quot;, &quot;itemData&quot;: {&quot;DOI&quot;: &quot;10.1093/bioinformatics/btt343&quot;, &quot;issued&quot;: {&quot;date-parts&quot;: [[&quot;2013&quot;]]}, &quot;type&quot;: &quot;article-journal&quot;, &quot;issue&quot;: &quot;16&quot;, &quot;volume&quot;: &quot;29&quot;, &quot;id&quot;: &quot;ITEM-1&quot;, &quot;ISSN&quot;: &quot;13674803&quot;, &quot;container-title&quot;: &quot;Bioinformatics&quot;, &quot;abstract&quot;: &quot;MOTIVATION: A common question in genomic analysis is whether two sets of genomic intervals overlap significantly. This question arises, for example, when interpreting ChIP-Seq or RNA-Seq data in functional terms. Because genome organization is complex, answering this question is non-trivial.\\n\\nSUMMARY: We present Genomic Association Test (GAT), a tool for estimating the significance of overlap between multiple sets of genomic intervals. GAT implements a null model that the two sets of intervals are placed independently of one another, but allows each set's density to depend on external variables, for example, isochore structure or chromosome identity. GAT estimates statistical significance based on simulation and controls for multiple tests using the false discovery rate.\\n\\nAVAILABILITY: GAT's source code, documentation and tutorials are available at http://code.google.com/p/genomic-association-tester.&quot;, &quot;page&quot;: &quot;2046-2048&quot;, &quot;author&quot;: [{&quot;given&quot;: &quot;Andreas&quot;, &quot;suffix&quot;: &quot;&quot;, &quot;family&quot;: &quot;Heger&quot;, &quot;dropping-particle&quot;: &quot;&quot;, &quot;parse-names&quot;: false, &quot;non-dropping-particle&quot;: &quot;&quot;}, {&quot;given&quot;: &quot;Caleb&quot;, &quot;suffix&quot;: &quot;&quot;, &quot;family&quot;: &quot;Webber&quot;, &quot;dropping-particle&quot;: &quot;&quot;, &quot;parse-names&quot;: false, &quot;non-dropping-particle&quot;: &quot;&quot;}, {&quot;given&quot;: &quot;Martin&quot;, &quot;suffix&quot;: &quot;&quot;, &quot;family&quot;: &quot;Goodson&quot;, &quot;dropping-particle&quot;: &quot;&quot;, &quot;parse-names&quot;: false, &quot;non-dropping-particle&quot;: &quot;&quot;}, {&quot;given&quot;: &quot;Chris P.&quot;, &quot;suffix&quot;: &quot;&quot;, &quot;family&quot;: &quot;Ponting&quot;, &quot;dropping-particle&quot;: &quot;&quot;, &quot;parse-names&quot;: false, &quot;non-dropping-particle&quot;: &quot;&quot;}, {&quot;given&quot;: &quot;Gerton&quot;, &quot;suffix&quot;: &quot;&quot;, &quot;family&quot;: &quot;Lunter&quot;, &quot;dropping-particle&quot;: &quot;&quot;, &quot;parse-names&quot;: false, &quot;non-dropping-particle&quot;: &quot;&quot;}], &quot;title&quot;: &quot;GAT: A simulation framework for testing the association of genomic intervals&quot;, &quot;PMID&quot;: &quot;23782611&quot;}}], &quot;properties&quot;: {&quot;noteIndex&quot;: 0}} RND1heDIaNtWW"/><text:span text:style-name="T52">(Heger et al., 2013)</text:span><text:reference-mark-end text:name="ADDIN CSL_CITATION {&quot;mendeley&quot;: {&quot;previouslyFormattedCitation&quot;: &quot;(Heger, Webber, Goodson, Ponting, &amp; Lunter, 2013)&quot;, &quot;plainTextFormattedCitation&quot;: &quot;(Heger, Webber, Goodson, Ponting, &amp; Lunter, 2013)&quot;, &quot;manualFormatting&quot;: &quot;(Heger et al., 2013)&quot;, &quot;formattedCitation&quot;: &quot;(Heger, Webber, Goodson, Ponting, &amp; Lunter, 2013)&quot;}, &quot;schema&quot;: &quot;https://github.com/citation-style-language/schema/raw/master/csl-citation.json&quot;, &quot;citationItems&quot;: [{&quot;uris&quot;: [&quot;http://www.mendeley.com/documents/?uuid=d7dcca2a-59cf-4a21-b12b-bc0efaebf4c0&quot;], &quot;id&quot;: &quot;ITEM-1&quot;, &quot;itemData&quot;: {&quot;DOI&quot;: &quot;10.1093/bioinformatics/btt343&quot;, &quot;issued&quot;: {&quot;date-parts&quot;: [[&quot;2013&quot;]]}, &quot;type&quot;: &quot;article-journal&quot;, &quot;issue&quot;: &quot;16&quot;, &quot;volume&quot;: &quot;29&quot;, &quot;id&quot;: &quot;ITEM-1&quot;, &quot;ISSN&quot;: &quot;13674803&quot;, &quot;container-title&quot;: &quot;Bioinformatics&quot;, &quot;abstract&quot;: &quot;MOTIVATION: A common question in genomic analysis is whether two sets of genomic intervals overlap significantly. This question arises, for example, when interpreting ChIP-Seq or RNA-Seq data in functional terms. Because genome organization is complex, answering this question is non-trivial.\\n\\nSUMMARY: We present Genomic Association Test (GAT), a tool for estimating the significance of overlap between multiple sets of genomic intervals. GAT implements a null model that the two sets of intervals are placed independently of one another, but allows each set's density to depend on external variables, for example, isochore structure or chromosome identity. GAT estimates statistical significance based on simulation and controls for multiple tests using the false discovery rate.\\n\\nAVAILABILITY: GAT's source code, documentation and tutorials are available at http://code.google.com/p/genomic-association-tester.&quot;, &quot;page&quot;: &quot;2046-2048&quot;, &quot;author&quot;: [{&quot;given&quot;: &quot;Andreas&quot;, &quot;suffix&quot;: &quot;&quot;, &quot;family&quot;: &quot;Heger&quot;, &quot;dropping-particle&quot;: &quot;&quot;, &quot;parse-names&quot;: false, &quot;non-dropping-particle&quot;: &quot;&quot;}, {&quot;given&quot;: &quot;Caleb&quot;, &quot;suffix&quot;: &quot;&quot;, &quot;family&quot;: &quot;Webber&quot;, &quot;dropping-particle&quot;: &quot;&quot;, &quot;parse-names&quot;: false, &quot;non-dropping-particle&quot;: &quot;&quot;}, {&quot;given&quot;: &quot;Martin&quot;, &quot;suffix&quot;: &quot;&quot;, &quot;family&quot;: &quot;Goodson&quot;, &quot;dropping-particle&quot;: &quot;&quot;, &quot;parse-names&quot;: false, &quot;non-dropping-particle&quot;: &quot;&quot;}, {&quot;given&quot;: &quot;Chris P.&quot;, &quot;suffix&quot;: &quot;&quot;, &quot;family&quot;: &quot;Ponting&quot;, &quot;dropping-particle&quot;: &quot;&quot;, &quot;parse-names&quot;: false, &quot;non-dropping-particle&quot;: &quot;&quot;}, {&quot;given&quot;: &quot;Gerton&quot;, &quot;suffix&quot;: &quot;&quot;, &quot;family&quot;: &quot;Lunter&quot;, &quot;dropping-particle&quot;: &quot;&quot;, &quot;parse-names&quot;: false, &quot;non-dropping-particle&quot;: &quot;&quot;}], &quot;title&quot;: &quot;GAT: A simulation framework for testing the association of genomic intervals&quot;, &quot;PMID&quot;: &quot;23782611&quot;}}], &quot;properties&quot;: {&quot;noteIndex&quot;: 0}} RND1heDIaNtWW"/>⁠ version 1.2. <text:span text:style-name="T196">This program allows to test if genomic segments of interest are found in a desired set of annotations more often than expected if they were distributed randomly in a workspace. </text:span>All tests <text:span text:style-name="T197">using lincRNAs as annotations or segments</text:span> were performed using the intergenic space of the genome as a workspace. <text:span text:style-name="T197">When testing for enrichment of anchors at boundaries, the whole genome was used as the workspace</text:span>. <text:span text:style-name="T83">For all tests, the number of samples was set to 10,000, the number of buckets was consequently adjusted to 270,000 and segments overlap was used as the measure.</text:span></text:p>
      <text:p text:style-name="P44"/>
      <text:p text:style-name="Standard"/>
      <text:p text:style-name="P1"/>
      <text:p text:style-name="P1"><text:soft-page-break/></text:p>
      <text:p text:style-name="P1"/>
      <text:p text:style-name="P1"/>
      <text:p text:style-name="P9"><text:span text:style-name="T97">6</text:span>. References:</text:p>
      <text:p text:style-name="P9"/>
      <text:p text:style-name="P9"/>
      <text:p text:style-name="P9"/>
      <text:section text:style-name="Sect1" text:name="ADDIN Mendeley Bibliography CSL_BIBLIOGRAPHY  RNDxGaINKlo65">
        <text:p text:style-name="P81">Arner, E., Daub, C. O., Vitting-Seerup, K., Andersson, R., Lilje, B., Drabløs, F., … Hayashizaki, Y. (2015). Transcribed enhancers lead waves of coordinated transcription in transitioning mammalian cells. <text:span text:style-name="T49">Science (New York, N.Y.)</text:span>, <text:span text:style-name="T49">347</text:span>(6225), 1010–4. http://doi.org/10.1126/science.1259418</text:p>
        <text:p text:style-name="P81">Bates, D., &amp; Maechler, M. (2016). Matrix: Sparse and Dense Matrix Classes and Methods. manual.</text:p>
        <text:p text:style-name="P81">Bourgon, R. (2015). intervals: Tools for Working with Points and Intervals. manual.</text:p>
        <text:p text:style-name="P81">Darrow, E. M., &amp; Chadwick, B. P. (2013). Boosting transcription by transcription: enhancer-associated transcripts. <text:span text:style-name="T49">Chromosome Research</text:span>, <text:span text:style-name="T49">21</text:span>(6), 713–724. article. http://doi.org/10.1007/s10577-013-9384-6</text:p>
        <text:p text:style-name="P81">Durand, N. C., Robinson, J. T., Shamim, M. S., Machol, I., Mesirov, J. P., Lander, E. S., &amp; Aiden, E. L. (2016). Juicebox Provides a Visualization System for Hi-C Contact Maps with Unlimited Zoom. <text:span text:style-name="T49">Cell Systems</text:span>, <text:span text:style-name="T49">3</text:span>(1), 99–101. http://doi.org/10.1016/j.cels.2015.07.012</text:p>
        <text:p text:style-name="P81">ENCODE Project, Bernstein, B. E., Birney, E., Dunham, I., Green, E. D., Gunter, C., &amp; Snyder, M. (2012). An integrated encyclopedia of DNA elements in the human genome. <text:span text:style-name="T49">Nature</text:span>, <text:span text:style-name="T49">489</text:span>(7414), 57–74. http://doi.org/nature11247 [pii]\n10.1038/nature11247</text:p>
        <text:p text:style-name="P81">Engreitz, J. M., Ollikainen, N., &amp; Guttman, M. (2016). Long non-coding RNAs: spatial amplifiers that control nuclear structure and gene expression. <text:span text:style-name="T49">Nature Reviews Molecular Cell Biology</text:span>, <text:span text:style-name="T49">17</text:span>(12), 756–770. http://doi.org/10.1038/nrm.2016.126</text:p>
        <text:p text:style-name="P81">Gorkin, D. U., Leung, D., &amp; Ren, B. (2014). The 3D genome in transcriptional regulation and pluripotency. <text:span text:style-name="T49">Cell Stem Cell</text:span>, <text:span text:style-name="T49">14</text:span>(6), 771–775. http://doi.org/10.1016/j.stem.2014.05.017</text:p>
        <text:p text:style-name="P81">Guil, S., &amp; Esteller, M. (2012). Cis-acting noncoding RNAs: friends and foes. <text:span text:style-name="T49">Nature Structural &amp; Molecular Biology</text:span>, <text:span text:style-name="T49">19</text:span>(11), 1068–1075. http://doi.org/10.1038/nsmb.2428</text:p>
        <text:p text:style-name="P81">Hadjur, S., Williams, L. M., Ryan, N. K., Cobb, B. S., Sexton, T., Fraser, P., … Merkenschlager, M. (2009). Cohesins form chromosomal cis-interactions at <text:soft-page-break/>the developmentally regulated IFNG locus. <text:span text:style-name="T49">Nature</text:span>, <text:span text:style-name="T49">460</text:span>(7253), 410–413. http://doi.org/10.1038/nature08079</text:p>
        <text:p text:style-name="P81">Heger, A., Webber, C., Goodson, M., Ponting, C. P., &amp; Lunter, G. (2013). GAT: A simulation framework for testing the association of genomic intervals. <text:span text:style-name="T49">Bioinformatics</text:span>, <text:span text:style-name="T49">29</text:span>(16), 2046–2048. http://doi.org/10.1093/bioinformatics/btt343</text:p>
        <text:p text:style-name="P81">Iyer, M. K., Niknafs, Y. S., Malik, R., Singhal, U., Sahu, A., Hosono, Y., … Chinnnaiyan, A. M. (2015). The Landscape of Long Noncoding RNAs in the Human Transcriptome. <text:span text:style-name="T49">Nat Genet.</text:span>, <text:span text:style-name="T49">47</text:span>(3), 199–208. http://doi.org/10.1038/ng.3192.The</text:p>
        <text:p text:style-name="P81">Ji, X., Dadon, D. B., Powell, B. E., Fan, Z. P., Borges-Rivera, D., Shachar, S., … Young, R. A. (2016). 3D Chromosome Regulatory Landscape of Human Pluripotent Cells. <text:span text:style-name="T49">Cell Stem Cell</text:span>, <text:span text:style-name="T49">18</text:span>(2), 262–275. http://doi.org/10.1016/j.stem.2015.11.007</text:p>
        <text:p text:style-name="P81">Kornienko, A. E., Guenzl, P. M., Barlow, D. P., &amp; Pauler, F. M. (2013). Gene regulation by the act of long non-coding RNA transcription. <text:span text:style-name="T49">BMC Biology</text:span>, <text:span text:style-name="T49">11</text:span>(1), 59. http://doi.org/10.1186/1741-7007-11-59</text:p>
        <text:p text:style-name="P81">Kryuchkova, N., &amp; Robinson-Rechavi, M. (2015). A benchmark of gene expression tissue-specificity metrics. <text:span text:style-name="T49">bioRxiv</text:span>, (January), 27755. http://doi.org/10.1093/bib/bbw008</text:p>
        <text:p text:style-name="P81">Lam, M. T. Y., Li, W., Rosenfeld, M. G., &amp; Glass, C. K. (2014). Enhancer RNAs and regulated transcriptional programs. <text:span text:style-name="T49">Trends in Biochemical Sciences</text:span>, <text:span text:style-name="T49">39</text:span>(4), 170–182. http://doi.org/10.1016/j.tibs.2014.02.007</text:p>
        <text:p text:style-name="P81">Li, W., Notani, D., Ma, Q., Tanasa, B., Nunez, E., Chen, A. Y., … Rosenfeld, M. G. (2013). Functional roles of enhancer RNAs for oestrogen-dependent transcriptional activation. <text:span text:style-name="T49">Nature</text:span>, <text:span text:style-name="T49">498</text:span>(7455), 516–20. http://doi.org/10.1038/nature12210</text:p>
        <text:p text:style-name="P81">Lupiáñez, D. G., Spielmann, M., &amp; Mundlos, S. (2016). Breaking TADs: How Alterations of Chromatin Domains Result in Disease. <text:span text:style-name="T49">Trends in Genetics</text:span>, <text:span text:style-name="T49">32</text:span>(4), 225–237. http://doi.org/10.1016/j.tig.2016.01.003</text:p>
        <text:p text:style-name="P81">Marques, A. C., Hughes, J., Graham, B., Kowalczyk, M. S., Higgs, D. R., &amp; Ponting, C. P. (2013). Chromatin signatures at transcriptional start sites separate two equally populated yet distinct classes of intergenic long noncoding RNAs. <text:span text:style-name="T49">Genome Biology</text:span>, <text:span text:style-name="T49">14</text:span>(11), R131. http://doi.org/10.1186/gb-2013-14-11-r131</text:p>
        <text:p text:style-name="P81">Ong, C., &amp; Corces, V. G. (2014). CTCF : an architectural protein bridging genome topology and function. <text:span text:style-name="T49">Nature Publishing Group</text:span>, <text:span text:style-name="T49">15</text:span>(4), 234–246. http://doi.org/10.1038/nrg3663</text:p>
        <text:p text:style-name="P81"><text:soft-page-break/>Passarge, E. (1979). Emil Heitz and the concept of heterochromatin: longitudinal chromosome differentiation was recognized fifty years ago. <text:span text:style-name="T49">American Journal of Human Genetics</text:span>, <text:span text:style-name="T49">31</text:span>(2), 106–15.</text:p>
        <text:p text:style-name="P81">Pope, B. D., Ryba, T., Dileep, V., Yue, F., Wu, W., Denas, O., … Gilbert, D. M. (2014). Topologically associating domains are stable units of replication-timing regulation. <text:span text:style-name="T49">Nature</text:span>, <text:span text:style-name="T49">515</text:span>(7527), 402–405. http://doi.org/10.1038/nature13986</text:p>
        <text:p text:style-name="P81">Quinlan, A. R., &amp; Hall, I. M. (2010). BEDTools: A flexible suite of utilities for comparing genomic features. <text:span text:style-name="T49">Bioinformatics</text:span>, <text:span text:style-name="T49">26</text:span>(6), 841–842. http://doi.org/10.1093/bioinformatics/btq033</text:p>
        <text:p text:style-name="P81">R Core Team. (2016). R: A Language and Environment for Statistical Computing. manual, Vienna, Austria.</text:p>
        <text:p text:style-name="P81">Rinn, J. L., &amp; Chang, H. Y. (2012). Genome regulation by long noncoding RNAs. <text:span text:style-name="T49">Annual Review of Biochemistry</text:span>, <text:span text:style-name="T49">81</text:span>, 145–166. http://doi.org/10.1146/annurev-biochem-051410-092902</text:p>
        <text:p text:style-name="P81">Sanyal, A., Lajoie, B. R., Jain, G., &amp; Dekker, J. (2012). The long-range interaction landscape of gene promoters. <text:span text:style-name="T49">Nature</text:span>, <text:span text:style-name="T49">489</text:span>(7414), 109–113. http://doi.org/10.1038/nature11279</text:p>
        <text:p text:style-name="P81">Siepel, A., Bejerano, G., Pedersen, J. S., Hinrichs, A. S., Hou, M., Rosenbloom, K., … Haussler, D. (2005). Evolutionarily conserved elements in vertebrate, insect, worm, and yeast genomes. <text:span text:style-name="T49">Genome Research</text:span>, <text:span text:style-name="T49">15</text:span>(8), 1034–1050. http://doi.org/10.1101/gr.3715005</text:p>
        <text:p text:style-name="P81">Tamaru, H. (2010). Confining euchromatin/heterochromatin territory: Jumonji crosses the line. <text:span text:style-name="T49">Genes and Development</text:span>, <text:span text:style-name="T49">24</text:span>(14), 1465–1478. http://doi.org/10.1101/gad.1941010</text:p>
        <text:p text:style-name="P81">Wang, K. C., Yang, Y. W., Liu, B., Sanyal, A., Corces-Zimmerman, R., Chen, Y., … Chang, H. Y. (2011). A long noncoding RNA maintains active chromatin to coordinate homeotic gene expression. <text:span text:style-name="T49">Nature</text:span>, <text:span text:style-name="T49">472</text:span>(7341), 120–4. http://doi.org/10.1038/nature09819</text:p>
        <text:p text:style-name="P78">Yin, Y., Yan, P., Lu, J., Song, G., Zhu, Y., Li, Z., … Shen, X. (2015). Opposing roles for the lncRNA haunt and its genomic locus in regulating HOXA gene activation during embryonic stem cell differentiation. <text:span text:style-name="T49">Cell Stem Cell</text:span>, <text:span text:style-name="T49">16</text:span>(5), 504–516. http://doi.org/10.1016/j.stem.2015.03.007</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mbria" svg:font-family="Cambri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Wingdings" svg:font-family="Wingdings" style:font-family-generic="roman"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Symbol" svg:font-family="Symbol" style:font-family-generic="system" style:font-pitch="variable"/>
    <style:font-face style:name="Wingdings1" svg:font-family="Wingdings"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en" fo:country="US" style:letter-kerning="true" style:font-name-asian="ＭＳ 明朝" style:font-size-asian="10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mbria" fo:font-size="12pt" fo:language="en" fo:country="US" style:letter-kerning="true" style:font-name-asian="ＭＳ 明朝" style:font-size-asian="10pt" style:language-asian="en" style:country-asian="US"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color="#00000a" style:font-name="Cambria" fo:font-family="Cambria" style:font-family-generic="roman" style:font-pitch="variable" fo:font-size="12pt" fo:language="en" fo:country="US" style:font-name-asian="ＭＳ 明朝" style:font-family-asian="'ＭＳ 明朝'" style:font-family-generic-asian="system" style:font-pitch-asian="variable" style:font-size-asian="12pt" style:language-asian="en" style:country-asian="US" style:font-name-complex="DejaVu Sans" style:font-family-complex="'DejaVu Sans'" style:font-family-generic-complex="system" style:font-pitch-complex="variable" style:font-size-complex="12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caption" style:family="paragraph" style:parent-style-name="Standard" style:default-outline-level="">
      <style:paragraph-properties fo:margin-top="0.0835in" fo:margin-bottom="0.0835in" loext:contextual-spacing="false" text:number-lines="false" text:line-number="0"/>
      <style:text-properties fo:font-style="italic" style:font-style-asian="italic" style:font-name-complex="FreeSans" style:font-family-complex="FreeSans" style:font-family-generic-complex="system" style:font-pitch-complex="variable" style:font-style-complex="italic"/>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Footer" style:family="paragraph" style:parent-style-name="Standard" style:default-outline-level="" style:class="extra">
      <style:paragraph-properties>
        <style:tab-stops>
          <style:tab-stop style:position="2.8839in" style:type="center"/>
          <style:tab-stop style:position="5.7681in" style:type="right"/>
        </style:tab-stops>
      </style:paragraph-properties>
    </style:style>
    <style:style style:name="Frame_20_contents" style:display-name="Frame contents" style:family="paragraph" style:parent-style-name="Standard" style:default-outline-level="" style:class="extra"/>
    <style:style style:name="Preformatted_20_Text" style:display-name="Preformatted Text" style:family="paragraph" style:parent-style-name="Standard" style:class="html"/>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igure" style:family="paragraph" style:parent-style-name="Caption"/>
    <style:style style:name="Default_20_Paragraph_20_Font" style:display-name="Default Paragraph Font" style:family="text"/>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Wingdings1" style:font-family-complex="Wingdings"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Wingdings1" style:font-family-complex="Wingdings"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Wingdings1" style:font-family-complex="Wingdings" style:font-family-generic-complex="system" style:font-pitch-complex="variable"/>
    </style:style>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Wingdings1" style:font-family-complex="Wingdings" style:font-family-generic-complex="system" style:font-pitch-complex="variable"/>
    </style:style>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Wingdings1" style:font-family-complex="Wingdings"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Wingdings1" style:font-family-complex="Wingdings" style:font-family-generic-complex="system" style:font-pitch-complex="variable"/>
    </style:style>
    <style:style style:name="ListLabel_20_28" style:display-name="ListLabel 28" style:family="text">
      <style:text-properties style:font-name-complex="Symbol" style:font-family-complex="Symbol"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text-properties style:font-name-complex="Wingdings1" style:font-family-complex="Wingdings" style:font-family-generic-complex="system" style:font-pitch-complex="variable"/>
    </style:style>
    <style:style style:name="ListLabel_20_31" style:display-name="ListLabel 31" style:family="text">
      <style:text-properties style:font-name-complex="Symbol" style:font-family-complex="Symbol" style:font-family-generic-complex="system" style:font-pitch-complex="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text-properties style:font-name-complex="Wingdings1" style:font-family-complex="Wingdings" style:font-family-generic-complex="system" style:font-pitch-complex="variable"/>
    </style:style>
    <style:style style:name="ListLabel_20_34" style:display-name="ListLabel 34" style:family="text">
      <style:text-properties style:font-name-complex="Symbol" style:font-family-complex="Symbol" style:font-family-generic-complex="system" style:font-pitch-complex="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text-properties style:font-name-complex="Wingdings1" style:font-family-complex="Wingdings" style:font-family-generic-complex="system" style:font-pitch-complex="variable"/>
    </style:style>
    <style:style style:name="ListLabel_20_37" style:display-name="ListLabel 37" style:family="text">
      <style:text-properties style:font-name-complex="Symbol" style:font-family-complex="Symbol" style:font-family-generic-complex="system" style:font-pitch-complex="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text-properties style:font-name-complex="Wingdings1" style:font-family-complex="Wingdings" style:font-family-generic-complex="system" style:font-pitch-complex="variable"/>
    </style:style>
    <style:style style:name="ListLabel_20_40" style:display-name="ListLabel 40" style:family="text">
      <style:text-properties style:font-name-complex="Symbol" style:font-family-complex="Symbol" style:font-family-generic-complex="system" style:font-pitch-complex="variable"/>
    </style:style>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text-properties style:font-name-complex="Wingdings1" style:font-family-complex="Wingdings" style:font-family-generic-complex="system" style:font-pitch-complex="variable"/>
    </style:style>
    <style:style style:name="ListLabel_20_43" style:display-name="ListLabel 43" style:family="text">
      <style:text-properties style:font-name-complex="Symbol" style:font-family-complex="Symbol" style:font-family-generic-complex="system" style:font-pitch-complex="variable"/>
    </style:style>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text-properties style:font-name-complex="Wingdings1" style:font-family-complex="Wingdings" style:font-family-generic-complex="system" style:font-pitch-complex="variable"/>
    </style:style>
    <style:style style:name="ListLabel_20_46" style:display-name="ListLabel 46" style:family="text">
      <style:text-properties style:font-name-complex="Symbol" style:font-family-complex="Symbol" style:font-family-generic-complex="system" style:font-pitch-complex="variable"/>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text-properties style:font-name-complex="Wingdings1" style:font-family-complex="Wingdings" style:font-family-generic-complex="system" style:font-pitch-complex="variable"/>
    </style:style>
    <style:style style:name="ListLabel_20_49" style:display-name="ListLabel 49" style:family="text">
      <style:text-properties style:font-name-complex="Symbol" style:font-family-complex="Symbol" style:font-family-generic-complex="system" style:font-pitch-complex="variable"/>
    </style:style>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text-properties style:font-name-complex="Wingdings1" style:font-family-complex="Wingdings" style:font-family-generic-complex="system" style:font-pitch-complex="variable"/>
    </style:style>
    <style:style style:name="ListLabel_20_52" style:display-name="ListLabel 52" style:family="text">
      <style:text-properties style:font-name-complex="Symbol" style:font-family-complex="Symbol" style:font-family-generic-complex="system" style:font-pitch-complex="variable"/>
    </style:style>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text-properties style:font-name-complex="Wingdings1" style:font-family-complex="Wingdings" style:font-family-generic-complex="system" style:font-pitch-complex="variable"/>
    </style:style>
    <style:style style:name="ListLabel_20_55" style:display-name="ListLabel 55" style:family="text">
      <style:text-properties style:font-name-complex="Symbol" style:font-family-complex="Symbol" style:font-family-generic-complex="system" style:font-pitch-complex="variable"/>
    </style:style>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text-properties style:font-name-complex="Wingdings1" style:font-family-complex="Wingdings" style:font-family-generic-complex="system" style:font-pitch-complex="variable"/>
    </style:style>
    <style:style style:name="ListLabel_20_58" style:display-name="ListLabel 58" style:family="text">
      <style:text-properties style:font-name-complex="Symbol" style:font-family-complex="Symbol" style:font-family-generic-complex="system" style:font-pitch-complex="variable"/>
    </style:style>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text-properties style:font-name-complex="Wingdings1" style:font-family-complex="Wingdings" style:font-family-generic-complex="system" style:font-pitch-complex="variable"/>
    </style:style>
    <style:style style:name="ListLabel_20_61" style:display-name="ListLabel 61" style:family="text">
      <style:text-properties style:font-name-complex="Symbol" style:font-family-complex="Symbol" style:font-family-generic-complex="system" style:font-pitch-complex="variable"/>
    </style:style>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text-properties style:font-name-complex="Wingdings1" style:font-family-complex="Wingdings" style:font-family-generic-complex="system" style:font-pitch-complex="variable"/>
    </style:style>
    <style:style style:name="ListLabel_20_64" style:display-name="ListLabel 64" style:family="text">
      <style:text-properties style:font-name-complex="Symbol" style:font-family-complex="Symbol" style:font-family-generic-complex="system" style:font-pitch-complex="variable"/>
    </style:style>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text-properties style:font-name-complex="Wingdings1" style:font-family-complex="Wingdings" style:font-family-generic-complex="system" style:font-pitch-complex="variable"/>
    </style:style>
    <style:style style:name="ListLabel_20_67" style:display-name="ListLabel 67" style:family="text">
      <style:text-properties style:font-name-complex="Symbol" style:font-family-complex="Symbol" style:font-family-generic-complex="system" style:font-pitch-complex="variable"/>
    </style:style>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text-properties style:font-name-complex="Wingdings1" style:font-family-complex="Wingdings" style:font-family-generic-complex="system" style:font-pitch-complex="variable"/>
    </style:style>
    <style:style style:name="ListLabel_20_70" style:display-name="ListLabel 70" style:family="text">
      <style:text-properties style:font-name-complex="Symbol" style:font-family-complex="Symbol" style:font-family-generic-complex="system" style:font-pitch-complex="variable"/>
    </style:style>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text-properties style:font-name-complex="Wingdings1" style:font-family-complex="Wingdings" style:font-family-generic-complex="system" style:font-pitch-complex="variable"/>
    </style:style>
    <style:style style:name="ListLabel_20_73" style:display-name="ListLabel 73" style:family="text">
      <style:text-properties style:font-name-complex="Symbol" style:font-family-complex="Symbol" style:font-family-generic-complex="system" style:font-pitch-complex="variable"/>
    </style:style>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text-properties style:font-name-complex="Wingdings1" style:font-family-complex="Wingdings" style:font-family-generic-complex="system" style:font-pitch-complex="variable"/>
    </style:style>
    <style:style style:name="ListLabel_20_76" style:display-name="ListLabel 76" style:family="text">
      <style:text-properties style:font-name-complex="Symbol" style:font-family-complex="Symbol" style:font-family-generic-complex="system" style:font-pitch-complex="variable"/>
    </style:style>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text-properties style:font-name-complex="Wingdings1" style:font-family-complex="Wingdings" style:font-family-generic-complex="system" style:font-pitch-complex="variable"/>
    </style:style>
    <style:style style:name="ListLabel_20_79" style:display-name="ListLabel 79" style:family="text">
      <style:text-properties style:font-name-complex="Symbol" style:font-family-complex="Symbol" style:font-family-generic-complex="system" style:font-pitch-complex="variable"/>
    </style:style>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text-properties style:font-name-complex="Wingdings1" style:font-family-complex="Wingdings" style:font-family-generic-complex="system" style:font-pitch-complex="variable"/>
    </style:style>
    <style:style style:name="ListLabel_20_82" style:display-name="ListLabel 82" style:family="text">
      <style:text-properties style:font-name-complex="Symbol" style:font-family-complex="Symbol" style:font-family-generic-complex="system" style:font-pitch-complex="variable"/>
    </style:style>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text-properties style:font-name-complex="Wingdings1" style:font-family-complex="Wingdings" style:font-family-generic-complex="system" style:font-pitch-complex="variable"/>
    </style:style>
    <style:style style:name="ListLabel_20_85" style:display-name="ListLabel 85" style:family="text">
      <style:text-properties style:font-name-complex="Symbol" style:font-family-complex="Symbol" style:font-family-generic-complex="system" style:font-pitch-complex="variable"/>
    </style:style>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text-properties style:font-name-complex="Wingdings1" style:font-family-complex="Wingdings" style:font-family-generic-complex="system" style:font-pitch-complex="variable"/>
    </style:style>
    <style:style style:name="ListLabel_20_88" style:display-name="ListLabel 88" style:family="text">
      <style:text-properties style:font-name-complex="Symbol" style:font-family-complex="Symbol" style:font-family-generic-complex="system" style:font-pitch-complex="variable"/>
    </style:style>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text-properties style:font-name-complex="Wingdings1" style:font-family-complex="Wingdings" style:font-family-generic-complex="system" style:font-pitch-complex="variable"/>
    </style:style>
    <style:style style:name="ListLabel_20_91" style:display-name="ListLabel 91" style:family="text">
      <style:text-properties style:font-name-complex="Symbol" style:font-family-complex="Symbol" style:font-family-generic-complex="system" style:font-pitch-complex="variable"/>
    </style:style>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text-properties style:font-name-complex="Wingdings1" style:font-family-complex="Wingdings" style:font-family-generic-complex="system" style:font-pitch-complex="variable"/>
    </style:style>
    <style:style style:name="ListLabel_20_94" style:display-name="ListLabel 94" style:family="text">
      <style:text-properties style:font-name-complex="Symbol" style:font-family-complex="Symbol" style:font-family-generic-complex="system" style:font-pitch-complex="variable"/>
    </style:style>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text-properties style:font-name-complex="Wingdings1" style:font-family-complex="Wingdings" style:font-family-generic-complex="system" style:font-pitch-complex="variable"/>
    </style:style>
    <style:style style:name="ListLabel_20_97" style:display-name="ListLabel 97" style:family="text">
      <style:text-properties style:font-name-complex="Symbol" style:font-family-complex="Symbol" style:font-family-generic-complex="system" style:font-pitch-complex="variable"/>
    </style:style>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text-properties style:font-name-complex="Wingdings1" style:font-family-complex="Wingdings" style:font-family-generic-complex="system" style:font-pitch-complex="variable"/>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Footer_20_Char" style:display-name="Footer Char" style:family="text" style:parent-style-name="Default_20_Paragraph_20_Font">
      <style:text-properties fo:color="#00000a" style:font-name="Cambria" fo:font-family="Cambria" style:font-family-generic="roman" style:font-pitch="variable" fo:font-size="12pt" style:font-name-asian="ＭＳ 明朝" style:font-family-asian="'ＭＳ 明朝'" style:font-family-generic-asian="system" style:font-pitch-asian="variable" style:font-size-asian="12pt"/>
    </style:style>
    <style:style style:name="page_20_number" style:display-name="page number" style:family="text" style:parent-style-name="Default_20_Paragraph_20_Font"/>
    <style:style style:name="ListLabel_20_100" style:display-name="ListLabel 100" style:family="text">
      <style:text-properties style:font-name-complex="Symbol" style:font-family-complex="Symbol" style:font-family-generic-complex="system" style:font-pitch-complex="variable"/>
    </style:style>
    <style:style style:name="ListLabel_20_101" style:display-name="ListLabel 101" style:family="text">
      <style:text-properties style:font-name-complex="Courier New" style:font-family-complex="'Courier New'" style:font-family-generic-complex="system" style:font-pitch-complex="variable"/>
    </style:style>
    <style:style style:name="ListLabel_20_102" style:display-name="ListLabel 102" style:family="text">
      <style:text-properties style:font-name-complex="Wingdings1" style:font-family-complex="Wingdings" style:font-family-generic-complex="system" style:font-pitch-complex="variable"/>
    </style:style>
    <style:style style:name="ListLabel_20_103" style:display-name="ListLabel 103" style:family="text">
      <style:text-properties style:font-name-complex="Symbol" style:font-family-complex="Symbol" style:font-family-generic-complex="system" style:font-pitch-complex="variable"/>
    </style:style>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text-properties style:font-name-complex="Wingdings1" style:font-family-complex="Wingdings" style:font-family-generic-complex="system" style:font-pitch-complex="variable"/>
    </style:style>
    <style:style style:name="ListLabel_20_106" style:display-name="ListLabel 106" style:family="text">
      <style:text-properties style:font-name-complex="Symbol" style:font-family-complex="Symbol" style:font-family-generic-complex="system" style:font-pitch-complex="variable"/>
    </style:style>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text-properties style:font-name-complex="Wingdings1" style:font-family-complex="Wingdings" style:font-family-generic-complex="system" style:font-pitch-complex="variable"/>
    </style:style>
    <style:style style:name="ListLabel_20_109" style:display-name="ListLabel 109" style:family="text">
      <style:text-properties style:font-name-complex="Symbol" style:font-family-complex="Symbol" style:font-family-generic-complex="system" style:font-pitch-complex="variable"/>
    </style:style>
    <style:style style:name="ListLabel_20_110" style:display-name="ListLabel 110" style:family="text">
      <style:text-properties style:font-name-complex="Courier New" style:font-family-complex="'Courier New'" style:font-family-generic-complex="system" style:font-pitch-complex="variable"/>
    </style:style>
    <style:style style:name="ListLabel_20_111" style:display-name="ListLabel 111" style:family="text">
      <style:text-properties style:font-name-complex="Wingdings1" style:font-family-complex="Wingdings" style:font-family-generic-complex="system" style:font-pitch-complex="variable"/>
    </style:style>
    <style:style style:name="ListLabel_20_112" style:display-name="ListLabel 112" style:family="text">
      <style:text-properties style:font-name-complex="Symbol" style:font-family-complex="Symbol" style:font-family-generic-complex="system" style:font-pitch-complex="variable"/>
    </style:style>
    <style:style style:name="ListLabel_20_113" style:display-name="ListLabel 113" style:family="text">
      <style:text-properties style:font-name-complex="Courier New" style:font-family-complex="'Courier New'" style:font-family-generic-complex="system" style:font-pitch-complex="variable"/>
    </style:style>
    <style:style style:name="ListLabel_20_114" style:display-name="ListLabel 114" style:family="text">
      <style:text-properties style:font-name-complex="Wingdings1" style:font-family-complex="Wingdings" style:font-family-generic-complex="system" style:font-pitch-complex="variable"/>
    </style:style>
    <style:style style:name="ListLabel_20_115" style:display-name="ListLabel 115" style:family="text">
      <style:text-properties style:font-name-complex="Symbol" style:font-family-complex="Symbol" style:font-family-generic-complex="system" style:font-pitch-complex="variable"/>
    </style:style>
    <style:style style:name="ListLabel_20_116" style:display-name="ListLabel 116" style:family="text">
      <style:text-properties style:font-name-complex="Courier New" style:font-family-complex="'Courier New'" style:font-family-generic-complex="system" style:font-pitch-complex="variable"/>
    </style:style>
    <style:style style:name="ListLabel_20_117" style:display-name="ListLabel 117" style:family="text">
      <style:text-properties style:font-name-complex="Wingdings1" style:font-family-complex="Wingdings" style:font-family-generic-complex="system" style:font-pitch-complex="variable"/>
    </style:style>
    <style:style style:name="ListLabel_20_118" style:display-name="ListLabel 118" style:family="text">
      <style:text-properties style:font-name-complex="Symbol" style:font-family-complex="Symbol" style:font-family-generic-complex="system" style:font-pitch-complex="variable"/>
    </style:style>
    <style:style style:name="ListLabel_20_119" style:display-name="ListLabel 119" style:family="text">
      <style:text-properties style:font-name-complex="Courier New" style:font-family-complex="'Courier New'" style:font-family-generic-complex="system" style:font-pitch-complex="variable"/>
    </style:style>
    <style:style style:name="ListLabel_20_120" style:display-name="ListLabel 120" style:family="text">
      <style:text-properties style:font-name-complex="Wingdings1" style:font-family-complex="Wingdings" style:font-family-generic-complex="system" style:font-pitch-complex="variable"/>
    </style:style>
    <style:style style:name="ListLabel_20_121" style:display-name="ListLabel 121" style:family="text">
      <style:text-properties style:font-name-complex="Symbol" style:font-family-complex="Symbol" style:font-family-generic-complex="system" style:font-pitch-complex="variable"/>
    </style:style>
    <style:style style:name="ListLabel_20_122" style:display-name="ListLabel 122" style:family="text">
      <style:text-properties style:font-name-complex="Courier New" style:font-family-complex="'Courier New'" style:font-family-generic-complex="system" style:font-pitch-complex="variable"/>
    </style:style>
    <style:style style:name="ListLabel_20_123" style:display-name="ListLabel 123" style:family="text">
      <style:text-properties style:font-name-complex="Wingdings1" style:font-family-complex="Wingdings" style:font-family-generic-complex="system" style:font-pitch-complex="variable"/>
    </style:style>
    <style:style style:name="ListLabel_20_124" style:display-name="ListLabel 124" style:family="text">
      <style:text-properties style:font-name-complex="Symbol" style:font-family-complex="Symbol" style:font-family-generic-complex="system" style:font-pitch-complex="variable"/>
    </style:style>
    <style:style style:name="ListLabel_20_125" style:display-name="ListLabel 125" style:family="text">
      <style:text-properties style:font-name-complex="Courier New" style:font-family-complex="'Courier New'" style:font-family-generic-complex="system" style:font-pitch-complex="variable"/>
    </style:style>
    <style:style style:name="ListLabel_20_126" style:display-name="ListLabel 126" style:family="text">
      <style:text-properties style:font-name-complex="Wingdings1" style:font-family-complex="Wingdings" style:font-family-generic-complex="system" style:font-pitch-complex="variable"/>
    </style:style>
    <style:style style:name="ListLabel_20_127" style:display-name="ListLabel 127" style:family="text">
      <style:text-properties style:font-name-complex="Symbol" style:font-family-complex="Symbol" style:font-family-generic-complex="system" style:font-pitch-complex="variable"/>
    </style:style>
    <style:style style:name="ListLabel_20_128" style:display-name="ListLabel 128" style:family="text">
      <style:text-properties style:font-name-complex="Courier New" style:font-family-complex="'Courier New'" style:font-family-generic-complex="system" style:font-pitch-complex="variable"/>
    </style:style>
    <style:style style:name="ListLabel_20_129" style:display-name="ListLabel 129" style:family="text">
      <style:text-properties style:font-name-complex="Wingdings1" style:font-family-complex="Wingdings" style:font-family-generic-complex="system" style:font-pitch-complex="variable"/>
    </style:style>
    <style:style style:name="ListLabel_20_130" style:display-name="ListLabel 130" style:family="text">
      <style:text-properties style:font-name-complex="Symbol" style:font-family-complex="Symbol" style:font-family-generic-complex="system" style:font-pitch-complex="variable"/>
    </style:style>
    <style:style style:name="ListLabel_20_131" style:display-name="ListLabel 131" style:family="text">
      <style:text-properties style:font-name-complex="Courier New" style:font-family-complex="'Courier New'" style:font-family-generic-complex="system" style:font-pitch-complex="variable"/>
    </style:style>
    <style:style style:name="ListLabel_20_132" style:display-name="ListLabel 132" style:family="text">
      <style:text-properties style:font-name-complex="Wingdings1" style:font-family-complex="Wingdings" style:font-family-generic-complex="system" style:font-pitch-complex="variable"/>
    </style:style>
    <style:style style:name="ListLabel_20_133" style:display-name="ListLabel 133" style:family="text">
      <style:text-properties style:font-name-complex="Symbol" style:font-family-complex="Symbol" style:font-family-generic-complex="system" style:font-pitch-complex="variable"/>
    </style:style>
    <style:style style:name="ListLabel_20_134" style:display-name="ListLabel 134" style:family="text">
      <style:text-properties style:font-name-complex="Courier New" style:font-family-complex="'Courier New'" style:font-family-generic-complex="system" style:font-pitch-complex="variable"/>
    </style:style>
    <style:style style:name="ListLabel_20_135" style:display-name="ListLabel 135" style:family="text">
      <style:text-properties style:font-name-complex="Wingdings1" style:font-family-complex="Wingdings" style:font-family-generic-complex="system" style:font-pitch-complex="variable"/>
    </style:style>
    <style:style style:name="ListLabel_20_136" style:display-name="ListLabel 136" style:family="text">
      <style:text-properties style:font-name-complex="Symbol" style:font-family-complex="Symbol" style:font-family-generic-complex="system" style:font-pitch-complex="variable"/>
    </style:style>
    <style:style style:name="ListLabel_20_137" style:display-name="ListLabel 137" style:family="text">
      <style:text-properties style:font-name-complex="Courier New" style:font-family-complex="'Courier New'" style:font-family-generic-complex="system" style:font-pitch-complex="variable"/>
    </style:style>
    <style:style style:name="ListLabel_20_138" style:display-name="ListLabel 138" style:family="text">
      <style:text-properties style:font-name-complex="Wingdings1" style:font-family-complex="Wingdings" style:font-family-generic-complex="system" style:font-pitch-complex="variable"/>
    </style:style>
    <style:style style:name="ListLabel_20_139" style:display-name="ListLabel 139" style:family="text">
      <style:text-properties style:font-name-complex="Symbol" style:font-family-complex="Symbol" style:font-family-generic-complex="system" style:font-pitch-complex="variable"/>
    </style:style>
    <style:style style:name="ListLabel_20_140" style:display-name="ListLabel 140" style:family="text">
      <style:text-properties style:font-name-complex="Courier New" style:font-family-complex="'Courier New'" style:font-family-generic-complex="system" style:font-pitch-complex="variable"/>
    </style:style>
    <style:style style:name="ListLabel_20_141" style:display-name="ListLabel 141" style:family="text">
      <style:text-properties style:font-name-complex="Wingdings1" style:font-family-complex="Wingdings" style:font-family-generic-complex="system" style:font-pitch-complex="variable"/>
    </style:style>
    <style:style style:name="ListLabel_20_142" style:display-name="ListLabel 142" style:family="text">
      <style:text-properties style:font-name-complex="Symbol" style:font-family-complex="Symbol" style:font-family-generic-complex="system" style:font-pitch-complex="variable"/>
    </style:style>
    <style:style style:name="ListLabel_20_143" style:display-name="ListLabel 143" style:family="text">
      <style:text-properties style:font-name-complex="Courier New" style:font-family-complex="'Courier New'" style:font-family-generic-complex="system" style:font-pitch-complex="variable"/>
    </style:style>
    <style:style style:name="ListLabel_20_144" style:display-name="ListLabel 144" style:family="text">
      <style:text-properties style:font-name-complex="Wingdings1" style:font-family-complex="Wingdings"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28"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31"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34"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37"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40"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43"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0in" fo:margin-left="1.25in" fo:margin-right="1.25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1in" fo:margin-left="0in" fo:margin-right="0in" fo:margin-top="0.9602in" style:dynamic-spacing="true"/>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20T12:41:00</meta:creation-date>
    <meta:initial-creator>Admin</meta:initial-creator>
    <dc:language>en-US</dc:language>
    <dc:date>2016-12-13T22:39:43.448432753</dc:date>
    <meta:editing-cycles>691</meta:editing-cycles>
    <meta:editing-duration>P3DT6H17M52S</meta:editing-duration>
    <meta:generator>LibreOffice/5.1.6.2.0$Linux_X86_64 LibreOffice_project/10$Build-2</meta:generator>
    <meta:document-statistic meta:table-count="1" meta:image-count="0" meta:object-count="0" meta:page-count="12" meta:paragraph-count="112" meta:word-count="4457" meta:character-count="30090" meta:non-whitespace-character-count="25740"/>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apa</meta:user-defined>
    <meta:user-defined meta:name="Mendeley Document_1" meta:value-type="string">True</meta:user-defined>
    <meta:user-defined meta:name="Mendeley Unique User Id_1" meta:value-type="string">83186489-0e0e-3090-95e7-3a483d509cf4</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